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290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0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91"/>
        </table:table-row>
        <table:table-row table:style-name="ro1">
          <table:table-cell table:formula="of:=COUNTIF([.$A1:.$KN1];[.A4])" office:value-type="float" office:value="0" calcext:value-type="float">
            <text:p>0</text:p>
          </table:table-cell>
          <table:table-cell table:formula="of:=COUNTIF([.$A1:.$KN1];[.B4])" office:value-type="float" office:value="130" calcext:value-type="float">
            <text:p>130</text:p>
          </table:table-cell>
          <table:table-cell table:formula="of:=COUNTIF([.$A1:.$KN1];[.C4])" office:value-type="float" office:value="44" calcext:value-type="float">
            <text:p>44</text:p>
          </table:table-cell>
          <table:table-cell table:formula="of:=COUNTIF([.$A1:.$KN1];[.D4])" office:value-type="float" office:value="36" calcext:value-type="float">
            <text:p>36</text:p>
          </table:table-cell>
          <table:table-cell table:formula="of:=COUNTIF([.$A1:.$KN1];[.E4])" office:value-type="float" office:value="51" calcext:value-type="float">
            <text:p>51</text:p>
          </table:table-cell>
          <table:table-cell table:formula="of:=COUNTIF([.$A1:.$KN1];[.F4])" office:value-type="float" office:value="39" calcext:value-type="float">
            <text:p>39</text:p>
          </table:table-cell>
          <table:table-cell table:formula="of:=COUNTIF([.$A1:.$KN1];[.G4])" office:value-type="float" office:value="0" calcext:value-type="float">
            <text:p>0</text:p>
          </table:table-cell>
          <table:table-cell table:formula="of:=COUNTIF([.$A1:.$KN1];[.H4])" office:value-type="float" office:value="0" calcext:value-type="float">
            <text:p>0</text:p>
          </table:table-cell>
          <table:table-cell table:formula="of:=COUNTIF([.$A1:.$KN1];[.I4])" office:value-type="float" office:value="0" calcext:value-type="float">
            <text:p>0</text:p>
          </table:table-cell>
          <table:table-cell table:number-columns-repeated="291"/>
        </table:table-row>
        <table:table-row table:style-name="ro1">
          <table:table-cell table:formula="of:=[.B5]" office:value-type="float" office:value="130" calcext:value-type="float">
            <text:p>130</text:p>
          </table:table-cell>
          <table:table-cell table:formula="of:=[.C5]" office:value-type="float" office:value="44" calcext:value-type="float">
            <text:p>44</text:p>
          </table:table-cell>
          <table:table-cell table:formula="of:=[.D5]" office:value-type="float" office:value="36" calcext:value-type="float">
            <text:p>36</text:p>
          </table:table-cell>
          <table:table-cell table:formula="of:=[.E5]" office:value-type="float" office:value="51" calcext:value-type="float">
            <text:p>51</text:p>
          </table:table-cell>
          <table:table-cell table:formula="of:=[.F5]" office:value-type="float" office:value="39" calcext:value-type="float">
            <text:p>39</text:p>
          </table:table-cell>
          <table:table-cell table:formula="of:=[.G5]" office:value-type="float" office:value="0" calcext:value-type="float">
            <text:p>0</text:p>
          </table:table-cell>
          <table:table-cell table:formula="of:=[.A5]+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A5]" office:value-type="float" office:value="0" calcext:value-type="float">
            <text:p>0</text:p>
          </table:table-cell>
          <table:table-cell table:number-columns-repeated="291"/>
        </table:table-row>
        <table:table-row table:style-name="ro1">
          <table:table-cell table:formula="of:=[.B6]" office:value-type="float" office:value="44" calcext:value-type="float">
            <text:p>44</text:p>
          </table:table-cell>
          <table:table-cell table:formula="of:=[.C6]" office:value-type="float" office:value="36" calcext:value-type="float">
            <text:p>36</text:p>
          </table:table-cell>
          <table:table-cell table:formula="of:=[.D6]" office:value-type="float" office:value="51" calcext:value-type="float">
            <text:p>51</text:p>
          </table:table-cell>
          <table:table-cell table:formula="of:=[.E6]" office:value-type="float" office:value="39" calcext:value-type="float">
            <text:p>39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A6]+[.H6]" office:value-type="float" office:value="130" calcext:value-type="float">
            <text:p>130</text:p>
          </table:table-cell>
          <table:table-cell table:formula="of:=[.I6]" office:value-type="float" office:value="0" calcext:value-type="float">
            <text:p>0</text:p>
          </table:table-cell>
          <table:table-cell table:formula="of:=[.A6]" office:value-type="float" office:value="130" calcext:value-type="float">
            <text:p>130</text:p>
          </table:table-cell>
          <table:table-cell table:number-columns-repeated="291"/>
        </table:table-row>
        <table:table-row table:style-name="ro1">
          <table:table-cell table:formula="of:=[.B7]" office:value-type="float" office:value="36" calcext:value-type="float">
            <text:p>36</text:p>
          </table:table-cell>
          <table:table-cell table:formula="of:=[.C7]" office:value-type="float" office:value="51" calcext:value-type="float">
            <text:p>51</text:p>
          </table:table-cell>
          <table:table-cell table:formula="of:=[.D7]" office:value-type="float" office:value="39" calcext:value-type="float">
            <text:p>39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130" calcext:value-type="float">
            <text:p>130</text:p>
          </table:table-cell>
          <table:table-cell table:formula="of:=[.A7]+[.H7]" office:value-type="float" office:value="44" calcext:value-type="float">
            <text:p>44</text:p>
          </table:table-cell>
          <table:table-cell table:formula="of:=[.I7]" office:value-type="float" office:value="130" calcext:value-type="float">
            <text:p>130</text:p>
          </table:table-cell>
          <table:table-cell table:formula="of:=[.A7]" office:value-type="float" office:value="44" calcext:value-type="float">
            <text:p>44</text:p>
          </table:table-cell>
          <table:table-cell table:number-columns-repeated="291"/>
        </table:table-row>
        <table:table-row table:style-name="ro1">
          <table:table-cell table:formula="of:=[.B8]" office:value-type="float" office:value="51" calcext:value-type="float">
            <text:p>51</text:p>
          </table:table-cell>
          <table:table-cell table:formula="of:=[.C8]" office:value-type="float" office:value="39" calcext:value-type="float">
            <text:p>39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130" calcext:value-type="float">
            <text:p>130</text:p>
          </table:table-cell>
          <table:table-cell table:formula="of:=[.G8]" office:value-type="float" office:value="44" calcext:value-type="float">
            <text:p>44</text:p>
          </table:table-cell>
          <table:table-cell table:formula="of:=[.A8]+[.H8]" office:value-type="float" office:value="166" calcext:value-type="float">
            <text:p>166</text:p>
          </table:table-cell>
          <table:table-cell table:formula="of:=[.I8]" office:value-type="float" office:value="44" calcext:value-type="float">
            <text:p>44</text:p>
          </table:table-cell>
          <table:table-cell table:formula="of:=[.A8]" office:value-type="float" office:value="36" calcext:value-type="float">
            <text:p>36</text:p>
          </table:table-cell>
          <table:table-cell table:number-columns-repeated="291"/>
        </table:table-row>
        <table:table-row table:style-name="ro1">
          <table:table-cell table:formula="of:=[.B9]" office:value-type="float" office:value="39" calcext:value-type="float">
            <text:p>39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130" calcext:value-type="float">
            <text:p>130</text:p>
          </table:table-cell>
          <table:table-cell table:formula="of:=[.F9]" office:value-type="float" office:value="44" calcext:value-type="float">
            <text:p>44</text:p>
          </table:table-cell>
          <table:table-cell table:formula="of:=[.G9]" office:value-type="float" office:value="166" calcext:value-type="float">
            <text:p>166</text:p>
          </table:table-cell>
          <table:table-cell table:formula="of:=[.A9]+[.H9]" office:value-type="float" office:value="95" calcext:value-type="float">
            <text:p>95</text:p>
          </table:table-cell>
          <table:table-cell table:formula="of:=[.I9]" office:value-type="float" office:value="36" calcext:value-type="float">
            <text:p>36</text:p>
          </table:table-cell>
          <table:table-cell table:formula="of:=[.A9]" office:value-type="float" office:value="51" calcext:value-type="float">
            <text:p>51</text:p>
          </table:table-cell>
          <table:table-cell table:number-columns-repeated="291"/>
        </table:table-row>
        <table:table-row table:style-name="ro1"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130" calcext:value-type="float">
            <text:p>130</text:p>
          </table:table-cell>
          <table:table-cell table:formula="of:=[.E10]" office:value-type="float" office:value="44" calcext:value-type="float">
            <text:p>44</text:p>
          </table:table-cell>
          <table:table-cell table:formula="of:=[.F10]" office:value-type="float" office:value="166" calcext:value-type="float">
            <text:p>166</text:p>
          </table:table-cell>
          <table:table-cell table:formula="of:=[.G10]" office:value-type="float" office:value="95" calcext:value-type="float">
            <text:p>95</text:p>
          </table:table-cell>
          <table:table-cell table:formula="of:=[.A10]+[.H10]" office:value-type="float" office:value="75" calcext:value-type="float">
            <text:p>75</text:p>
          </table:table-cell>
          <table:table-cell table:formula="of:=[.I10]" office:value-type="float" office:value="51" calcext:value-type="float">
            <text:p>51</text:p>
          </table:table-cell>
          <table:table-cell table:formula="of:=[.A10]" office:value-type="float" office:value="39" calcext:value-type="float">
            <text:p>39</text:p>
          </table:table-cell>
          <table:table-cell table:number-columns-repeated="291"/>
        </table:table-row>
        <table:table-row table:style-name="ro1">
          <table:table-cell table:formula="of:=[.B11]" office:value-type="float" office:value="0" calcext:value-type="float">
            <text:p>0</text:p>
          </table:table-cell>
          <table:table-cell table:formula="of:=[.C11]" office:value-type="float" office:value="130" calcext:value-type="float">
            <text:p>130</text:p>
          </table:table-cell>
          <table:table-cell table:formula="of:=[.D11]" office:value-type="float" office:value="44" calcext:value-type="float">
            <text:p>44</text:p>
          </table:table-cell>
          <table:table-cell table:formula="of:=[.E11]" office:value-type="float" office:value="166" calcext:value-type="float">
            <text:p>166</text:p>
          </table:table-cell>
          <table:table-cell table:formula="of:=[.F11]" office:value-type="float" office:value="95" calcext:value-type="float">
            <text:p>95</text:p>
          </table:table-cell>
          <table:table-cell table:formula="of:=[.G11]" office:value-type="float" office:value="75" calcext:value-type="float">
            <text:p>75</text:p>
          </table:table-cell>
          <table:table-cell table:formula="of:=[.A11]+[.H11]" office:value-type="float" office:value="51" calcext:value-type="float">
            <text:p>51</text:p>
          </table:table-cell>
          <table:table-cell table:formula="of:=[.I11]" office:value-type="float" office:value="39" calcext:value-type="float">
            <text:p>39</text:p>
          </table:table-cell>
          <table:table-cell table:formula="of:=[.A11]" office:value-type="float" office:value="0" calcext:value-type="float">
            <text:p>0</text:p>
          </table:table-cell>
          <table:table-cell table:number-columns-repeated="291"/>
        </table:table-row>
        <table:table-row table:style-name="ro1">
          <table:table-cell table:formula="of:=[.B12]" office:value-type="float" office:value="130" calcext:value-type="float">
            <text:p>130</text:p>
          </table:table-cell>
          <table:table-cell table:formula="of:=[.C12]" office:value-type="float" office:value="44" calcext:value-type="float">
            <text:p>44</text:p>
          </table:table-cell>
          <table:table-cell table:formula="of:=[.D12]" office:value-type="float" office:value="166" calcext:value-type="float">
            <text:p>166</text:p>
          </table:table-cell>
          <table:table-cell table:formula="of:=[.E12]" office:value-type="float" office:value="95" calcext:value-type="float">
            <text:p>95</text:p>
          </table:table-cell>
          <table:table-cell table:formula="of:=[.F12]" office:value-type="float" office:value="75" calcext:value-type="float">
            <text:p>75</text:p>
          </table:table-cell>
          <table:table-cell table:formula="of:=[.G12]" office:value-type="float" office:value="51" calcext:value-type="float">
            <text:p>51</text:p>
          </table:table-cell>
          <table:table-cell table:formula="of:=[.A12]+[.H12]" office:value-type="float" office:value="39" calcext:value-type="float">
            <text:p>39</text:p>
          </table:table-cell>
          <table:table-cell table:formula="of:=[.I12]" office:value-type="float" office:value="0" calcext:value-type="float">
            <text:p>0</text:p>
          </table:table-cell>
          <table:table-cell table:formula="of:=[.A12]" office:value-type="float" office:value="0" calcext:value-type="float">
            <text:p>0</text:p>
          </table:table-cell>
          <table:table-cell table:number-columns-repeated="291"/>
        </table:table-row>
        <table:table-row table:style-name="ro1">
          <table:table-cell table:formula="of:=[.B13]" office:value-type="float" office:value="44" calcext:value-type="float">
            <text:p>44</text:p>
          </table:table-cell>
          <table:table-cell table:formula="of:=[.C13]" office:value-type="float" office:value="166" calcext:value-type="float">
            <text:p>166</text:p>
          </table:table-cell>
          <table:table-cell table:formula="of:=[.D13]" office:value-type="float" office:value="95" calcext:value-type="float">
            <text:p>95</text:p>
          </table:table-cell>
          <table:table-cell table:formula="of:=[.E13]" office:value-type="float" office:value="75" calcext:value-type="float">
            <text:p>75</text:p>
          </table:table-cell>
          <table:table-cell table:formula="of:=[.F13]" office:value-type="float" office:value="51" calcext:value-type="float">
            <text:p>51</text:p>
          </table:table-cell>
          <table:table-cell table:formula="of:=[.G13]" office:value-type="float" office:value="39" calcext:value-type="float">
            <text:p>39</text:p>
          </table:table-cell>
          <table:table-cell table:formula="of:=[.A13]+[.H13]" office:value-type="float" office:value="130" calcext:value-type="float">
            <text:p>130</text:p>
          </table:table-cell>
          <table:table-cell table:formula="of:=[.I13]" office:value-type="float" office:value="0" calcext:value-type="float">
            <text:p>0</text:p>
          </table:table-cell>
          <table:table-cell table:formula="of:=[.A13]" office:value-type="float" office:value="130" calcext:value-type="float">
            <text:p>130</text:p>
          </table:table-cell>
          <table:table-cell table:number-columns-repeated="291"/>
        </table:table-row>
        <table:table-row table:style-name="ro1">
          <table:table-cell table:formula="of:=[.B14]" office:value-type="float" office:value="166" calcext:value-type="float">
            <text:p>166</text:p>
          </table:table-cell>
          <table:table-cell table:formula="of:=[.C14]" office:value-type="float" office:value="95" calcext:value-type="float">
            <text:p>95</text:p>
          </table:table-cell>
          <table:table-cell table:formula="of:=[.D14]" office:value-type="float" office:value="75" calcext:value-type="float">
            <text:p>75</text:p>
          </table:table-cell>
          <table:table-cell table:formula="of:=[.E14]" office:value-type="float" office:value="51" calcext:value-type="float">
            <text:p>51</text:p>
          </table:table-cell>
          <table:table-cell table:formula="of:=[.F14]" office:value-type="float" office:value="39" calcext:value-type="float">
            <text:p>39</text:p>
          </table:table-cell>
          <table:table-cell table:formula="of:=[.G14]" office:value-type="float" office:value="130" calcext:value-type="float">
            <text:p>130</text:p>
          </table:table-cell>
          <table:table-cell table:formula="of:=[.A14]+[.H14]" office:value-type="float" office:value="44" calcext:value-type="float">
            <text:p>44</text:p>
          </table:table-cell>
          <table:table-cell table:formula="of:=[.I14]" office:value-type="float" office:value="130" calcext:value-type="float">
            <text:p>130</text:p>
          </table:table-cell>
          <table:table-cell table:formula="of:=[.A14]" office:value-type="float" office:value="44" calcext:value-type="float">
            <text:p>44</text:p>
          </table:table-cell>
          <table:table-cell table:number-columns-repeated="291"/>
        </table:table-row>
        <table:table-row table:style-name="ro1">
          <table:table-cell table:formula="of:=[.B15]" office:value-type="float" office:value="95" calcext:value-type="float">
            <text:p>95</text:p>
          </table:table-cell>
          <table:table-cell table:formula="of:=[.C15]" office:value-type="float" office:value="75" calcext:value-type="float">
            <text:p>75</text:p>
          </table:table-cell>
          <table:table-cell table:formula="of:=[.D15]" office:value-type="float" office:value="51" calcext:value-type="float">
            <text:p>51</text:p>
          </table:table-cell>
          <table:table-cell table:formula="of:=[.E15]" office:value-type="float" office:value="39" calcext:value-type="float">
            <text:p>39</text:p>
          </table:table-cell>
          <table:table-cell table:formula="of:=[.F15]" office:value-type="float" office:value="130" calcext:value-type="float">
            <text:p>130</text:p>
          </table:table-cell>
          <table:table-cell table:formula="of:=[.G15]" office:value-type="float" office:value="44" calcext:value-type="float">
            <text:p>44</text:p>
          </table:table-cell>
          <table:table-cell table:formula="of:=[.A15]+[.H15]" office:value-type="float" office:value="296" calcext:value-type="float">
            <text:p>296</text:p>
          </table:table-cell>
          <table:table-cell table:formula="of:=[.I15]" office:value-type="float" office:value="44" calcext:value-type="float">
            <text:p>44</text:p>
          </table:table-cell>
          <table:table-cell table:formula="of:=[.A15]" office:value-type="float" office:value="166" calcext:value-type="float">
            <text:p>166</text:p>
          </table:table-cell>
          <table:table-cell table:number-columns-repeated="291"/>
        </table:table-row>
        <table:table-row table:style-name="ro1">
          <table:table-cell table:formula="of:=[.B16]" office:value-type="float" office:value="75" calcext:value-type="float">
            <text:p>75</text:p>
          </table:table-cell>
          <table:table-cell table:formula="of:=[.C16]" office:value-type="float" office:value="51" calcext:value-type="float">
            <text:p>51</text:p>
          </table:table-cell>
          <table:table-cell table:formula="of:=[.D16]" office:value-type="float" office:value="39" calcext:value-type="float">
            <text:p>39</text:p>
          </table:table-cell>
          <table:table-cell table:formula="of:=[.E16]" office:value-type="float" office:value="130" calcext:value-type="float">
            <text:p>130</text:p>
          </table:table-cell>
          <table:table-cell table:formula="of:=[.F16]" office:value-type="float" office:value="44" calcext:value-type="float">
            <text:p>44</text:p>
          </table:table-cell>
          <table:table-cell table:formula="of:=[.G16]" office:value-type="float" office:value="296" calcext:value-type="float">
            <text:p>296</text:p>
          </table:table-cell>
          <table:table-cell table:formula="of:=[.A16]+[.H16]" office:value-type="float" office:value="139" calcext:value-type="float">
            <text:p>139</text:p>
          </table:table-cell>
          <table:table-cell table:formula="of:=[.I16]" office:value-type="float" office:value="166" calcext:value-type="float">
            <text:p>166</text:p>
          </table:table-cell>
          <table:table-cell table:formula="of:=[.A16]" office:value-type="float" office:value="95" calcext:value-type="float">
            <text:p>95</text:p>
          </table:table-cell>
          <table:table-cell table:number-columns-repeated="291"/>
        </table:table-row>
        <table:table-row table:style-name="ro1">
          <table:table-cell table:formula="of:=[.B17]" office:value-type="float" office:value="51" calcext:value-type="float">
            <text:p>51</text:p>
          </table:table-cell>
          <table:table-cell table:formula="of:=[.C17]" office:value-type="float" office:value="39" calcext:value-type="float">
            <text:p>39</text:p>
          </table:table-cell>
          <table:table-cell table:formula="of:=[.D17]" office:value-type="float" office:value="130" calcext:value-type="float">
            <text:p>130</text:p>
          </table:table-cell>
          <table:table-cell table:formula="of:=[.E17]" office:value-type="float" office:value="44" calcext:value-type="float">
            <text:p>44</text:p>
          </table:table-cell>
          <table:table-cell table:formula="of:=[.F17]" office:value-type="float" office:value="296" calcext:value-type="float">
            <text:p>296</text:p>
          </table:table-cell>
          <table:table-cell table:formula="of:=[.G17]" office:value-type="float" office:value="139" calcext:value-type="float">
            <text:p>139</text:p>
          </table:table-cell>
          <table:table-cell table:formula="of:=[.A17]+[.H17]" office:value-type="float" office:value="241" calcext:value-type="float">
            <text:p>241</text:p>
          </table:table-cell>
          <table:table-cell table:formula="of:=[.I17]" office:value-type="float" office:value="95" calcext:value-type="float">
            <text:p>95</text:p>
          </table:table-cell>
          <table:table-cell table:formula="of:=[.A17]" office:value-type="float" office:value="75" calcext:value-type="float">
            <text:p>75</text:p>
          </table:table-cell>
          <table:table-cell table:number-columns-repeated="291"/>
        </table:table-row>
        <table:table-row table:style-name="ro1">
          <table:table-cell table:formula="of:=[.B18]" office:value-type="float" office:value="39" calcext:value-type="float">
            <text:p>39</text:p>
          </table:table-cell>
          <table:table-cell table:formula="of:=[.C18]" office:value-type="float" office:value="130" calcext:value-type="float">
            <text:p>130</text:p>
          </table:table-cell>
          <table:table-cell table:formula="of:=[.D18]" office:value-type="float" office:value="44" calcext:value-type="float">
            <text:p>44</text:p>
          </table:table-cell>
          <table:table-cell table:formula="of:=[.E18]" office:value-type="float" office:value="296" calcext:value-type="float">
            <text:p>296</text:p>
          </table:table-cell>
          <table:table-cell table:formula="of:=[.F18]" office:value-type="float" office:value="139" calcext:value-type="float">
            <text:p>139</text:p>
          </table:table-cell>
          <table:table-cell table:formula="of:=[.G18]" office:value-type="float" office:value="241" calcext:value-type="float">
            <text:p>241</text:p>
          </table:table-cell>
          <table:table-cell table:formula="of:=[.A18]+[.H18]" office:value-type="float" office:value="146" calcext:value-type="float">
            <text:p>146</text:p>
          </table:table-cell>
          <table:table-cell table:formula="of:=[.I18]" office:value-type="float" office:value="75" calcext:value-type="float">
            <text:p>75</text:p>
          </table:table-cell>
          <table:table-cell table:formula="of:=[.A18]" office:value-type="float" office:value="51" calcext:value-type="float">
            <text:p>51</text:p>
          </table:table-cell>
          <table:table-cell table:number-columns-repeated="291"/>
        </table:table-row>
        <table:table-row table:style-name="ro1">
          <table:table-cell table:formula="of:=[.B19]" office:value-type="float" office:value="130" calcext:value-type="float">
            <text:p>130</text:p>
          </table:table-cell>
          <table:table-cell table:formula="of:=[.C19]" office:value-type="float" office:value="44" calcext:value-type="float">
            <text:p>44</text:p>
          </table:table-cell>
          <table:table-cell table:formula="of:=[.D19]" office:value-type="float" office:value="296" calcext:value-type="float">
            <text:p>296</text:p>
          </table:table-cell>
          <table:table-cell table:formula="of:=[.E19]" office:value-type="float" office:value="139" calcext:value-type="float">
            <text:p>139</text:p>
          </table:table-cell>
          <table:table-cell table:formula="of:=[.F19]" office:value-type="float" office:value="241" calcext:value-type="float">
            <text:p>241</text:p>
          </table:table-cell>
          <table:table-cell table:formula="of:=[.G19]" office:value-type="float" office:value="146" calcext:value-type="float">
            <text:p>146</text:p>
          </table:table-cell>
          <table:table-cell table:formula="of:=[.A19]+[.H19]" office:value-type="float" office:value="114" calcext:value-type="float">
            <text:p>114</text:p>
          </table:table-cell>
          <table:table-cell table:formula="of:=[.I19]" office:value-type="float" office:value="51" calcext:value-type="float">
            <text:p>51</text:p>
          </table:table-cell>
          <table:table-cell table:formula="of:=[.A19]" office:value-type="float" office:value="39" calcext:value-type="float">
            <text:p>39</text:p>
          </table:table-cell>
          <table:table-cell table:number-columns-repeated="291"/>
        </table:table-row>
        <table:table-row table:style-name="ro1">
          <table:table-cell table:formula="of:=[.B20]" office:value-type="float" office:value="44" calcext:value-type="float">
            <text:p>44</text:p>
          </table:table-cell>
          <table:table-cell table:formula="of:=[.C20]" office:value-type="float" office:value="296" calcext:value-type="float">
            <text:p>296</text:p>
          </table:table-cell>
          <table:table-cell table:formula="of:=[.D20]" office:value-type="float" office:value="139" calcext:value-type="float">
            <text:p>139</text:p>
          </table:table-cell>
          <table:table-cell table:formula="of:=[.E20]" office:value-type="float" office:value="241" calcext:value-type="float">
            <text:p>241</text:p>
          </table:table-cell>
          <table:table-cell table:formula="of:=[.F20]" office:value-type="float" office:value="146" calcext:value-type="float">
            <text:p>146</text:p>
          </table:table-cell>
          <table:table-cell table:formula="of:=[.G20]" office:value-type="float" office:value="114" calcext:value-type="float">
            <text:p>114</text:p>
          </table:table-cell>
          <table:table-cell table:formula="of:=[.A20]+[.H20]" office:value-type="float" office:value="181" calcext:value-type="float">
            <text:p>181</text:p>
          </table:table-cell>
          <table:table-cell table:formula="of:=[.I20]" office:value-type="float" office:value="39" calcext:value-type="float">
            <text:p>39</text:p>
          </table:table-cell>
          <table:table-cell table:formula="of:=[.A20]" office:value-type="float" office:value="130" calcext:value-type="float">
            <text:p>130</text:p>
          </table:table-cell>
          <table:table-cell table:number-columns-repeated="291"/>
        </table:table-row>
        <table:table-row table:style-name="ro1">
          <table:table-cell table:formula="of:=[.B21]" office:value-type="float" office:value="296" calcext:value-type="float">
            <text:p>296</text:p>
          </table:table-cell>
          <table:table-cell table:formula="of:=[.C21]" office:value-type="float" office:value="139" calcext:value-type="float">
            <text:p>139</text:p>
          </table:table-cell>
          <table:table-cell table:formula="of:=[.D21]" office:value-type="float" office:value="241" calcext:value-type="float">
            <text:p>241</text:p>
          </table:table-cell>
          <table:table-cell table:formula="of:=[.E21]" office:value-type="float" office:value="146" calcext:value-type="float">
            <text:p>146</text:p>
          </table:table-cell>
          <table:table-cell table:formula="of:=[.F21]" office:value-type="float" office:value="114" calcext:value-type="float">
            <text:p>114</text:p>
          </table:table-cell>
          <table:table-cell table:formula="of:=[.G21]" office:value-type="float" office:value="181" calcext:value-type="float">
            <text:p>181</text:p>
          </table:table-cell>
          <table:table-cell table:formula="of:=[.A21]+[.H21]" office:value-type="float" office:value="83" calcext:value-type="float">
            <text:p>83</text:p>
          </table:table-cell>
          <table:table-cell table:formula="of:=[.I21]" office:value-type="float" office:value="130" calcext:value-type="float">
            <text:p>130</text:p>
          </table:table-cell>
          <table:table-cell table:formula="of:=[.A21]" office:value-type="float" office:value="44" calcext:value-type="float">
            <text:p>44</text:p>
          </table:table-cell>
          <table:table-cell table:number-columns-repeated="291"/>
        </table:table-row>
        <table:table-row table:style-name="ro1">
          <table:table-cell table:formula="of:=[.B22]" office:value-type="float" office:value="139" calcext:value-type="float">
            <text:p>139</text:p>
          </table:table-cell>
          <table:table-cell table:formula="of:=[.C22]" office:value-type="float" office:value="241" calcext:value-type="float">
            <text:p>241</text:p>
          </table:table-cell>
          <table:table-cell table:formula="of:=[.D22]" office:value-type="float" office:value="146" calcext:value-type="float">
            <text:p>146</text:p>
          </table:table-cell>
          <table:table-cell table:formula="of:=[.E22]" office:value-type="float" office:value="114" calcext:value-type="float">
            <text:p>114</text:p>
          </table:table-cell>
          <table:table-cell table:formula="of:=[.F22]" office:value-type="float" office:value="181" calcext:value-type="float">
            <text:p>181</text:p>
          </table:table-cell>
          <table:table-cell table:formula="of:=[.G22]" office:value-type="float" office:value="83" calcext:value-type="float">
            <text:p>83</text:p>
          </table:table-cell>
          <table:table-cell table:formula="of:=[.A22]+[.H22]" office:value-type="float" office:value="426" calcext:value-type="float">
            <text:p>426</text:p>
          </table:table-cell>
          <table:table-cell table:formula="of:=[.I22]" office:value-type="float" office:value="44" calcext:value-type="float">
            <text:p>44</text:p>
          </table:table-cell>
          <table:table-cell table:formula="of:=[.A22]" office:value-type="float" office:value="296" calcext:value-type="float">
            <text:p>296</text:p>
          </table:table-cell>
          <table:table-cell table:number-columns-repeated="291"/>
        </table:table-row>
        <table:table-row table:style-name="ro1">
          <table:table-cell table:formula="of:=[.B23]" office:value-type="float" office:value="241" calcext:value-type="float">
            <text:p>241</text:p>
          </table:table-cell>
          <table:table-cell table:formula="of:=[.C23]" office:value-type="float" office:value="146" calcext:value-type="float">
            <text:p>146</text:p>
          </table:table-cell>
          <table:table-cell table:formula="of:=[.D23]" office:value-type="float" office:value="114" calcext:value-type="float">
            <text:p>114</text:p>
          </table:table-cell>
          <table:table-cell table:formula="of:=[.E23]" office:value-type="float" office:value="181" calcext:value-type="float">
            <text:p>181</text:p>
          </table:table-cell>
          <table:table-cell table:formula="of:=[.F23]" office:value-type="float" office:value="83" calcext:value-type="float">
            <text:p>83</text:p>
          </table:table-cell>
          <table:table-cell table:formula="of:=[.G23]" office:value-type="float" office:value="426" calcext:value-type="float">
            <text:p>426</text:p>
          </table:table-cell>
          <table:table-cell table:formula="of:=[.A23]+[.H23]" office:value-type="float" office:value="183" calcext:value-type="float">
            <text:p>183</text:p>
          </table:table-cell>
          <table:table-cell table:formula="of:=[.I23]" office:value-type="float" office:value="296" calcext:value-type="float">
            <text:p>296</text:p>
          </table:table-cell>
          <table:table-cell table:formula="of:=[.A23]" office:value-type="float" office:value="139" calcext:value-type="float">
            <text:p>139</text:p>
          </table:table-cell>
          <table:table-cell table:number-columns-repeated="291"/>
        </table:table-row>
        <table:table-row table:style-name="ro1">
          <table:table-cell table:formula="of:=[.B24]" office:value-type="float" office:value="146" calcext:value-type="float">
            <text:p>146</text:p>
          </table:table-cell>
          <table:table-cell table:formula="of:=[.C24]" office:value-type="float" office:value="114" calcext:value-type="float">
            <text:p>114</text:p>
          </table:table-cell>
          <table:table-cell table:formula="of:=[.D24]" office:value-type="float" office:value="181" calcext:value-type="float">
            <text:p>181</text:p>
          </table:table-cell>
          <table:table-cell table:formula="of:=[.E24]" office:value-type="float" office:value="83" calcext:value-type="float">
            <text:p>83</text:p>
          </table:table-cell>
          <table:table-cell table:formula="of:=[.F24]" office:value-type="float" office:value="426" calcext:value-type="float">
            <text:p>426</text:p>
          </table:table-cell>
          <table:table-cell table:formula="of:=[.G24]" office:value-type="float" office:value="183" calcext:value-type="float">
            <text:p>183</text:p>
          </table:table-cell>
          <table:table-cell table:formula="of:=[.A24]+[.H24]" office:value-type="float" office:value="537" calcext:value-type="float">
            <text:p>537</text:p>
          </table:table-cell>
          <table:table-cell table:formula="of:=[.I24]" office:value-type="float" office:value="139" calcext:value-type="float">
            <text:p>139</text:p>
          </table:table-cell>
          <table:table-cell table:formula="of:=[.A24]" office:value-type="float" office:value="241" calcext:value-type="float">
            <text:p>241</text:p>
          </table:table-cell>
          <table:table-cell table:number-columns-repeated="291"/>
        </table:table-row>
        <table:table-row table:style-name="ro1">
          <table:table-cell table:formula="of:=[.B25]" office:value-type="float" office:value="114" calcext:value-type="float">
            <text:p>114</text:p>
          </table:table-cell>
          <table:table-cell table:formula="of:=[.C25]" office:value-type="float" office:value="181" calcext:value-type="float">
            <text:p>181</text:p>
          </table:table-cell>
          <table:table-cell table:formula="of:=[.D25]" office:value-type="float" office:value="83" calcext:value-type="float">
            <text:p>83</text:p>
          </table:table-cell>
          <table:table-cell table:formula="of:=[.E25]" office:value-type="float" office:value="426" calcext:value-type="float">
            <text:p>426</text:p>
          </table:table-cell>
          <table:table-cell table:formula="of:=[.F25]" office:value-type="float" office:value="183" calcext:value-type="float">
            <text:p>183</text:p>
          </table:table-cell>
          <table:table-cell table:formula="of:=[.G25]" office:value-type="float" office:value="537" calcext:value-type="float">
            <text:p>537</text:p>
          </table:table-cell>
          <table:table-cell table:formula="of:=[.A25]+[.H25]" office:value-type="float" office:value="285" calcext:value-type="float">
            <text:p>285</text:p>
          </table:table-cell>
          <table:table-cell table:formula="of:=[.I25]" office:value-type="float" office:value="241" calcext:value-type="float">
            <text:p>241</text:p>
          </table:table-cell>
          <table:table-cell table:formula="of:=[.A25]" office:value-type="float" office:value="146" calcext:value-type="float">
            <text:p>146</text:p>
          </table:table-cell>
          <table:table-cell table:number-columns-repeated="291"/>
        </table:table-row>
        <table:table-row table:style-name="ro1">
          <table:table-cell table:formula="of:=[.B26]" office:value-type="float" office:value="181" calcext:value-type="float">
            <text:p>181</text:p>
          </table:table-cell>
          <table:table-cell table:formula="of:=[.C26]" office:value-type="float" office:value="83" calcext:value-type="float">
            <text:p>83</text:p>
          </table:table-cell>
          <table:table-cell table:formula="of:=[.D26]" office:value-type="float" office:value="426" calcext:value-type="float">
            <text:p>426</text:p>
          </table:table-cell>
          <table:table-cell table:formula="of:=[.E26]" office:value-type="float" office:value="183" calcext:value-type="float">
            <text:p>183</text:p>
          </table:table-cell>
          <table:table-cell table:formula="of:=[.F26]" office:value-type="float" office:value="537" calcext:value-type="float">
            <text:p>537</text:p>
          </table:table-cell>
          <table:table-cell table:formula="of:=[.G26]" office:value-type="float" office:value="285" calcext:value-type="float">
            <text:p>285</text:p>
          </table:table-cell>
          <table:table-cell table:formula="of:=[.A26]+[.H26]" office:value-type="float" office:value="355" calcext:value-type="float">
            <text:p>355</text:p>
          </table:table-cell>
          <table:table-cell table:formula="of:=[.I26]" office:value-type="float" office:value="146" calcext:value-type="float">
            <text:p>146</text:p>
          </table:table-cell>
          <table:table-cell table:formula="of:=[.A26]" office:value-type="float" office:value="114" calcext:value-type="float">
            <text:p>114</text:p>
          </table:table-cell>
          <table:table-cell table:number-columns-repeated="291"/>
        </table:table-row>
        <table:table-row table:style-name="ro1">
          <table:table-cell table:formula="of:=[.B27]" office:value-type="float" office:value="83" calcext:value-type="float">
            <text:p>83</text:p>
          </table:table-cell>
          <table:table-cell table:formula="of:=[.C27]" office:value-type="float" office:value="426" calcext:value-type="float">
            <text:p>426</text:p>
          </table:table-cell>
          <table:table-cell table:formula="of:=[.D27]" office:value-type="float" office:value="183" calcext:value-type="float">
            <text:p>183</text:p>
          </table:table-cell>
          <table:table-cell table:formula="of:=[.E27]" office:value-type="float" office:value="537" calcext:value-type="float">
            <text:p>537</text:p>
          </table:table-cell>
          <table:table-cell table:formula="of:=[.F27]" office:value-type="float" office:value="285" calcext:value-type="float">
            <text:p>285</text:p>
          </table:table-cell>
          <table:table-cell table:formula="of:=[.G27]" office:value-type="float" office:value="355" calcext:value-type="float">
            <text:p>355</text:p>
          </table:table-cell>
          <table:table-cell table:formula="of:=[.A27]+[.H27]" office:value-type="float" office:value="327" calcext:value-type="float">
            <text:p>327</text:p>
          </table:table-cell>
          <table:table-cell table:formula="of:=[.I27]" office:value-type="float" office:value="114" calcext:value-type="float">
            <text:p>114</text:p>
          </table:table-cell>
          <table:table-cell table:formula="of:=[.A27]" office:value-type="float" office:value="181" calcext:value-type="float">
            <text:p>181</text:p>
          </table:table-cell>
          <table:table-cell table:number-columns-repeated="291"/>
        </table:table-row>
        <table:table-row table:style-name="ro1">
          <table:table-cell table:formula="of:=[.B28]" office:value-type="float" office:value="426" calcext:value-type="float">
            <text:p>426</text:p>
          </table:table-cell>
          <table:table-cell table:formula="of:=[.C28]" office:value-type="float" office:value="183" calcext:value-type="float">
            <text:p>183</text:p>
          </table:table-cell>
          <table:table-cell table:formula="of:=[.D28]" office:value-type="float" office:value="537" calcext:value-type="float">
            <text:p>537</text:p>
          </table:table-cell>
          <table:table-cell table:formula="of:=[.E28]" office:value-type="float" office:value="285" calcext:value-type="float">
            <text:p>285</text:p>
          </table:table-cell>
          <table:table-cell table:formula="of:=[.F28]" office:value-type="float" office:value="355" calcext:value-type="float">
            <text:p>355</text:p>
          </table:table-cell>
          <table:table-cell table:formula="of:=[.G28]" office:value-type="float" office:value="327" calcext:value-type="float">
            <text:p>327</text:p>
          </table:table-cell>
          <table:table-cell table:formula="of:=[.A28]+[.H28]" office:value-type="float" office:value="197" calcext:value-type="float">
            <text:p>197</text:p>
          </table:table-cell>
          <table:table-cell table:formula="of:=[.I28]" office:value-type="float" office:value="181" calcext:value-type="float">
            <text:p>181</text:p>
          </table:table-cell>
          <table:table-cell table:formula="of:=[.A28]" office:value-type="float" office:value="83" calcext:value-type="float">
            <text:p>83</text:p>
          </table:table-cell>
          <table:table-cell table:number-columns-repeated="291"/>
        </table:table-row>
        <table:table-row table:style-name="ro1">
          <table:table-cell table:formula="of:=[.B29]" office:value-type="float" office:value="183" calcext:value-type="float">
            <text:p>183</text:p>
          </table:table-cell>
          <table:table-cell table:formula="of:=[.C29]" office:value-type="float" office:value="537" calcext:value-type="float">
            <text:p>537</text:p>
          </table:table-cell>
          <table:table-cell table:formula="of:=[.D29]" office:value-type="float" office:value="285" calcext:value-type="float">
            <text:p>285</text:p>
          </table:table-cell>
          <table:table-cell table:formula="of:=[.E29]" office:value-type="float" office:value="355" calcext:value-type="float">
            <text:p>355</text:p>
          </table:table-cell>
          <table:table-cell table:formula="of:=[.F29]" office:value-type="float" office:value="327" calcext:value-type="float">
            <text:p>327</text:p>
          </table:table-cell>
          <table:table-cell table:formula="of:=[.G29]" office:value-type="float" office:value="197" calcext:value-type="float">
            <text:p>197</text:p>
          </table:table-cell>
          <table:table-cell table:formula="of:=[.A29]+[.H29]" office:value-type="float" office:value="607" calcext:value-type="float">
            <text:p>607</text:p>
          </table:table-cell>
          <table:table-cell table:formula="of:=[.I29]" office:value-type="float" office:value="83" calcext:value-type="float">
            <text:p>83</text:p>
          </table:table-cell>
          <table:table-cell table:formula="of:=[.A29]" office:value-type="float" office:value="426" calcext:value-type="float">
            <text:p>426</text:p>
          </table:table-cell>
          <table:table-cell table:number-columns-repeated="291"/>
        </table:table-row>
        <table:table-row table:style-name="ro1">
          <table:table-cell table:formula="of:=[.B30]" office:value-type="float" office:value="537" calcext:value-type="float">
            <text:p>537</text:p>
          </table:table-cell>
          <table:table-cell table:formula="of:=[.C30]" office:value-type="float" office:value="285" calcext:value-type="float">
            <text:p>285</text:p>
          </table:table-cell>
          <table:table-cell table:formula="of:=[.D30]" office:value-type="float" office:value="355" calcext:value-type="float">
            <text:p>355</text:p>
          </table:table-cell>
          <table:table-cell table:formula="of:=[.E30]" office:value-type="float" office:value="327" calcext:value-type="float">
            <text:p>327</text:p>
          </table:table-cell>
          <table:table-cell table:formula="of:=[.F30]" office:value-type="float" office:value="197" calcext:value-type="float">
            <text:p>197</text:p>
          </table:table-cell>
          <table:table-cell table:formula="of:=[.G30]" office:value-type="float" office:value="607" calcext:value-type="float">
            <text:p>607</text:p>
          </table:table-cell>
          <table:table-cell table:formula="of:=[.A30]+[.H30]" office:value-type="float" office:value="266" calcext:value-type="float">
            <text:p>266</text:p>
          </table:table-cell>
          <table:table-cell table:formula="of:=[.I30]" office:value-type="float" office:value="426" calcext:value-type="float">
            <text:p>426</text:p>
          </table:table-cell>
          <table:table-cell table:formula="of:=[.A30]" office:value-type="float" office:value="183" calcext:value-type="float">
            <text:p>183</text:p>
          </table:table-cell>
          <table:table-cell table:number-columns-repeated="291"/>
        </table:table-row>
        <table:table-row table:style-name="ro1">
          <table:table-cell table:formula="of:=[.B31]" office:value-type="float" office:value="285" calcext:value-type="float">
            <text:p>285</text:p>
          </table:table-cell>
          <table:table-cell table:formula="of:=[.C31]" office:value-type="float" office:value="355" calcext:value-type="float">
            <text:p>355</text:p>
          </table:table-cell>
          <table:table-cell table:formula="of:=[.D31]" office:value-type="float" office:value="327" calcext:value-type="float">
            <text:p>327</text:p>
          </table:table-cell>
          <table:table-cell table:formula="of:=[.E31]" office:value-type="float" office:value="197" calcext:value-type="float">
            <text:p>197</text:p>
          </table:table-cell>
          <table:table-cell table:formula="of:=[.F31]" office:value-type="float" office:value="607" calcext:value-type="float">
            <text:p>607</text:p>
          </table:table-cell>
          <table:table-cell table:formula="of:=[.G31]" office:value-type="float" office:value="266" calcext:value-type="float">
            <text:p>266</text:p>
          </table:table-cell>
          <table:table-cell table:formula="of:=[.A31]+[.H31]" office:value-type="float" office:value="963" calcext:value-type="float">
            <text:p>963</text:p>
          </table:table-cell>
          <table:table-cell table:formula="of:=[.I31]" office:value-type="float" office:value="183" calcext:value-type="float">
            <text:p>183</text:p>
          </table:table-cell>
          <table:table-cell table:formula="of:=[.A31]" office:value-type="float" office:value="537" calcext:value-type="float">
            <text:p>537</text:p>
          </table:table-cell>
          <table:table-cell table:number-columns-repeated="291"/>
        </table:table-row>
        <table:table-row table:style-name="ro1">
          <table:table-cell table:formula="of:=[.B32]" office:value-type="float" office:value="355" calcext:value-type="float">
            <text:p>355</text:p>
          </table:table-cell>
          <table:table-cell table:formula="of:=[.C32]" office:value-type="float" office:value="327" calcext:value-type="float">
            <text:p>327</text:p>
          </table:table-cell>
          <table:table-cell table:formula="of:=[.D32]" office:value-type="float" office:value="197" calcext:value-type="float">
            <text:p>197</text:p>
          </table:table-cell>
          <table:table-cell table:formula="of:=[.E32]" office:value-type="float" office:value="607" calcext:value-type="float">
            <text:p>607</text:p>
          </table:table-cell>
          <table:table-cell table:formula="of:=[.F32]" office:value-type="float" office:value="266" calcext:value-type="float">
            <text:p>266</text:p>
          </table:table-cell>
          <table:table-cell table:formula="of:=[.G32]" office:value-type="float" office:value="963" calcext:value-type="float">
            <text:p>963</text:p>
          </table:table-cell>
          <table:table-cell table:formula="of:=[.A32]+[.H32]" office:value-type="float" office:value="468" calcext:value-type="float">
            <text:p>468</text:p>
          </table:table-cell>
          <table:table-cell table:formula="of:=[.I32]" office:value-type="float" office:value="537" calcext:value-type="float">
            <text:p>537</text:p>
          </table:table-cell>
          <table:table-cell table:formula="of:=[.A32]" office:value-type="float" office:value="285" calcext:value-type="float">
            <text:p>285</text:p>
          </table:table-cell>
          <table:table-cell table:number-columns-repeated="291"/>
        </table:table-row>
        <table:table-row table:style-name="ro1">
          <table:table-cell table:formula="of:=[.B33]" office:value-type="float" office:value="327" calcext:value-type="float">
            <text:p>327</text:p>
          </table:table-cell>
          <table:table-cell table:formula="of:=[.C33]" office:value-type="float" office:value="197" calcext:value-type="float">
            <text:p>197</text:p>
          </table:table-cell>
          <table:table-cell table:formula="of:=[.D33]" office:value-type="float" office:value="607" calcext:value-type="float">
            <text:p>607</text:p>
          </table:table-cell>
          <table:table-cell table:formula="of:=[.E33]" office:value-type="float" office:value="266" calcext:value-type="float">
            <text:p>266</text:p>
          </table:table-cell>
          <table:table-cell table:formula="of:=[.F33]" office:value-type="float" office:value="963" calcext:value-type="float">
            <text:p>963</text:p>
          </table:table-cell>
          <table:table-cell table:formula="of:=[.G33]" office:value-type="float" office:value="468" calcext:value-type="float">
            <text:p>468</text:p>
          </table:table-cell>
          <table:table-cell table:formula="of:=[.A33]+[.H33]" office:value-type="float" office:value="892" calcext:value-type="float">
            <text:p>892</text:p>
          </table:table-cell>
          <table:table-cell table:formula="of:=[.I33]" office:value-type="float" office:value="285" calcext:value-type="float">
            <text:p>285</text:p>
          </table:table-cell>
          <table:table-cell table:formula="of:=[.A33]" office:value-type="float" office:value="355" calcext:value-type="float">
            <text:p>355</text:p>
          </table:table-cell>
          <table:table-cell table:number-columns-repeated="291"/>
        </table:table-row>
        <table:table-row table:style-name="ro1">
          <table:table-cell table:formula="of:=[.B34]" office:value-type="float" office:value="197" calcext:value-type="float">
            <text:p>197</text:p>
          </table:table-cell>
          <table:table-cell table:formula="of:=[.C34]" office:value-type="float" office:value="607" calcext:value-type="float">
            <text:p>607</text:p>
          </table:table-cell>
          <table:table-cell table:formula="of:=[.D34]" office:value-type="float" office:value="266" calcext:value-type="float">
            <text:p>266</text:p>
          </table:table-cell>
          <table:table-cell table:formula="of:=[.E34]" office:value-type="float" office:value="963" calcext:value-type="float">
            <text:p>963</text:p>
          </table:table-cell>
          <table:table-cell table:formula="of:=[.F34]" office:value-type="float" office:value="468" calcext:value-type="float">
            <text:p>468</text:p>
          </table:table-cell>
          <table:table-cell table:formula="of:=[.G34]" office:value-type="float" office:value="892" calcext:value-type="float">
            <text:p>892</text:p>
          </table:table-cell>
          <table:table-cell table:formula="of:=[.A34]+[.H34]" office:value-type="float" office:value="612" calcext:value-type="float">
            <text:p>612</text:p>
          </table:table-cell>
          <table:table-cell table:formula="of:=[.I34]" office:value-type="float" office:value="355" calcext:value-type="float">
            <text:p>355</text:p>
          </table:table-cell>
          <table:table-cell table:formula="of:=[.A34]" office:value-type="float" office:value="327" calcext:value-type="float">
            <text:p>327</text:p>
          </table:table-cell>
          <table:table-cell table:number-columns-repeated="291"/>
        </table:table-row>
        <table:table-row table:style-name="ro1">
          <table:table-cell table:formula="of:=[.B35]" office:value-type="float" office:value="607" calcext:value-type="float">
            <text:p>607</text:p>
          </table:table-cell>
          <table:table-cell table:formula="of:=[.C35]" office:value-type="float" office:value="266" calcext:value-type="float">
            <text:p>266</text:p>
          </table:table-cell>
          <table:table-cell table:formula="of:=[.D35]" office:value-type="float" office:value="963" calcext:value-type="float">
            <text:p>963</text:p>
          </table:table-cell>
          <table:table-cell table:formula="of:=[.E35]" office:value-type="float" office:value="468" calcext:value-type="float">
            <text:p>468</text:p>
          </table:table-cell>
          <table:table-cell table:formula="of:=[.F35]" office:value-type="float" office:value="892" calcext:value-type="float">
            <text:p>892</text:p>
          </table:table-cell>
          <table:table-cell table:formula="of:=[.G35]" office:value-type="float" office:value="612" calcext:value-type="float">
            <text:p>612</text:p>
          </table:table-cell>
          <table:table-cell table:formula="of:=[.A35]+[.H35]" office:value-type="float" office:value="552" calcext:value-type="float">
            <text:p>552</text:p>
          </table:table-cell>
          <table:table-cell table:formula="of:=[.I35]" office:value-type="float" office:value="327" calcext:value-type="float">
            <text:p>327</text:p>
          </table:table-cell>
          <table:table-cell table:formula="of:=[.A35]" office:value-type="float" office:value="197" calcext:value-type="float">
            <text:p>197</text:p>
          </table:table-cell>
          <table:table-cell table:number-columns-repeated="291"/>
        </table:table-row>
        <table:table-row table:style-name="ro1">
          <table:table-cell table:formula="of:=[.B36]" office:value-type="float" office:value="266" calcext:value-type="float">
            <text:p>266</text:p>
          </table:table-cell>
          <table:table-cell table:formula="of:=[.C36]" office:value-type="float" office:value="963" calcext:value-type="float">
            <text:p>963</text:p>
          </table:table-cell>
          <table:table-cell table:formula="of:=[.D36]" office:value-type="float" office:value="468" calcext:value-type="float">
            <text:p>468</text:p>
          </table:table-cell>
          <table:table-cell table:formula="of:=[.E36]" office:value-type="float" office:value="892" calcext:value-type="float">
            <text:p>892</text:p>
          </table:table-cell>
          <table:table-cell table:formula="of:=[.F36]" office:value-type="float" office:value="612" calcext:value-type="float">
            <text:p>612</text:p>
          </table:table-cell>
          <table:table-cell table:formula="of:=[.G36]" office:value-type="float" office:value="552" calcext:value-type="float">
            <text:p>552</text:p>
          </table:table-cell>
          <table:table-cell table:formula="of:=[.A36]+[.H36]" office:value-type="float" office:value="934" calcext:value-type="float">
            <text:p>934</text:p>
          </table:table-cell>
          <table:table-cell table:formula="of:=[.I36]" office:value-type="float" office:value="197" calcext:value-type="float">
            <text:p>197</text:p>
          </table:table-cell>
          <table:table-cell table:formula="of:=[.A36]" office:value-type="float" office:value="607" calcext:value-type="float">
            <text:p>607</text:p>
          </table:table-cell>
          <table:table-cell table:number-columns-repeated="291"/>
        </table:table-row>
        <table:table-row table:style-name="ro1">
          <table:table-cell table:formula="of:=[.B37]" office:value-type="float" office:value="963" calcext:value-type="float">
            <text:p>963</text:p>
          </table:table-cell>
          <table:table-cell table:formula="of:=[.C37]" office:value-type="float" office:value="468" calcext:value-type="float">
            <text:p>468</text:p>
          </table:table-cell>
          <table:table-cell table:formula="of:=[.D37]" office:value-type="float" office:value="892" calcext:value-type="float">
            <text:p>892</text:p>
          </table:table-cell>
          <table:table-cell table:formula="of:=[.E37]" office:value-type="float" office:value="612" calcext:value-type="float">
            <text:p>612</text:p>
          </table:table-cell>
          <table:table-cell table:formula="of:=[.F37]" office:value-type="float" office:value="552" calcext:value-type="float">
            <text:p>552</text:p>
          </table:table-cell>
          <table:table-cell table:formula="of:=[.G37]" office:value-type="float" office:value="934" calcext:value-type="float">
            <text:p>934</text:p>
          </table:table-cell>
          <table:table-cell table:formula="of:=[.A37]+[.H37]" office:value-type="float" office:value="463" calcext:value-type="float">
            <text:p>463</text:p>
          </table:table-cell>
          <table:table-cell table:formula="of:=[.I37]" office:value-type="float" office:value="607" calcext:value-type="float">
            <text:p>607</text:p>
          </table:table-cell>
          <table:table-cell table:formula="of:=[.A37]" office:value-type="float" office:value="266" calcext:value-type="float">
            <text:p>266</text:p>
          </table:table-cell>
          <table:table-cell table:number-columns-repeated="291"/>
        </table:table-row>
        <table:table-row table:style-name="ro1">
          <table:table-cell table:formula="of:=[.B38]" office:value-type="float" office:value="468" calcext:value-type="float">
            <text:p>468</text:p>
          </table:table-cell>
          <table:table-cell table:formula="of:=[.C38]" office:value-type="float" office:value="892" calcext:value-type="float">
            <text:p>892</text:p>
          </table:table-cell>
          <table:table-cell table:formula="of:=[.D38]" office:value-type="float" office:value="612" calcext:value-type="float">
            <text:p>612</text:p>
          </table:table-cell>
          <table:table-cell table:formula="of:=[.E38]" office:value-type="float" office:value="552" calcext:value-type="float">
            <text:p>552</text:p>
          </table:table-cell>
          <table:table-cell table:formula="of:=[.F38]" office:value-type="float" office:value="934" calcext:value-type="float">
            <text:p>934</text:p>
          </table:table-cell>
          <table:table-cell table:formula="of:=[.G38]" office:value-type="float" office:value="463" calcext:value-type="float">
            <text:p>463</text:p>
          </table:table-cell>
          <table:table-cell table:formula="of:=[.A38]+[.H38]" office:value-type="float" office:value="1570" calcext:value-type="float">
            <text:p>1570</text:p>
          </table:table-cell>
          <table:table-cell table:formula="of:=[.I38]" office:value-type="float" office:value="266" calcext:value-type="float">
            <text:p>266</text:p>
          </table:table-cell>
          <table:table-cell table:formula="of:=[.A38]" office:value-type="float" office:value="963" calcext:value-type="float">
            <text:p>963</text:p>
          </table:table-cell>
          <table:table-cell table:number-columns-repeated="291"/>
        </table:table-row>
        <table:table-row table:style-name="ro1">
          <table:table-cell table:formula="of:=[.B39]" office:value-type="float" office:value="892" calcext:value-type="float">
            <text:p>892</text:p>
          </table:table-cell>
          <table:table-cell table:formula="of:=[.C39]" office:value-type="float" office:value="612" calcext:value-type="float">
            <text:p>612</text:p>
          </table:table-cell>
          <table:table-cell table:formula="of:=[.D39]" office:value-type="float" office:value="552" calcext:value-type="float">
            <text:p>552</text:p>
          </table:table-cell>
          <table:table-cell table:formula="of:=[.E39]" office:value-type="float" office:value="934" calcext:value-type="float">
            <text:p>934</text:p>
          </table:table-cell>
          <table:table-cell table:formula="of:=[.F39]" office:value-type="float" office:value="463" calcext:value-type="float">
            <text:p>463</text:p>
          </table:table-cell>
          <table:table-cell table:formula="of:=[.G39]" office:value-type="float" office:value="1570" calcext:value-type="float">
            <text:p>1570</text:p>
          </table:table-cell>
          <table:table-cell table:formula="of:=[.A39]+[.H39]" office:value-type="float" office:value="734" calcext:value-type="float">
            <text:p>734</text:p>
          </table:table-cell>
          <table:table-cell table:formula="of:=[.I39]" office:value-type="float" office:value="963" calcext:value-type="float">
            <text:p>963</text:p>
          </table:table-cell>
          <table:table-cell table:formula="of:=[.A39]" office:value-type="float" office:value="468" calcext:value-type="float">
            <text:p>468</text:p>
          </table:table-cell>
          <table:table-cell table:number-columns-repeated="291"/>
        </table:table-row>
        <table:table-row table:style-name="ro1">
          <table:table-cell table:formula="of:=[.B40]" office:value-type="float" office:value="612" calcext:value-type="float">
            <text:p>612</text:p>
          </table:table-cell>
          <table:table-cell table:formula="of:=[.C40]" office:value-type="float" office:value="552" calcext:value-type="float">
            <text:p>552</text:p>
          </table:table-cell>
          <table:table-cell table:formula="of:=[.D40]" office:value-type="float" office:value="934" calcext:value-type="float">
            <text:p>934</text:p>
          </table:table-cell>
          <table:table-cell table:formula="of:=[.E40]" office:value-type="float" office:value="463" calcext:value-type="float">
            <text:p>463</text:p>
          </table:table-cell>
          <table:table-cell table:formula="of:=[.F40]" office:value-type="float" office:value="1570" calcext:value-type="float">
            <text:p>1570</text:p>
          </table:table-cell>
          <table:table-cell table:formula="of:=[.G40]" office:value-type="float" office:value="734" calcext:value-type="float">
            <text:p>734</text:p>
          </table:table-cell>
          <table:table-cell table:formula="of:=[.A40]+[.H40]" office:value-type="float" office:value="1855" calcext:value-type="float">
            <text:p>1855</text:p>
          </table:table-cell>
          <table:table-cell table:formula="of:=[.I40]" office:value-type="float" office:value="468" calcext:value-type="float">
            <text:p>468</text:p>
          </table:table-cell>
          <table:table-cell table:formula="of:=[.A40]" office:value-type="float" office:value="892" calcext:value-type="float">
            <text:p>892</text:p>
          </table:table-cell>
          <table:table-cell table:number-columns-repeated="291"/>
        </table:table-row>
        <table:table-row table:style-name="ro1">
          <table:table-cell table:formula="of:=[.B41]" office:value-type="float" office:value="552" calcext:value-type="float">
            <text:p>552</text:p>
          </table:table-cell>
          <table:table-cell table:formula="of:=[.C41]" office:value-type="float" office:value="934" calcext:value-type="float">
            <text:p>934</text:p>
          </table:table-cell>
          <table:table-cell table:formula="of:=[.D41]" office:value-type="float" office:value="463" calcext:value-type="float">
            <text:p>463</text:p>
          </table:table-cell>
          <table:table-cell table:formula="of:=[.E41]" office:value-type="float" office:value="1570" calcext:value-type="float">
            <text:p>1570</text:p>
          </table:table-cell>
          <table:table-cell table:formula="of:=[.F41]" office:value-type="float" office:value="734" calcext:value-type="float">
            <text:p>734</text:p>
          </table:table-cell>
          <table:table-cell table:formula="of:=[.G41]" office:value-type="float" office:value="1855" calcext:value-type="float">
            <text:p>1855</text:p>
          </table:table-cell>
          <table:table-cell table:formula="of:=[.A41]+[.H41]" office:value-type="float" office:value="1080" calcext:value-type="float">
            <text:p>1080</text:p>
          </table:table-cell>
          <table:table-cell table:formula="of:=[.I41]" office:value-type="float" office:value="892" calcext:value-type="float">
            <text:p>892</text:p>
          </table:table-cell>
          <table:table-cell table:formula="of:=[.A41]" office:value-type="float" office:value="612" calcext:value-type="float">
            <text:p>612</text:p>
          </table:table-cell>
          <table:table-cell table:number-columns-repeated="291"/>
        </table:table-row>
        <table:table-row table:style-name="ro1">
          <table:table-cell table:formula="of:=[.B42]" office:value-type="float" office:value="934" calcext:value-type="float">
            <text:p>934</text:p>
          </table:table-cell>
          <table:table-cell table:formula="of:=[.C42]" office:value-type="float" office:value="463" calcext:value-type="float">
            <text:p>463</text:p>
          </table:table-cell>
          <table:table-cell table:formula="of:=[.D42]" office:value-type="float" office:value="1570" calcext:value-type="float">
            <text:p>1570</text:p>
          </table:table-cell>
          <table:table-cell table:formula="of:=[.E42]" office:value-type="float" office:value="734" calcext:value-type="float">
            <text:p>734</text:p>
          </table:table-cell>
          <table:table-cell table:formula="of:=[.F42]" office:value-type="float" office:value="1855" calcext:value-type="float">
            <text:p>1855</text:p>
          </table:table-cell>
          <table:table-cell table:formula="of:=[.G42]" office:value-type="float" office:value="1080" calcext:value-type="float">
            <text:p>1080</text:p>
          </table:table-cell>
          <table:table-cell table:formula="of:=[.A42]+[.H42]" office:value-type="float" office:value="1444" calcext:value-type="float">
            <text:p>1444</text:p>
          </table:table-cell>
          <table:table-cell table:formula="of:=[.I42]" office:value-type="float" office:value="612" calcext:value-type="float">
            <text:p>612</text:p>
          </table:table-cell>
          <table:table-cell table:formula="of:=[.A42]" office:value-type="float" office:value="552" calcext:value-type="float">
            <text:p>552</text:p>
          </table:table-cell>
          <table:table-cell table:number-columns-repeated="291"/>
        </table:table-row>
        <table:table-row table:style-name="ro1">
          <table:table-cell table:formula="of:=[.B43]" office:value-type="float" office:value="463" calcext:value-type="float">
            <text:p>463</text:p>
          </table:table-cell>
          <table:table-cell table:formula="of:=[.C43]" office:value-type="float" office:value="1570" calcext:value-type="float">
            <text:p>1570</text:p>
          </table:table-cell>
          <table:table-cell table:formula="of:=[.D43]" office:value-type="float" office:value="734" calcext:value-type="float">
            <text:p>734</text:p>
          </table:table-cell>
          <table:table-cell table:formula="of:=[.E43]" office:value-type="float" office:value="1855" calcext:value-type="float">
            <text:p>1855</text:p>
          </table:table-cell>
          <table:table-cell table:formula="of:=[.F43]" office:value-type="float" office:value="1080" calcext:value-type="float">
            <text:p>1080</text:p>
          </table:table-cell>
          <table:table-cell table:formula="of:=[.G43]" office:value-type="float" office:value="1444" calcext:value-type="float">
            <text:p>1444</text:p>
          </table:table-cell>
          <table:table-cell table:formula="of:=[.A43]+[.H43]" office:value-type="float" office:value="1546" calcext:value-type="float">
            <text:p>1546</text:p>
          </table:table-cell>
          <table:table-cell table:formula="of:=[.I43]" office:value-type="float" office:value="552" calcext:value-type="float">
            <text:p>552</text:p>
          </table:table-cell>
          <table:table-cell table:formula="of:=[.A43]" office:value-type="float" office:value="934" calcext:value-type="float">
            <text:p>934</text:p>
          </table:table-cell>
          <table:table-cell table:number-columns-repeated="291"/>
        </table:table-row>
        <table:table-row table:style-name="ro1">
          <table:table-cell table:formula="of:=[.B44]" office:value-type="float" office:value="1570" calcext:value-type="float">
            <text:p>1570</text:p>
          </table:table-cell>
          <table:table-cell table:formula="of:=[.C44]" office:value-type="float" office:value="734" calcext:value-type="float">
            <text:p>734</text:p>
          </table:table-cell>
          <table:table-cell table:formula="of:=[.D44]" office:value-type="float" office:value="1855" calcext:value-type="float">
            <text:p>1855</text:p>
          </table:table-cell>
          <table:table-cell table:formula="of:=[.E44]" office:value-type="float" office:value="1080" calcext:value-type="float">
            <text:p>1080</text:p>
          </table:table-cell>
          <table:table-cell table:formula="of:=[.F44]" office:value-type="float" office:value="1444" calcext:value-type="float">
            <text:p>1444</text:p>
          </table:table-cell>
          <table:table-cell table:formula="of:=[.G44]" office:value-type="float" office:value="1546" calcext:value-type="float">
            <text:p>1546</text:p>
          </table:table-cell>
          <table:table-cell table:formula="of:=[.A44]+[.H44]" office:value-type="float" office:value="1015" calcext:value-type="float">
            <text:p>1015</text:p>
          </table:table-cell>
          <table:table-cell table:formula="of:=[.I44]" office:value-type="float" office:value="934" calcext:value-type="float">
            <text:p>934</text:p>
          </table:table-cell>
          <table:table-cell table:formula="of:=[.A44]" office:value-type="float" office:value="463" calcext:value-type="float">
            <text:p>463</text:p>
          </table:table-cell>
          <table:table-cell table:number-columns-repeated="291"/>
        </table:table-row>
        <table:table-row table:style-name="ro1">
          <table:table-cell table:formula="of:=[.B45]" office:value-type="float" office:value="734" calcext:value-type="float">
            <text:p>734</text:p>
          </table:table-cell>
          <table:table-cell table:formula="of:=[.C45]" office:value-type="float" office:value="1855" calcext:value-type="float">
            <text:p>1855</text:p>
          </table:table-cell>
          <table:table-cell table:formula="of:=[.D45]" office:value-type="float" office:value="1080" calcext:value-type="float">
            <text:p>1080</text:p>
          </table:table-cell>
          <table:table-cell table:formula="of:=[.E45]" office:value-type="float" office:value="1444" calcext:value-type="float">
            <text:p>1444</text:p>
          </table:table-cell>
          <table:table-cell table:formula="of:=[.F45]" office:value-type="float" office:value="1546" calcext:value-type="float">
            <text:p>1546</text:p>
          </table:table-cell>
          <table:table-cell table:formula="of:=[.G45]" office:value-type="float" office:value="1015" calcext:value-type="float">
            <text:p>1015</text:p>
          </table:table-cell>
          <table:table-cell table:formula="of:=[.A45]+[.H45]" office:value-type="float" office:value="2504" calcext:value-type="float">
            <text:p>2504</text:p>
          </table:table-cell>
          <table:table-cell table:formula="of:=[.I45]" office:value-type="float" office:value="463" calcext:value-type="float">
            <text:p>463</text:p>
          </table:table-cell>
          <table:table-cell table:formula="of:=[.A45]" office:value-type="float" office:value="1570" calcext:value-type="float">
            <text:p>1570</text:p>
          </table:table-cell>
          <table:table-cell table:number-columns-repeated="291"/>
        </table:table-row>
        <table:table-row table:style-name="ro1">
          <table:table-cell table:formula="of:=[.B46]" office:value-type="float" office:value="1855" calcext:value-type="float">
            <text:p>1855</text:p>
          </table:table-cell>
          <table:table-cell table:formula="of:=[.C46]" office:value-type="float" office:value="1080" calcext:value-type="float">
            <text:p>1080</text:p>
          </table:table-cell>
          <table:table-cell table:formula="of:=[.D46]" office:value-type="float" office:value="1444" calcext:value-type="float">
            <text:p>1444</text:p>
          </table:table-cell>
          <table:table-cell table:formula="of:=[.E46]" office:value-type="float" office:value="1546" calcext:value-type="float">
            <text:p>1546</text:p>
          </table:table-cell>
          <table:table-cell table:formula="of:=[.F46]" office:value-type="float" office:value="1015" calcext:value-type="float">
            <text:p>1015</text:p>
          </table:table-cell>
          <table:table-cell table:formula="of:=[.G46]" office:value-type="float" office:value="2504" calcext:value-type="float">
            <text:p>2504</text:p>
          </table:table-cell>
          <table:table-cell table:formula="of:=[.A46]+[.H46]" office:value-type="float" office:value="1197" calcext:value-type="float">
            <text:p>1197</text:p>
          </table:table-cell>
          <table:table-cell table:formula="of:=[.I46]" office:value-type="float" office:value="1570" calcext:value-type="float">
            <text:p>1570</text:p>
          </table:table-cell>
          <table:table-cell table:formula="of:=[.A46]" office:value-type="float" office:value="734" calcext:value-type="float">
            <text:p>734</text:p>
          </table:table-cell>
          <table:table-cell table:number-columns-repeated="291"/>
        </table:table-row>
        <table:table-row table:style-name="ro1">
          <table:table-cell table:formula="of:=[.B47]" office:value-type="float" office:value="1080" calcext:value-type="float">
            <text:p>1080</text:p>
          </table:table-cell>
          <table:table-cell table:formula="of:=[.C47]" office:value-type="float" office:value="1444" calcext:value-type="float">
            <text:p>1444</text:p>
          </table:table-cell>
          <table:table-cell table:formula="of:=[.D47]" office:value-type="float" office:value="1546" calcext:value-type="float">
            <text:p>1546</text:p>
          </table:table-cell>
          <table:table-cell table:formula="of:=[.E47]" office:value-type="float" office:value="1015" calcext:value-type="float">
            <text:p>1015</text:p>
          </table:table-cell>
          <table:table-cell table:formula="of:=[.F47]" office:value-type="float" office:value="2504" calcext:value-type="float">
            <text:p>2504</text:p>
          </table:table-cell>
          <table:table-cell table:formula="of:=[.G47]" office:value-type="float" office:value="1197" calcext:value-type="float">
            <text:p>1197</text:p>
          </table:table-cell>
          <table:table-cell table:formula="of:=[.A47]+[.H47]" office:value-type="float" office:value="3425" calcext:value-type="float">
            <text:p>3425</text:p>
          </table:table-cell>
          <table:table-cell table:formula="of:=[.I47]" office:value-type="float" office:value="734" calcext:value-type="float">
            <text:p>734</text:p>
          </table:table-cell>
          <table:table-cell table:formula="of:=[.A47]" office:value-type="float" office:value="1855" calcext:value-type="float">
            <text:p>1855</text:p>
          </table:table-cell>
          <table:table-cell table:number-columns-repeated="291"/>
        </table:table-row>
        <table:table-row table:style-name="ro1">
          <table:table-cell table:formula="of:=[.B48]" office:value-type="float" office:value="1444" calcext:value-type="float">
            <text:p>1444</text:p>
          </table:table-cell>
          <table:table-cell table:formula="of:=[.C48]" office:value-type="float" office:value="1546" calcext:value-type="float">
            <text:p>1546</text:p>
          </table:table-cell>
          <table:table-cell table:formula="of:=[.D48]" office:value-type="float" office:value="1015" calcext:value-type="float">
            <text:p>1015</text:p>
          </table:table-cell>
          <table:table-cell table:formula="of:=[.E48]" office:value-type="float" office:value="2504" calcext:value-type="float">
            <text:p>2504</text:p>
          </table:table-cell>
          <table:table-cell table:formula="of:=[.F48]" office:value-type="float" office:value="1197" calcext:value-type="float">
            <text:p>1197</text:p>
          </table:table-cell>
          <table:table-cell table:formula="of:=[.G48]" office:value-type="float" office:value="3425" calcext:value-type="float">
            <text:p>3425</text:p>
          </table:table-cell>
          <table:table-cell table:formula="of:=[.A48]+[.H48]" office:value-type="float" office:value="1814" calcext:value-type="float">
            <text:p>1814</text:p>
          </table:table-cell>
          <table:table-cell table:formula="of:=[.I48]" office:value-type="float" office:value="1855" calcext:value-type="float">
            <text:p>1855</text:p>
          </table:table-cell>
          <table:table-cell table:formula="of:=[.A48]" office:value-type="float" office:value="1080" calcext:value-type="float">
            <text:p>1080</text:p>
          </table:table-cell>
          <table:table-cell table:number-columns-repeated="291"/>
        </table:table-row>
        <table:table-row table:style-name="ro1">
          <table:table-cell table:formula="of:=[.B49]" office:value-type="float" office:value="1546" calcext:value-type="float">
            <text:p>1546</text:p>
          </table:table-cell>
          <table:table-cell table:formula="of:=[.C49]" office:value-type="float" office:value="1015" calcext:value-type="float">
            <text:p>1015</text:p>
          </table:table-cell>
          <table:table-cell table:formula="of:=[.D49]" office:value-type="float" office:value="2504" calcext:value-type="float">
            <text:p>2504</text:p>
          </table:table-cell>
          <table:table-cell table:formula="of:=[.E49]" office:value-type="float" office:value="1197" calcext:value-type="float">
            <text:p>1197</text:p>
          </table:table-cell>
          <table:table-cell table:formula="of:=[.F49]" office:value-type="float" office:value="3425" calcext:value-type="float">
            <text:p>3425</text:p>
          </table:table-cell>
          <table:table-cell table:formula="of:=[.G49]" office:value-type="float" office:value="1814" calcext:value-type="float">
            <text:p>1814</text:p>
          </table:table-cell>
          <table:table-cell table:formula="of:=[.A49]+[.H49]" office:value-type="float" office:value="3299" calcext:value-type="float">
            <text:p>3299</text:p>
          </table:table-cell>
          <table:table-cell table:formula="of:=[.I49]" office:value-type="float" office:value="1080" calcext:value-type="float">
            <text:p>1080</text:p>
          </table:table-cell>
          <table:table-cell table:formula="of:=[.A49]" office:value-type="float" office:value="1444" calcext:value-type="float">
            <text:p>1444</text:p>
          </table:table-cell>
          <table:table-cell table:number-columns-repeated="291"/>
        </table:table-row>
        <table:table-row table:style-name="ro1">
          <table:table-cell table:formula="of:=[.B50]" office:value-type="float" office:value="1015" calcext:value-type="float">
            <text:p>1015</text:p>
          </table:table-cell>
          <table:table-cell table:formula="of:=[.C50]" office:value-type="float" office:value="2504" calcext:value-type="float">
            <text:p>2504</text:p>
          </table:table-cell>
          <table:table-cell table:formula="of:=[.D50]" office:value-type="float" office:value="1197" calcext:value-type="float">
            <text:p>1197</text:p>
          </table:table-cell>
          <table:table-cell table:formula="of:=[.E50]" office:value-type="float" office:value="3425" calcext:value-type="float">
            <text:p>3425</text:p>
          </table:table-cell>
          <table:table-cell table:formula="of:=[.F50]" office:value-type="float" office:value="1814" calcext:value-type="float">
            <text:p>1814</text:p>
          </table:table-cell>
          <table:table-cell table:formula="of:=[.G50]" office:value-type="float" office:value="3299" calcext:value-type="float">
            <text:p>3299</text:p>
          </table:table-cell>
          <table:table-cell table:formula="of:=[.A50]+[.H50]" office:value-type="float" office:value="2626" calcext:value-type="float">
            <text:p>2626</text:p>
          </table:table-cell>
          <table:table-cell table:formula="of:=[.I50]" office:value-type="float" office:value="1444" calcext:value-type="float">
            <text:p>1444</text:p>
          </table:table-cell>
          <table:table-cell table:formula="of:=[.A50]" office:value-type="float" office:value="1546" calcext:value-type="float">
            <text:p>1546</text:p>
          </table:table-cell>
          <table:table-cell table:number-columns-repeated="291"/>
        </table:table-row>
        <table:table-row table:style-name="ro1">
          <table:table-cell table:formula="of:=[.B51]" office:value-type="float" office:value="2504" calcext:value-type="float">
            <text:p>2504</text:p>
          </table:table-cell>
          <table:table-cell table:formula="of:=[.C51]" office:value-type="float" office:value="1197" calcext:value-type="float">
            <text:p>1197</text:p>
          </table:table-cell>
          <table:table-cell table:formula="of:=[.D51]" office:value-type="float" office:value="3425" calcext:value-type="float">
            <text:p>3425</text:p>
          </table:table-cell>
          <table:table-cell table:formula="of:=[.E51]" office:value-type="float" office:value="1814" calcext:value-type="float">
            <text:p>1814</text:p>
          </table:table-cell>
          <table:table-cell table:formula="of:=[.F51]" office:value-type="float" office:value="3299" calcext:value-type="float">
            <text:p>3299</text:p>
          </table:table-cell>
          <table:table-cell table:formula="of:=[.G51]" office:value-type="float" office:value="2626" calcext:value-type="float">
            <text:p>2626</text:p>
          </table:table-cell>
          <table:table-cell table:formula="of:=[.A51]+[.H51]" office:value-type="float" office:value="2459" calcext:value-type="float">
            <text:p>2459</text:p>
          </table:table-cell>
          <table:table-cell table:formula="of:=[.I51]" office:value-type="float" office:value="1546" calcext:value-type="float">
            <text:p>1546</text:p>
          </table:table-cell>
          <table:table-cell table:formula="of:=[.A51]" office:value-type="float" office:value="1015" calcext:value-type="float">
            <text:p>1015</text:p>
          </table:table-cell>
          <table:table-cell table:number-columns-repeated="291"/>
        </table:table-row>
        <table:table-row table:style-name="ro1">
          <table:table-cell table:formula="of:=[.B52]" office:value-type="float" office:value="1197" calcext:value-type="float">
            <text:p>1197</text:p>
          </table:table-cell>
          <table:table-cell table:formula="of:=[.C52]" office:value-type="float" office:value="3425" calcext:value-type="float">
            <text:p>3425</text:p>
          </table:table-cell>
          <table:table-cell table:formula="of:=[.D52]" office:value-type="float" office:value="1814" calcext:value-type="float">
            <text:p>1814</text:p>
          </table:table-cell>
          <table:table-cell table:formula="of:=[.E52]" office:value-type="float" office:value="3299" calcext:value-type="float">
            <text:p>3299</text:p>
          </table:table-cell>
          <table:table-cell table:formula="of:=[.F52]" office:value-type="float" office:value="2626" calcext:value-type="float">
            <text:p>2626</text:p>
          </table:table-cell>
          <table:table-cell table:formula="of:=[.G52]" office:value-type="float" office:value="2459" calcext:value-type="float">
            <text:p>2459</text:p>
          </table:table-cell>
          <table:table-cell table:formula="of:=[.A52]+[.H52]" office:value-type="float" office:value="4050" calcext:value-type="float">
            <text:p>4050</text:p>
          </table:table-cell>
          <table:table-cell table:formula="of:=[.I52]" office:value-type="float" office:value="1015" calcext:value-type="float">
            <text:p>1015</text:p>
          </table:table-cell>
          <table:table-cell table:formula="of:=[.A52]" office:value-type="float" office:value="2504" calcext:value-type="float">
            <text:p>2504</text:p>
          </table:table-cell>
          <table:table-cell table:number-columns-repeated="291"/>
        </table:table-row>
        <table:table-row table:style-name="ro1">
          <table:table-cell table:formula="of:=[.B53]" office:value-type="float" office:value="3425" calcext:value-type="float">
            <text:p>3425</text:p>
          </table:table-cell>
          <table:table-cell table:formula="of:=[.C53]" office:value-type="float" office:value="1814" calcext:value-type="float">
            <text:p>1814</text:p>
          </table:table-cell>
          <table:table-cell table:formula="of:=[.D53]" office:value-type="float" office:value="3299" calcext:value-type="float">
            <text:p>3299</text:p>
          </table:table-cell>
          <table:table-cell table:formula="of:=[.E53]" office:value-type="float" office:value="2626" calcext:value-type="float">
            <text:p>2626</text:p>
          </table:table-cell>
          <table:table-cell table:formula="of:=[.F53]" office:value-type="float" office:value="2459" calcext:value-type="float">
            <text:p>2459</text:p>
          </table:table-cell>
          <table:table-cell table:formula="of:=[.G53]" office:value-type="float" office:value="4050" calcext:value-type="float">
            <text:p>4050</text:p>
          </table:table-cell>
          <table:table-cell table:formula="of:=[.A53]+[.H53]" office:value-type="float" office:value="2212" calcext:value-type="float">
            <text:p>2212</text:p>
          </table:table-cell>
          <table:table-cell table:formula="of:=[.I53]" office:value-type="float" office:value="2504" calcext:value-type="float">
            <text:p>2504</text:p>
          </table:table-cell>
          <table:table-cell table:formula="of:=[.A53]" office:value-type="float" office:value="1197" calcext:value-type="float">
            <text:p>1197</text:p>
          </table:table-cell>
          <table:table-cell table:number-columns-repeated="291"/>
        </table:table-row>
        <table:table-row table:style-name="ro1">
          <table:table-cell table:formula="of:=[.B54]" office:value-type="float" office:value="1814" calcext:value-type="float">
            <text:p>1814</text:p>
          </table:table-cell>
          <table:table-cell table:formula="of:=[.C54]" office:value-type="float" office:value="3299" calcext:value-type="float">
            <text:p>3299</text:p>
          </table:table-cell>
          <table:table-cell table:formula="of:=[.D54]" office:value-type="float" office:value="2626" calcext:value-type="float">
            <text:p>2626</text:p>
          </table:table-cell>
          <table:table-cell table:formula="of:=[.E54]" office:value-type="float" office:value="2459" calcext:value-type="float">
            <text:p>2459</text:p>
          </table:table-cell>
          <table:table-cell table:formula="of:=[.F54]" office:value-type="float" office:value="4050" calcext:value-type="float">
            <text:p>4050</text:p>
          </table:table-cell>
          <table:table-cell table:formula="of:=[.G54]" office:value-type="float" office:value="2212" calcext:value-type="float">
            <text:p>2212</text:p>
          </table:table-cell>
          <table:table-cell table:formula="of:=[.A54]+[.H54]" office:value-type="float" office:value="5929" calcext:value-type="float">
            <text:p>5929</text:p>
          </table:table-cell>
          <table:table-cell table:formula="of:=[.I54]" office:value-type="float" office:value="1197" calcext:value-type="float">
            <text:p>1197</text:p>
          </table:table-cell>
          <table:table-cell table:formula="of:=[.A54]" office:value-type="float" office:value="3425" calcext:value-type="float">
            <text:p>3425</text:p>
          </table:table-cell>
          <table:table-cell table:number-columns-repeated="291"/>
        </table:table-row>
        <table:table-row table:style-name="ro1">
          <table:table-cell table:formula="of:=[.B55]" office:value-type="float" office:value="3299" calcext:value-type="float">
            <text:p>3299</text:p>
          </table:table-cell>
          <table:table-cell table:formula="of:=[.C55]" office:value-type="float" office:value="2626" calcext:value-type="float">
            <text:p>2626</text:p>
          </table:table-cell>
          <table:table-cell table:formula="of:=[.D55]" office:value-type="float" office:value="2459" calcext:value-type="float">
            <text:p>2459</text:p>
          </table:table-cell>
          <table:table-cell table:formula="of:=[.E55]" office:value-type="float" office:value="4050" calcext:value-type="float">
            <text:p>4050</text:p>
          </table:table-cell>
          <table:table-cell table:formula="of:=[.F55]" office:value-type="float" office:value="2212" calcext:value-type="float">
            <text:p>2212</text:p>
          </table:table-cell>
          <table:table-cell table:formula="of:=[.G55]" office:value-type="float" office:value="5929" calcext:value-type="float">
            <text:p>5929</text:p>
          </table:table-cell>
          <table:table-cell table:formula="of:=[.A55]+[.H55]" office:value-type="float" office:value="3011" calcext:value-type="float">
            <text:p>3011</text:p>
          </table:table-cell>
          <table:table-cell table:formula="of:=[.I55]" office:value-type="float" office:value="3425" calcext:value-type="float">
            <text:p>3425</text:p>
          </table:table-cell>
          <table:table-cell table:formula="of:=[.A55]" office:value-type="float" office:value="1814" calcext:value-type="float">
            <text:p>1814</text:p>
          </table:table-cell>
          <table:table-cell table:number-columns-repeated="291"/>
        </table:table-row>
        <table:table-row table:style-name="ro1">
          <table:table-cell table:formula="of:=[.B56]" office:value-type="float" office:value="2626" calcext:value-type="float">
            <text:p>2626</text:p>
          </table:table-cell>
          <table:table-cell table:formula="of:=[.C56]" office:value-type="float" office:value="2459" calcext:value-type="float">
            <text:p>2459</text:p>
          </table:table-cell>
          <table:table-cell table:formula="of:=[.D56]" office:value-type="float" office:value="4050" calcext:value-type="float">
            <text:p>4050</text:p>
          </table:table-cell>
          <table:table-cell table:formula="of:=[.E56]" office:value-type="float" office:value="2212" calcext:value-type="float">
            <text:p>2212</text:p>
          </table:table-cell>
          <table:table-cell table:formula="of:=[.F56]" office:value-type="float" office:value="5929" calcext:value-type="float">
            <text:p>5929</text:p>
          </table:table-cell>
          <table:table-cell table:formula="of:=[.G56]" office:value-type="float" office:value="3011" calcext:value-type="float">
            <text:p>3011</text:p>
          </table:table-cell>
          <table:table-cell table:formula="of:=[.A56]+[.H56]" office:value-type="float" office:value="6724" calcext:value-type="float">
            <text:p>6724</text:p>
          </table:table-cell>
          <table:table-cell table:formula="of:=[.I56]" office:value-type="float" office:value="1814" calcext:value-type="float">
            <text:p>1814</text:p>
          </table:table-cell>
          <table:table-cell table:formula="of:=[.A56]" office:value-type="float" office:value="3299" calcext:value-type="float">
            <text:p>3299</text:p>
          </table:table-cell>
          <table:table-cell table:number-columns-repeated="291"/>
        </table:table-row>
        <table:table-row table:style-name="ro1">
          <table:table-cell table:formula="of:=[.B57]" office:value-type="float" office:value="2459" calcext:value-type="float">
            <text:p>2459</text:p>
          </table:table-cell>
          <table:table-cell table:formula="of:=[.C57]" office:value-type="float" office:value="4050" calcext:value-type="float">
            <text:p>4050</text:p>
          </table:table-cell>
          <table:table-cell table:formula="of:=[.D57]" office:value-type="float" office:value="2212" calcext:value-type="float">
            <text:p>2212</text:p>
          </table:table-cell>
          <table:table-cell table:formula="of:=[.E57]" office:value-type="float" office:value="5929" calcext:value-type="float">
            <text:p>5929</text:p>
          </table:table-cell>
          <table:table-cell table:formula="of:=[.F57]" office:value-type="float" office:value="3011" calcext:value-type="float">
            <text:p>3011</text:p>
          </table:table-cell>
          <table:table-cell table:formula="of:=[.G57]" office:value-type="float" office:value="6724" calcext:value-type="float">
            <text:p>6724</text:p>
          </table:table-cell>
          <table:table-cell table:formula="of:=[.A57]+[.H57]" office:value-type="float" office:value="4440" calcext:value-type="float">
            <text:p>4440</text:p>
          </table:table-cell>
          <table:table-cell table:formula="of:=[.I57]" office:value-type="float" office:value="3299" calcext:value-type="float">
            <text:p>3299</text:p>
          </table:table-cell>
          <table:table-cell table:formula="of:=[.A57]" office:value-type="float" office:value="2626" calcext:value-type="float">
            <text:p>2626</text:p>
          </table:table-cell>
          <table:table-cell table:number-columns-repeated="291"/>
        </table:table-row>
        <table:table-row table:style-name="ro1">
          <table:table-cell table:formula="of:=[.B58]" office:value-type="float" office:value="4050" calcext:value-type="float">
            <text:p>4050</text:p>
          </table:table-cell>
          <table:table-cell table:formula="of:=[.C58]" office:value-type="float" office:value="2212" calcext:value-type="float">
            <text:p>2212</text:p>
          </table:table-cell>
          <table:table-cell table:formula="of:=[.D58]" office:value-type="float" office:value="5929" calcext:value-type="float">
            <text:p>5929</text:p>
          </table:table-cell>
          <table:table-cell table:formula="of:=[.E58]" office:value-type="float" office:value="3011" calcext:value-type="float">
            <text:p>3011</text:p>
          </table:table-cell>
          <table:table-cell table:formula="of:=[.F58]" office:value-type="float" office:value="6724" calcext:value-type="float">
            <text:p>6724</text:p>
          </table:table-cell>
          <table:table-cell table:formula="of:=[.G58]" office:value-type="float" office:value="4440" calcext:value-type="float">
            <text:p>4440</text:p>
          </table:table-cell>
          <table:table-cell table:formula="of:=[.A58]+[.H58]" office:value-type="float" office:value="5758" calcext:value-type="float">
            <text:p>5758</text:p>
          </table:table-cell>
          <table:table-cell table:formula="of:=[.I58]" office:value-type="float" office:value="2626" calcext:value-type="float">
            <text:p>2626</text:p>
          </table:table-cell>
          <table:table-cell table:formula="of:=[.A58]" office:value-type="float" office:value="2459" calcext:value-type="float">
            <text:p>2459</text:p>
          </table:table-cell>
          <table:table-cell table:number-columns-repeated="291"/>
        </table:table-row>
        <table:table-row table:style-name="ro1">
          <table:table-cell table:formula="of:=[.B59]" office:value-type="float" office:value="2212" calcext:value-type="float">
            <text:p>2212</text:p>
          </table:table-cell>
          <table:table-cell table:formula="of:=[.C59]" office:value-type="float" office:value="5929" calcext:value-type="float">
            <text:p>5929</text:p>
          </table:table-cell>
          <table:table-cell table:formula="of:=[.D59]" office:value-type="float" office:value="3011" calcext:value-type="float">
            <text:p>3011</text:p>
          </table:table-cell>
          <table:table-cell table:formula="of:=[.E59]" office:value-type="float" office:value="6724" calcext:value-type="float">
            <text:p>6724</text:p>
          </table:table-cell>
          <table:table-cell table:formula="of:=[.F59]" office:value-type="float" office:value="4440" calcext:value-type="float">
            <text:p>4440</text:p>
          </table:table-cell>
          <table:table-cell table:formula="of:=[.G59]" office:value-type="float" office:value="5758" calcext:value-type="float">
            <text:p>5758</text:p>
          </table:table-cell>
          <table:table-cell table:formula="of:=[.A59]+[.H59]" office:value-type="float" office:value="6676" calcext:value-type="float">
            <text:p>6676</text:p>
          </table:table-cell>
          <table:table-cell table:formula="of:=[.I59]" office:value-type="float" office:value="2459" calcext:value-type="float">
            <text:p>2459</text:p>
          </table:table-cell>
          <table:table-cell table:formula="of:=[.A59]" office:value-type="float" office:value="4050" calcext:value-type="float">
            <text:p>4050</text:p>
          </table:table-cell>
          <table:table-cell table:number-columns-repeated="291"/>
        </table:table-row>
        <table:table-row table:style-name="ro1">
          <table:table-cell table:formula="of:=[.B60]" office:value-type="float" office:value="5929" calcext:value-type="float">
            <text:p>5929</text:p>
          </table:table-cell>
          <table:table-cell table:formula="of:=[.C60]" office:value-type="float" office:value="3011" calcext:value-type="float">
            <text:p>3011</text:p>
          </table:table-cell>
          <table:table-cell table:formula="of:=[.D60]" office:value-type="float" office:value="6724" calcext:value-type="float">
            <text:p>6724</text:p>
          </table:table-cell>
          <table:table-cell table:formula="of:=[.E60]" office:value-type="float" office:value="4440" calcext:value-type="float">
            <text:p>4440</text:p>
          </table:table-cell>
          <table:table-cell table:formula="of:=[.F60]" office:value-type="float" office:value="5758" calcext:value-type="float">
            <text:p>5758</text:p>
          </table:table-cell>
          <table:table-cell table:formula="of:=[.G60]" office:value-type="float" office:value="6676" calcext:value-type="float">
            <text:p>6676</text:p>
          </table:table-cell>
          <table:table-cell table:formula="of:=[.A60]+[.H60]" office:value-type="float" office:value="4671" calcext:value-type="float">
            <text:p>4671</text:p>
          </table:table-cell>
          <table:table-cell table:formula="of:=[.I60]" office:value-type="float" office:value="4050" calcext:value-type="float">
            <text:p>4050</text:p>
          </table:table-cell>
          <table:table-cell table:formula="of:=[.A60]" office:value-type="float" office:value="2212" calcext:value-type="float">
            <text:p>2212</text:p>
          </table:table-cell>
          <table:table-cell table:number-columns-repeated="291"/>
        </table:table-row>
        <table:table-row table:style-name="ro1">
          <table:table-cell table:formula="of:=[.B61]" office:value-type="float" office:value="3011" calcext:value-type="float">
            <text:p>3011</text:p>
          </table:table-cell>
          <table:table-cell table:formula="of:=[.C61]" office:value-type="float" office:value="6724" calcext:value-type="float">
            <text:p>6724</text:p>
          </table:table-cell>
          <table:table-cell table:formula="of:=[.D61]" office:value-type="float" office:value="4440" calcext:value-type="float">
            <text:p>4440</text:p>
          </table:table-cell>
          <table:table-cell table:formula="of:=[.E61]" office:value-type="float" office:value="5758" calcext:value-type="float">
            <text:p>5758</text:p>
          </table:table-cell>
          <table:table-cell table:formula="of:=[.F61]" office:value-type="float" office:value="6676" calcext:value-type="float">
            <text:p>6676</text:p>
          </table:table-cell>
          <table:table-cell table:formula="of:=[.G61]" office:value-type="float" office:value="4671" calcext:value-type="float">
            <text:p>4671</text:p>
          </table:table-cell>
          <table:table-cell table:formula="of:=[.A61]+[.H61]" office:value-type="float" office:value="9979" calcext:value-type="float">
            <text:p>9979</text:p>
          </table:table-cell>
          <table:table-cell table:formula="of:=[.I61]" office:value-type="float" office:value="2212" calcext:value-type="float">
            <text:p>2212</text:p>
          </table:table-cell>
          <table:table-cell table:formula="of:=[.A61]" office:value-type="float" office:value="5929" calcext:value-type="float">
            <text:p>5929</text:p>
          </table:table-cell>
          <table:table-cell table:number-columns-repeated="291"/>
        </table:table-row>
        <table:table-row table:style-name="ro1">
          <table:table-cell table:formula="of:=[.B62]" office:value-type="float" office:value="6724" calcext:value-type="float">
            <text:p>6724</text:p>
          </table:table-cell>
          <table:table-cell table:formula="of:=[.C62]" office:value-type="float" office:value="4440" calcext:value-type="float">
            <text:p>4440</text:p>
          </table:table-cell>
          <table:table-cell table:formula="of:=[.D62]" office:value-type="float" office:value="5758" calcext:value-type="float">
            <text:p>5758</text:p>
          </table:table-cell>
          <table:table-cell table:formula="of:=[.E62]" office:value-type="float" office:value="6676" calcext:value-type="float">
            <text:p>6676</text:p>
          </table:table-cell>
          <table:table-cell table:formula="of:=[.F62]" office:value-type="float" office:value="4671" calcext:value-type="float">
            <text:p>4671</text:p>
          </table:table-cell>
          <table:table-cell table:formula="of:=[.G62]" office:value-type="float" office:value="9979" calcext:value-type="float">
            <text:p>9979</text:p>
          </table:table-cell>
          <table:table-cell table:formula="of:=[.A62]+[.H62]" office:value-type="float" office:value="5223" calcext:value-type="float">
            <text:p>5223</text:p>
          </table:table-cell>
          <table:table-cell table:formula="of:=[.I62]" office:value-type="float" office:value="5929" calcext:value-type="float">
            <text:p>5929</text:p>
          </table:table-cell>
          <table:table-cell table:formula="of:=[.A62]" office:value-type="float" office:value="3011" calcext:value-type="float">
            <text:p>3011</text:p>
          </table:table-cell>
          <table:table-cell table:number-columns-repeated="291"/>
        </table:table-row>
        <table:table-row table:style-name="ro1">
          <table:table-cell table:formula="of:=[.B63]" office:value-type="float" office:value="4440" calcext:value-type="float">
            <text:p>4440</text:p>
          </table:table-cell>
          <table:table-cell table:formula="of:=[.C63]" office:value-type="float" office:value="5758" calcext:value-type="float">
            <text:p>5758</text:p>
          </table:table-cell>
          <table:table-cell table:formula="of:=[.D63]" office:value-type="float" office:value="6676" calcext:value-type="float">
            <text:p>6676</text:p>
          </table:table-cell>
          <table:table-cell table:formula="of:=[.E63]" office:value-type="float" office:value="4671" calcext:value-type="float">
            <text:p>4671</text:p>
          </table:table-cell>
          <table:table-cell table:formula="of:=[.F63]" office:value-type="float" office:value="9979" calcext:value-type="float">
            <text:p>9979</text:p>
          </table:table-cell>
          <table:table-cell table:formula="of:=[.G63]" office:value-type="float" office:value="5223" calcext:value-type="float">
            <text:p>5223</text:p>
          </table:table-cell>
          <table:table-cell table:formula="of:=[.A63]+[.H63]" office:value-type="float" office:value="12653" calcext:value-type="float">
            <text:p>12653</text:p>
          </table:table-cell>
          <table:table-cell table:formula="of:=[.I63]" office:value-type="float" office:value="3011" calcext:value-type="float">
            <text:p>3011</text:p>
          </table:table-cell>
          <table:table-cell table:formula="of:=[.A63]" office:value-type="float" office:value="6724" calcext:value-type="float">
            <text:p>6724</text:p>
          </table:table-cell>
          <table:table-cell table:number-columns-repeated="291"/>
        </table:table-row>
        <table:table-row table:style-name="ro1">
          <table:table-cell table:formula="of:=[.B64]" office:value-type="float" office:value="5758" calcext:value-type="float">
            <text:p>5758</text:p>
          </table:table-cell>
          <table:table-cell table:formula="of:=[.C64]" office:value-type="float" office:value="6676" calcext:value-type="float">
            <text:p>6676</text:p>
          </table:table-cell>
          <table:table-cell table:formula="of:=[.D64]" office:value-type="float" office:value="4671" calcext:value-type="float">
            <text:p>4671</text:p>
          </table:table-cell>
          <table:table-cell table:formula="of:=[.E64]" office:value-type="float" office:value="9979" calcext:value-type="float">
            <text:p>9979</text:p>
          </table:table-cell>
          <table:table-cell table:formula="of:=[.F64]" office:value-type="float" office:value="5223" calcext:value-type="float">
            <text:p>5223</text:p>
          </table:table-cell>
          <table:table-cell table:formula="of:=[.G64]" office:value-type="float" office:value="12653" calcext:value-type="float">
            <text:p>12653</text:p>
          </table:table-cell>
          <table:table-cell table:formula="of:=[.A64]+[.H64]" office:value-type="float" office:value="7451" calcext:value-type="float">
            <text:p>7451</text:p>
          </table:table-cell>
          <table:table-cell table:formula="of:=[.I64]" office:value-type="float" office:value="6724" calcext:value-type="float">
            <text:p>6724</text:p>
          </table:table-cell>
          <table:table-cell table:formula="of:=[.A64]" office:value-type="float" office:value="4440" calcext:value-type="float">
            <text:p>4440</text:p>
          </table:table-cell>
          <table:table-cell table:number-columns-repeated="291"/>
        </table:table-row>
        <table:table-row table:style-name="ro1">
          <table:table-cell table:formula="of:=[.B65]" office:value-type="float" office:value="6676" calcext:value-type="float">
            <text:p>6676</text:p>
          </table:table-cell>
          <table:table-cell table:formula="of:=[.C65]" office:value-type="float" office:value="4671" calcext:value-type="float">
            <text:p>4671</text:p>
          </table:table-cell>
          <table:table-cell table:formula="of:=[.D65]" office:value-type="float" office:value="9979" calcext:value-type="float">
            <text:p>9979</text:p>
          </table:table-cell>
          <table:table-cell table:formula="of:=[.E65]" office:value-type="float" office:value="5223" calcext:value-type="float">
            <text:p>5223</text:p>
          </table:table-cell>
          <table:table-cell table:formula="of:=[.F65]" office:value-type="float" office:value="12653" calcext:value-type="float">
            <text:p>12653</text:p>
          </table:table-cell>
          <table:table-cell table:formula="of:=[.G65]" office:value-type="float" office:value="7451" calcext:value-type="float">
            <text:p>7451</text:p>
          </table:table-cell>
          <table:table-cell table:formula="of:=[.A65]+[.H65]" office:value-type="float" office:value="12482" calcext:value-type="float">
            <text:p>12482</text:p>
          </table:table-cell>
          <table:table-cell table:formula="of:=[.I65]" office:value-type="float" office:value="4440" calcext:value-type="float">
            <text:p>4440</text:p>
          </table:table-cell>
          <table:table-cell table:formula="of:=[.A65]" office:value-type="float" office:value="5758" calcext:value-type="float">
            <text:p>5758</text:p>
          </table:table-cell>
          <table:table-cell table:number-columns-repeated="291"/>
        </table:table-row>
        <table:table-row table:style-name="ro1">
          <table:table-cell table:formula="of:=[.B66]" office:value-type="float" office:value="4671" calcext:value-type="float">
            <text:p>4671</text:p>
          </table:table-cell>
          <table:table-cell table:formula="of:=[.C66]" office:value-type="float" office:value="9979" calcext:value-type="float">
            <text:p>9979</text:p>
          </table:table-cell>
          <table:table-cell table:formula="of:=[.D66]" office:value-type="float" office:value="5223" calcext:value-type="float">
            <text:p>5223</text:p>
          </table:table-cell>
          <table:table-cell table:formula="of:=[.E66]" office:value-type="float" office:value="12653" calcext:value-type="float">
            <text:p>12653</text:p>
          </table:table-cell>
          <table:table-cell table:formula="of:=[.F66]" office:value-type="float" office:value="7451" calcext:value-type="float">
            <text:p>7451</text:p>
          </table:table-cell>
          <table:table-cell table:formula="of:=[.G66]" office:value-type="float" office:value="12482" calcext:value-type="float">
            <text:p>12482</text:p>
          </table:table-cell>
          <table:table-cell table:formula="of:=[.A66]+[.H66]" office:value-type="float" office:value="11116" calcext:value-type="float">
            <text:p>11116</text:p>
          </table:table-cell>
          <table:table-cell table:formula="of:=[.I66]" office:value-type="float" office:value="5758" calcext:value-type="float">
            <text:p>5758</text:p>
          </table:table-cell>
          <table:table-cell table:formula="of:=[.A66]" office:value-type="float" office:value="6676" calcext:value-type="float">
            <text:p>6676</text:p>
          </table:table-cell>
          <table:table-cell table:number-columns-repeated="291"/>
        </table:table-row>
        <table:table-row table:style-name="ro1">
          <table:table-cell table:formula="of:=[.B67]" office:value-type="float" office:value="9979" calcext:value-type="float">
            <text:p>9979</text:p>
          </table:table-cell>
          <table:table-cell table:formula="of:=[.C67]" office:value-type="float" office:value="5223" calcext:value-type="float">
            <text:p>5223</text:p>
          </table:table-cell>
          <table:table-cell table:formula="of:=[.D67]" office:value-type="float" office:value="12653" calcext:value-type="float">
            <text:p>12653</text:p>
          </table:table-cell>
          <table:table-cell table:formula="of:=[.E67]" office:value-type="float" office:value="7451" calcext:value-type="float">
            <text:p>7451</text:p>
          </table:table-cell>
          <table:table-cell table:formula="of:=[.F67]" office:value-type="float" office:value="12482" calcext:value-type="float">
            <text:p>12482</text:p>
          </table:table-cell>
          <table:table-cell table:formula="of:=[.G67]" office:value-type="float" office:value="11116" calcext:value-type="float">
            <text:p>11116</text:p>
          </table:table-cell>
          <table:table-cell table:formula="of:=[.A67]+[.H67]" office:value-type="float" office:value="10429" calcext:value-type="float">
            <text:p>10429</text:p>
          </table:table-cell>
          <table:table-cell table:formula="of:=[.I67]" office:value-type="float" office:value="6676" calcext:value-type="float">
            <text:p>6676</text:p>
          </table:table-cell>
          <table:table-cell table:formula="of:=[.A67]" office:value-type="float" office:value="4671" calcext:value-type="float">
            <text:p>4671</text:p>
          </table:table-cell>
          <table:table-cell table:number-columns-repeated="291"/>
        </table:table-row>
        <table:table-row table:style-name="ro1">
          <table:table-cell table:formula="of:=[.B68]" office:value-type="float" office:value="5223" calcext:value-type="float">
            <text:p>5223</text:p>
          </table:table-cell>
          <table:table-cell table:formula="of:=[.C68]" office:value-type="float" office:value="12653" calcext:value-type="float">
            <text:p>12653</text:p>
          </table:table-cell>
          <table:table-cell table:formula="of:=[.D68]" office:value-type="float" office:value="7451" calcext:value-type="float">
            <text:p>7451</text:p>
          </table:table-cell>
          <table:table-cell table:formula="of:=[.E68]" office:value-type="float" office:value="12482" calcext:value-type="float">
            <text:p>12482</text:p>
          </table:table-cell>
          <table:table-cell table:formula="of:=[.F68]" office:value-type="float" office:value="11116" calcext:value-type="float">
            <text:p>11116</text:p>
          </table:table-cell>
          <table:table-cell table:formula="of:=[.G68]" office:value-type="float" office:value="10429" calcext:value-type="float">
            <text:p>10429</text:p>
          </table:table-cell>
          <table:table-cell table:formula="of:=[.A68]+[.H68]" office:value-type="float" office:value="16655" calcext:value-type="float">
            <text:p>16655</text:p>
          </table:table-cell>
          <table:table-cell table:formula="of:=[.I68]" office:value-type="float" office:value="4671" calcext:value-type="float">
            <text:p>4671</text:p>
          </table:table-cell>
          <table:table-cell table:formula="of:=[.A68]" office:value-type="float" office:value="9979" calcext:value-type="float">
            <text:p>9979</text:p>
          </table:table-cell>
          <table:table-cell table:number-columns-repeated="291"/>
        </table:table-row>
        <table:table-row table:style-name="ro1">
          <table:table-cell table:formula="of:=[.B69]" office:value-type="float" office:value="12653" calcext:value-type="float">
            <text:p>12653</text:p>
          </table:table-cell>
          <table:table-cell table:formula="of:=[.C69]" office:value-type="float" office:value="7451" calcext:value-type="float">
            <text:p>7451</text:p>
          </table:table-cell>
          <table:table-cell table:formula="of:=[.D69]" office:value-type="float" office:value="12482" calcext:value-type="float">
            <text:p>12482</text:p>
          </table:table-cell>
          <table:table-cell table:formula="of:=[.E69]" office:value-type="float" office:value="11116" calcext:value-type="float">
            <text:p>11116</text:p>
          </table:table-cell>
          <table:table-cell table:formula="of:=[.F69]" office:value-type="float" office:value="10429" calcext:value-type="float">
            <text:p>10429</text:p>
          </table:table-cell>
          <table:table-cell table:formula="of:=[.G69]" office:value-type="float" office:value="16655" calcext:value-type="float">
            <text:p>16655</text:p>
          </table:table-cell>
          <table:table-cell table:formula="of:=[.A69]+[.H69]" office:value-type="float" office:value="9894" calcext:value-type="float">
            <text:p>9894</text:p>
          </table:table-cell>
          <table:table-cell table:formula="of:=[.I69]" office:value-type="float" office:value="9979" calcext:value-type="float">
            <text:p>9979</text:p>
          </table:table-cell>
          <table:table-cell table:formula="of:=[.A69]" office:value-type="float" office:value="5223" calcext:value-type="float">
            <text:p>5223</text:p>
          </table:table-cell>
          <table:table-cell table:number-columns-repeated="291"/>
        </table:table-row>
        <table:table-row table:style-name="ro1">
          <table:table-cell table:formula="of:=[.B70]" office:value-type="float" office:value="7451" calcext:value-type="float">
            <text:p>7451</text:p>
          </table:table-cell>
          <table:table-cell table:formula="of:=[.C70]" office:value-type="float" office:value="12482" calcext:value-type="float">
            <text:p>12482</text:p>
          </table:table-cell>
          <table:table-cell table:formula="of:=[.D70]" office:value-type="float" office:value="11116" calcext:value-type="float">
            <text:p>11116</text:p>
          </table:table-cell>
          <table:table-cell table:formula="of:=[.E70]" office:value-type="float" office:value="10429" calcext:value-type="float">
            <text:p>10429</text:p>
          </table:table-cell>
          <table:table-cell table:formula="of:=[.F70]" office:value-type="float" office:value="16655" calcext:value-type="float">
            <text:p>16655</text:p>
          </table:table-cell>
          <table:table-cell table:formula="of:=[.G70]" office:value-type="float" office:value="9894" calcext:value-type="float">
            <text:p>9894</text:p>
          </table:table-cell>
          <table:table-cell table:formula="of:=[.A70]+[.H70]" office:value-type="float" office:value="22632" calcext:value-type="float">
            <text:p>22632</text:p>
          </table:table-cell>
          <table:table-cell table:formula="of:=[.I70]" office:value-type="float" office:value="5223" calcext:value-type="float">
            <text:p>5223</text:p>
          </table:table-cell>
          <table:table-cell table:formula="of:=[.A70]" office:value-type="float" office:value="12653" calcext:value-type="float">
            <text:p>12653</text:p>
          </table:table-cell>
          <table:table-cell table:number-columns-repeated="291"/>
        </table:table-row>
        <table:table-row table:style-name="ro1">
          <table:table-cell table:formula="of:=[.B71]" office:value-type="float" office:value="12482" calcext:value-type="float">
            <text:p>12482</text:p>
          </table:table-cell>
          <table:table-cell table:formula="of:=[.C71]" office:value-type="float" office:value="11116" calcext:value-type="float">
            <text:p>11116</text:p>
          </table:table-cell>
          <table:table-cell table:formula="of:=[.D71]" office:value-type="float" office:value="10429" calcext:value-type="float">
            <text:p>10429</text:p>
          </table:table-cell>
          <table:table-cell table:formula="of:=[.E71]" office:value-type="float" office:value="16655" calcext:value-type="float">
            <text:p>16655</text:p>
          </table:table-cell>
          <table:table-cell table:formula="of:=[.F71]" office:value-type="float" office:value="9894" calcext:value-type="float">
            <text:p>9894</text:p>
          </table:table-cell>
          <table:table-cell table:formula="of:=[.G71]" office:value-type="float" office:value="22632" calcext:value-type="float">
            <text:p>22632</text:p>
          </table:table-cell>
          <table:table-cell table:formula="of:=[.A71]+[.H71]" office:value-type="float" office:value="12674" calcext:value-type="float">
            <text:p>12674</text:p>
          </table:table-cell>
          <table:table-cell table:formula="of:=[.I71]" office:value-type="float" office:value="12653" calcext:value-type="float">
            <text:p>12653</text:p>
          </table:table-cell>
          <table:table-cell table:formula="of:=[.A71]" office:value-type="float" office:value="7451" calcext:value-type="float">
            <text:p>7451</text:p>
          </table:table-cell>
          <table:table-cell table:number-columns-repeated="291"/>
        </table:table-row>
        <table:table-row table:style-name="ro1">
          <table:table-cell table:formula="of:=[.B72]" office:value-type="float" office:value="11116" calcext:value-type="float">
            <text:p>11116</text:p>
          </table:table-cell>
          <table:table-cell table:formula="of:=[.C72]" office:value-type="float" office:value="10429" calcext:value-type="float">
            <text:p>10429</text:p>
          </table:table-cell>
          <table:table-cell table:formula="of:=[.D72]" office:value-type="float" office:value="16655" calcext:value-type="float">
            <text:p>16655</text:p>
          </table:table-cell>
          <table:table-cell table:formula="of:=[.E72]" office:value-type="float" office:value="9894" calcext:value-type="float">
            <text:p>9894</text:p>
          </table:table-cell>
          <table:table-cell table:formula="of:=[.F72]" office:value-type="float" office:value="22632" calcext:value-type="float">
            <text:p>22632</text:p>
          </table:table-cell>
          <table:table-cell table:formula="of:=[.G72]" office:value-type="float" office:value="12674" calcext:value-type="float">
            <text:p>12674</text:p>
          </table:table-cell>
          <table:table-cell table:formula="of:=[.A72]+[.H72]" office:value-type="float" office:value="25135" calcext:value-type="float">
            <text:p>25135</text:p>
          </table:table-cell>
          <table:table-cell table:formula="of:=[.I72]" office:value-type="float" office:value="7451" calcext:value-type="float">
            <text:p>7451</text:p>
          </table:table-cell>
          <table:table-cell table:formula="of:=[.A72]" office:value-type="float" office:value="12482" calcext:value-type="float">
            <text:p>12482</text:p>
          </table:table-cell>
          <table:table-cell table:number-columns-repeated="291"/>
        </table:table-row>
        <table:table-row table:style-name="ro1">
          <table:table-cell table:formula="of:=[.B73]" office:value-type="float" office:value="10429" calcext:value-type="float">
            <text:p>10429</text:p>
          </table:table-cell>
          <table:table-cell table:formula="of:=[.C73]" office:value-type="float" office:value="16655" calcext:value-type="float">
            <text:p>16655</text:p>
          </table:table-cell>
          <table:table-cell table:formula="of:=[.D73]" office:value-type="float" office:value="9894" calcext:value-type="float">
            <text:p>9894</text:p>
          </table:table-cell>
          <table:table-cell table:formula="of:=[.E73]" office:value-type="float" office:value="22632" calcext:value-type="float">
            <text:p>22632</text:p>
          </table:table-cell>
          <table:table-cell table:formula="of:=[.F73]" office:value-type="float" office:value="12674" calcext:value-type="float">
            <text:p>12674</text:p>
          </table:table-cell>
          <table:table-cell table:formula="of:=[.G73]" office:value-type="float" office:value="25135" calcext:value-type="float">
            <text:p>25135</text:p>
          </table:table-cell>
          <table:table-cell table:formula="of:=[.A73]+[.H73]" office:value-type="float" office:value="18567" calcext:value-type="float">
            <text:p>18567</text:p>
          </table:table-cell>
          <table:table-cell table:formula="of:=[.I73]" office:value-type="float" office:value="12482" calcext:value-type="float">
            <text:p>12482</text:p>
          </table:table-cell>
          <table:table-cell table:formula="of:=[.A73]" office:value-type="float" office:value="11116" calcext:value-type="float">
            <text:p>11116</text:p>
          </table:table-cell>
          <table:table-cell table:number-columns-repeated="291"/>
        </table:table-row>
        <table:table-row table:style-name="ro1">
          <table:table-cell table:formula="of:=[.B74]" office:value-type="float" office:value="16655" calcext:value-type="float">
            <text:p>16655</text:p>
          </table:table-cell>
          <table:table-cell table:formula="of:=[.C74]" office:value-type="float" office:value="9894" calcext:value-type="float">
            <text:p>9894</text:p>
          </table:table-cell>
          <table:table-cell table:formula="of:=[.D74]" office:value-type="float" office:value="22632" calcext:value-type="float">
            <text:p>22632</text:p>
          </table:table-cell>
          <table:table-cell table:formula="of:=[.E74]" office:value-type="float" office:value="12674" calcext:value-type="float">
            <text:p>12674</text:p>
          </table:table-cell>
          <table:table-cell table:formula="of:=[.F74]" office:value-type="float" office:value="25135" calcext:value-type="float">
            <text:p>25135</text:p>
          </table:table-cell>
          <table:table-cell table:formula="of:=[.G74]" office:value-type="float" office:value="18567" calcext:value-type="float">
            <text:p>18567</text:p>
          </table:table-cell>
          <table:table-cell table:formula="of:=[.A74]+[.H74]" office:value-type="float" office:value="22911" calcext:value-type="float">
            <text:p>22911</text:p>
          </table:table-cell>
          <table:table-cell table:formula="of:=[.I74]" office:value-type="float" office:value="11116" calcext:value-type="float">
            <text:p>11116</text:p>
          </table:table-cell>
          <table:table-cell table:formula="of:=[.A74]" office:value-type="float" office:value="10429" calcext:value-type="float">
            <text:p>10429</text:p>
          </table:table-cell>
          <table:table-cell table:number-columns-repeated="291"/>
        </table:table-row>
        <table:table-row table:style-name="ro1">
          <table:table-cell table:formula="of:=[.B75]" office:value-type="float" office:value="9894" calcext:value-type="float">
            <text:p>9894</text:p>
          </table:table-cell>
          <table:table-cell table:formula="of:=[.C75]" office:value-type="float" office:value="22632" calcext:value-type="float">
            <text:p>22632</text:p>
          </table:table-cell>
          <table:table-cell table:formula="of:=[.D75]" office:value-type="float" office:value="12674" calcext:value-type="float">
            <text:p>12674</text:p>
          </table:table-cell>
          <table:table-cell table:formula="of:=[.E75]" office:value-type="float" office:value="25135" calcext:value-type="float">
            <text:p>25135</text:p>
          </table:table-cell>
          <table:table-cell table:formula="of:=[.F75]" office:value-type="float" office:value="18567" calcext:value-type="float">
            <text:p>18567</text:p>
          </table:table-cell>
          <table:table-cell table:formula="of:=[.G75]" office:value-type="float" office:value="22911" calcext:value-type="float">
            <text:p>22911</text:p>
          </table:table-cell>
          <table:table-cell table:formula="of:=[.A75]+[.H75]" office:value-type="float" office:value="27771" calcext:value-type="float">
            <text:p>27771</text:p>
          </table:table-cell>
          <table:table-cell table:formula="of:=[.I75]" office:value-type="float" office:value="10429" calcext:value-type="float">
            <text:p>10429</text:p>
          </table:table-cell>
          <table:table-cell table:formula="of:=[.A75]" office:value-type="float" office:value="16655" calcext:value-type="float">
            <text:p>16655</text:p>
          </table:table-cell>
          <table:table-cell table:number-columns-repeated="291"/>
        </table:table-row>
        <table:table-row table:style-name="ro1">
          <table:table-cell table:formula="of:=[.B76]" office:value-type="float" office:value="22632" calcext:value-type="float">
            <text:p>22632</text:p>
          </table:table-cell>
          <table:table-cell table:formula="of:=[.C76]" office:value-type="float" office:value="12674" calcext:value-type="float">
            <text:p>12674</text:p>
          </table:table-cell>
          <table:table-cell table:formula="of:=[.D76]" office:value-type="float" office:value="25135" calcext:value-type="float">
            <text:p>25135</text:p>
          </table:table-cell>
          <table:table-cell table:formula="of:=[.E76]" office:value-type="float" office:value="18567" calcext:value-type="float">
            <text:p>18567</text:p>
          </table:table-cell>
          <table:table-cell table:formula="of:=[.F76]" office:value-type="float" office:value="22911" calcext:value-type="float">
            <text:p>22911</text:p>
          </table:table-cell>
          <table:table-cell table:formula="of:=[.G76]" office:value-type="float" office:value="27771" calcext:value-type="float">
            <text:p>27771</text:p>
          </table:table-cell>
          <table:table-cell table:formula="of:=[.A76]+[.H76]" office:value-type="float" office:value="20323" calcext:value-type="float">
            <text:p>20323</text:p>
          </table:table-cell>
          <table:table-cell table:formula="of:=[.I76]" office:value-type="float" office:value="16655" calcext:value-type="float">
            <text:p>16655</text:p>
          </table:table-cell>
          <table:table-cell table:formula="of:=[.A76]" office:value-type="float" office:value="9894" calcext:value-type="float">
            <text:p>9894</text:p>
          </table:table-cell>
          <table:table-cell table:number-columns-repeated="291"/>
        </table:table-row>
        <table:table-row table:style-name="ro1">
          <table:table-cell table:formula="of:=[.B77]" office:value-type="float" office:value="12674" calcext:value-type="float">
            <text:p>12674</text:p>
          </table:table-cell>
          <table:table-cell table:formula="of:=[.C77]" office:value-type="float" office:value="25135" calcext:value-type="float">
            <text:p>25135</text:p>
          </table:table-cell>
          <table:table-cell table:formula="of:=[.D77]" office:value-type="float" office:value="18567" calcext:value-type="float">
            <text:p>18567</text:p>
          </table:table-cell>
          <table:table-cell table:formula="of:=[.E77]" office:value-type="float" office:value="22911" calcext:value-type="float">
            <text:p>22911</text:p>
          </table:table-cell>
          <table:table-cell table:formula="of:=[.F77]" office:value-type="float" office:value="27771" calcext:value-type="float">
            <text:p>27771</text:p>
          </table:table-cell>
          <table:table-cell table:formula="of:=[.G77]" office:value-type="float" office:value="20323" calcext:value-type="float">
            <text:p>20323</text:p>
          </table:table-cell>
          <table:table-cell table:formula="of:=[.A77]+[.H77]" office:value-type="float" office:value="39287" calcext:value-type="float">
            <text:p>39287</text:p>
          </table:table-cell>
          <table:table-cell table:formula="of:=[.I77]" office:value-type="float" office:value="9894" calcext:value-type="float">
            <text:p>9894</text:p>
          </table:table-cell>
          <table:table-cell table:formula="of:=[.A77]" office:value-type="float" office:value="22632" calcext:value-type="float">
            <text:p>22632</text:p>
          </table:table-cell>
          <table:table-cell table:number-columns-repeated="291"/>
        </table:table-row>
        <table:table-row table:style-name="ro1">
          <table:table-cell table:formula="of:=[.B78]" office:value-type="float" office:value="25135" calcext:value-type="float">
            <text:p>25135</text:p>
          </table:table-cell>
          <table:table-cell table:formula="of:=[.C78]" office:value-type="float" office:value="18567" calcext:value-type="float">
            <text:p>18567</text:p>
          </table:table-cell>
          <table:table-cell table:formula="of:=[.D78]" office:value-type="float" office:value="22911" calcext:value-type="float">
            <text:p>22911</text:p>
          </table:table-cell>
          <table:table-cell table:formula="of:=[.E78]" office:value-type="float" office:value="27771" calcext:value-type="float">
            <text:p>27771</text:p>
          </table:table-cell>
          <table:table-cell table:formula="of:=[.F78]" office:value-type="float" office:value="20323" calcext:value-type="float">
            <text:p>20323</text:p>
          </table:table-cell>
          <table:table-cell table:formula="of:=[.G78]" office:value-type="float" office:value="39287" calcext:value-type="float">
            <text:p>39287</text:p>
          </table:table-cell>
          <table:table-cell table:formula="of:=[.A78]+[.H78]" office:value-type="float" office:value="22568" calcext:value-type="float">
            <text:p>22568</text:p>
          </table:table-cell>
          <table:table-cell table:formula="of:=[.I78]" office:value-type="float" office:value="22632" calcext:value-type="float">
            <text:p>22632</text:p>
          </table:table-cell>
          <table:table-cell table:formula="of:=[.A78]" office:value-type="float" office:value="12674" calcext:value-type="float">
            <text:p>12674</text:p>
          </table:table-cell>
          <table:table-cell table:number-columns-repeated="291"/>
        </table:table-row>
        <table:table-row table:style-name="ro1">
          <table:table-cell table:formula="of:=[.B79]" office:value-type="float" office:value="18567" calcext:value-type="float">
            <text:p>18567</text:p>
          </table:table-cell>
          <table:table-cell table:formula="of:=[.C79]" office:value-type="float" office:value="22911" calcext:value-type="float">
            <text:p>22911</text:p>
          </table:table-cell>
          <table:table-cell table:formula="of:=[.D79]" office:value-type="float" office:value="27771" calcext:value-type="float">
            <text:p>27771</text:p>
          </table:table-cell>
          <table:table-cell table:formula="of:=[.E79]" office:value-type="float" office:value="20323" calcext:value-type="float">
            <text:p>20323</text:p>
          </table:table-cell>
          <table:table-cell table:formula="of:=[.F79]" office:value-type="float" office:value="39287" calcext:value-type="float">
            <text:p>39287</text:p>
          </table:table-cell>
          <table:table-cell table:formula="of:=[.G79]" office:value-type="float" office:value="22568" calcext:value-type="float">
            <text:p>22568</text:p>
          </table:table-cell>
          <table:table-cell table:formula="of:=[.A79]+[.H79]" office:value-type="float" office:value="47767" calcext:value-type="float">
            <text:p>47767</text:p>
          </table:table-cell>
          <table:table-cell table:formula="of:=[.I79]" office:value-type="float" office:value="12674" calcext:value-type="float">
            <text:p>12674</text:p>
          </table:table-cell>
          <table:table-cell table:formula="of:=[.A79]" office:value-type="float" office:value="25135" calcext:value-type="float">
            <text:p>25135</text:p>
          </table:table-cell>
          <table:table-cell table:number-columns-repeated="291"/>
        </table:table-row>
        <table:table-row table:style-name="ro1">
          <table:table-cell table:formula="of:=[.B80]" office:value-type="float" office:value="22911" calcext:value-type="float">
            <text:p>22911</text:p>
          </table:table-cell>
          <table:table-cell table:formula="of:=[.C80]" office:value-type="float" office:value="27771" calcext:value-type="float">
            <text:p>27771</text:p>
          </table:table-cell>
          <table:table-cell table:formula="of:=[.D80]" office:value-type="float" office:value="20323" calcext:value-type="float">
            <text:p>20323</text:p>
          </table:table-cell>
          <table:table-cell table:formula="of:=[.E80]" office:value-type="float" office:value="39287" calcext:value-type="float">
            <text:p>39287</text:p>
          </table:table-cell>
          <table:table-cell table:formula="of:=[.F80]" office:value-type="float" office:value="22568" calcext:value-type="float">
            <text:p>22568</text:p>
          </table:table-cell>
          <table:table-cell table:formula="of:=[.G80]" office:value-type="float" office:value="47767" calcext:value-type="float">
            <text:p>47767</text:p>
          </table:table-cell>
          <table:table-cell table:formula="of:=[.A80]+[.H80]" office:value-type="float" office:value="31241" calcext:value-type="float">
            <text:p>31241</text:p>
          </table:table-cell>
          <table:table-cell table:formula="of:=[.I80]" office:value-type="float" office:value="25135" calcext:value-type="float">
            <text:p>25135</text:p>
          </table:table-cell>
          <table:table-cell table:formula="of:=[.A80]" office:value-type="float" office:value="18567" calcext:value-type="float">
            <text:p>18567</text:p>
          </table:table-cell>
          <table:table-cell table:number-columns-repeated="291"/>
        </table:table-row>
        <table:table-row table:style-name="ro1">
          <table:table-cell table:formula="of:=[.B81]" office:value-type="float" office:value="27771" calcext:value-type="float">
            <text:p>27771</text:p>
          </table:table-cell>
          <table:table-cell table:formula="of:=[.C81]" office:value-type="float" office:value="20323" calcext:value-type="float">
            <text:p>20323</text:p>
          </table:table-cell>
          <table:table-cell table:formula="of:=[.D81]" office:value-type="float" office:value="39287" calcext:value-type="float">
            <text:p>39287</text:p>
          </table:table-cell>
          <table:table-cell table:formula="of:=[.E81]" office:value-type="float" office:value="22568" calcext:value-type="float">
            <text:p>22568</text:p>
          </table:table-cell>
          <table:table-cell table:formula="of:=[.F81]" office:value-type="float" office:value="47767" calcext:value-type="float">
            <text:p>47767</text:p>
          </table:table-cell>
          <table:table-cell table:formula="of:=[.G81]" office:value-type="float" office:value="31241" calcext:value-type="float">
            <text:p>31241</text:p>
          </table:table-cell>
          <table:table-cell table:formula="of:=[.A81]+[.H81]" office:value-type="float" office:value="48046" calcext:value-type="float">
            <text:p>48046</text:p>
          </table:table-cell>
          <table:table-cell table:formula="of:=[.I81]" office:value-type="float" office:value="18567" calcext:value-type="float">
            <text:p>18567</text:p>
          </table:table-cell>
          <table:table-cell table:formula="of:=[.A81]" office:value-type="float" office:value="22911" calcext:value-type="float">
            <text:p>22911</text:p>
          </table:table-cell>
          <table:table-cell table:number-columns-repeated="291"/>
        </table:table-row>
        <table:table-row table:style-name="ro1">
          <table:table-cell table:formula="of:=[.B82]" office:value-type="float" office:value="20323" calcext:value-type="float">
            <text:p>20323</text:p>
          </table:table-cell>
          <table:table-cell table:formula="of:=[.C82]" office:value-type="float" office:value="39287" calcext:value-type="float">
            <text:p>39287</text:p>
          </table:table-cell>
          <table:table-cell table:formula="of:=[.D82]" office:value-type="float" office:value="22568" calcext:value-type="float">
            <text:p>22568</text:p>
          </table:table-cell>
          <table:table-cell table:formula="of:=[.E82]" office:value-type="float" office:value="47767" calcext:value-type="float">
            <text:p>47767</text:p>
          </table:table-cell>
          <table:table-cell table:formula="of:=[.F82]" office:value-type="float" office:value="31241" calcext:value-type="float">
            <text:p>31241</text:p>
          </table:table-cell>
          <table:table-cell table:formula="of:=[.G82]" office:value-type="float" office:value="48046" calcext:value-type="float">
            <text:p>48046</text:p>
          </table:table-cell>
          <table:table-cell table:formula="of:=[.A82]+[.H82]" office:value-type="float" office:value="46338" calcext:value-type="float">
            <text:p>46338</text:p>
          </table:table-cell>
          <table:table-cell table:formula="of:=[.I82]" office:value-type="float" office:value="22911" calcext:value-type="float">
            <text:p>22911</text:p>
          </table:table-cell>
          <table:table-cell table:formula="of:=[.A82]" office:value-type="float" office:value="27771" calcext:value-type="float">
            <text:p>27771</text:p>
          </table:table-cell>
          <table:table-cell table:number-columns-repeated="291"/>
        </table:table-row>
        <table:table-row table:style-name="ro1">
          <table:table-cell table:formula="of:=[.B83]" office:value-type="float" office:value="39287" calcext:value-type="float">
            <text:p>39287</text:p>
          </table:table-cell>
          <table:table-cell table:formula="of:=[.C83]" office:value-type="float" office:value="22568" calcext:value-type="float">
            <text:p>22568</text:p>
          </table:table-cell>
          <table:table-cell table:formula="of:=[.D83]" office:value-type="float" office:value="47767" calcext:value-type="float">
            <text:p>47767</text:p>
          </table:table-cell>
          <table:table-cell table:formula="of:=[.E83]" office:value-type="float" office:value="31241" calcext:value-type="float">
            <text:p>31241</text:p>
          </table:table-cell>
          <table:table-cell table:formula="of:=[.F83]" office:value-type="float" office:value="48046" calcext:value-type="float">
            <text:p>48046</text:p>
          </table:table-cell>
          <table:table-cell table:formula="of:=[.G83]" office:value-type="float" office:value="46338" calcext:value-type="float">
            <text:p>46338</text:p>
          </table:table-cell>
          <table:table-cell table:formula="of:=[.A83]+[.H83]" office:value-type="float" office:value="43234" calcext:value-type="float">
            <text:p>43234</text:p>
          </table:table-cell>
          <table:table-cell table:formula="of:=[.I83]" office:value-type="float" office:value="27771" calcext:value-type="float">
            <text:p>27771</text:p>
          </table:table-cell>
          <table:table-cell table:formula="of:=[.A83]" office:value-type="float" office:value="20323" calcext:value-type="float">
            <text:p>20323</text:p>
          </table:table-cell>
          <table:table-cell table:number-columns-repeated="291"/>
        </table:table-row>
        <table:table-row table:style-name="ro1">
          <table:table-cell table:formula="of:=[.B84]" office:value-type="float" office:value="22568" calcext:value-type="float">
            <text:p>22568</text:p>
          </table:table-cell>
          <table:table-cell table:formula="of:=[.C84]" office:value-type="float" office:value="47767" calcext:value-type="float">
            <text:p>47767</text:p>
          </table:table-cell>
          <table:table-cell table:formula="of:=[.D84]" office:value-type="float" office:value="31241" calcext:value-type="float">
            <text:p>31241</text:p>
          </table:table-cell>
          <table:table-cell table:formula="of:=[.E84]" office:value-type="float" office:value="48046" calcext:value-type="float">
            <text:p>48046</text:p>
          </table:table-cell>
          <table:table-cell table:formula="of:=[.F84]" office:value-type="float" office:value="46338" calcext:value-type="float">
            <text:p>46338</text:p>
          </table:table-cell>
          <table:table-cell table:formula="of:=[.G84]" office:value-type="float" office:value="43234" calcext:value-type="float">
            <text:p>43234</text:p>
          </table:table-cell>
          <table:table-cell table:formula="of:=[.A84]+[.H84]" office:value-type="float" office:value="67058" calcext:value-type="float">
            <text:p>67058</text:p>
          </table:table-cell>
          <table:table-cell table:formula="of:=[.I84]" office:value-type="float" office:value="20323" calcext:value-type="float">
            <text:p>20323</text:p>
          </table:table-cell>
          <table:table-cell table:formula="of:=[.A84]" office:value-type="float" office:value="39287" calcext:value-type="float">
            <text:p>39287</text:p>
          </table:table-cell>
          <table:table-cell table:formula="of:=SUM([.A85:.I85])" office:value-type="float" office:value="365862" calcext:value-type="float">
            <text:p>365862</text:p>
          </table:table-cell>
          <table:table-cell table:number-columns-repeated="290"/>
        </table:table-row>
        <table:table-row table:style-name="ro1">
          <table:table-cell table:formula="of:=[.B85]" office:value-type="float" office:value="47767" calcext:value-type="float">
            <text:p>47767</text:p>
          </table:table-cell>
          <table:table-cell table:formula="of:=[.C85]" office:value-type="float" office:value="31241" calcext:value-type="float">
            <text:p>31241</text:p>
          </table:table-cell>
          <table:table-cell table:formula="of:=[.D85]" office:value-type="float" office:value="48046" calcext:value-type="float">
            <text:p>48046</text:p>
          </table:table-cell>
          <table:table-cell table:formula="of:=[.E85]" office:value-type="float" office:value="46338" calcext:value-type="float">
            <text:p>46338</text:p>
          </table:table-cell>
          <table:table-cell table:formula="of:=[.F85]" office:value-type="float" office:value="43234" calcext:value-type="float">
            <text:p>43234</text:p>
          </table:table-cell>
          <table:table-cell table:formula="of:=[.G85]" office:value-type="float" office:value="67058" calcext:value-type="float">
            <text:p>67058</text:p>
          </table:table-cell>
          <table:table-cell table:formula="of:=[.A85]+[.H85]" office:value-type="float" office:value="42891" calcext:value-type="float">
            <text:p>42891</text:p>
          </table:table-cell>
          <table:table-cell table:formula="of:=[.I85]" office:value-type="float" office:value="39287" calcext:value-type="float">
            <text:p>39287</text:p>
          </table:table-cell>
          <table:table-cell table:formula="of:=[.A85]" office:value-type="float" office:value="22568" calcext:value-type="float">
            <text:p>22568</text:p>
          </table:table-cell>
          <table:table-cell table:number-columns-repeated="291"/>
        </table:table-row>
        <table:table-row table:style-name="ro1">
          <table:table-cell table:formula="of:=[.B86]" office:value-type="float" office:value="31241" calcext:value-type="float">
            <text:p>31241</text:p>
          </table:table-cell>
          <table:table-cell table:formula="of:=[.C86]" office:value-type="float" office:value="48046" calcext:value-type="float">
            <text:p>48046</text:p>
          </table:table-cell>
          <table:table-cell table:formula="of:=[.D86]" office:value-type="float" office:value="46338" calcext:value-type="float">
            <text:p>46338</text:p>
          </table:table-cell>
          <table:table-cell table:formula="of:=[.E86]" office:value-type="float" office:value="43234" calcext:value-type="float">
            <text:p>43234</text:p>
          </table:table-cell>
          <table:table-cell table:formula="of:=[.F86]" office:value-type="float" office:value="67058" calcext:value-type="float">
            <text:p>67058</text:p>
          </table:table-cell>
          <table:table-cell table:formula="of:=[.G86]" office:value-type="float" office:value="42891" calcext:value-type="float">
            <text:p>42891</text:p>
          </table:table-cell>
          <table:table-cell table:formula="of:=[.A86]+[.H86]" office:value-type="float" office:value="87054" calcext:value-type="float">
            <text:p>87054</text:p>
          </table:table-cell>
          <table:table-cell table:formula="of:=[.I86]" office:value-type="float" office:value="22568" calcext:value-type="float">
            <text:p>22568</text:p>
          </table:table-cell>
          <table:table-cell table:formula="of:=[.A86]" office:value-type="float" office:value="47767" calcext:value-type="float">
            <text:p>47767</text:p>
          </table:table-cell>
          <table:table-cell table:number-columns-repeated="291"/>
        </table:table-row>
        <table:table-row table:style-name="ro1">
          <table:table-cell table:formula="of:=[.B87]" office:value-type="float" office:value="48046" calcext:value-type="float">
            <text:p>48046</text:p>
          </table:table-cell>
          <table:table-cell table:formula="of:=[.C87]" office:value-type="float" office:value="46338" calcext:value-type="float">
            <text:p>46338</text:p>
          </table:table-cell>
          <table:table-cell table:formula="of:=[.D87]" office:value-type="float" office:value="43234" calcext:value-type="float">
            <text:p>43234</text:p>
          </table:table-cell>
          <table:table-cell table:formula="of:=[.E87]" office:value-type="float" office:value="67058" calcext:value-type="float">
            <text:p>67058</text:p>
          </table:table-cell>
          <table:table-cell table:formula="of:=[.F87]" office:value-type="float" office:value="42891" calcext:value-type="float">
            <text:p>42891</text:p>
          </table:table-cell>
          <table:table-cell table:formula="of:=[.G87]" office:value-type="float" office:value="87054" calcext:value-type="float">
            <text:p>87054</text:p>
          </table:table-cell>
          <table:table-cell table:formula="of:=[.A87]+[.H87]" office:value-type="float" office:value="53809" calcext:value-type="float">
            <text:p>53809</text:p>
          </table:table-cell>
          <table:table-cell table:formula="of:=[.I87]" office:value-type="float" office:value="47767" calcext:value-type="float">
            <text:p>47767</text:p>
          </table:table-cell>
          <table:table-cell table:formula="of:=[.A87]" office:value-type="float" office:value="31241" calcext:value-type="float">
            <text:p>31241</text:p>
          </table:table-cell>
          <table:table-cell table:number-columns-repeated="291"/>
        </table:table-row>
        <table:table-row table:style-name="ro1">
          <table:table-cell table:formula="of:=[.B88]" office:value-type="float" office:value="46338" calcext:value-type="float">
            <text:p>46338</text:p>
          </table:table-cell>
          <table:table-cell table:formula="of:=[.C88]" office:value-type="float" office:value="43234" calcext:value-type="float">
            <text:p>43234</text:p>
          </table:table-cell>
          <table:table-cell table:formula="of:=[.D88]" office:value-type="float" office:value="67058" calcext:value-type="float">
            <text:p>67058</text:p>
          </table:table-cell>
          <table:table-cell table:formula="of:=[.E88]" office:value-type="float" office:value="42891" calcext:value-type="float">
            <text:p>42891</text:p>
          </table:table-cell>
          <table:table-cell table:formula="of:=[.F88]" office:value-type="float" office:value="87054" calcext:value-type="float">
            <text:p>87054</text:p>
          </table:table-cell>
          <table:table-cell table:formula="of:=[.G88]" office:value-type="float" office:value="53809" calcext:value-type="float">
            <text:p>53809</text:p>
          </table:table-cell>
          <table:table-cell table:formula="of:=[.A88]+[.H88]" office:value-type="float" office:value="95813" calcext:value-type="float">
            <text:p>95813</text:p>
          </table:table-cell>
          <table:table-cell table:formula="of:=[.I88]" office:value-type="float" office:value="31241" calcext:value-type="float">
            <text:p>31241</text:p>
          </table:table-cell>
          <table:table-cell table:formula="of:=[.A88]" office:value-type="float" office:value="48046" calcext:value-type="float">
            <text:p>48046</text:p>
          </table:table-cell>
          <table:table-cell table:number-columns-repeated="291"/>
        </table:table-row>
        <table:table-row table:style-name="ro1">
          <table:table-cell table:formula="of:=[.B89]" office:value-type="float" office:value="43234" calcext:value-type="float">
            <text:p>43234</text:p>
          </table:table-cell>
          <table:table-cell table:formula="of:=[.C89]" office:value-type="float" office:value="67058" calcext:value-type="float">
            <text:p>67058</text:p>
          </table:table-cell>
          <table:table-cell table:formula="of:=[.D89]" office:value-type="float" office:value="42891" calcext:value-type="float">
            <text:p>42891</text:p>
          </table:table-cell>
          <table:table-cell table:formula="of:=[.E89]" office:value-type="float" office:value="87054" calcext:value-type="float">
            <text:p>87054</text:p>
          </table:table-cell>
          <table:table-cell table:formula="of:=[.F89]" office:value-type="float" office:value="53809" calcext:value-type="float">
            <text:p>53809</text:p>
          </table:table-cell>
          <table:table-cell table:formula="of:=[.G89]" office:value-type="float" office:value="95813" calcext:value-type="float">
            <text:p>95813</text:p>
          </table:table-cell>
          <table:table-cell table:formula="of:=[.A89]+[.H89]" office:value-type="float" office:value="77579" calcext:value-type="float">
            <text:p>77579</text:p>
          </table:table-cell>
          <table:table-cell table:formula="of:=[.I89]" office:value-type="float" office:value="48046" calcext:value-type="float">
            <text:p>48046</text:p>
          </table:table-cell>
          <table:table-cell table:formula="of:=[.A89]" office:value-type="float" office:value="46338" calcext:value-type="float">
            <text:p>46338</text:p>
          </table:table-cell>
          <table:table-cell table:number-columns-repeated="291"/>
        </table:table-row>
        <table:table-row table:style-name="ro1">
          <table:table-cell table:formula="of:=[.B90]" office:value-type="float" office:value="67058" calcext:value-type="float">
            <text:p>67058</text:p>
          </table:table-cell>
          <table:table-cell table:formula="of:=[.C90]" office:value-type="float" office:value="42891" calcext:value-type="float">
            <text:p>42891</text:p>
          </table:table-cell>
          <table:table-cell table:formula="of:=[.D90]" office:value-type="float" office:value="87054" calcext:value-type="float">
            <text:p>87054</text:p>
          </table:table-cell>
          <table:table-cell table:formula="of:=[.E90]" office:value-type="float" office:value="53809" calcext:value-type="float">
            <text:p>53809</text:p>
          </table:table-cell>
          <table:table-cell table:formula="of:=[.F90]" office:value-type="float" office:value="95813" calcext:value-type="float">
            <text:p>95813</text:p>
          </table:table-cell>
          <table:table-cell table:formula="of:=[.G90]" office:value-type="float" office:value="77579" calcext:value-type="float">
            <text:p>77579</text:p>
          </table:table-cell>
          <table:table-cell table:formula="of:=[.A90]+[.H90]" office:value-type="float" office:value="91280" calcext:value-type="float">
            <text:p>91280</text:p>
          </table:table-cell>
          <table:table-cell table:formula="of:=[.I90]" office:value-type="float" office:value="46338" calcext:value-type="float">
            <text:p>46338</text:p>
          </table:table-cell>
          <table:table-cell table:formula="of:=[.A90]" office:value-type="float" office:value="43234" calcext:value-type="float">
            <text:p>43234</text:p>
          </table:table-cell>
          <table:table-cell table:number-columns-repeated="291"/>
        </table:table-row>
        <table:table-row table:style-name="ro1">
          <table:table-cell table:formula="of:=[.B91]" office:value-type="float" office:value="42891" calcext:value-type="float">
            <text:p>42891</text:p>
          </table:table-cell>
          <table:table-cell table:formula="of:=[.C91]" office:value-type="float" office:value="87054" calcext:value-type="float">
            <text:p>87054</text:p>
          </table:table-cell>
          <table:table-cell table:formula="of:=[.D91]" office:value-type="float" office:value="53809" calcext:value-type="float">
            <text:p>53809</text:p>
          </table:table-cell>
          <table:table-cell table:formula="of:=[.E91]" office:value-type="float" office:value="95813" calcext:value-type="float">
            <text:p>95813</text:p>
          </table:table-cell>
          <table:table-cell table:formula="of:=[.F91]" office:value-type="float" office:value="77579" calcext:value-type="float">
            <text:p>77579</text:p>
          </table:table-cell>
          <table:table-cell table:formula="of:=[.G91]" office:value-type="float" office:value="91280" calcext:value-type="float">
            <text:p>91280</text:p>
          </table:table-cell>
          <table:table-cell table:formula="of:=[.A91]+[.H91]" office:value-type="float" office:value="113396" calcext:value-type="float">
            <text:p>113396</text:p>
          </table:table-cell>
          <table:table-cell table:formula="of:=[.I91]" office:value-type="float" office:value="43234" calcext:value-type="float">
            <text:p>43234</text:p>
          </table:table-cell>
          <table:table-cell table:formula="of:=[.A91]" office:value-type="float" office:value="67058" calcext:value-type="float">
            <text:p>67058</text:p>
          </table:table-cell>
          <table:table-cell table:number-columns-repeated="291"/>
        </table:table-row>
        <table:table-row table:style-name="ro1">
          <table:table-cell table:formula="of:=[.B92]" office:value-type="float" office:value="87054" calcext:value-type="float">
            <text:p>87054</text:p>
          </table:table-cell>
          <table:table-cell table:formula="of:=[.C92]" office:value-type="float" office:value="53809" calcext:value-type="float">
            <text:p>53809</text:p>
          </table:table-cell>
          <table:table-cell table:formula="of:=[.D92]" office:value-type="float" office:value="95813" calcext:value-type="float">
            <text:p>95813</text:p>
          </table:table-cell>
          <table:table-cell table:formula="of:=[.E92]" office:value-type="float" office:value="77579" calcext:value-type="float">
            <text:p>77579</text:p>
          </table:table-cell>
          <table:table-cell table:formula="of:=[.F92]" office:value-type="float" office:value="91280" calcext:value-type="float">
            <text:p>91280</text:p>
          </table:table-cell>
          <table:table-cell table:formula="of:=[.G92]" office:value-type="float" office:value="113396" calcext:value-type="float">
            <text:p>113396</text:p>
          </table:table-cell>
          <table:table-cell table:formula="of:=[.A92]+[.H92]" office:value-type="float" office:value="86125" calcext:value-type="float">
            <text:p>86125</text:p>
          </table:table-cell>
          <table:table-cell table:formula="of:=[.I92]" office:value-type="float" office:value="67058" calcext:value-type="float">
            <text:p>67058</text:p>
          </table:table-cell>
          <table:table-cell table:formula="of:=[.A92]" office:value-type="float" office:value="42891" calcext:value-type="float">
            <text:p>42891</text:p>
          </table:table-cell>
          <table:table-cell table:number-columns-repeated="291"/>
        </table:table-row>
        <table:table-row table:style-name="ro1">
          <table:table-cell table:formula="of:=[.B93]" office:value-type="float" office:value="53809" calcext:value-type="float">
            <text:p>53809</text:p>
          </table:table-cell>
          <table:table-cell table:formula="of:=[.C93]" office:value-type="float" office:value="95813" calcext:value-type="float">
            <text:p>95813</text:p>
          </table:table-cell>
          <table:table-cell table:formula="of:=[.D93]" office:value-type="float" office:value="77579" calcext:value-type="float">
            <text:p>77579</text:p>
          </table:table-cell>
          <table:table-cell table:formula="of:=[.E93]" office:value-type="float" office:value="91280" calcext:value-type="float">
            <text:p>91280</text:p>
          </table:table-cell>
          <table:table-cell table:formula="of:=[.F93]" office:value-type="float" office:value="113396" calcext:value-type="float">
            <text:p>113396</text:p>
          </table:table-cell>
          <table:table-cell table:formula="of:=[.G93]" office:value-type="float" office:value="86125" calcext:value-type="float">
            <text:p>86125</text:p>
          </table:table-cell>
          <table:table-cell table:formula="of:=[.A93]+[.H93]" office:value-type="float" office:value="154112" calcext:value-type="float">
            <text:p>154112</text:p>
          </table:table-cell>
          <table:table-cell table:formula="of:=[.I93]" office:value-type="float" office:value="42891" calcext:value-type="float">
            <text:p>42891</text:p>
          </table:table-cell>
          <table:table-cell table:formula="of:=[.A93]" office:value-type="float" office:value="87054" calcext:value-type="float">
            <text:p>87054</text:p>
          </table:table-cell>
          <table:table-cell table:number-columns-repeated="291"/>
        </table:table-row>
        <table:table-row table:style-name="ro1">
          <table:table-cell table:formula="of:=[.B94]" office:value-type="float" office:value="95813" calcext:value-type="float">
            <text:p>95813</text:p>
          </table:table-cell>
          <table:table-cell table:formula="of:=[.C94]" office:value-type="float" office:value="77579" calcext:value-type="float">
            <text:p>77579</text:p>
          </table:table-cell>
          <table:table-cell table:formula="of:=[.D94]" office:value-type="float" office:value="91280" calcext:value-type="float">
            <text:p>91280</text:p>
          </table:table-cell>
          <table:table-cell table:formula="of:=[.E94]" office:value-type="float" office:value="113396" calcext:value-type="float">
            <text:p>113396</text:p>
          </table:table-cell>
          <table:table-cell table:formula="of:=[.F94]" office:value-type="float" office:value="86125" calcext:value-type="float">
            <text:p>86125</text:p>
          </table:table-cell>
          <table:table-cell table:formula="of:=[.G94]" office:value-type="float" office:value="154112" calcext:value-type="float">
            <text:p>154112</text:p>
          </table:table-cell>
          <table:table-cell table:formula="of:=[.A94]+[.H94]" office:value-type="float" office:value="96700" calcext:value-type="float">
            <text:p>96700</text:p>
          </table:table-cell>
          <table:table-cell table:formula="of:=[.I94]" office:value-type="float" office:value="87054" calcext:value-type="float">
            <text:p>87054</text:p>
          </table:table-cell>
          <table:table-cell table:formula="of:=[.A94]" office:value-type="float" office:value="53809" calcext:value-type="float">
            <text:p>53809</text:p>
          </table:table-cell>
          <table:table-cell table:number-columns-repeated="291"/>
        </table:table-row>
        <table:table-row table:style-name="ro1">
          <table:table-cell table:formula="of:=[.B95]" office:value-type="float" office:value="77579" calcext:value-type="float">
            <text:p>77579</text:p>
          </table:table-cell>
          <table:table-cell table:formula="of:=[.C95]" office:value-type="float" office:value="91280" calcext:value-type="float">
            <text:p>91280</text:p>
          </table:table-cell>
          <table:table-cell table:formula="of:=[.D95]" office:value-type="float" office:value="113396" calcext:value-type="float">
            <text:p>113396</text:p>
          </table:table-cell>
          <table:table-cell table:formula="of:=[.E95]" office:value-type="float" office:value="86125" calcext:value-type="float">
            <text:p>86125</text:p>
          </table:table-cell>
          <table:table-cell table:formula="of:=[.F95]" office:value-type="float" office:value="154112" calcext:value-type="float">
            <text:p>154112</text:p>
          </table:table-cell>
          <table:table-cell table:formula="of:=[.G95]" office:value-type="float" office:value="96700" calcext:value-type="float">
            <text:p>96700</text:p>
          </table:table-cell>
          <table:table-cell table:formula="of:=[.A95]+[.H95]" office:value-type="float" office:value="182867" calcext:value-type="float">
            <text:p>182867</text:p>
          </table:table-cell>
          <table:table-cell table:formula="of:=[.I95]" office:value-type="float" office:value="53809" calcext:value-type="float">
            <text:p>53809</text:p>
          </table:table-cell>
          <table:table-cell table:formula="of:=[.A95]" office:value-type="float" office:value="95813" calcext:value-type="float">
            <text:p>95813</text:p>
          </table:table-cell>
          <table:table-cell table:number-columns-repeated="291"/>
        </table:table-row>
        <table:table-row table:style-name="ro1">
          <table:table-cell table:formula="of:=[.B96]" office:value-type="float" office:value="91280" calcext:value-type="float">
            <text:p>91280</text:p>
          </table:table-cell>
          <table:table-cell table:formula="of:=[.C96]" office:value-type="float" office:value="113396" calcext:value-type="float">
            <text:p>113396</text:p>
          </table:table-cell>
          <table:table-cell table:formula="of:=[.D96]" office:value-type="float" office:value="86125" calcext:value-type="float">
            <text:p>86125</text:p>
          </table:table-cell>
          <table:table-cell table:formula="of:=[.E96]" office:value-type="float" office:value="154112" calcext:value-type="float">
            <text:p>154112</text:p>
          </table:table-cell>
          <table:table-cell table:formula="of:=[.F96]" office:value-type="float" office:value="96700" calcext:value-type="float">
            <text:p>96700</text:p>
          </table:table-cell>
          <table:table-cell table:formula="of:=[.G96]" office:value-type="float" office:value="182867" calcext:value-type="float">
            <text:p>182867</text:p>
          </table:table-cell>
          <table:table-cell table:formula="of:=[.A96]+[.H96]" office:value-type="float" office:value="131388" calcext:value-type="float">
            <text:p>131388</text:p>
          </table:table-cell>
          <table:table-cell table:formula="of:=[.I96]" office:value-type="float" office:value="95813" calcext:value-type="float">
            <text:p>95813</text:p>
          </table:table-cell>
          <table:table-cell table:formula="of:=[.A96]" office:value-type="float" office:value="77579" calcext:value-type="float">
            <text:p>77579</text:p>
          </table:table-cell>
          <table:table-cell table:number-columns-repeated="291"/>
        </table:table-row>
        <table:table-row table:style-name="ro1">
          <table:table-cell table:formula="of:=[.B97]" office:value-type="float" office:value="113396" calcext:value-type="float">
            <text:p>113396</text:p>
          </table:table-cell>
          <table:table-cell table:formula="of:=[.C97]" office:value-type="float" office:value="86125" calcext:value-type="float">
            <text:p>86125</text:p>
          </table:table-cell>
          <table:table-cell table:formula="of:=[.D97]" office:value-type="float" office:value="154112" calcext:value-type="float">
            <text:p>154112</text:p>
          </table:table-cell>
          <table:table-cell table:formula="of:=[.E97]" office:value-type="float" office:value="96700" calcext:value-type="float">
            <text:p>96700</text:p>
          </table:table-cell>
          <table:table-cell table:formula="of:=[.F97]" office:value-type="float" office:value="182867" calcext:value-type="float">
            <text:p>182867</text:p>
          </table:table-cell>
          <table:table-cell table:formula="of:=[.G97]" office:value-type="float" office:value="131388" calcext:value-type="float">
            <text:p>131388</text:p>
          </table:table-cell>
          <table:table-cell table:formula="of:=[.A97]+[.H97]" office:value-type="float" office:value="187093" calcext:value-type="float">
            <text:p>187093</text:p>
          </table:table-cell>
          <table:table-cell table:formula="of:=[.I97]" office:value-type="float" office:value="77579" calcext:value-type="float">
            <text:p>77579</text:p>
          </table:table-cell>
          <table:table-cell table:formula="of:=[.A97]" office:value-type="float" office:value="91280" calcext:value-type="float">
            <text:p>91280</text:p>
          </table:table-cell>
          <table:table-cell table:number-columns-repeated="291"/>
        </table:table-row>
        <table:table-row table:style-name="ro1">
          <table:table-cell table:formula="of:=[.B98]" office:value-type="float" office:value="86125" calcext:value-type="float">
            <text:p>86125</text:p>
          </table:table-cell>
          <table:table-cell table:formula="of:=[.C98]" office:value-type="float" office:value="154112" calcext:value-type="float">
            <text:p>154112</text:p>
          </table:table-cell>
          <table:table-cell table:formula="of:=[.D98]" office:value-type="float" office:value="96700" calcext:value-type="float">
            <text:p>96700</text:p>
          </table:table-cell>
          <table:table-cell table:formula="of:=[.E98]" office:value-type="float" office:value="182867" calcext:value-type="float">
            <text:p>182867</text:p>
          </table:table-cell>
          <table:table-cell table:formula="of:=[.F98]" office:value-type="float" office:value="131388" calcext:value-type="float">
            <text:p>131388</text:p>
          </table:table-cell>
          <table:table-cell table:formula="of:=[.G98]" office:value-type="float" office:value="187093" calcext:value-type="float">
            <text:p>187093</text:p>
          </table:table-cell>
          <table:table-cell table:formula="of:=[.A98]+[.H98]" office:value-type="float" office:value="190975" calcext:value-type="float">
            <text:p>190975</text:p>
          </table:table-cell>
          <table:table-cell table:formula="of:=[.I98]" office:value-type="float" office:value="91280" calcext:value-type="float">
            <text:p>91280</text:p>
          </table:table-cell>
          <table:table-cell table:formula="of:=[.A98]" office:value-type="float" office:value="113396" calcext:value-type="float">
            <text:p>113396</text:p>
          </table:table-cell>
          <table:table-cell table:number-columns-repeated="291"/>
        </table:table-row>
        <table:table-row table:style-name="ro1">
          <table:table-cell table:formula="of:=[.B99]" office:value-type="float" office:value="154112" calcext:value-type="float">
            <text:p>154112</text:p>
          </table:table-cell>
          <table:table-cell table:formula="of:=[.C99]" office:value-type="float" office:value="96700" calcext:value-type="float">
            <text:p>96700</text:p>
          </table:table-cell>
          <table:table-cell table:formula="of:=[.D99]" office:value-type="float" office:value="182867" calcext:value-type="float">
            <text:p>182867</text:p>
          </table:table-cell>
          <table:table-cell table:formula="of:=[.E99]" office:value-type="float" office:value="131388" calcext:value-type="float">
            <text:p>131388</text:p>
          </table:table-cell>
          <table:table-cell table:formula="of:=[.F99]" office:value-type="float" office:value="187093" calcext:value-type="float">
            <text:p>187093</text:p>
          </table:table-cell>
          <table:table-cell table:formula="of:=[.G99]" office:value-type="float" office:value="190975" calcext:value-type="float">
            <text:p>190975</text:p>
          </table:table-cell>
          <table:table-cell table:formula="of:=[.A99]+[.H99]" office:value-type="float" office:value="177405" calcext:value-type="float">
            <text:p>177405</text:p>
          </table:table-cell>
          <table:table-cell table:formula="of:=[.I99]" office:value-type="float" office:value="113396" calcext:value-type="float">
            <text:p>113396</text:p>
          </table:table-cell>
          <table:table-cell table:formula="of:=[.A99]" office:value-type="float" office:value="86125" calcext:value-type="float">
            <text:p>86125</text:p>
          </table:table-cell>
          <table:table-cell table:number-columns-repeated="291"/>
        </table:table-row>
        <table:table-row table:style-name="ro1">
          <table:table-cell table:formula="of:=[.B100]" office:value-type="float" office:value="96700" calcext:value-type="float">
            <text:p>96700</text:p>
          </table:table-cell>
          <table:table-cell table:formula="of:=[.C100]" office:value-type="float" office:value="182867" calcext:value-type="float">
            <text:p>182867</text:p>
          </table:table-cell>
          <table:table-cell table:formula="of:=[.D100]" office:value-type="float" office:value="131388" calcext:value-type="float">
            <text:p>131388</text:p>
          </table:table-cell>
          <table:table-cell table:formula="of:=[.E100]" office:value-type="float" office:value="187093" calcext:value-type="float">
            <text:p>187093</text:p>
          </table:table-cell>
          <table:table-cell table:formula="of:=[.F100]" office:value-type="float" office:value="190975" calcext:value-type="float">
            <text:p>190975</text:p>
          </table:table-cell>
          <table:table-cell table:formula="of:=[.G100]" office:value-type="float" office:value="177405" calcext:value-type="float">
            <text:p>177405</text:p>
          </table:table-cell>
          <table:table-cell table:formula="of:=[.A100]+[.H100]" office:value-type="float" office:value="267508" calcext:value-type="float">
            <text:p>267508</text:p>
          </table:table-cell>
          <table:table-cell table:formula="of:=[.I100]" office:value-type="float" office:value="86125" calcext:value-type="float">
            <text:p>86125</text:p>
          </table:table-cell>
          <table:table-cell table:formula="of:=[.A100]" office:value-type="float" office:value="154112" calcext:value-type="float">
            <text:p>154112</text:p>
          </table:table-cell>
          <table:table-cell table:number-columns-repeated="291"/>
        </table:table-row>
        <table:table-row table:style-name="ro1">
          <table:table-cell table:formula="of:=[.B101]" office:value-type="float" office:value="182867" calcext:value-type="float">
            <text:p>182867</text:p>
          </table:table-cell>
          <table:table-cell table:formula="of:=[.C101]" office:value-type="float" office:value="131388" calcext:value-type="float">
            <text:p>131388</text:p>
          </table:table-cell>
          <table:table-cell table:formula="of:=[.D101]" office:value-type="float" office:value="187093" calcext:value-type="float">
            <text:p>187093</text:p>
          </table:table-cell>
          <table:table-cell table:formula="of:=[.E101]" office:value-type="float" office:value="190975" calcext:value-type="float">
            <text:p>190975</text:p>
          </table:table-cell>
          <table:table-cell table:formula="of:=[.F101]" office:value-type="float" office:value="177405" calcext:value-type="float">
            <text:p>177405</text:p>
          </table:table-cell>
          <table:table-cell table:formula="of:=[.G101]" office:value-type="float" office:value="267508" calcext:value-type="float">
            <text:p>267508</text:p>
          </table:table-cell>
          <table:table-cell table:formula="of:=[.A101]+[.H101]" office:value-type="float" office:value="182825" calcext:value-type="float">
            <text:p>182825</text:p>
          </table:table-cell>
          <table:table-cell table:formula="of:=[.I101]" office:value-type="float" office:value="154112" calcext:value-type="float">
            <text:p>154112</text:p>
          </table:table-cell>
          <table:table-cell table:formula="of:=[.A101]" office:value-type="float" office:value="96700" calcext:value-type="float">
            <text:p>96700</text:p>
          </table:table-cell>
          <table:table-cell table:number-columns-repeated="291"/>
        </table:table-row>
        <table:table-row table:style-name="ro1">
          <table:table-cell table:formula="of:=[.B102]" office:value-type="float" office:value="131388" calcext:value-type="float">
            <text:p>131388</text:p>
          </table:table-cell>
          <table:table-cell table:formula="of:=[.C102]" office:value-type="float" office:value="187093" calcext:value-type="float">
            <text:p>187093</text:p>
          </table:table-cell>
          <table:table-cell table:formula="of:=[.D102]" office:value-type="float" office:value="190975" calcext:value-type="float">
            <text:p>190975</text:p>
          </table:table-cell>
          <table:table-cell table:formula="of:=[.E102]" office:value-type="float" office:value="177405" calcext:value-type="float">
            <text:p>177405</text:p>
          </table:table-cell>
          <table:table-cell table:formula="of:=[.F102]" office:value-type="float" office:value="267508" calcext:value-type="float">
            <text:p>267508</text:p>
          </table:table-cell>
          <table:table-cell table:formula="of:=[.G102]" office:value-type="float" office:value="182825" calcext:value-type="float">
            <text:p>182825</text:p>
          </table:table-cell>
          <table:table-cell table:formula="of:=[.A102]+[.H102]" office:value-type="float" office:value="336979" calcext:value-type="float">
            <text:p>336979</text:p>
          </table:table-cell>
          <table:table-cell table:formula="of:=[.I102]" office:value-type="float" office:value="96700" calcext:value-type="float">
            <text:p>96700</text:p>
          </table:table-cell>
          <table:table-cell table:formula="of:=[.A102]" office:value-type="float" office:value="182867" calcext:value-type="float">
            <text:p>182867</text:p>
          </table:table-cell>
          <table:table-cell table:number-columns-repeated="291"/>
        </table:table-row>
        <table:table-row table:style-name="ro1">
          <table:table-cell table:formula="of:=[.B103]" office:value-type="float" office:value="187093" calcext:value-type="float">
            <text:p>187093</text:p>
          </table:table-cell>
          <table:table-cell table:formula="of:=[.C103]" office:value-type="float" office:value="190975" calcext:value-type="float">
            <text:p>190975</text:p>
          </table:table-cell>
          <table:table-cell table:formula="of:=[.D103]" office:value-type="float" office:value="177405" calcext:value-type="float">
            <text:p>177405</text:p>
          </table:table-cell>
          <table:table-cell table:formula="of:=[.E103]" office:value-type="float" office:value="267508" calcext:value-type="float">
            <text:p>267508</text:p>
          </table:table-cell>
          <table:table-cell table:formula="of:=[.F103]" office:value-type="float" office:value="182825" calcext:value-type="float">
            <text:p>182825</text:p>
          </table:table-cell>
          <table:table-cell table:formula="of:=[.G103]" office:value-type="float" office:value="336979" calcext:value-type="float">
            <text:p>336979</text:p>
          </table:table-cell>
          <table:table-cell table:formula="of:=[.A103]+[.H103]" office:value-type="float" office:value="228088" calcext:value-type="float">
            <text:p>228088</text:p>
          </table:table-cell>
          <table:table-cell table:formula="of:=[.I103]" office:value-type="float" office:value="182867" calcext:value-type="float">
            <text:p>182867</text:p>
          </table:table-cell>
          <table:table-cell table:formula="of:=[.A103]" office:value-type="float" office:value="131388" calcext:value-type="float">
            <text:p>131388</text:p>
          </table:table-cell>
          <table:table-cell table:number-columns-repeated="291"/>
        </table:table-row>
        <table:table-row table:style-name="ro1">
          <table:table-cell table:formula="of:=[.B104]" office:value-type="float" office:value="190975" calcext:value-type="float">
            <text:p>190975</text:p>
          </table:table-cell>
          <table:table-cell table:formula="of:=[.C104]" office:value-type="float" office:value="177405" calcext:value-type="float">
            <text:p>177405</text:p>
          </table:table-cell>
          <table:table-cell table:formula="of:=[.D104]" office:value-type="float" office:value="267508" calcext:value-type="float">
            <text:p>267508</text:p>
          </table:table-cell>
          <table:table-cell table:formula="of:=[.E104]" office:value-type="float" office:value="182825" calcext:value-type="float">
            <text:p>182825</text:p>
          </table:table-cell>
          <table:table-cell table:formula="of:=[.F104]" office:value-type="float" office:value="336979" calcext:value-type="float">
            <text:p>336979</text:p>
          </table:table-cell>
          <table:table-cell table:formula="of:=[.G104]" office:value-type="float" office:value="228088" calcext:value-type="float">
            <text:p>228088</text:p>
          </table:table-cell>
          <table:table-cell table:formula="of:=[.A104]+[.H104]" office:value-type="float" office:value="369960" calcext:value-type="float">
            <text:p>369960</text:p>
          </table:table-cell>
          <table:table-cell table:formula="of:=[.I104]" office:value-type="float" office:value="131388" calcext:value-type="float">
            <text:p>131388</text:p>
          </table:table-cell>
          <table:table-cell table:formula="of:=[.A104]" office:value-type="float" office:value="187093" calcext:value-type="float">
            <text:p>187093</text:p>
          </table:table-cell>
          <table:table-cell table:number-columns-repeated="291"/>
        </table:table-row>
        <table:table-row table:style-name="ro1">
          <table:table-cell table:formula="of:=[.B105]" office:value-type="float" office:value="177405" calcext:value-type="float">
            <text:p>177405</text:p>
          </table:table-cell>
          <table:table-cell table:formula="of:=[.C105]" office:value-type="float" office:value="267508" calcext:value-type="float">
            <text:p>267508</text:p>
          </table:table-cell>
          <table:table-cell table:formula="of:=[.D105]" office:value-type="float" office:value="182825" calcext:value-type="float">
            <text:p>182825</text:p>
          </table:table-cell>
          <table:table-cell table:formula="of:=[.E105]" office:value-type="float" office:value="336979" calcext:value-type="float">
            <text:p>336979</text:p>
          </table:table-cell>
          <table:table-cell table:formula="of:=[.F105]" office:value-type="float" office:value="228088" calcext:value-type="float">
            <text:p>228088</text:p>
          </table:table-cell>
          <table:table-cell table:formula="of:=[.G105]" office:value-type="float" office:value="369960" calcext:value-type="float">
            <text:p>369960</text:p>
          </table:table-cell>
          <table:table-cell table:formula="of:=[.A105]+[.H105]" office:value-type="float" office:value="322363" calcext:value-type="float">
            <text:p>322363</text:p>
          </table:table-cell>
          <table:table-cell table:formula="of:=[.I105]" office:value-type="float" office:value="187093" calcext:value-type="float">
            <text:p>187093</text:p>
          </table:table-cell>
          <table:table-cell table:formula="of:=[.A105]" office:value-type="float" office:value="190975" calcext:value-type="float">
            <text:p>190975</text:p>
          </table:table-cell>
          <table:table-cell table:number-columns-repeated="291"/>
        </table:table-row>
        <table:table-row table:style-name="ro1">
          <table:table-cell table:formula="of:=[.B106]" office:value-type="float" office:value="267508" calcext:value-type="float">
            <text:p>267508</text:p>
          </table:table-cell>
          <table:table-cell table:formula="of:=[.C106]" office:value-type="float" office:value="182825" calcext:value-type="float">
            <text:p>182825</text:p>
          </table:table-cell>
          <table:table-cell table:formula="of:=[.D106]" office:value-type="float" office:value="336979" calcext:value-type="float">
            <text:p>336979</text:p>
          </table:table-cell>
          <table:table-cell table:formula="of:=[.E106]" office:value-type="float" office:value="228088" calcext:value-type="float">
            <text:p>228088</text:p>
          </table:table-cell>
          <table:table-cell table:formula="of:=[.F106]" office:value-type="float" office:value="369960" calcext:value-type="float">
            <text:p>369960</text:p>
          </table:table-cell>
          <table:table-cell table:formula="of:=[.G106]" office:value-type="float" office:value="322363" calcext:value-type="float">
            <text:p>322363</text:p>
          </table:table-cell>
          <table:table-cell table:formula="of:=[.A106]+[.H106]" office:value-type="float" office:value="364498" calcext:value-type="float">
            <text:p>364498</text:p>
          </table:table-cell>
          <table:table-cell table:formula="of:=[.I106]" office:value-type="float" office:value="190975" calcext:value-type="float">
            <text:p>190975</text:p>
          </table:table-cell>
          <table:table-cell table:formula="of:=[.A106]" office:value-type="float" office:value="177405" calcext:value-type="float">
            <text:p>177405</text:p>
          </table:table-cell>
          <table:table-cell table:number-columns-repeated="291"/>
        </table:table-row>
        <table:table-row table:style-name="ro1">
          <table:table-cell table:formula="of:=[.B107]" office:value-type="float" office:value="182825" calcext:value-type="float">
            <text:p>182825</text:p>
          </table:table-cell>
          <table:table-cell table:formula="of:=[.C107]" office:value-type="float" office:value="336979" calcext:value-type="float">
            <text:p>336979</text:p>
          </table:table-cell>
          <table:table-cell table:formula="of:=[.D107]" office:value-type="float" office:value="228088" calcext:value-type="float">
            <text:p>228088</text:p>
          </table:table-cell>
          <table:table-cell table:formula="of:=[.E107]" office:value-type="float" office:value="369960" calcext:value-type="float">
            <text:p>369960</text:p>
          </table:table-cell>
          <table:table-cell table:formula="of:=[.F107]" office:value-type="float" office:value="322363" calcext:value-type="float">
            <text:p>322363</text:p>
          </table:table-cell>
          <table:table-cell table:formula="of:=[.G107]" office:value-type="float" office:value="364498" calcext:value-type="float">
            <text:p>364498</text:p>
          </table:table-cell>
          <table:table-cell table:formula="of:=[.A107]+[.H107]" office:value-type="float" office:value="458483" calcext:value-type="float">
            <text:p>458483</text:p>
          </table:table-cell>
          <table:table-cell table:formula="of:=[.I107]" office:value-type="float" office:value="177405" calcext:value-type="float">
            <text:p>177405</text:p>
          </table:table-cell>
          <table:table-cell table:formula="of:=[.A107]" office:value-type="float" office:value="267508" calcext:value-type="float">
            <text:p>267508</text:p>
          </table:table-cell>
          <table:table-cell table:number-columns-repeated="291"/>
        </table:table-row>
        <table:table-row table:style-name="ro1">
          <table:table-cell table:formula="of:=[.B108]" office:value-type="float" office:value="336979" calcext:value-type="float">
            <text:p>336979</text:p>
          </table:table-cell>
          <table:table-cell table:formula="of:=[.C108]" office:value-type="float" office:value="228088" calcext:value-type="float">
            <text:p>228088</text:p>
          </table:table-cell>
          <table:table-cell table:formula="of:=[.D108]" office:value-type="float" office:value="369960" calcext:value-type="float">
            <text:p>369960</text:p>
          </table:table-cell>
          <table:table-cell table:formula="of:=[.E108]" office:value-type="float" office:value="322363" calcext:value-type="float">
            <text:p>322363</text:p>
          </table:table-cell>
          <table:table-cell table:formula="of:=[.F108]" office:value-type="float" office:value="364498" calcext:value-type="float">
            <text:p>364498</text:p>
          </table:table-cell>
          <table:table-cell table:formula="of:=[.G108]" office:value-type="float" office:value="458483" calcext:value-type="float">
            <text:p>458483</text:p>
          </table:table-cell>
          <table:table-cell table:formula="of:=[.A108]+[.H108]" office:value-type="float" office:value="360230" calcext:value-type="float">
            <text:p>360230</text:p>
          </table:table-cell>
          <table:table-cell table:formula="of:=[.I108]" office:value-type="float" office:value="267508" calcext:value-type="float">
            <text:p>267508</text:p>
          </table:table-cell>
          <table:table-cell table:formula="of:=[.A108]" office:value-type="float" office:value="182825" calcext:value-type="float">
            <text:p>182825</text:p>
          </table:table-cell>
          <table:table-cell table:number-columns-repeated="291"/>
        </table:table-row>
        <table:table-row table:style-name="ro1">
          <table:table-cell table:formula="of:=[.B109]" office:value-type="float" office:value="228088" calcext:value-type="float">
            <text:p>228088</text:p>
          </table:table-cell>
          <table:table-cell table:formula="of:=[.C109]" office:value-type="float" office:value="369960" calcext:value-type="float">
            <text:p>369960</text:p>
          </table:table-cell>
          <table:table-cell table:formula="of:=[.D109]" office:value-type="float" office:value="322363" calcext:value-type="float">
            <text:p>322363</text:p>
          </table:table-cell>
          <table:table-cell table:formula="of:=[.E109]" office:value-type="float" office:value="364498" calcext:value-type="float">
            <text:p>364498</text:p>
          </table:table-cell>
          <table:table-cell table:formula="of:=[.F109]" office:value-type="float" office:value="458483" calcext:value-type="float">
            <text:p>458483</text:p>
          </table:table-cell>
          <table:table-cell table:formula="of:=[.G109]" office:value-type="float" office:value="360230" calcext:value-type="float">
            <text:p>360230</text:p>
          </table:table-cell>
          <table:table-cell table:formula="of:=[.A109]+[.H109]" office:value-type="float" office:value="604487" calcext:value-type="float">
            <text:p>604487</text:p>
          </table:table-cell>
          <table:table-cell table:formula="of:=[.I109]" office:value-type="float" office:value="182825" calcext:value-type="float">
            <text:p>182825</text:p>
          </table:table-cell>
          <table:table-cell table:formula="of:=[.A109]" office:value-type="float" office:value="336979" calcext:value-type="float">
            <text:p>336979</text:p>
          </table:table-cell>
          <table:table-cell table:number-columns-repeated="291"/>
        </table:table-row>
        <table:table-row table:style-name="ro1">
          <table:table-cell table:formula="of:=[.B110]" office:value-type="float" office:value="369960" calcext:value-type="float">
            <text:p>369960</text:p>
          </table:table-cell>
          <table:table-cell table:formula="of:=[.C110]" office:value-type="float" office:value="322363" calcext:value-type="float">
            <text:p>322363</text:p>
          </table:table-cell>
          <table:table-cell table:formula="of:=[.D110]" office:value-type="float" office:value="364498" calcext:value-type="float">
            <text:p>364498</text:p>
          </table:table-cell>
          <table:table-cell table:formula="of:=[.E110]" office:value-type="float" office:value="458483" calcext:value-type="float">
            <text:p>458483</text:p>
          </table:table-cell>
          <table:table-cell table:formula="of:=[.F110]" office:value-type="float" office:value="360230" calcext:value-type="float">
            <text:p>360230</text:p>
          </table:table-cell>
          <table:table-cell table:formula="of:=[.G110]" office:value-type="float" office:value="604487" calcext:value-type="float">
            <text:p>604487</text:p>
          </table:table-cell>
          <table:table-cell table:formula="of:=[.A110]+[.H110]" office:value-type="float" office:value="410913" calcext:value-type="float">
            <text:p>410913</text:p>
          </table:table-cell>
          <table:table-cell table:formula="of:=[.I110]" office:value-type="float" office:value="336979" calcext:value-type="float">
            <text:p>336979</text:p>
          </table:table-cell>
          <table:table-cell table:formula="of:=[.A110]" office:value-type="float" office:value="228088" calcext:value-type="float">
            <text:p>228088</text:p>
          </table:table-cell>
          <table:table-cell table:number-columns-repeated="291"/>
        </table:table-row>
        <table:table-row table:style-name="ro1">
          <table:table-cell table:formula="of:=[.B111]" office:value-type="float" office:value="322363" calcext:value-type="float">
            <text:p>322363</text:p>
          </table:table-cell>
          <table:table-cell table:formula="of:=[.C111]" office:value-type="float" office:value="364498" calcext:value-type="float">
            <text:p>364498</text:p>
          </table:table-cell>
          <table:table-cell table:formula="of:=[.D111]" office:value-type="float" office:value="458483" calcext:value-type="float">
            <text:p>458483</text:p>
          </table:table-cell>
          <table:table-cell table:formula="of:=[.E111]" office:value-type="float" office:value="360230" calcext:value-type="float">
            <text:p>360230</text:p>
          </table:table-cell>
          <table:table-cell table:formula="of:=[.F111]" office:value-type="float" office:value="604487" calcext:value-type="float">
            <text:p>604487</text:p>
          </table:table-cell>
          <table:table-cell table:formula="of:=[.G111]" office:value-type="float" office:value="410913" calcext:value-type="float">
            <text:p>410913</text:p>
          </table:table-cell>
          <table:table-cell table:formula="of:=[.A111]+[.H111]" office:value-type="float" office:value="706939" calcext:value-type="float">
            <text:p>706939</text:p>
          </table:table-cell>
          <table:table-cell table:formula="of:=[.I111]" office:value-type="float" office:value="228088" calcext:value-type="float">
            <text:p>228088</text:p>
          </table:table-cell>
          <table:table-cell table:formula="of:=[.A111]" office:value-type="float" office:value="369960" calcext:value-type="float">
            <text:p>369960</text:p>
          </table:table-cell>
          <table:table-cell table:number-columns-repeated="291"/>
        </table:table-row>
        <table:table-row table:style-name="ro1">
          <table:table-cell table:formula="of:=[.B112]" office:value-type="float" office:value="364498" calcext:value-type="float">
            <text:p>364498</text:p>
          </table:table-cell>
          <table:table-cell table:formula="of:=[.C112]" office:value-type="float" office:value="458483" calcext:value-type="float">
            <text:p>458483</text:p>
          </table:table-cell>
          <table:table-cell table:formula="of:=[.D112]" office:value-type="float" office:value="360230" calcext:value-type="float">
            <text:p>360230</text:p>
          </table:table-cell>
          <table:table-cell table:formula="of:=[.E112]" office:value-type="float" office:value="604487" calcext:value-type="float">
            <text:p>604487</text:p>
          </table:table-cell>
          <table:table-cell table:formula="of:=[.F112]" office:value-type="float" office:value="410913" calcext:value-type="float">
            <text:p>410913</text:p>
          </table:table-cell>
          <table:table-cell table:formula="of:=[.G112]" office:value-type="float" office:value="706939" calcext:value-type="float">
            <text:p>706939</text:p>
          </table:table-cell>
          <table:table-cell table:formula="of:=[.A112]+[.H112]" office:value-type="float" office:value="550451" calcext:value-type="float">
            <text:p>550451</text:p>
          </table:table-cell>
          <table:table-cell table:formula="of:=[.I112]" office:value-type="float" office:value="369960" calcext:value-type="float">
            <text:p>369960</text:p>
          </table:table-cell>
          <table:table-cell table:formula="of:=[.A112]" office:value-type="float" office:value="322363" calcext:value-type="float">
            <text:p>322363</text:p>
          </table:table-cell>
          <table:table-cell table:number-columns-repeated="291"/>
        </table:table-row>
        <table:table-row table:style-name="ro1">
          <table:table-cell table:formula="of:=[.B113]" office:value-type="float" office:value="458483" calcext:value-type="float">
            <text:p>458483</text:p>
          </table:table-cell>
          <table:table-cell table:formula="of:=[.C113]" office:value-type="float" office:value="360230" calcext:value-type="float">
            <text:p>360230</text:p>
          </table:table-cell>
          <table:table-cell table:formula="of:=[.D113]" office:value-type="float" office:value="604487" calcext:value-type="float">
            <text:p>604487</text:p>
          </table:table-cell>
          <table:table-cell table:formula="of:=[.E113]" office:value-type="float" office:value="410913" calcext:value-type="float">
            <text:p>410913</text:p>
          </table:table-cell>
          <table:table-cell table:formula="of:=[.F113]" office:value-type="float" office:value="706939" calcext:value-type="float">
            <text:p>706939</text:p>
          </table:table-cell>
          <table:table-cell table:formula="of:=[.G113]" office:value-type="float" office:value="550451" calcext:value-type="float">
            <text:p>550451</text:p>
          </table:table-cell>
          <table:table-cell table:formula="of:=[.A113]+[.H113]" office:value-type="float" office:value="734458" calcext:value-type="float">
            <text:p>734458</text:p>
          </table:table-cell>
          <table:table-cell table:formula="of:=[.I113]" office:value-type="float" office:value="322363" calcext:value-type="float">
            <text:p>322363</text:p>
          </table:table-cell>
          <table:table-cell table:formula="of:=[.A113]" office:value-type="float" office:value="364498" calcext:value-type="float">
            <text:p>364498</text:p>
          </table:table-cell>
          <table:table-cell table:number-columns-repeated="291"/>
        </table:table-row>
        <table:table-row table:style-name="ro1">
          <table:table-cell table:formula="of:=[.B114]" office:value-type="float" office:value="360230" calcext:value-type="float">
            <text:p>360230</text:p>
          </table:table-cell>
          <table:table-cell table:formula="of:=[.C114]" office:value-type="float" office:value="604487" calcext:value-type="float">
            <text:p>604487</text:p>
          </table:table-cell>
          <table:table-cell table:formula="of:=[.D114]" office:value-type="float" office:value="410913" calcext:value-type="float">
            <text:p>410913</text:p>
          </table:table-cell>
          <table:table-cell table:formula="of:=[.E114]" office:value-type="float" office:value="706939" calcext:value-type="float">
            <text:p>706939</text:p>
          </table:table-cell>
          <table:table-cell table:formula="of:=[.F114]" office:value-type="float" office:value="550451" calcext:value-type="float">
            <text:p>550451</text:p>
          </table:table-cell>
          <table:table-cell table:formula="of:=[.G114]" office:value-type="float" office:value="734458" calcext:value-type="float">
            <text:p>734458</text:p>
          </table:table-cell>
          <table:table-cell table:formula="of:=[.A114]+[.H114]" office:value-type="float" office:value="780846" calcext:value-type="float">
            <text:p>780846</text:p>
          </table:table-cell>
          <table:table-cell table:formula="of:=[.I114]" office:value-type="float" office:value="364498" calcext:value-type="float">
            <text:p>364498</text:p>
          </table:table-cell>
          <table:table-cell table:formula="of:=[.A114]" office:value-type="float" office:value="458483" calcext:value-type="float">
            <text:p>458483</text:p>
          </table:table-cell>
          <table:table-cell table:number-columns-repeated="291"/>
        </table:table-row>
        <table:table-row table:style-name="ro1">
          <table:table-cell table:formula="of:=[.B115]" office:value-type="float" office:value="604487" calcext:value-type="float">
            <text:p>604487</text:p>
          </table:table-cell>
          <table:table-cell table:formula="of:=[.C115]" office:value-type="float" office:value="410913" calcext:value-type="float">
            <text:p>410913</text:p>
          </table:table-cell>
          <table:table-cell table:formula="of:=[.D115]" office:value-type="float" office:value="706939" calcext:value-type="float">
            <text:p>706939</text:p>
          </table:table-cell>
          <table:table-cell table:formula="of:=[.E115]" office:value-type="float" office:value="550451" calcext:value-type="float">
            <text:p>550451</text:p>
          </table:table-cell>
          <table:table-cell table:formula="of:=[.F115]" office:value-type="float" office:value="734458" calcext:value-type="float">
            <text:p>734458</text:p>
          </table:table-cell>
          <table:table-cell table:formula="of:=[.G115]" office:value-type="float" office:value="780846" calcext:value-type="float">
            <text:p>780846</text:p>
          </table:table-cell>
          <table:table-cell table:formula="of:=[.A115]+[.H115]" office:value-type="float" office:value="724728" calcext:value-type="float">
            <text:p>724728</text:p>
          </table:table-cell>
          <table:table-cell table:formula="of:=[.I115]" office:value-type="float" office:value="458483" calcext:value-type="float">
            <text:p>458483</text:p>
          </table:table-cell>
          <table:table-cell table:formula="of:=[.A115]" office:value-type="float" office:value="360230" calcext:value-type="float">
            <text:p>360230</text:p>
          </table:table-cell>
          <table:table-cell table:number-columns-repeated="291"/>
        </table:table-row>
        <table:table-row table:style-name="ro1">
          <table:table-cell table:formula="of:=[.B116]" office:value-type="float" office:value="410913" calcext:value-type="float">
            <text:p>410913</text:p>
          </table:table-cell>
          <table:table-cell table:formula="of:=[.C116]" office:value-type="float" office:value="706939" calcext:value-type="float">
            <text:p>706939</text:p>
          </table:table-cell>
          <table:table-cell table:formula="of:=[.D116]" office:value-type="float" office:value="550451" calcext:value-type="float">
            <text:p>550451</text:p>
          </table:table-cell>
          <table:table-cell table:formula="of:=[.E116]" office:value-type="float" office:value="734458" calcext:value-type="float">
            <text:p>734458</text:p>
          </table:table-cell>
          <table:table-cell table:formula="of:=[.F116]" office:value-type="float" office:value="780846" calcext:value-type="float">
            <text:p>780846</text:p>
          </table:table-cell>
          <table:table-cell table:formula="of:=[.G116]" office:value-type="float" office:value="724728" calcext:value-type="float">
            <text:p>724728</text:p>
          </table:table-cell>
          <table:table-cell table:formula="of:=[.A116]+[.H116]" office:value-type="float" office:value="1062970" calcext:value-type="float">
            <text:p>1062970</text:p>
          </table:table-cell>
          <table:table-cell table:formula="of:=[.I116]" office:value-type="float" office:value="360230" calcext:value-type="float">
            <text:p>360230</text:p>
          </table:table-cell>
          <table:table-cell table:formula="of:=[.A116]" office:value-type="float" office:value="604487" calcext:value-type="float">
            <text:p>604487</text:p>
          </table:table-cell>
          <table:table-cell table:number-columns-repeated="291"/>
        </table:table-row>
        <table:table-row table:style-name="ro1">
          <table:table-cell table:formula="of:=[.B117]" office:value-type="float" office:value="706939" calcext:value-type="float">
            <text:p>706939</text:p>
          </table:table-cell>
          <table:table-cell table:formula="of:=[.C117]" office:value-type="float" office:value="550451" calcext:value-type="float">
            <text:p>550451</text:p>
          </table:table-cell>
          <table:table-cell table:formula="of:=[.D117]" office:value-type="float" office:value="734458" calcext:value-type="float">
            <text:p>734458</text:p>
          </table:table-cell>
          <table:table-cell table:formula="of:=[.E117]" office:value-type="float" office:value="780846" calcext:value-type="float">
            <text:p>780846</text:p>
          </table:table-cell>
          <table:table-cell table:formula="of:=[.F117]" office:value-type="float" office:value="724728" calcext:value-type="float">
            <text:p>724728</text:p>
          </table:table-cell>
          <table:table-cell table:formula="of:=[.G117]" office:value-type="float" office:value="1062970" calcext:value-type="float">
            <text:p>1062970</text:p>
          </table:table-cell>
          <table:table-cell table:formula="of:=[.A117]+[.H117]" office:value-type="float" office:value="771143" calcext:value-type="float">
            <text:p>771143</text:p>
          </table:table-cell>
          <table:table-cell table:formula="of:=[.I117]" office:value-type="float" office:value="604487" calcext:value-type="float">
            <text:p>604487</text:p>
          </table:table-cell>
          <table:table-cell table:formula="of:=[.A117]" office:value-type="float" office:value="410913" calcext:value-type="float">
            <text:p>410913</text:p>
          </table:table-cell>
          <table:table-cell table:number-columns-repeated="291"/>
        </table:table-row>
        <table:table-row table:style-name="ro1">
          <table:table-cell table:formula="of:=[.B118]" office:value-type="float" office:value="550451" calcext:value-type="float">
            <text:p>550451</text:p>
          </table:table-cell>
          <table:table-cell table:formula="of:=[.C118]" office:value-type="float" office:value="734458" calcext:value-type="float">
            <text:p>734458</text:p>
          </table:table-cell>
          <table:table-cell table:formula="of:=[.D118]" office:value-type="float" office:value="780846" calcext:value-type="float">
            <text:p>780846</text:p>
          </table:table-cell>
          <table:table-cell table:formula="of:=[.E118]" office:value-type="float" office:value="724728" calcext:value-type="float">
            <text:p>724728</text:p>
          </table:table-cell>
          <table:table-cell table:formula="of:=[.F118]" office:value-type="float" office:value="1062970" calcext:value-type="float">
            <text:p>1062970</text:p>
          </table:table-cell>
          <table:table-cell table:formula="of:=[.G118]" office:value-type="float" office:value="771143" calcext:value-type="float">
            <text:p>771143</text:p>
          </table:table-cell>
          <table:table-cell table:formula="of:=[.A118]+[.H118]" office:value-type="float" office:value="1311426" calcext:value-type="float">
            <text:p>1311426</text:p>
          </table:table-cell>
          <table:table-cell table:formula="of:=[.I118]" office:value-type="float" office:value="410913" calcext:value-type="float">
            <text:p>410913</text:p>
          </table:table-cell>
          <table:table-cell table:formula="of:=[.A118]" office:value-type="float" office:value="706939" calcext:value-type="float">
            <text:p>706939</text:p>
          </table:table-cell>
          <table:table-cell table:number-columns-repeated="291"/>
        </table:table-row>
        <table:table-row table:style-name="ro1">
          <table:table-cell table:formula="of:=[.B119]" office:value-type="float" office:value="734458" calcext:value-type="float">
            <text:p>734458</text:p>
          </table:table-cell>
          <table:table-cell table:formula="of:=[.C119]" office:value-type="float" office:value="780846" calcext:value-type="float">
            <text:p>780846</text:p>
          </table:table-cell>
          <table:table-cell table:formula="of:=[.D119]" office:value-type="float" office:value="724728" calcext:value-type="float">
            <text:p>724728</text:p>
          </table:table-cell>
          <table:table-cell table:formula="of:=[.E119]" office:value-type="float" office:value="1062970" calcext:value-type="float">
            <text:p>1062970</text:p>
          </table:table-cell>
          <table:table-cell table:formula="of:=[.F119]" office:value-type="float" office:value="771143" calcext:value-type="float">
            <text:p>771143</text:p>
          </table:table-cell>
          <table:table-cell table:formula="of:=[.G119]" office:value-type="float" office:value="1311426" calcext:value-type="float">
            <text:p>1311426</text:p>
          </table:table-cell>
          <table:table-cell table:formula="of:=[.A119]+[.H119]" office:value-type="float" office:value="961364" calcext:value-type="float">
            <text:p>961364</text:p>
          </table:table-cell>
          <table:table-cell table:formula="of:=[.I119]" office:value-type="float" office:value="706939" calcext:value-type="float">
            <text:p>706939</text:p>
          </table:table-cell>
          <table:table-cell table:formula="of:=[.A119]" office:value-type="float" office:value="550451" calcext:value-type="float">
            <text:p>550451</text:p>
          </table:table-cell>
          <table:table-cell table:number-columns-repeated="291"/>
        </table:table-row>
        <table:table-row table:style-name="ro1">
          <table:table-cell table:formula="of:=[.B120]" office:value-type="float" office:value="780846" calcext:value-type="float">
            <text:p>780846</text:p>
          </table:table-cell>
          <table:table-cell table:formula="of:=[.C120]" office:value-type="float" office:value="724728" calcext:value-type="float">
            <text:p>724728</text:p>
          </table:table-cell>
          <table:table-cell table:formula="of:=[.D120]" office:value-type="float" office:value="1062970" calcext:value-type="float">
            <text:p>1062970</text:p>
          </table:table-cell>
          <table:table-cell table:formula="of:=[.E120]" office:value-type="float" office:value="771143" calcext:value-type="float">
            <text:p>771143</text:p>
          </table:table-cell>
          <table:table-cell table:formula="of:=[.F120]" office:value-type="float" office:value="1311426" calcext:value-type="float">
            <text:p>1311426</text:p>
          </table:table-cell>
          <table:table-cell table:formula="of:=[.G120]" office:value-type="float" office:value="961364" calcext:value-type="float">
            <text:p>961364</text:p>
          </table:table-cell>
          <table:table-cell table:formula="of:=[.A120]+[.H120]" office:value-type="float" office:value="1441397" calcext:value-type="float">
            <text:p>1441397</text:p>
          </table:table-cell>
          <table:table-cell table:formula="of:=[.I120]" office:value-type="float" office:value="550451" calcext:value-type="float">
            <text:p>550451</text:p>
          </table:table-cell>
          <table:table-cell table:formula="of:=[.A120]" office:value-type="float" office:value="734458" calcext:value-type="float">
            <text:p>734458</text:p>
          </table:table-cell>
          <table:table-cell table:number-columns-repeated="291"/>
        </table:table-row>
        <table:table-row table:style-name="ro1">
          <table:table-cell table:formula="of:=[.B121]" office:value-type="float" office:value="724728" calcext:value-type="float">
            <text:p>724728</text:p>
          </table:table-cell>
          <table:table-cell table:formula="of:=[.C121]" office:value-type="float" office:value="1062970" calcext:value-type="float">
            <text:p>1062970</text:p>
          </table:table-cell>
          <table:table-cell table:formula="of:=[.D121]" office:value-type="float" office:value="771143" calcext:value-type="float">
            <text:p>771143</text:p>
          </table:table-cell>
          <table:table-cell table:formula="of:=[.E121]" office:value-type="float" office:value="1311426" calcext:value-type="float">
            <text:p>1311426</text:p>
          </table:table-cell>
          <table:table-cell table:formula="of:=[.F121]" office:value-type="float" office:value="961364" calcext:value-type="float">
            <text:p>961364</text:p>
          </table:table-cell>
          <table:table-cell table:formula="of:=[.G121]" office:value-type="float" office:value="1441397" calcext:value-type="float">
            <text:p>1441397</text:p>
          </table:table-cell>
          <table:table-cell table:formula="of:=[.A121]+[.H121]" office:value-type="float" office:value="1331297" calcext:value-type="float">
            <text:p>1331297</text:p>
          </table:table-cell>
          <table:table-cell table:formula="of:=[.I121]" office:value-type="float" office:value="734458" calcext:value-type="float">
            <text:p>734458</text:p>
          </table:table-cell>
          <table:table-cell table:formula="of:=[.A121]" office:value-type="float" office:value="780846" calcext:value-type="float">
            <text:p>780846</text:p>
          </table:table-cell>
          <table:table-cell table:number-columns-repeated="291"/>
        </table:table-row>
        <table:table-row table:style-name="ro1">
          <table:table-cell table:formula="of:=[.B122]" office:value-type="float" office:value="1062970" calcext:value-type="float">
            <text:p>1062970</text:p>
          </table:table-cell>
          <table:table-cell table:formula="of:=[.C122]" office:value-type="float" office:value="771143" calcext:value-type="float">
            <text:p>771143</text:p>
          </table:table-cell>
          <table:table-cell table:formula="of:=[.D122]" office:value-type="float" office:value="1311426" calcext:value-type="float">
            <text:p>1311426</text:p>
          </table:table-cell>
          <table:table-cell table:formula="of:=[.E122]" office:value-type="float" office:value="961364" calcext:value-type="float">
            <text:p>961364</text:p>
          </table:table-cell>
          <table:table-cell table:formula="of:=[.F122]" office:value-type="float" office:value="1441397" calcext:value-type="float">
            <text:p>1441397</text:p>
          </table:table-cell>
          <table:table-cell table:formula="of:=[.G122]" office:value-type="float" office:value="1331297" calcext:value-type="float">
            <text:p>1331297</text:p>
          </table:table-cell>
          <table:table-cell table:formula="of:=[.A122]+[.H122]" office:value-type="float" office:value="1459186" calcext:value-type="float">
            <text:p>1459186</text:p>
          </table:table-cell>
          <table:table-cell table:formula="of:=[.I122]" office:value-type="float" office:value="780846" calcext:value-type="float">
            <text:p>780846</text:p>
          </table:table-cell>
          <table:table-cell table:formula="of:=[.A122]" office:value-type="float" office:value="724728" calcext:value-type="float">
            <text:p>724728</text:p>
          </table:table-cell>
          <table:table-cell table:number-columns-repeated="291"/>
        </table:table-row>
        <table:table-row table:style-name="ro1">
          <table:table-cell table:formula="of:=[.B123]" office:value-type="float" office:value="771143" calcext:value-type="float">
            <text:p>771143</text:p>
          </table:table-cell>
          <table:table-cell table:formula="of:=[.C123]" office:value-type="float" office:value="1311426" calcext:value-type="float">
            <text:p>1311426</text:p>
          </table:table-cell>
          <table:table-cell table:formula="of:=[.D123]" office:value-type="float" office:value="961364" calcext:value-type="float">
            <text:p>961364</text:p>
          </table:table-cell>
          <table:table-cell table:formula="of:=[.E123]" office:value-type="float" office:value="1441397" calcext:value-type="float">
            <text:p>1441397</text:p>
          </table:table-cell>
          <table:table-cell table:formula="of:=[.F123]" office:value-type="float" office:value="1331297" calcext:value-type="float">
            <text:p>1331297</text:p>
          </table:table-cell>
          <table:table-cell table:formula="of:=[.G123]" office:value-type="float" office:value="1459186" calcext:value-type="float">
            <text:p>1459186</text:p>
          </table:table-cell>
          <table:table-cell table:formula="of:=[.A123]+[.H123]" office:value-type="float" office:value="1843816" calcext:value-type="float">
            <text:p>1843816</text:p>
          </table:table-cell>
          <table:table-cell table:formula="of:=[.I123]" office:value-type="float" office:value="724728" calcext:value-type="float">
            <text:p>724728</text:p>
          </table:table-cell>
          <table:table-cell table:formula="of:=[.A123]" office:value-type="float" office:value="1062970" calcext:value-type="float">
            <text:p>1062970</text:p>
          </table:table-cell>
          <table:table-cell table:number-columns-repeated="291"/>
        </table:table-row>
        <table:table-row table:style-name="ro1">
          <table:table-cell table:formula="of:=[.B124]" office:value-type="float" office:value="1311426" calcext:value-type="float">
            <text:p>1311426</text:p>
          </table:table-cell>
          <table:table-cell table:formula="of:=[.C124]" office:value-type="float" office:value="961364" calcext:value-type="float">
            <text:p>961364</text:p>
          </table:table-cell>
          <table:table-cell table:formula="of:=[.D124]" office:value-type="float" office:value="1441397" calcext:value-type="float">
            <text:p>1441397</text:p>
          </table:table-cell>
          <table:table-cell table:formula="of:=[.E124]" office:value-type="float" office:value="1331297" calcext:value-type="float">
            <text:p>1331297</text:p>
          </table:table-cell>
          <table:table-cell table:formula="of:=[.F124]" office:value-type="float" office:value="1459186" calcext:value-type="float">
            <text:p>1459186</text:p>
          </table:table-cell>
          <table:table-cell table:formula="of:=[.G124]" office:value-type="float" office:value="1843816" calcext:value-type="float">
            <text:p>1843816</text:p>
          </table:table-cell>
          <table:table-cell table:formula="of:=[.A124]+[.H124]" office:value-type="float" office:value="1495871" calcext:value-type="float">
            <text:p>1495871</text:p>
          </table:table-cell>
          <table:table-cell table:formula="of:=[.I124]" office:value-type="float" office:value="1062970" calcext:value-type="float">
            <text:p>1062970</text:p>
          </table:table-cell>
          <table:table-cell table:formula="of:=[.A124]" office:value-type="float" office:value="771143" calcext:value-type="float">
            <text:p>771143</text:p>
          </table:table-cell>
          <table:table-cell table:number-columns-repeated="291"/>
        </table:table-row>
        <table:table-row table:style-name="ro1">
          <table:table-cell table:formula="of:=[.B125]" office:value-type="float" office:value="961364" calcext:value-type="float">
            <text:p>961364</text:p>
          </table:table-cell>
          <table:table-cell table:formula="of:=[.C125]" office:value-type="float" office:value="1441397" calcext:value-type="float">
            <text:p>1441397</text:p>
          </table:table-cell>
          <table:table-cell table:formula="of:=[.D125]" office:value-type="float" office:value="1331297" calcext:value-type="float">
            <text:p>1331297</text:p>
          </table:table-cell>
          <table:table-cell table:formula="of:=[.E125]" office:value-type="float" office:value="1459186" calcext:value-type="float">
            <text:p>1459186</text:p>
          </table:table-cell>
          <table:table-cell table:formula="of:=[.F125]" office:value-type="float" office:value="1843816" calcext:value-type="float">
            <text:p>1843816</text:p>
          </table:table-cell>
          <table:table-cell table:formula="of:=[.G125]" office:value-type="float" office:value="1495871" calcext:value-type="float">
            <text:p>1495871</text:p>
          </table:table-cell>
          <table:table-cell table:formula="of:=[.A125]+[.H125]" office:value-type="float" office:value="2374396" calcext:value-type="float">
            <text:p>2374396</text:p>
          </table:table-cell>
          <table:table-cell table:formula="of:=[.I125]" office:value-type="float" office:value="771143" calcext:value-type="float">
            <text:p>771143</text:p>
          </table:table-cell>
          <table:table-cell table:formula="of:=[.A125]" office:value-type="float" office:value="1311426" calcext:value-type="float">
            <text:p>1311426</text:p>
          </table:table-cell>
          <table:table-cell table:number-columns-repeated="291"/>
        </table:table-row>
        <table:table-row table:style-name="ro1">
          <table:table-cell table:formula="of:=[.B126]" office:value-type="float" office:value="1441397" calcext:value-type="float">
            <text:p>1441397</text:p>
          </table:table-cell>
          <table:table-cell table:formula="of:=[.C126]" office:value-type="float" office:value="1331297" calcext:value-type="float">
            <text:p>1331297</text:p>
          </table:table-cell>
          <table:table-cell table:formula="of:=[.D126]" office:value-type="float" office:value="1459186" calcext:value-type="float">
            <text:p>1459186</text:p>
          </table:table-cell>
          <table:table-cell table:formula="of:=[.E126]" office:value-type="float" office:value="1843816" calcext:value-type="float">
            <text:p>1843816</text:p>
          </table:table-cell>
          <table:table-cell table:formula="of:=[.F126]" office:value-type="float" office:value="1495871" calcext:value-type="float">
            <text:p>1495871</text:p>
          </table:table-cell>
          <table:table-cell table:formula="of:=[.G126]" office:value-type="float" office:value="2374396" calcext:value-type="float">
            <text:p>2374396</text:p>
          </table:table-cell>
          <table:table-cell table:formula="of:=[.A126]+[.H126]" office:value-type="float" office:value="1732507" calcext:value-type="float">
            <text:p>1732507</text:p>
          </table:table-cell>
          <table:table-cell table:formula="of:=[.I126]" office:value-type="float" office:value="1311426" calcext:value-type="float">
            <text:p>1311426</text:p>
          </table:table-cell>
          <table:table-cell table:formula="of:=[.A126]" office:value-type="float" office:value="961364" calcext:value-type="float">
            <text:p>961364</text:p>
          </table:table-cell>
          <table:table-cell table:number-columns-repeated="291"/>
        </table:table-row>
        <table:table-row table:style-name="ro1">
          <table:table-cell table:formula="of:=[.B127]" office:value-type="float" office:value="1331297" calcext:value-type="float">
            <text:p>1331297</text:p>
          </table:table-cell>
          <table:table-cell table:formula="of:=[.C127]" office:value-type="float" office:value="1459186" calcext:value-type="float">
            <text:p>1459186</text:p>
          </table:table-cell>
          <table:table-cell table:formula="of:=[.D127]" office:value-type="float" office:value="1843816" calcext:value-type="float">
            <text:p>1843816</text:p>
          </table:table-cell>
          <table:table-cell table:formula="of:=[.E127]" office:value-type="float" office:value="1495871" calcext:value-type="float">
            <text:p>1495871</text:p>
          </table:table-cell>
          <table:table-cell table:formula="of:=[.F127]" office:value-type="float" office:value="2374396" calcext:value-type="float">
            <text:p>2374396</text:p>
          </table:table-cell>
          <table:table-cell table:formula="of:=[.G127]" office:value-type="float" office:value="1732507" calcext:value-type="float">
            <text:p>1732507</text:p>
          </table:table-cell>
          <table:table-cell table:formula="of:=[.A127]+[.H127]" office:value-type="float" office:value="2752823" calcext:value-type="float">
            <text:p>2752823</text:p>
          </table:table-cell>
          <table:table-cell table:formula="of:=[.I127]" office:value-type="float" office:value="961364" calcext:value-type="float">
            <text:p>961364</text:p>
          </table:table-cell>
          <table:table-cell table:formula="of:=[.A127]" office:value-type="float" office:value="1441397" calcext:value-type="float">
            <text:p>1441397</text:p>
          </table:table-cell>
          <table:table-cell table:number-columns-repeated="291"/>
        </table:table-row>
        <table:table-row table:style-name="ro1">
          <table:table-cell table:formula="of:=[.B128]" office:value-type="float" office:value="1459186" calcext:value-type="float">
            <text:p>1459186</text:p>
          </table:table-cell>
          <table:table-cell table:formula="of:=[.C128]" office:value-type="float" office:value="1843816" calcext:value-type="float">
            <text:p>1843816</text:p>
          </table:table-cell>
          <table:table-cell table:formula="of:=[.D128]" office:value-type="float" office:value="1495871" calcext:value-type="float">
            <text:p>1495871</text:p>
          </table:table-cell>
          <table:table-cell table:formula="of:=[.E128]" office:value-type="float" office:value="2374396" calcext:value-type="float">
            <text:p>2374396</text:p>
          </table:table-cell>
          <table:table-cell table:formula="of:=[.F128]" office:value-type="float" office:value="1732507" calcext:value-type="float">
            <text:p>1732507</text:p>
          </table:table-cell>
          <table:table-cell table:formula="of:=[.G128]" office:value-type="float" office:value="2752823" calcext:value-type="float">
            <text:p>2752823</text:p>
          </table:table-cell>
          <table:table-cell table:formula="of:=[.A128]+[.H128]" office:value-type="float" office:value="2292661" calcext:value-type="float">
            <text:p>2292661</text:p>
          </table:table-cell>
          <table:table-cell table:formula="of:=[.I128]" office:value-type="float" office:value="1441397" calcext:value-type="float">
            <text:p>1441397</text:p>
          </table:table-cell>
          <table:table-cell table:formula="of:=[.A128]" office:value-type="float" office:value="1331297" calcext:value-type="float">
            <text:p>1331297</text:p>
          </table:table-cell>
          <table:table-cell table:number-columns-repeated="291"/>
        </table:table-row>
        <table:table-row table:style-name="ro1">
          <table:table-cell table:formula="of:=[.B129]" office:value-type="float" office:value="1843816" calcext:value-type="float">
            <text:p>1843816</text:p>
          </table:table-cell>
          <table:table-cell table:formula="of:=[.C129]" office:value-type="float" office:value="1495871" calcext:value-type="float">
            <text:p>1495871</text:p>
          </table:table-cell>
          <table:table-cell table:formula="of:=[.D129]" office:value-type="float" office:value="2374396" calcext:value-type="float">
            <text:p>2374396</text:p>
          </table:table-cell>
          <table:table-cell table:formula="of:=[.E129]" office:value-type="float" office:value="1732507" calcext:value-type="float">
            <text:p>1732507</text:p>
          </table:table-cell>
          <table:table-cell table:formula="of:=[.F129]" office:value-type="float" office:value="2752823" calcext:value-type="float">
            <text:p>2752823</text:p>
          </table:table-cell>
          <table:table-cell table:formula="of:=[.G129]" office:value-type="float" office:value="2292661" calcext:value-type="float">
            <text:p>2292661</text:p>
          </table:table-cell>
          <table:table-cell table:formula="of:=[.A129]+[.H129]" office:value-type="float" office:value="2900583" calcext:value-type="float">
            <text:p>2900583</text:p>
          </table:table-cell>
          <table:table-cell table:formula="of:=[.I129]" office:value-type="float" office:value="1331297" calcext:value-type="float">
            <text:p>1331297</text:p>
          </table:table-cell>
          <table:table-cell table:formula="of:=[.A129]" office:value-type="float" office:value="1459186" calcext:value-type="float">
            <text:p>1459186</text:p>
          </table:table-cell>
          <table:table-cell table:number-columns-repeated="291"/>
        </table:table-row>
        <table:table-row table:style-name="ro1">
          <table:table-cell table:formula="of:=[.B130]" office:value-type="float" office:value="1495871" calcext:value-type="float">
            <text:p>1495871</text:p>
          </table:table-cell>
          <table:table-cell table:formula="of:=[.C130]" office:value-type="float" office:value="2374396" calcext:value-type="float">
            <text:p>2374396</text:p>
          </table:table-cell>
          <table:table-cell table:formula="of:=[.D130]" office:value-type="float" office:value="1732507" calcext:value-type="float">
            <text:p>1732507</text:p>
          </table:table-cell>
          <table:table-cell table:formula="of:=[.E130]" office:value-type="float" office:value="2752823" calcext:value-type="float">
            <text:p>2752823</text:p>
          </table:table-cell>
          <table:table-cell table:formula="of:=[.F130]" office:value-type="float" office:value="2292661" calcext:value-type="float">
            <text:p>2292661</text:p>
          </table:table-cell>
          <table:table-cell table:formula="of:=[.G130]" office:value-type="float" office:value="2900583" calcext:value-type="float">
            <text:p>2900583</text:p>
          </table:table-cell>
          <table:table-cell table:formula="of:=[.A130]+[.H130]" office:value-type="float" office:value="3175113" calcext:value-type="float">
            <text:p>3175113</text:p>
          </table:table-cell>
          <table:table-cell table:formula="of:=[.I130]" office:value-type="float" office:value="1459186" calcext:value-type="float">
            <text:p>1459186</text:p>
          </table:table-cell>
          <table:table-cell table:formula="of:=[.A130]" office:value-type="float" office:value="1843816" calcext:value-type="float">
            <text:p>1843816</text:p>
          </table:table-cell>
          <table:table-cell table:number-columns-repeated="291"/>
        </table:table-row>
        <table:table-row table:style-name="ro1">
          <table:table-cell table:formula="of:=[.B131]" office:value-type="float" office:value="2374396" calcext:value-type="float">
            <text:p>2374396</text:p>
          </table:table-cell>
          <table:table-cell table:formula="of:=[.C131]" office:value-type="float" office:value="1732507" calcext:value-type="float">
            <text:p>1732507</text:p>
          </table:table-cell>
          <table:table-cell table:formula="of:=[.D131]" office:value-type="float" office:value="2752823" calcext:value-type="float">
            <text:p>2752823</text:p>
          </table:table-cell>
          <table:table-cell table:formula="of:=[.E131]" office:value-type="float" office:value="2292661" calcext:value-type="float">
            <text:p>2292661</text:p>
          </table:table-cell>
          <table:table-cell table:formula="of:=[.F131]" office:value-type="float" office:value="2900583" calcext:value-type="float">
            <text:p>2900583</text:p>
          </table:table-cell>
          <table:table-cell table:formula="of:=[.G131]" office:value-type="float" office:value="3175113" calcext:value-type="float">
            <text:p>3175113</text:p>
          </table:table-cell>
          <table:table-cell table:formula="of:=[.A131]+[.H131]" office:value-type="float" office:value="2955057" calcext:value-type="float">
            <text:p>2955057</text:p>
          </table:table-cell>
          <table:table-cell table:formula="of:=[.I131]" office:value-type="float" office:value="1843816" calcext:value-type="float">
            <text:p>1843816</text:p>
          </table:table-cell>
          <table:table-cell table:formula="of:=[.A131]" office:value-type="float" office:value="1495871" calcext:value-type="float">
            <text:p>1495871</text:p>
          </table:table-cell>
          <table:table-cell table:number-columns-repeated="291"/>
        </table:table-row>
        <table:table-row table:style-name="ro1">
          <table:table-cell table:formula="of:=[.B132]" office:value-type="float" office:value="1732507" calcext:value-type="float">
            <text:p>1732507</text:p>
          </table:table-cell>
          <table:table-cell table:formula="of:=[.C132]" office:value-type="float" office:value="2752823" calcext:value-type="float">
            <text:p>2752823</text:p>
          </table:table-cell>
          <table:table-cell table:formula="of:=[.D132]" office:value-type="float" office:value="2292661" calcext:value-type="float">
            <text:p>2292661</text:p>
          </table:table-cell>
          <table:table-cell table:formula="of:=[.E132]" office:value-type="float" office:value="2900583" calcext:value-type="float">
            <text:p>2900583</text:p>
          </table:table-cell>
          <table:table-cell table:formula="of:=[.F132]" office:value-type="float" office:value="3175113" calcext:value-type="float">
            <text:p>3175113</text:p>
          </table:table-cell>
          <table:table-cell table:formula="of:=[.G132]" office:value-type="float" office:value="2955057" calcext:value-type="float">
            <text:p>2955057</text:p>
          </table:table-cell>
          <table:table-cell table:formula="of:=[.A132]+[.H132]" office:value-type="float" office:value="4218212" calcext:value-type="float">
            <text:p>4218212</text:p>
          </table:table-cell>
          <table:table-cell table:formula="of:=[.I132]" office:value-type="float" office:value="1495871" calcext:value-type="float">
            <text:p>1495871</text:p>
          </table:table-cell>
          <table:table-cell table:formula="of:=[.A132]" office:value-type="float" office:value="2374396" calcext:value-type="float">
            <text:p>2374396</text:p>
          </table:table-cell>
          <table:table-cell table:number-columns-repeated="291"/>
        </table:table-row>
        <table:table-row table:style-name="ro1">
          <table:table-cell table:formula="of:=[.B133]" office:value-type="float" office:value="2752823" calcext:value-type="float">
            <text:p>2752823</text:p>
          </table:table-cell>
          <table:table-cell table:formula="of:=[.C133]" office:value-type="float" office:value="2292661" calcext:value-type="float">
            <text:p>2292661</text:p>
          </table:table-cell>
          <table:table-cell table:formula="of:=[.D133]" office:value-type="float" office:value="2900583" calcext:value-type="float">
            <text:p>2900583</text:p>
          </table:table-cell>
          <table:table-cell table:formula="of:=[.E133]" office:value-type="float" office:value="3175113" calcext:value-type="float">
            <text:p>3175113</text:p>
          </table:table-cell>
          <table:table-cell table:formula="of:=[.F133]" office:value-type="float" office:value="2955057" calcext:value-type="float">
            <text:p>2955057</text:p>
          </table:table-cell>
          <table:table-cell table:formula="of:=[.G133]" office:value-type="float" office:value="4218212" calcext:value-type="float">
            <text:p>4218212</text:p>
          </table:table-cell>
          <table:table-cell table:formula="of:=[.A133]+[.H133]" office:value-type="float" office:value="3228378" calcext:value-type="float">
            <text:p>3228378</text:p>
          </table:table-cell>
          <table:table-cell table:formula="of:=[.I133]" office:value-type="float" office:value="2374396" calcext:value-type="float">
            <text:p>2374396</text:p>
          </table:table-cell>
          <table:table-cell table:formula="of:=[.A133]" office:value-type="float" office:value="1732507" calcext:value-type="float">
            <text:p>1732507</text:p>
          </table:table-cell>
          <table:table-cell table:number-columns-repeated="291"/>
        </table:table-row>
        <table:table-row table:style-name="ro1">
          <table:table-cell table:formula="of:=[.B134]" office:value-type="float" office:value="2292661" calcext:value-type="float">
            <text:p>2292661</text:p>
          </table:table-cell>
          <table:table-cell table:formula="of:=[.C134]" office:value-type="float" office:value="2900583" calcext:value-type="float">
            <text:p>2900583</text:p>
          </table:table-cell>
          <table:table-cell table:formula="of:=[.D134]" office:value-type="float" office:value="3175113" calcext:value-type="float">
            <text:p>3175113</text:p>
          </table:table-cell>
          <table:table-cell table:formula="of:=[.E134]" office:value-type="float" office:value="2955057" calcext:value-type="float">
            <text:p>2955057</text:p>
          </table:table-cell>
          <table:table-cell table:formula="of:=[.F134]" office:value-type="float" office:value="4218212" calcext:value-type="float">
            <text:p>4218212</text:p>
          </table:table-cell>
          <table:table-cell table:formula="of:=[.G134]" office:value-type="float" office:value="3228378" calcext:value-type="float">
            <text:p>3228378</text:p>
          </table:table-cell>
          <table:table-cell table:formula="of:=[.A134]+[.H134]" office:value-type="float" office:value="5127219" calcext:value-type="float">
            <text:p>5127219</text:p>
          </table:table-cell>
          <table:table-cell table:formula="of:=[.I134]" office:value-type="float" office:value="1732507" calcext:value-type="float">
            <text:p>1732507</text:p>
          </table:table-cell>
          <table:table-cell table:formula="of:=[.A134]" office:value-type="float" office:value="2752823" calcext:value-type="float">
            <text:p>2752823</text:p>
          </table:table-cell>
          <table:table-cell table:number-columns-repeated="291"/>
        </table:table-row>
        <table:table-row table:style-name="ro1">
          <table:table-cell table:formula="of:=[.B135]" office:value-type="float" office:value="2900583" calcext:value-type="float">
            <text:p>2900583</text:p>
          </table:table-cell>
          <table:table-cell table:formula="of:=[.C135]" office:value-type="float" office:value="3175113" calcext:value-type="float">
            <text:p>3175113</text:p>
          </table:table-cell>
          <table:table-cell table:formula="of:=[.D135]" office:value-type="float" office:value="2955057" calcext:value-type="float">
            <text:p>2955057</text:p>
          </table:table-cell>
          <table:table-cell table:formula="of:=[.E135]" office:value-type="float" office:value="4218212" calcext:value-type="float">
            <text:p>4218212</text:p>
          </table:table-cell>
          <table:table-cell table:formula="of:=[.F135]" office:value-type="float" office:value="3228378" calcext:value-type="float">
            <text:p>3228378</text:p>
          </table:table-cell>
          <table:table-cell table:formula="of:=[.G135]" office:value-type="float" office:value="5127219" calcext:value-type="float">
            <text:p>5127219</text:p>
          </table:table-cell>
          <table:table-cell table:formula="of:=[.A135]+[.H135]" office:value-type="float" office:value="4025168" calcext:value-type="float">
            <text:p>4025168</text:p>
          </table:table-cell>
          <table:table-cell table:formula="of:=[.I135]" office:value-type="float" office:value="2752823" calcext:value-type="float">
            <text:p>2752823</text:p>
          </table:table-cell>
          <table:table-cell table:formula="of:=[.A135]" office:value-type="float" office:value="2292661" calcext:value-type="float">
            <text:p>2292661</text:p>
          </table:table-cell>
          <table:table-cell table:number-columns-repeated="291"/>
        </table:table-row>
        <table:table-row table:style-name="ro1">
          <table:table-cell table:formula="of:=[.B136]" office:value-type="float" office:value="3175113" calcext:value-type="float">
            <text:p>3175113</text:p>
          </table:table-cell>
          <table:table-cell table:formula="of:=[.C136]" office:value-type="float" office:value="2955057" calcext:value-type="float">
            <text:p>2955057</text:p>
          </table:table-cell>
          <table:table-cell table:formula="of:=[.D136]" office:value-type="float" office:value="4218212" calcext:value-type="float">
            <text:p>4218212</text:p>
          </table:table-cell>
          <table:table-cell table:formula="of:=[.E136]" office:value-type="float" office:value="3228378" calcext:value-type="float">
            <text:p>3228378</text:p>
          </table:table-cell>
          <table:table-cell table:formula="of:=[.F136]" office:value-type="float" office:value="5127219" calcext:value-type="float">
            <text:p>5127219</text:p>
          </table:table-cell>
          <table:table-cell table:formula="of:=[.G136]" office:value-type="float" office:value="4025168" calcext:value-type="float">
            <text:p>4025168</text:p>
          </table:table-cell>
          <table:table-cell table:formula="of:=[.A136]+[.H136]" office:value-type="float" office:value="5653406" calcext:value-type="float">
            <text:p>5653406</text:p>
          </table:table-cell>
          <table:table-cell table:formula="of:=[.I136]" office:value-type="float" office:value="2292661" calcext:value-type="float">
            <text:p>2292661</text:p>
          </table:table-cell>
          <table:table-cell table:formula="of:=[.A136]" office:value-type="float" office:value="2900583" calcext:value-type="float">
            <text:p>2900583</text:p>
          </table:table-cell>
          <table:table-cell table:number-columns-repeated="291"/>
        </table:table-row>
        <table:table-row table:style-name="ro1">
          <table:table-cell table:formula="of:=[.B137]" office:value-type="float" office:value="2955057" calcext:value-type="float">
            <text:p>2955057</text:p>
          </table:table-cell>
          <table:table-cell table:formula="of:=[.C137]" office:value-type="float" office:value="4218212" calcext:value-type="float">
            <text:p>4218212</text:p>
          </table:table-cell>
          <table:table-cell table:formula="of:=[.D137]" office:value-type="float" office:value="3228378" calcext:value-type="float">
            <text:p>3228378</text:p>
          </table:table-cell>
          <table:table-cell table:formula="of:=[.E137]" office:value-type="float" office:value="5127219" calcext:value-type="float">
            <text:p>5127219</text:p>
          </table:table-cell>
          <table:table-cell table:formula="of:=[.F137]" office:value-type="float" office:value="4025168" calcext:value-type="float">
            <text:p>4025168</text:p>
          </table:table-cell>
          <table:table-cell table:formula="of:=[.G137]" office:value-type="float" office:value="5653406" calcext:value-type="float">
            <text:p>5653406</text:p>
          </table:table-cell>
          <table:table-cell table:formula="of:=[.A137]+[.H137]" office:value-type="float" office:value="5467774" calcext:value-type="float">
            <text:p>5467774</text:p>
          </table:table-cell>
          <table:table-cell table:formula="of:=[.I137]" office:value-type="float" office:value="2900583" calcext:value-type="float">
            <text:p>2900583</text:p>
          </table:table-cell>
          <table:table-cell table:formula="of:=[.A137]" office:value-type="float" office:value="3175113" calcext:value-type="float">
            <text:p>3175113</text:p>
          </table:table-cell>
          <table:table-cell table:number-columns-repeated="291"/>
        </table:table-row>
        <table:table-row table:style-name="ro1">
          <table:table-cell table:formula="of:=[.B138]" office:value-type="float" office:value="4218212" calcext:value-type="float">
            <text:p>4218212</text:p>
          </table:table-cell>
          <table:table-cell table:formula="of:=[.C138]" office:value-type="float" office:value="3228378" calcext:value-type="float">
            <text:p>3228378</text:p>
          </table:table-cell>
          <table:table-cell table:formula="of:=[.D138]" office:value-type="float" office:value="5127219" calcext:value-type="float">
            <text:p>5127219</text:p>
          </table:table-cell>
          <table:table-cell table:formula="of:=[.E138]" office:value-type="float" office:value="4025168" calcext:value-type="float">
            <text:p>4025168</text:p>
          </table:table-cell>
          <table:table-cell table:formula="of:=[.F138]" office:value-type="float" office:value="5653406" calcext:value-type="float">
            <text:p>5653406</text:p>
          </table:table-cell>
          <table:table-cell table:formula="of:=[.G138]" office:value-type="float" office:value="5467774" calcext:value-type="float">
            <text:p>5467774</text:p>
          </table:table-cell>
          <table:table-cell table:formula="of:=[.A138]+[.H138]" office:value-type="float" office:value="5855640" calcext:value-type="float">
            <text:p>5855640</text:p>
          </table:table-cell>
          <table:table-cell table:formula="of:=[.I138]" office:value-type="float" office:value="3175113" calcext:value-type="float">
            <text:p>3175113</text:p>
          </table:table-cell>
          <table:table-cell table:formula="of:=[.A138]" office:value-type="float" office:value="2955057" calcext:value-type="float">
            <text:p>2955057</text:p>
          </table:table-cell>
          <table:table-cell table:number-columns-repeated="291"/>
        </table:table-row>
        <table:table-row table:style-name="ro1">
          <table:table-cell table:formula="of:=[.B139]" office:value-type="float" office:value="3228378" calcext:value-type="float">
            <text:p>3228378</text:p>
          </table:table-cell>
          <table:table-cell table:formula="of:=[.C139]" office:value-type="float" office:value="5127219" calcext:value-type="float">
            <text:p>5127219</text:p>
          </table:table-cell>
          <table:table-cell table:formula="of:=[.D139]" office:value-type="float" office:value="4025168" calcext:value-type="float">
            <text:p>4025168</text:p>
          </table:table-cell>
          <table:table-cell table:formula="of:=[.E139]" office:value-type="float" office:value="5653406" calcext:value-type="float">
            <text:p>5653406</text:p>
          </table:table-cell>
          <table:table-cell table:formula="of:=[.F139]" office:value-type="float" office:value="5467774" calcext:value-type="float">
            <text:p>5467774</text:p>
          </table:table-cell>
          <table:table-cell table:formula="of:=[.G139]" office:value-type="float" office:value="5855640" calcext:value-type="float">
            <text:p>5855640</text:p>
          </table:table-cell>
          <table:table-cell table:formula="of:=[.A139]+[.H139]" office:value-type="float" office:value="7393325" calcext:value-type="float">
            <text:p>7393325</text:p>
          </table:table-cell>
          <table:table-cell table:formula="of:=[.I139]" office:value-type="float" office:value="2955057" calcext:value-type="float">
            <text:p>2955057</text:p>
          </table:table-cell>
          <table:table-cell table:formula="of:=[.A139]" office:value-type="float" office:value="4218212" calcext:value-type="float">
            <text:p>4218212</text:p>
          </table:table-cell>
          <table:table-cell table:number-columns-repeated="291"/>
        </table:table-row>
        <table:table-row table:style-name="ro1">
          <table:table-cell table:formula="of:=[.B140]" office:value-type="float" office:value="5127219" calcext:value-type="float">
            <text:p>5127219</text:p>
          </table:table-cell>
          <table:table-cell table:formula="of:=[.C140]" office:value-type="float" office:value="4025168" calcext:value-type="float">
            <text:p>4025168</text:p>
          </table:table-cell>
          <table:table-cell table:formula="of:=[.D140]" office:value-type="float" office:value="5653406" calcext:value-type="float">
            <text:p>5653406</text:p>
          </table:table-cell>
          <table:table-cell table:formula="of:=[.E140]" office:value-type="float" office:value="5467774" calcext:value-type="float">
            <text:p>5467774</text:p>
          </table:table-cell>
          <table:table-cell table:formula="of:=[.F140]" office:value-type="float" office:value="5855640" calcext:value-type="float">
            <text:p>5855640</text:p>
          </table:table-cell>
          <table:table-cell table:formula="of:=[.G140]" office:value-type="float" office:value="7393325" calcext:value-type="float">
            <text:p>7393325</text:p>
          </table:table-cell>
          <table:table-cell table:formula="of:=[.A140]+[.H140]" office:value-type="float" office:value="6183435" calcext:value-type="float">
            <text:p>6183435</text:p>
          </table:table-cell>
          <table:table-cell table:formula="of:=[.I140]" office:value-type="float" office:value="4218212" calcext:value-type="float">
            <text:p>4218212</text:p>
          </table:table-cell>
          <table:table-cell table:formula="of:=[.A140]" office:value-type="float" office:value="3228378" calcext:value-type="float">
            <text:p>3228378</text:p>
          </table:table-cell>
          <table:table-cell table:number-columns-repeated="291"/>
        </table:table-row>
        <table:table-row table:style-name="ro1">
          <table:table-cell table:formula="of:=[.B141]" office:value-type="float" office:value="4025168" calcext:value-type="float">
            <text:p>4025168</text:p>
          </table:table-cell>
          <table:table-cell table:formula="of:=[.C141]" office:value-type="float" office:value="5653406" calcext:value-type="float">
            <text:p>5653406</text:p>
          </table:table-cell>
          <table:table-cell table:formula="of:=[.D141]" office:value-type="float" office:value="5467774" calcext:value-type="float">
            <text:p>5467774</text:p>
          </table:table-cell>
          <table:table-cell table:formula="of:=[.E141]" office:value-type="float" office:value="5855640" calcext:value-type="float">
            <text:p>5855640</text:p>
          </table:table-cell>
          <table:table-cell table:formula="of:=[.F141]" office:value-type="float" office:value="7393325" calcext:value-type="float">
            <text:p>7393325</text:p>
          </table:table-cell>
          <table:table-cell table:formula="of:=[.G141]" office:value-type="float" office:value="6183435" calcext:value-type="float">
            <text:p>6183435</text:p>
          </table:table-cell>
          <table:table-cell table:formula="of:=[.A141]+[.H141]" office:value-type="float" office:value="9345431" calcext:value-type="float">
            <text:p>9345431</text:p>
          </table:table-cell>
          <table:table-cell table:formula="of:=[.I141]" office:value-type="float" office:value="3228378" calcext:value-type="float">
            <text:p>3228378</text:p>
          </table:table-cell>
          <table:table-cell table:formula="of:=[.A141]" office:value-type="float" office:value="5127219" calcext:value-type="float">
            <text:p>5127219</text:p>
          </table:table-cell>
          <table:table-cell table:number-columns-repeated="291"/>
        </table:table-row>
        <table:table-row table:style-name="ro1">
          <table:table-cell table:formula="of:=[.B142]" office:value-type="float" office:value="5653406" calcext:value-type="float">
            <text:p>5653406</text:p>
          </table:table-cell>
          <table:table-cell table:formula="of:=[.C142]" office:value-type="float" office:value="5467774" calcext:value-type="float">
            <text:p>5467774</text:p>
          </table:table-cell>
          <table:table-cell table:formula="of:=[.D142]" office:value-type="float" office:value="5855640" calcext:value-type="float">
            <text:p>5855640</text:p>
          </table:table-cell>
          <table:table-cell table:formula="of:=[.E142]" office:value-type="float" office:value="7393325" calcext:value-type="float">
            <text:p>7393325</text:p>
          </table:table-cell>
          <table:table-cell table:formula="of:=[.F142]" office:value-type="float" office:value="6183435" calcext:value-type="float">
            <text:p>6183435</text:p>
          </table:table-cell>
          <table:table-cell table:formula="of:=[.G142]" office:value-type="float" office:value="9345431" calcext:value-type="float">
            <text:p>9345431</text:p>
          </table:table-cell>
          <table:table-cell table:formula="of:=[.A142]+[.H142]" office:value-type="float" office:value="7253546" calcext:value-type="float">
            <text:p>7253546</text:p>
          </table:table-cell>
          <table:table-cell table:formula="of:=[.I142]" office:value-type="float" office:value="5127219" calcext:value-type="float">
            <text:p>5127219</text:p>
          </table:table-cell>
          <table:table-cell table:formula="of:=[.A142]" office:value-type="float" office:value="4025168" calcext:value-type="float">
            <text:p>4025168</text:p>
          </table:table-cell>
          <table:table-cell table:number-columns-repeated="291"/>
        </table:table-row>
        <table:table-row table:style-name="ro1">
          <table:table-cell table:formula="of:=[.B143]" office:value-type="float" office:value="5467774" calcext:value-type="float">
            <text:p>5467774</text:p>
          </table:table-cell>
          <table:table-cell table:formula="of:=[.C143]" office:value-type="float" office:value="5855640" calcext:value-type="float">
            <text:p>5855640</text:p>
          </table:table-cell>
          <table:table-cell table:formula="of:=[.D143]" office:value-type="float" office:value="7393325" calcext:value-type="float">
            <text:p>7393325</text:p>
          </table:table-cell>
          <table:table-cell table:formula="of:=[.E143]" office:value-type="float" office:value="6183435" calcext:value-type="float">
            <text:p>6183435</text:p>
          </table:table-cell>
          <table:table-cell table:formula="of:=[.F143]" office:value-type="float" office:value="9345431" calcext:value-type="float">
            <text:p>9345431</text:p>
          </table:table-cell>
          <table:table-cell table:formula="of:=[.G143]" office:value-type="float" office:value="7253546" calcext:value-type="float">
            <text:p>7253546</text:p>
          </table:table-cell>
          <table:table-cell table:formula="of:=[.A143]+[.H143]" office:value-type="float" office:value="10780625" calcext:value-type="float">
            <text:p>10780625</text:p>
          </table:table-cell>
          <table:table-cell table:formula="of:=[.I143]" office:value-type="float" office:value="4025168" calcext:value-type="float">
            <text:p>4025168</text:p>
          </table:table-cell>
          <table:table-cell table:formula="of:=[.A143]" office:value-type="float" office:value="5653406" calcext:value-type="float">
            <text:p>5653406</text:p>
          </table:table-cell>
          <table:table-cell table:number-columns-repeated="291"/>
        </table:table-row>
        <table:table-row table:style-name="ro1">
          <table:table-cell table:formula="of:=[.B144]" office:value-type="float" office:value="5855640" calcext:value-type="float">
            <text:p>5855640</text:p>
          </table:table-cell>
          <table:table-cell table:formula="of:=[.C144]" office:value-type="float" office:value="7393325" calcext:value-type="float">
            <text:p>7393325</text:p>
          </table:table-cell>
          <table:table-cell table:formula="of:=[.D144]" office:value-type="float" office:value="6183435" calcext:value-type="float">
            <text:p>6183435</text:p>
          </table:table-cell>
          <table:table-cell table:formula="of:=[.E144]" office:value-type="float" office:value="9345431" calcext:value-type="float">
            <text:p>9345431</text:p>
          </table:table-cell>
          <table:table-cell table:formula="of:=[.F144]" office:value-type="float" office:value="7253546" calcext:value-type="float">
            <text:p>7253546</text:p>
          </table:table-cell>
          <table:table-cell table:formula="of:=[.G144]" office:value-type="float" office:value="10780625" calcext:value-type="float">
            <text:p>10780625</text:p>
          </table:table-cell>
          <table:table-cell table:formula="of:=[.A144]+[.H144]" office:value-type="float" office:value="9492942" calcext:value-type="float">
            <text:p>9492942</text:p>
          </table:table-cell>
          <table:table-cell table:formula="of:=[.I144]" office:value-type="float" office:value="5653406" calcext:value-type="float">
            <text:p>5653406</text:p>
          </table:table-cell>
          <table:table-cell table:formula="of:=[.A144]" office:value-type="float" office:value="5467774" calcext:value-type="float">
            <text:p>5467774</text:p>
          </table:table-cell>
          <table:table-cell table:number-columns-repeated="291"/>
        </table:table-row>
        <table:table-row table:style-name="ro1">
          <table:table-cell table:formula="of:=[.B145]" office:value-type="float" office:value="7393325" calcext:value-type="float">
            <text:p>7393325</text:p>
          </table:table-cell>
          <table:table-cell table:formula="of:=[.C145]" office:value-type="float" office:value="6183435" calcext:value-type="float">
            <text:p>6183435</text:p>
          </table:table-cell>
          <table:table-cell table:formula="of:=[.D145]" office:value-type="float" office:value="9345431" calcext:value-type="float">
            <text:p>9345431</text:p>
          </table:table-cell>
          <table:table-cell table:formula="of:=[.E145]" office:value-type="float" office:value="7253546" calcext:value-type="float">
            <text:p>7253546</text:p>
          </table:table-cell>
          <table:table-cell table:formula="of:=[.F145]" office:value-type="float" office:value="10780625" calcext:value-type="float">
            <text:p>10780625</text:p>
          </table:table-cell>
          <table:table-cell table:formula="of:=[.G145]" office:value-type="float" office:value="9492942" calcext:value-type="float">
            <text:p>9492942</text:p>
          </table:table-cell>
          <table:table-cell table:formula="of:=[.A145]+[.H145]" office:value-type="float" office:value="11509046" calcext:value-type="float">
            <text:p>11509046</text:p>
          </table:table-cell>
          <table:table-cell table:formula="of:=[.I145]" office:value-type="float" office:value="5467774" calcext:value-type="float">
            <text:p>5467774</text:p>
          </table:table-cell>
          <table:table-cell table:formula="of:=[.A145]" office:value-type="float" office:value="5855640" calcext:value-type="float">
            <text:p>5855640</text:p>
          </table:table-cell>
          <table:table-cell table:number-columns-repeated="291"/>
        </table:table-row>
        <table:table-row table:style-name="ro1">
          <table:table-cell table:formula="of:=[.B146]" office:value-type="float" office:value="6183435" calcext:value-type="float">
            <text:p>6183435</text:p>
          </table:table-cell>
          <table:table-cell table:formula="of:=[.C146]" office:value-type="float" office:value="9345431" calcext:value-type="float">
            <text:p>9345431</text:p>
          </table:table-cell>
          <table:table-cell table:formula="of:=[.D146]" office:value-type="float" office:value="7253546" calcext:value-type="float">
            <text:p>7253546</text:p>
          </table:table-cell>
          <table:table-cell table:formula="of:=[.E146]" office:value-type="float" office:value="10780625" calcext:value-type="float">
            <text:p>10780625</text:p>
          </table:table-cell>
          <table:table-cell table:formula="of:=[.F146]" office:value-type="float" office:value="9492942" calcext:value-type="float">
            <text:p>9492942</text:p>
          </table:table-cell>
          <table:table-cell table:formula="of:=[.G146]" office:value-type="float" office:value="11509046" calcext:value-type="float">
            <text:p>11509046</text:p>
          </table:table-cell>
          <table:table-cell table:formula="of:=[.A146]+[.H146]" office:value-type="float" office:value="12861099" calcext:value-type="float">
            <text:p>12861099</text:p>
          </table:table-cell>
          <table:table-cell table:formula="of:=[.I146]" office:value-type="float" office:value="5855640" calcext:value-type="float">
            <text:p>5855640</text:p>
          </table:table-cell>
          <table:table-cell table:formula="of:=[.A146]" office:value-type="float" office:value="7393325" calcext:value-type="float">
            <text:p>7393325</text:p>
          </table:table-cell>
          <table:table-cell table:number-columns-repeated="291"/>
        </table:table-row>
        <table:table-row table:style-name="ro1">
          <table:table-cell table:formula="of:=[.B147]" office:value-type="float" office:value="9345431" calcext:value-type="float">
            <text:p>9345431</text:p>
          </table:table-cell>
          <table:table-cell table:formula="of:=[.C147]" office:value-type="float" office:value="7253546" calcext:value-type="float">
            <text:p>7253546</text:p>
          </table:table-cell>
          <table:table-cell table:formula="of:=[.D147]" office:value-type="float" office:value="10780625" calcext:value-type="float">
            <text:p>10780625</text:p>
          </table:table-cell>
          <table:table-cell table:formula="of:=[.E147]" office:value-type="float" office:value="9492942" calcext:value-type="float">
            <text:p>9492942</text:p>
          </table:table-cell>
          <table:table-cell table:formula="of:=[.F147]" office:value-type="float" office:value="11509046" calcext:value-type="float">
            <text:p>11509046</text:p>
          </table:table-cell>
          <table:table-cell table:formula="of:=[.G147]" office:value-type="float" office:value="12861099" calcext:value-type="float">
            <text:p>12861099</text:p>
          </table:table-cell>
          <table:table-cell table:formula="of:=[.A147]+[.H147]" office:value-type="float" office:value="12039075" calcext:value-type="float">
            <text:p>12039075</text:p>
          </table:table-cell>
          <table:table-cell table:formula="of:=[.I147]" office:value-type="float" office:value="7393325" calcext:value-type="float">
            <text:p>7393325</text:p>
          </table:table-cell>
          <table:table-cell table:formula="of:=[.A147]" office:value-type="float" office:value="6183435" calcext:value-type="float">
            <text:p>6183435</text:p>
          </table:table-cell>
          <table:table-cell table:number-columns-repeated="291"/>
        </table:table-row>
        <table:table-row table:style-name="ro1">
          <table:table-cell table:formula="of:=[.B148]" office:value-type="float" office:value="7253546" calcext:value-type="float">
            <text:p>7253546</text:p>
          </table:table-cell>
          <table:table-cell table:formula="of:=[.C148]" office:value-type="float" office:value="10780625" calcext:value-type="float">
            <text:p>10780625</text:p>
          </table:table-cell>
          <table:table-cell table:formula="of:=[.D148]" office:value-type="float" office:value="9492942" calcext:value-type="float">
            <text:p>9492942</text:p>
          </table:table-cell>
          <table:table-cell table:formula="of:=[.E148]" office:value-type="float" office:value="11509046" calcext:value-type="float">
            <text:p>11509046</text:p>
          </table:table-cell>
          <table:table-cell table:formula="of:=[.F148]" office:value-type="float" office:value="12861099" calcext:value-type="float">
            <text:p>12861099</text:p>
          </table:table-cell>
          <table:table-cell table:formula="of:=[.G148]" office:value-type="float" office:value="12039075" calcext:value-type="float">
            <text:p>12039075</text:p>
          </table:table-cell>
          <table:table-cell table:formula="of:=[.A148]+[.H148]" office:value-type="float" office:value="16738756" calcext:value-type="float">
            <text:p>16738756</text:p>
          </table:table-cell>
          <table:table-cell table:formula="of:=[.I148]" office:value-type="float" office:value="6183435" calcext:value-type="float">
            <text:p>6183435</text:p>
          </table:table-cell>
          <table:table-cell table:formula="of:=[.A148]" office:value-type="float" office:value="9345431" calcext:value-type="float">
            <text:p>9345431</text:p>
          </table:table-cell>
          <table:table-cell table:number-columns-repeated="291"/>
        </table:table-row>
        <table:table-row table:style-name="ro1">
          <table:table-cell table:formula="of:=[.B149]" office:value-type="float" office:value="10780625" calcext:value-type="float">
            <text:p>10780625</text:p>
          </table:table-cell>
          <table:table-cell table:formula="of:=[.C149]" office:value-type="float" office:value="9492942" calcext:value-type="float">
            <text:p>9492942</text:p>
          </table:table-cell>
          <table:table-cell table:formula="of:=[.D149]" office:value-type="float" office:value="11509046" calcext:value-type="float">
            <text:p>11509046</text:p>
          </table:table-cell>
          <table:table-cell table:formula="of:=[.E149]" office:value-type="float" office:value="12861099" calcext:value-type="float">
            <text:p>12861099</text:p>
          </table:table-cell>
          <table:table-cell table:formula="of:=[.F149]" office:value-type="float" office:value="12039075" calcext:value-type="float">
            <text:p>12039075</text:p>
          </table:table-cell>
          <table:table-cell table:formula="of:=[.G149]" office:value-type="float" office:value="16738756" calcext:value-type="float">
            <text:p>16738756</text:p>
          </table:table-cell>
          <table:table-cell table:formula="of:=[.A149]+[.H149]" office:value-type="float" office:value="13436981" calcext:value-type="float">
            <text:p>13436981</text:p>
          </table:table-cell>
          <table:table-cell table:formula="of:=[.I149]" office:value-type="float" office:value="9345431" calcext:value-type="float">
            <text:p>9345431</text:p>
          </table:table-cell>
          <table:table-cell table:formula="of:=[.A149]" office:value-type="float" office:value="7253546" calcext:value-type="float">
            <text:p>7253546</text:p>
          </table:table-cell>
          <table:table-cell table:number-columns-repeated="291"/>
        </table:table-row>
        <table:table-row table:style-name="ro1">
          <table:table-cell table:formula="of:=[.B150]" office:value-type="float" office:value="9492942" calcext:value-type="float">
            <text:p>9492942</text:p>
          </table:table-cell>
          <table:table-cell table:formula="of:=[.C150]" office:value-type="float" office:value="11509046" calcext:value-type="float">
            <text:p>11509046</text:p>
          </table:table-cell>
          <table:table-cell table:formula="of:=[.D150]" office:value-type="float" office:value="12861099" calcext:value-type="float">
            <text:p>12861099</text:p>
          </table:table-cell>
          <table:table-cell table:formula="of:=[.E150]" office:value-type="float" office:value="12039075" calcext:value-type="float">
            <text:p>12039075</text:p>
          </table:table-cell>
          <table:table-cell table:formula="of:=[.F150]" office:value-type="float" office:value="16738756" calcext:value-type="float">
            <text:p>16738756</text:p>
          </table:table-cell>
          <table:table-cell table:formula="of:=[.G150]" office:value-type="float" office:value="13436981" calcext:value-type="float">
            <text:p>13436981</text:p>
          </table:table-cell>
          <table:table-cell table:formula="of:=[.A150]+[.H150]" office:value-type="float" office:value="20126056" calcext:value-type="float">
            <text:p>20126056</text:p>
          </table:table-cell>
          <table:table-cell table:formula="of:=[.I150]" office:value-type="float" office:value="7253546" calcext:value-type="float">
            <text:p>7253546</text:p>
          </table:table-cell>
          <table:table-cell table:formula="of:=[.A150]" office:value-type="float" office:value="10780625" calcext:value-type="float">
            <text:p>10780625</text:p>
          </table:table-cell>
          <table:table-cell table:number-columns-repeated="291"/>
        </table:table-row>
        <table:table-row table:style-name="ro1">
          <table:table-cell table:formula="of:=[.B151]" office:value-type="float" office:value="11509046" calcext:value-type="float">
            <text:p>11509046</text:p>
          </table:table-cell>
          <table:table-cell table:formula="of:=[.C151]" office:value-type="float" office:value="12861099" calcext:value-type="float">
            <text:p>12861099</text:p>
          </table:table-cell>
          <table:table-cell table:formula="of:=[.D151]" office:value-type="float" office:value="12039075" calcext:value-type="float">
            <text:p>12039075</text:p>
          </table:table-cell>
          <table:table-cell table:formula="of:=[.E151]" office:value-type="float" office:value="16738756" calcext:value-type="float">
            <text:p>16738756</text:p>
          </table:table-cell>
          <table:table-cell table:formula="of:=[.F151]" office:value-type="float" office:value="13436981" calcext:value-type="float">
            <text:p>13436981</text:p>
          </table:table-cell>
          <table:table-cell table:formula="of:=[.G151]" office:value-type="float" office:value="20126056" calcext:value-type="float">
            <text:p>20126056</text:p>
          </table:table-cell>
          <table:table-cell table:formula="of:=[.A151]+[.H151]" office:value-type="float" office:value="16746488" calcext:value-type="float">
            <text:p>16746488</text:p>
          </table:table-cell>
          <table:table-cell table:formula="of:=[.I151]" office:value-type="float" office:value="10780625" calcext:value-type="float">
            <text:p>10780625</text:p>
          </table:table-cell>
          <table:table-cell table:formula="of:=[.A151]" office:value-type="float" office:value="9492942" calcext:value-type="float">
            <text:p>9492942</text:p>
          </table:table-cell>
          <table:table-cell table:number-columns-repeated="291"/>
        </table:table-row>
        <table:table-row table:style-name="ro1">
          <table:table-cell table:formula="of:=[.B152]" office:value-type="float" office:value="12861099" calcext:value-type="float">
            <text:p>12861099</text:p>
          </table:table-cell>
          <table:table-cell table:formula="of:=[.C152]" office:value-type="float" office:value="12039075" calcext:value-type="float">
            <text:p>12039075</text:p>
          </table:table-cell>
          <table:table-cell table:formula="of:=[.D152]" office:value-type="float" office:value="16738756" calcext:value-type="float">
            <text:p>16738756</text:p>
          </table:table-cell>
          <table:table-cell table:formula="of:=[.E152]" office:value-type="float" office:value="13436981" calcext:value-type="float">
            <text:p>13436981</text:p>
          </table:table-cell>
          <table:table-cell table:formula="of:=[.F152]" office:value-type="float" office:value="20126056" calcext:value-type="float">
            <text:p>20126056</text:p>
          </table:table-cell>
          <table:table-cell table:formula="of:=[.G152]" office:value-type="float" office:value="16746488" calcext:value-type="float">
            <text:p>16746488</text:p>
          </table:table-cell>
          <table:table-cell table:formula="of:=[.A152]+[.H152]" office:value-type="float" office:value="22289671" calcext:value-type="float">
            <text:p>22289671</text:p>
          </table:table-cell>
          <table:table-cell table:formula="of:=[.I152]" office:value-type="float" office:value="9492942" calcext:value-type="float">
            <text:p>9492942</text:p>
          </table:table-cell>
          <table:table-cell table:formula="of:=[.A152]" office:value-type="float" office:value="11509046" calcext:value-type="float">
            <text:p>11509046</text:p>
          </table:table-cell>
          <table:table-cell table:number-columns-repeated="291"/>
        </table:table-row>
        <table:table-row table:style-name="ro1">
          <table:table-cell table:formula="of:=[.B153]" office:value-type="float" office:value="12039075" calcext:value-type="float">
            <text:p>12039075</text:p>
          </table:table-cell>
          <table:table-cell table:formula="of:=[.C153]" office:value-type="float" office:value="16738756" calcext:value-type="float">
            <text:p>16738756</text:p>
          </table:table-cell>
          <table:table-cell table:formula="of:=[.D153]" office:value-type="float" office:value="13436981" calcext:value-type="float">
            <text:p>13436981</text:p>
          </table:table-cell>
          <table:table-cell table:formula="of:=[.E153]" office:value-type="float" office:value="20126056" calcext:value-type="float">
            <text:p>20126056</text:p>
          </table:table-cell>
          <table:table-cell table:formula="of:=[.F153]" office:value-type="float" office:value="16746488" calcext:value-type="float">
            <text:p>16746488</text:p>
          </table:table-cell>
          <table:table-cell table:formula="of:=[.G153]" office:value-type="float" office:value="22289671" calcext:value-type="float">
            <text:p>22289671</text:p>
          </table:table-cell>
          <table:table-cell table:formula="of:=[.A153]+[.H153]" office:value-type="float" office:value="22354041" calcext:value-type="float">
            <text:p>22354041</text:p>
          </table:table-cell>
          <table:table-cell table:formula="of:=[.I153]" office:value-type="float" office:value="11509046" calcext:value-type="float">
            <text:p>11509046</text:p>
          </table:table-cell>
          <table:table-cell table:formula="of:=[.A153]" office:value-type="float" office:value="12861099" calcext:value-type="float">
            <text:p>12861099</text:p>
          </table:table-cell>
          <table:table-cell table:number-columns-repeated="291"/>
        </table:table-row>
        <table:table-row table:style-name="ro1">
          <table:table-cell table:formula="of:=[.B154]" office:value-type="float" office:value="16738756" calcext:value-type="float">
            <text:p>16738756</text:p>
          </table:table-cell>
          <table:table-cell table:formula="of:=[.C154]" office:value-type="float" office:value="13436981" calcext:value-type="float">
            <text:p>13436981</text:p>
          </table:table-cell>
          <table:table-cell table:formula="of:=[.D154]" office:value-type="float" office:value="20126056" calcext:value-type="float">
            <text:p>20126056</text:p>
          </table:table-cell>
          <table:table-cell table:formula="of:=[.E154]" office:value-type="float" office:value="16746488" calcext:value-type="float">
            <text:p>16746488</text:p>
          </table:table-cell>
          <table:table-cell table:formula="of:=[.F154]" office:value-type="float" office:value="22289671" calcext:value-type="float">
            <text:p>22289671</text:p>
          </table:table-cell>
          <table:table-cell table:formula="of:=[.G154]" office:value-type="float" office:value="22354041" calcext:value-type="float">
            <text:p>22354041</text:p>
          </table:table-cell>
          <table:table-cell table:formula="of:=[.A154]+[.H154]" office:value-type="float" office:value="23548121" calcext:value-type="float">
            <text:p>23548121</text:p>
          </table:table-cell>
          <table:table-cell table:formula="of:=[.I154]" office:value-type="float" office:value="12861099" calcext:value-type="float">
            <text:p>12861099</text:p>
          </table:table-cell>
          <table:table-cell table:formula="of:=[.A154]" office:value-type="float" office:value="12039075" calcext:value-type="float">
            <text:p>12039075</text:p>
          </table:table-cell>
          <table:table-cell table:number-columns-repeated="291"/>
        </table:table-row>
        <table:table-row table:style-name="ro1">
          <table:table-cell table:formula="of:=[.B155]" office:value-type="float" office:value="13436981" calcext:value-type="float">
            <text:p>13436981</text:p>
          </table:table-cell>
          <table:table-cell table:formula="of:=[.C155]" office:value-type="float" office:value="20126056" calcext:value-type="float">
            <text:p>20126056</text:p>
          </table:table-cell>
          <table:table-cell table:formula="of:=[.D155]" office:value-type="float" office:value="16746488" calcext:value-type="float">
            <text:p>16746488</text:p>
          </table:table-cell>
          <table:table-cell table:formula="of:=[.E155]" office:value-type="float" office:value="22289671" calcext:value-type="float">
            <text:p>22289671</text:p>
          </table:table-cell>
          <table:table-cell table:formula="of:=[.F155]" office:value-type="float" office:value="22354041" calcext:value-type="float">
            <text:p>22354041</text:p>
          </table:table-cell>
          <table:table-cell table:formula="of:=[.G155]" office:value-type="float" office:value="23548121" calcext:value-type="float">
            <text:p>23548121</text:p>
          </table:table-cell>
          <table:table-cell table:formula="of:=[.A155]+[.H155]" office:value-type="float" office:value="29599855" calcext:value-type="float">
            <text:p>29599855</text:p>
          </table:table-cell>
          <table:table-cell table:formula="of:=[.I155]" office:value-type="float" office:value="12039075" calcext:value-type="float">
            <text:p>12039075</text:p>
          </table:table-cell>
          <table:table-cell table:formula="of:=[.A155]" office:value-type="float" office:value="16738756" calcext:value-type="float">
            <text:p>16738756</text:p>
          </table:table-cell>
          <table:table-cell table:number-columns-repeated="291"/>
        </table:table-row>
        <table:table-row table:style-name="ro1">
          <table:table-cell table:formula="of:=[.B156]" office:value-type="float" office:value="20126056" calcext:value-type="float">
            <text:p>20126056</text:p>
          </table:table-cell>
          <table:table-cell table:formula="of:=[.C156]" office:value-type="float" office:value="16746488" calcext:value-type="float">
            <text:p>16746488</text:p>
          </table:table-cell>
          <table:table-cell table:formula="of:=[.D156]" office:value-type="float" office:value="22289671" calcext:value-type="float">
            <text:p>22289671</text:p>
          </table:table-cell>
          <table:table-cell table:formula="of:=[.E156]" office:value-type="float" office:value="22354041" calcext:value-type="float">
            <text:p>22354041</text:p>
          </table:table-cell>
          <table:table-cell table:formula="of:=[.F156]" office:value-type="float" office:value="23548121" calcext:value-type="float">
            <text:p>23548121</text:p>
          </table:table-cell>
          <table:table-cell table:formula="of:=[.G156]" office:value-type="float" office:value="29599855" calcext:value-type="float">
            <text:p>29599855</text:p>
          </table:table-cell>
          <table:table-cell table:formula="of:=[.A156]+[.H156]" office:value-type="float" office:value="25476056" calcext:value-type="float">
            <text:p>25476056</text:p>
          </table:table-cell>
          <table:table-cell table:formula="of:=[.I156]" office:value-type="float" office:value="16738756" calcext:value-type="float">
            <text:p>16738756</text:p>
          </table:table-cell>
          <table:table-cell table:formula="of:=[.A156]" office:value-type="float" office:value="13436981" calcext:value-type="float">
            <text:p>13436981</text:p>
          </table:table-cell>
          <table:table-cell table:number-columns-repeated="291"/>
        </table:table-row>
        <table:table-row table:style-name="ro1">
          <table:table-cell table:formula="of:=[.B157]" office:value-type="float" office:value="16746488" calcext:value-type="float">
            <text:p>16746488</text:p>
          </table:table-cell>
          <table:table-cell table:formula="of:=[.C157]" office:value-type="float" office:value="22289671" calcext:value-type="float">
            <text:p>22289671</text:p>
          </table:table-cell>
          <table:table-cell table:formula="of:=[.D157]" office:value-type="float" office:value="22354041" calcext:value-type="float">
            <text:p>22354041</text:p>
          </table:table-cell>
          <table:table-cell table:formula="of:=[.E157]" office:value-type="float" office:value="23548121" calcext:value-type="float">
            <text:p>23548121</text:p>
          </table:table-cell>
          <table:table-cell table:formula="of:=[.F157]" office:value-type="float" office:value="29599855" calcext:value-type="float">
            <text:p>29599855</text:p>
          </table:table-cell>
          <table:table-cell table:formula="of:=[.G157]" office:value-type="float" office:value="25476056" calcext:value-type="float">
            <text:p>25476056</text:p>
          </table:table-cell>
          <table:table-cell table:formula="of:=[.A157]+[.H157]" office:value-type="float" office:value="36864812" calcext:value-type="float">
            <text:p>36864812</text:p>
          </table:table-cell>
          <table:table-cell table:formula="of:=[.I157]" office:value-type="float" office:value="13436981" calcext:value-type="float">
            <text:p>13436981</text:p>
          </table:table-cell>
          <table:table-cell table:formula="of:=[.A157]" office:value-type="float" office:value="20126056" calcext:value-type="float">
            <text:p>20126056</text:p>
          </table:table-cell>
          <table:table-cell table:number-columns-repeated="291"/>
        </table:table-row>
        <table:table-row table:style-name="ro1">
          <table:table-cell table:formula="of:=[.B158]" office:value-type="float" office:value="22289671" calcext:value-type="float">
            <text:p>22289671</text:p>
          </table:table-cell>
          <table:table-cell table:formula="of:=[.C158]" office:value-type="float" office:value="22354041" calcext:value-type="float">
            <text:p>22354041</text:p>
          </table:table-cell>
          <table:table-cell table:formula="of:=[.D158]" office:value-type="float" office:value="23548121" calcext:value-type="float">
            <text:p>23548121</text:p>
          </table:table-cell>
          <table:table-cell table:formula="of:=[.E158]" office:value-type="float" office:value="29599855" calcext:value-type="float">
            <text:p>29599855</text:p>
          </table:table-cell>
          <table:table-cell table:formula="of:=[.F158]" office:value-type="float" office:value="25476056" calcext:value-type="float">
            <text:p>25476056</text:p>
          </table:table-cell>
          <table:table-cell table:formula="of:=[.G158]" office:value-type="float" office:value="36864812" calcext:value-type="float">
            <text:p>36864812</text:p>
          </table:table-cell>
          <table:table-cell table:formula="of:=[.A158]+[.H158]" office:value-type="float" office:value="30183469" calcext:value-type="float">
            <text:p>30183469</text:p>
          </table:table-cell>
          <table:table-cell table:formula="of:=[.I158]" office:value-type="float" office:value="20126056" calcext:value-type="float">
            <text:p>20126056</text:p>
          </table:table-cell>
          <table:table-cell table:formula="of:=[.A158]" office:value-type="float" office:value="16746488" calcext:value-type="float">
            <text:p>16746488</text:p>
          </table:table-cell>
          <table:table-cell table:number-columns-repeated="291"/>
        </table:table-row>
        <table:table-row table:style-name="ro1">
          <table:table-cell table:formula="of:=[.B159]" office:value-type="float" office:value="22354041" calcext:value-type="float">
            <text:p>22354041</text:p>
          </table:table-cell>
          <table:table-cell table:formula="of:=[.C159]" office:value-type="float" office:value="23548121" calcext:value-type="float">
            <text:p>23548121</text:p>
          </table:table-cell>
          <table:table-cell table:formula="of:=[.D159]" office:value-type="float" office:value="29599855" calcext:value-type="float">
            <text:p>29599855</text:p>
          </table:table-cell>
          <table:table-cell table:formula="of:=[.E159]" office:value-type="float" office:value="25476056" calcext:value-type="float">
            <text:p>25476056</text:p>
          </table:table-cell>
          <table:table-cell table:formula="of:=[.F159]" office:value-type="float" office:value="36864812" calcext:value-type="float">
            <text:p>36864812</text:p>
          </table:table-cell>
          <table:table-cell table:formula="of:=[.G159]" office:value-type="float" office:value="30183469" calcext:value-type="float">
            <text:p>30183469</text:p>
          </table:table-cell>
          <table:table-cell table:formula="of:=[.A159]+[.H159]" office:value-type="float" office:value="42415727" calcext:value-type="float">
            <text:p>42415727</text:p>
          </table:table-cell>
          <table:table-cell table:formula="of:=[.I159]" office:value-type="float" office:value="16746488" calcext:value-type="float">
            <text:p>16746488</text:p>
          </table:table-cell>
          <table:table-cell table:formula="of:=[.A159]" office:value-type="float" office:value="22289671" calcext:value-type="float">
            <text:p>22289671</text:p>
          </table:table-cell>
          <table:table-cell table:number-columns-repeated="291"/>
        </table:table-row>
        <table:table-row table:style-name="ro1">
          <table:table-cell table:formula="of:=[.B160]" office:value-type="float" office:value="23548121" calcext:value-type="float">
            <text:p>23548121</text:p>
          </table:table-cell>
          <table:table-cell table:formula="of:=[.C160]" office:value-type="float" office:value="29599855" calcext:value-type="float">
            <text:p>29599855</text:p>
          </table:table-cell>
          <table:table-cell table:formula="of:=[.D160]" office:value-type="float" office:value="25476056" calcext:value-type="float">
            <text:p>25476056</text:p>
          </table:table-cell>
          <table:table-cell table:formula="of:=[.E160]" office:value-type="float" office:value="36864812" calcext:value-type="float">
            <text:p>36864812</text:p>
          </table:table-cell>
          <table:table-cell table:formula="of:=[.F160]" office:value-type="float" office:value="30183469" calcext:value-type="float">
            <text:p>30183469</text:p>
          </table:table-cell>
          <table:table-cell table:formula="of:=[.G160]" office:value-type="float" office:value="42415727" calcext:value-type="float">
            <text:p>42415727</text:p>
          </table:table-cell>
          <table:table-cell table:formula="of:=[.A160]+[.H160]" office:value-type="float" office:value="39100529" calcext:value-type="float">
            <text:p>39100529</text:p>
          </table:table-cell>
          <table:table-cell table:formula="of:=[.I160]" office:value-type="float" office:value="22289671" calcext:value-type="float">
            <text:p>22289671</text:p>
          </table:table-cell>
          <table:table-cell table:formula="of:=[.A160]" office:value-type="float" office:value="22354041" calcext:value-type="float">
            <text:p>22354041</text:p>
          </table:table-cell>
          <table:table-cell table:number-columns-repeated="291"/>
        </table:table-row>
        <table:table-row table:style-name="ro1">
          <table:table-cell table:formula="of:=[.B161]" office:value-type="float" office:value="29599855" calcext:value-type="float">
            <text:p>29599855</text:p>
          </table:table-cell>
          <table:table-cell table:formula="of:=[.C161]" office:value-type="float" office:value="25476056" calcext:value-type="float">
            <text:p>25476056</text:p>
          </table:table-cell>
          <table:table-cell table:formula="of:=[.D161]" office:value-type="float" office:value="36864812" calcext:value-type="float">
            <text:p>36864812</text:p>
          </table:table-cell>
          <table:table-cell table:formula="of:=[.E161]" office:value-type="float" office:value="30183469" calcext:value-type="float">
            <text:p>30183469</text:p>
          </table:table-cell>
          <table:table-cell table:formula="of:=[.F161]" office:value-type="float" office:value="42415727" calcext:value-type="float">
            <text:p>42415727</text:p>
          </table:table-cell>
          <table:table-cell table:formula="of:=[.G161]" office:value-type="float" office:value="39100529" calcext:value-type="float">
            <text:p>39100529</text:p>
          </table:table-cell>
          <table:table-cell table:formula="of:=[.A161]+[.H161]" office:value-type="float" office:value="45837792" calcext:value-type="float">
            <text:p>45837792</text:p>
          </table:table-cell>
          <table:table-cell table:formula="of:=[.I161]" office:value-type="float" office:value="22354041" calcext:value-type="float">
            <text:p>22354041</text:p>
          </table:table-cell>
          <table:table-cell table:formula="of:=[.A161]" office:value-type="float" office:value="23548121" calcext:value-type="float">
            <text:p>23548121</text:p>
          </table:table-cell>
          <table:table-cell table:number-columns-repeated="291"/>
        </table:table-row>
        <table:table-row table:style-name="ro1">
          <table:table-cell table:formula="of:=[.B162]" office:value-type="float" office:value="25476056" calcext:value-type="float">
            <text:p>25476056</text:p>
          </table:table-cell>
          <table:table-cell table:formula="of:=[.C162]" office:value-type="float" office:value="36864812" calcext:value-type="float">
            <text:p>36864812</text:p>
          </table:table-cell>
          <table:table-cell table:formula="of:=[.D162]" office:value-type="float" office:value="30183469" calcext:value-type="float">
            <text:p>30183469</text:p>
          </table:table-cell>
          <table:table-cell table:formula="of:=[.E162]" office:value-type="float" office:value="42415727" calcext:value-type="float">
            <text:p>42415727</text:p>
          </table:table-cell>
          <table:table-cell table:formula="of:=[.F162]" office:value-type="float" office:value="39100529" calcext:value-type="float">
            <text:p>39100529</text:p>
          </table:table-cell>
          <table:table-cell table:formula="of:=[.G162]" office:value-type="float" office:value="45837792" calcext:value-type="float">
            <text:p>45837792</text:p>
          </table:table-cell>
          <table:table-cell table:formula="of:=[.A162]+[.H162]" office:value-type="float" office:value="51953896" calcext:value-type="float">
            <text:p>51953896</text:p>
          </table:table-cell>
          <table:table-cell table:formula="of:=[.I162]" office:value-type="float" office:value="23548121" calcext:value-type="float">
            <text:p>23548121</text:p>
          </table:table-cell>
          <table:table-cell table:formula="of:=[.A162]" office:value-type="float" office:value="29599855" calcext:value-type="float">
            <text:p>29599855</text:p>
          </table:table-cell>
          <table:table-cell table:number-columns-repeated="291"/>
        </table:table-row>
        <table:table-row table:style-name="ro1">
          <table:table-cell table:formula="of:=[.B163]" office:value-type="float" office:value="36864812" calcext:value-type="float">
            <text:p>36864812</text:p>
          </table:table-cell>
          <table:table-cell table:formula="of:=[.C163]" office:value-type="float" office:value="30183469" calcext:value-type="float">
            <text:p>30183469</text:p>
          </table:table-cell>
          <table:table-cell table:formula="of:=[.D163]" office:value-type="float" office:value="42415727" calcext:value-type="float">
            <text:p>42415727</text:p>
          </table:table-cell>
          <table:table-cell table:formula="of:=[.E163]" office:value-type="float" office:value="39100529" calcext:value-type="float">
            <text:p>39100529</text:p>
          </table:table-cell>
          <table:table-cell table:formula="of:=[.F163]" office:value-type="float" office:value="45837792" calcext:value-type="float">
            <text:p>45837792</text:p>
          </table:table-cell>
          <table:table-cell table:formula="of:=[.G163]" office:value-type="float" office:value="51953896" calcext:value-type="float">
            <text:p>51953896</text:p>
          </table:table-cell>
          <table:table-cell table:formula="of:=[.A163]+[.H163]" office:value-type="float" office:value="49024177" calcext:value-type="float">
            <text:p>49024177</text:p>
          </table:table-cell>
          <table:table-cell table:formula="of:=[.I163]" office:value-type="float" office:value="29599855" calcext:value-type="float">
            <text:p>29599855</text:p>
          </table:table-cell>
          <table:table-cell table:formula="of:=[.A163]" office:value-type="float" office:value="25476056" calcext:value-type="float">
            <text:p>25476056</text:p>
          </table:table-cell>
          <table:table-cell table:number-columns-repeated="291"/>
        </table:table-row>
        <table:table-row table:style-name="ro1">
          <table:table-cell table:formula="of:=[.B164]" office:value-type="float" office:value="30183469" calcext:value-type="float">
            <text:p>30183469</text:p>
          </table:table-cell>
          <table:table-cell table:formula="of:=[.C164]" office:value-type="float" office:value="42415727" calcext:value-type="float">
            <text:p>42415727</text:p>
          </table:table-cell>
          <table:table-cell table:formula="of:=[.D164]" office:value-type="float" office:value="39100529" calcext:value-type="float">
            <text:p>39100529</text:p>
          </table:table-cell>
          <table:table-cell table:formula="of:=[.E164]" office:value-type="float" office:value="45837792" calcext:value-type="float">
            <text:p>45837792</text:p>
          </table:table-cell>
          <table:table-cell table:formula="of:=[.F164]" office:value-type="float" office:value="51953896" calcext:value-type="float">
            <text:p>51953896</text:p>
          </table:table-cell>
          <table:table-cell table:formula="of:=[.G164]" office:value-type="float" office:value="49024177" calcext:value-type="float">
            <text:p>49024177</text:p>
          </table:table-cell>
          <table:table-cell table:formula="of:=[.A164]+[.H164]" office:value-type="float" office:value="66464667" calcext:value-type="float">
            <text:p>66464667</text:p>
          </table:table-cell>
          <table:table-cell table:formula="of:=[.I164]" office:value-type="float" office:value="25476056" calcext:value-type="float">
            <text:p>25476056</text:p>
          </table:table-cell>
          <table:table-cell table:formula="of:=[.A164]" office:value-type="float" office:value="36864812" calcext:value-type="float">
            <text:p>36864812</text:p>
          </table:table-cell>
          <table:table-cell table:number-columns-repeated="291"/>
        </table:table-row>
        <table:table-row table:style-name="ro1">
          <table:table-cell table:formula="of:=[.B165]" office:value-type="float" office:value="42415727" calcext:value-type="float">
            <text:p>42415727</text:p>
          </table:table-cell>
          <table:table-cell table:formula="of:=[.C165]" office:value-type="float" office:value="39100529" calcext:value-type="float">
            <text:p>39100529</text:p>
          </table:table-cell>
          <table:table-cell table:formula="of:=[.D165]" office:value-type="float" office:value="45837792" calcext:value-type="float">
            <text:p>45837792</text:p>
          </table:table-cell>
          <table:table-cell table:formula="of:=[.E165]" office:value-type="float" office:value="51953896" calcext:value-type="float">
            <text:p>51953896</text:p>
          </table:table-cell>
          <table:table-cell table:formula="of:=[.F165]" office:value-type="float" office:value="49024177" calcext:value-type="float">
            <text:p>49024177</text:p>
          </table:table-cell>
          <table:table-cell table:formula="of:=[.G165]" office:value-type="float" office:value="66464667" calcext:value-type="float">
            <text:p>66464667</text:p>
          </table:table-cell>
          <table:table-cell table:formula="of:=[.A165]+[.H165]" office:value-type="float" office:value="55659525" calcext:value-type="float">
            <text:p>55659525</text:p>
          </table:table-cell>
          <table:table-cell table:formula="of:=[.I165]" office:value-type="float" office:value="36864812" calcext:value-type="float">
            <text:p>36864812</text:p>
          </table:table-cell>
          <table:table-cell table:formula="of:=[.A165]" office:value-type="float" office:value="30183469" calcext:value-type="float">
            <text:p>30183469</text:p>
          </table:table-cell>
          <table:table-cell table:number-columns-repeated="291"/>
        </table:table-row>
        <table:table-row table:style-name="ro1">
          <table:table-cell table:formula="of:=[.B166]" office:value-type="float" office:value="39100529" calcext:value-type="float">
            <text:p>39100529</text:p>
          </table:table-cell>
          <table:table-cell table:formula="of:=[.C166]" office:value-type="float" office:value="45837792" calcext:value-type="float">
            <text:p>45837792</text:p>
          </table:table-cell>
          <table:table-cell table:formula="of:=[.D166]" office:value-type="float" office:value="51953896" calcext:value-type="float">
            <text:p>51953896</text:p>
          </table:table-cell>
          <table:table-cell table:formula="of:=[.E166]" office:value-type="float" office:value="49024177" calcext:value-type="float">
            <text:p>49024177</text:p>
          </table:table-cell>
          <table:table-cell table:formula="of:=[.F166]" office:value-type="float" office:value="66464667" calcext:value-type="float">
            <text:p>66464667</text:p>
          </table:table-cell>
          <table:table-cell table:formula="of:=[.G166]" office:value-type="float" office:value="55659525" calcext:value-type="float">
            <text:p>55659525</text:p>
          </table:table-cell>
          <table:table-cell table:formula="of:=[.A166]+[.H166]" office:value-type="float" office:value="79280539" calcext:value-type="float">
            <text:p>79280539</text:p>
          </table:table-cell>
          <table:table-cell table:formula="of:=[.I166]" office:value-type="float" office:value="30183469" calcext:value-type="float">
            <text:p>30183469</text:p>
          </table:table-cell>
          <table:table-cell table:formula="of:=[.A166]" office:value-type="float" office:value="42415727" calcext:value-type="float">
            <text:p>42415727</text:p>
          </table:table-cell>
          <table:table-cell table:number-columns-repeated="291"/>
        </table:table-row>
        <table:table-row table:style-name="ro1">
          <table:table-cell table:formula="of:=[.B167]" office:value-type="float" office:value="45837792" calcext:value-type="float">
            <text:p>45837792</text:p>
          </table:table-cell>
          <table:table-cell table:formula="of:=[.C167]" office:value-type="float" office:value="51953896" calcext:value-type="float">
            <text:p>51953896</text:p>
          </table:table-cell>
          <table:table-cell table:formula="of:=[.D167]" office:value-type="float" office:value="49024177" calcext:value-type="float">
            <text:p>49024177</text:p>
          </table:table-cell>
          <table:table-cell table:formula="of:=[.E167]" office:value-type="float" office:value="66464667" calcext:value-type="float">
            <text:p>66464667</text:p>
          </table:table-cell>
          <table:table-cell table:formula="of:=[.F167]" office:value-type="float" office:value="55659525" calcext:value-type="float">
            <text:p>55659525</text:p>
          </table:table-cell>
          <table:table-cell table:formula="of:=[.G167]" office:value-type="float" office:value="79280539" calcext:value-type="float">
            <text:p>79280539</text:p>
          </table:table-cell>
          <table:table-cell table:formula="of:=[.A167]+[.H167]" office:value-type="float" office:value="69283998" calcext:value-type="float">
            <text:p>69283998</text:p>
          </table:table-cell>
          <table:table-cell table:formula="of:=[.I167]" office:value-type="float" office:value="42415727" calcext:value-type="float">
            <text:p>42415727</text:p>
          </table:table-cell>
          <table:table-cell table:formula="of:=[.A167]" office:value-type="float" office:value="39100529" calcext:value-type="float">
            <text:p>39100529</text:p>
          </table:table-cell>
          <table:table-cell table:number-columns-repeated="291"/>
        </table:table-row>
        <table:table-row table:style-name="ro1">
          <table:table-cell table:formula="of:=[.B168]" office:value-type="float" office:value="51953896" calcext:value-type="float">
            <text:p>51953896</text:p>
          </table:table-cell>
          <table:table-cell table:formula="of:=[.C168]" office:value-type="float" office:value="49024177" calcext:value-type="float">
            <text:p>49024177</text:p>
          </table:table-cell>
          <table:table-cell table:formula="of:=[.D168]" office:value-type="float" office:value="66464667" calcext:value-type="float">
            <text:p>66464667</text:p>
          </table:table-cell>
          <table:table-cell table:formula="of:=[.E168]" office:value-type="float" office:value="55659525" calcext:value-type="float">
            <text:p>55659525</text:p>
          </table:table-cell>
          <table:table-cell table:formula="of:=[.F168]" office:value-type="float" office:value="79280539" calcext:value-type="float">
            <text:p>79280539</text:p>
          </table:table-cell>
          <table:table-cell table:formula="of:=[.G168]" office:value-type="float" office:value="69283998" calcext:value-type="float">
            <text:p>69283998</text:p>
          </table:table-cell>
          <table:table-cell table:formula="of:=[.A168]+[.H168]" office:value-type="float" office:value="88253519" calcext:value-type="float">
            <text:p>88253519</text:p>
          </table:table-cell>
          <table:table-cell table:formula="of:=[.I168]" office:value-type="float" office:value="39100529" calcext:value-type="float">
            <text:p>39100529</text:p>
          </table:table-cell>
          <table:table-cell table:formula="of:=[.A168]" office:value-type="float" office:value="45837792" calcext:value-type="float">
            <text:p>45837792</text:p>
          </table:table-cell>
          <table:table-cell table:number-columns-repeated="291"/>
        </table:table-row>
        <table:table-row table:style-name="ro1">
          <table:table-cell table:formula="of:=[.B169]" office:value-type="float" office:value="49024177" calcext:value-type="float">
            <text:p>49024177</text:p>
          </table:table-cell>
          <table:table-cell table:formula="of:=[.C169]" office:value-type="float" office:value="66464667" calcext:value-type="float">
            <text:p>66464667</text:p>
          </table:table-cell>
          <table:table-cell table:formula="of:=[.D169]" office:value-type="float" office:value="55659525" calcext:value-type="float">
            <text:p>55659525</text:p>
          </table:table-cell>
          <table:table-cell table:formula="of:=[.E169]" office:value-type="float" office:value="79280539" calcext:value-type="float">
            <text:p>79280539</text:p>
          </table:table-cell>
          <table:table-cell table:formula="of:=[.F169]" office:value-type="float" office:value="69283998" calcext:value-type="float">
            <text:p>69283998</text:p>
          </table:table-cell>
          <table:table-cell table:formula="of:=[.G169]" office:value-type="float" office:value="88253519" calcext:value-type="float">
            <text:p>88253519</text:p>
          </table:table-cell>
          <table:table-cell table:formula="of:=[.A169]+[.H169]" office:value-type="float" office:value="91054425" calcext:value-type="float">
            <text:p>91054425</text:p>
          </table:table-cell>
          <table:table-cell table:formula="of:=[.I169]" office:value-type="float" office:value="45837792" calcext:value-type="float">
            <text:p>45837792</text:p>
          </table:table-cell>
          <table:table-cell table:formula="of:=[.A169]" office:value-type="float" office:value="51953896" calcext:value-type="float">
            <text:p>51953896</text:p>
          </table:table-cell>
          <table:table-cell table:number-columns-repeated="291"/>
        </table:table-row>
        <table:table-row table:style-name="ro1">
          <table:table-cell table:formula="of:=[.B170]" office:value-type="float" office:value="66464667" calcext:value-type="float">
            <text:p>66464667</text:p>
          </table:table-cell>
          <table:table-cell table:formula="of:=[.C170]" office:value-type="float" office:value="55659525" calcext:value-type="float">
            <text:p>55659525</text:p>
          </table:table-cell>
          <table:table-cell table:formula="of:=[.D170]" office:value-type="float" office:value="79280539" calcext:value-type="float">
            <text:p>79280539</text:p>
          </table:table-cell>
          <table:table-cell table:formula="of:=[.E170]" office:value-type="float" office:value="69283998" calcext:value-type="float">
            <text:p>69283998</text:p>
          </table:table-cell>
          <table:table-cell table:formula="of:=[.F170]" office:value-type="float" office:value="88253519" calcext:value-type="float">
            <text:p>88253519</text:p>
          </table:table-cell>
          <table:table-cell table:formula="of:=[.G170]" office:value-type="float" office:value="91054425" calcext:value-type="float">
            <text:p>91054425</text:p>
          </table:table-cell>
          <table:table-cell table:formula="of:=[.A170]+[.H170]" office:value-type="float" office:value="94861969" calcext:value-type="float">
            <text:p>94861969</text:p>
          </table:table-cell>
          <table:table-cell table:formula="of:=[.I170]" office:value-type="float" office:value="51953896" calcext:value-type="float">
            <text:p>51953896</text:p>
          </table:table-cell>
          <table:table-cell table:formula="of:=[.A170]" office:value-type="float" office:value="49024177" calcext:value-type="float">
            <text:p>49024177</text:p>
          </table:table-cell>
          <table:table-cell table:number-columns-repeated="291"/>
        </table:table-row>
        <table:table-row table:style-name="ro1">
          <table:table-cell table:formula="of:=[.B171]" office:value-type="float" office:value="55659525" calcext:value-type="float">
            <text:p>55659525</text:p>
          </table:table-cell>
          <table:table-cell table:formula="of:=[.C171]" office:value-type="float" office:value="79280539" calcext:value-type="float">
            <text:p>79280539</text:p>
          </table:table-cell>
          <table:table-cell table:formula="of:=[.D171]" office:value-type="float" office:value="69283998" calcext:value-type="float">
            <text:p>69283998</text:p>
          </table:table-cell>
          <table:table-cell table:formula="of:=[.E171]" office:value-type="float" office:value="88253519" calcext:value-type="float">
            <text:p>88253519</text:p>
          </table:table-cell>
          <table:table-cell table:formula="of:=[.F171]" office:value-type="float" office:value="91054425" calcext:value-type="float">
            <text:p>91054425</text:p>
          </table:table-cell>
          <table:table-cell table:formula="of:=[.G171]" office:value-type="float" office:value="94861969" calcext:value-type="float">
            <text:p>94861969</text:p>
          </table:table-cell>
          <table:table-cell table:formula="of:=[.A171]+[.H171]" office:value-type="float" office:value="118418563" calcext:value-type="float">
            <text:p>118418563</text:p>
          </table:table-cell>
          <table:table-cell table:formula="of:=[.I171]" office:value-type="float" office:value="49024177" calcext:value-type="float">
            <text:p>49024177</text:p>
          </table:table-cell>
          <table:table-cell table:formula="of:=[.A171]" office:value-type="float" office:value="66464667" calcext:value-type="float">
            <text:p>66464667</text:p>
          </table:table-cell>
          <table:table-cell table:number-columns-repeated="291"/>
        </table:table-row>
        <table:table-row table:style-name="ro1">
          <table:table-cell table:formula="of:=[.B172]" office:value-type="float" office:value="79280539" calcext:value-type="float">
            <text:p>79280539</text:p>
          </table:table-cell>
          <table:table-cell table:formula="of:=[.C172]" office:value-type="float" office:value="69283998" calcext:value-type="float">
            <text:p>69283998</text:p>
          </table:table-cell>
          <table:table-cell table:formula="of:=[.D172]" office:value-type="float" office:value="88253519" calcext:value-type="float">
            <text:p>88253519</text:p>
          </table:table-cell>
          <table:table-cell table:formula="of:=[.E172]" office:value-type="float" office:value="91054425" calcext:value-type="float">
            <text:p>91054425</text:p>
          </table:table-cell>
          <table:table-cell table:formula="of:=[.F172]" office:value-type="float" office:value="94861969" calcext:value-type="float">
            <text:p>94861969</text:p>
          </table:table-cell>
          <table:table-cell table:formula="of:=[.G172]" office:value-type="float" office:value="118418563" calcext:value-type="float">
            <text:p>118418563</text:p>
          </table:table-cell>
          <table:table-cell table:formula="of:=[.A172]+[.H172]" office:value-type="float" office:value="104683702" calcext:value-type="float">
            <text:p>104683702</text:p>
          </table:table-cell>
          <table:table-cell table:formula="of:=[.I172]" office:value-type="float" office:value="66464667" calcext:value-type="float">
            <text:p>66464667</text:p>
          </table:table-cell>
          <table:table-cell table:formula="of:=[.A172]" office:value-type="float" office:value="55659525" calcext:value-type="float">
            <text:p>55659525</text:p>
          </table:table-cell>
          <table:table-cell table:number-columns-repeated="291"/>
        </table:table-row>
        <table:table-row table:style-name="ro1">
          <table:table-cell table:formula="of:=[.B173]" office:value-type="float" office:value="69283998" calcext:value-type="float">
            <text:p>69283998</text:p>
          </table:table-cell>
          <table:table-cell table:formula="of:=[.C173]" office:value-type="float" office:value="88253519" calcext:value-type="float">
            <text:p>88253519</text:p>
          </table:table-cell>
          <table:table-cell table:formula="of:=[.D173]" office:value-type="float" office:value="91054425" calcext:value-type="float">
            <text:p>91054425</text:p>
          </table:table-cell>
          <table:table-cell table:formula="of:=[.E173]" office:value-type="float" office:value="94861969" calcext:value-type="float">
            <text:p>94861969</text:p>
          </table:table-cell>
          <table:table-cell table:formula="of:=[.F173]" office:value-type="float" office:value="118418563" calcext:value-type="float">
            <text:p>118418563</text:p>
          </table:table-cell>
          <table:table-cell table:formula="of:=[.G173]" office:value-type="float" office:value="104683702" calcext:value-type="float">
            <text:p>104683702</text:p>
          </table:table-cell>
          <table:table-cell table:formula="of:=[.A173]+[.H173]" office:value-type="float" office:value="145745206" calcext:value-type="float">
            <text:p>145745206</text:p>
          </table:table-cell>
          <table:table-cell table:formula="of:=[.I173]" office:value-type="float" office:value="55659525" calcext:value-type="float">
            <text:p>55659525</text:p>
          </table:table-cell>
          <table:table-cell table:formula="of:=[.A173]" office:value-type="float" office:value="79280539" calcext:value-type="float">
            <text:p>79280539</text:p>
          </table:table-cell>
          <table:table-cell table:number-columns-repeated="291"/>
        </table:table-row>
        <table:table-row table:style-name="ro1">
          <table:table-cell table:formula="of:=[.B174]" office:value-type="float" office:value="88253519" calcext:value-type="float">
            <text:p>88253519</text:p>
          </table:table-cell>
          <table:table-cell table:formula="of:=[.C174]" office:value-type="float" office:value="91054425" calcext:value-type="float">
            <text:p>91054425</text:p>
          </table:table-cell>
          <table:table-cell table:formula="of:=[.D174]" office:value-type="float" office:value="94861969" calcext:value-type="float">
            <text:p>94861969</text:p>
          </table:table-cell>
          <table:table-cell table:formula="of:=[.E174]" office:value-type="float" office:value="118418563" calcext:value-type="float">
            <text:p>118418563</text:p>
          </table:table-cell>
          <table:table-cell table:formula="of:=[.F174]" office:value-type="float" office:value="104683702" calcext:value-type="float">
            <text:p>104683702</text:p>
          </table:table-cell>
          <table:table-cell table:formula="of:=[.G174]" office:value-type="float" office:value="145745206" calcext:value-type="float">
            <text:p>145745206</text:p>
          </table:table-cell>
          <table:table-cell table:formula="of:=[.A174]+[.H174]" office:value-type="float" office:value="124943523" calcext:value-type="float">
            <text:p>124943523</text:p>
          </table:table-cell>
          <table:table-cell table:formula="of:=[.I174]" office:value-type="float" office:value="79280539" calcext:value-type="float">
            <text:p>79280539</text:p>
          </table:table-cell>
          <table:table-cell table:formula="of:=[.A174]" office:value-type="float" office:value="69283998" calcext:value-type="float">
            <text:p>69283998</text:p>
          </table:table-cell>
          <table:table-cell table:number-columns-repeated="291"/>
        </table:table-row>
        <table:table-row table:style-name="ro1">
          <table:table-cell table:formula="of:=[.B175]" office:value-type="float" office:value="91054425" calcext:value-type="float">
            <text:p>91054425</text:p>
          </table:table-cell>
          <table:table-cell table:formula="of:=[.C175]" office:value-type="float" office:value="94861969" calcext:value-type="float">
            <text:p>94861969</text:p>
          </table:table-cell>
          <table:table-cell table:formula="of:=[.D175]" office:value-type="float" office:value="118418563" calcext:value-type="float">
            <text:p>118418563</text:p>
          </table:table-cell>
          <table:table-cell table:formula="of:=[.E175]" office:value-type="float" office:value="104683702" calcext:value-type="float">
            <text:p>104683702</text:p>
          </table:table-cell>
          <table:table-cell table:formula="of:=[.F175]" office:value-type="float" office:value="145745206" calcext:value-type="float">
            <text:p>145745206</text:p>
          </table:table-cell>
          <table:table-cell table:formula="of:=[.G175]" office:value-type="float" office:value="124943523" calcext:value-type="float">
            <text:p>124943523</text:p>
          </table:table-cell>
          <table:table-cell table:formula="of:=[.A175]+[.H175]" office:value-type="float" office:value="167534058" calcext:value-type="float">
            <text:p>167534058</text:p>
          </table:table-cell>
          <table:table-cell table:formula="of:=[.I175]" office:value-type="float" office:value="69283998" calcext:value-type="float">
            <text:p>69283998</text:p>
          </table:table-cell>
          <table:table-cell table:formula="of:=[.A175]" office:value-type="float" office:value="88253519" calcext:value-type="float">
            <text:p>88253519</text:p>
          </table:table-cell>
          <table:table-cell table:number-columns-repeated="291"/>
        </table:table-row>
        <table:table-row table:style-name="ro1">
          <table:table-cell table:formula="of:=[.B176]" office:value-type="float" office:value="94861969" calcext:value-type="float">
            <text:p>94861969</text:p>
          </table:table-cell>
          <table:table-cell table:formula="of:=[.C176]" office:value-type="float" office:value="118418563" calcext:value-type="float">
            <text:p>118418563</text:p>
          </table:table-cell>
          <table:table-cell table:formula="of:=[.D176]" office:value-type="float" office:value="104683702" calcext:value-type="float">
            <text:p>104683702</text:p>
          </table:table-cell>
          <table:table-cell table:formula="of:=[.E176]" office:value-type="float" office:value="145745206" calcext:value-type="float">
            <text:p>145745206</text:p>
          </table:table-cell>
          <table:table-cell table:formula="of:=[.F176]" office:value-type="float" office:value="124943523" calcext:value-type="float">
            <text:p>124943523</text:p>
          </table:table-cell>
          <table:table-cell table:formula="of:=[.G176]" office:value-type="float" office:value="167534058" calcext:value-type="float">
            <text:p>167534058</text:p>
          </table:table-cell>
          <table:table-cell table:formula="of:=[.A176]+[.H176]" office:value-type="float" office:value="160338423" calcext:value-type="float">
            <text:p>160338423</text:p>
          </table:table-cell>
          <table:table-cell table:formula="of:=[.I176]" office:value-type="float" office:value="88253519" calcext:value-type="float">
            <text:p>88253519</text:p>
          </table:table-cell>
          <table:table-cell table:formula="of:=[.A176]" office:value-type="float" office:value="91054425" calcext:value-type="float">
            <text:p>91054425</text:p>
          </table:table-cell>
          <table:table-cell table:number-columns-repeated="291"/>
        </table:table-row>
        <table:table-row table:style-name="ro1">
          <table:table-cell table:formula="of:=[.B177]" office:value-type="float" office:value="118418563" calcext:value-type="float">
            <text:p>118418563</text:p>
          </table:table-cell>
          <table:table-cell table:formula="of:=[.C177]" office:value-type="float" office:value="104683702" calcext:value-type="float">
            <text:p>104683702</text:p>
          </table:table-cell>
          <table:table-cell table:formula="of:=[.D177]" office:value-type="float" office:value="145745206" calcext:value-type="float">
            <text:p>145745206</text:p>
          </table:table-cell>
          <table:table-cell table:formula="of:=[.E177]" office:value-type="float" office:value="124943523" calcext:value-type="float">
            <text:p>124943523</text:p>
          </table:table-cell>
          <table:table-cell table:formula="of:=[.F177]" office:value-type="float" office:value="167534058" calcext:value-type="float">
            <text:p>167534058</text:p>
          </table:table-cell>
          <table:table-cell table:formula="of:=[.G177]" office:value-type="float" office:value="160338423" calcext:value-type="float">
            <text:p>160338423</text:p>
          </table:table-cell>
          <table:table-cell table:formula="of:=[.A177]+[.H177]" office:value-type="float" office:value="183115488" calcext:value-type="float">
            <text:p>183115488</text:p>
          </table:table-cell>
          <table:table-cell table:formula="of:=[.I177]" office:value-type="float" office:value="91054425" calcext:value-type="float">
            <text:p>91054425</text:p>
          </table:table-cell>
          <table:table-cell table:formula="of:=[.A177]" office:value-type="float" office:value="94861969" calcext:value-type="float">
            <text:p>94861969</text:p>
          </table:table-cell>
          <table:table-cell table:number-columns-repeated="291"/>
        </table:table-row>
        <table:table-row table:style-name="ro1">
          <table:table-cell table:formula="of:=[.B178]" office:value-type="float" office:value="104683702" calcext:value-type="float">
            <text:p>104683702</text:p>
          </table:table-cell>
          <table:table-cell table:formula="of:=[.C178]" office:value-type="float" office:value="145745206" calcext:value-type="float">
            <text:p>145745206</text:p>
          </table:table-cell>
          <table:table-cell table:formula="of:=[.D178]" office:value-type="float" office:value="124943523" calcext:value-type="float">
            <text:p>124943523</text:p>
          </table:table-cell>
          <table:table-cell table:formula="of:=[.E178]" office:value-type="float" office:value="167534058" calcext:value-type="float">
            <text:p>167534058</text:p>
          </table:table-cell>
          <table:table-cell table:formula="of:=[.F178]" office:value-type="float" office:value="160338423" calcext:value-type="float">
            <text:p>160338423</text:p>
          </table:table-cell>
          <table:table-cell table:formula="of:=[.G178]" office:value-type="float" office:value="183115488" calcext:value-type="float">
            <text:p>183115488</text:p>
          </table:table-cell>
          <table:table-cell table:formula="of:=[.A178]+[.H178]" office:value-type="float" office:value="209472988" calcext:value-type="float">
            <text:p>209472988</text:p>
          </table:table-cell>
          <table:table-cell table:formula="of:=[.I178]" office:value-type="float" office:value="94861969" calcext:value-type="float">
            <text:p>94861969</text:p>
          </table:table-cell>
          <table:table-cell table:formula="of:=[.A178]" office:value-type="float" office:value="118418563" calcext:value-type="float">
            <text:p>118418563</text:p>
          </table:table-cell>
          <table:table-cell table:number-columns-repeated="291"/>
        </table:table-row>
        <table:table-row table:style-name="ro1">
          <table:table-cell table:formula="of:=[.B179]" office:value-type="float" office:value="145745206" calcext:value-type="float">
            <text:p>145745206</text:p>
          </table:table-cell>
          <table:table-cell table:formula="of:=[.C179]" office:value-type="float" office:value="124943523" calcext:value-type="float">
            <text:p>124943523</text:p>
          </table:table-cell>
          <table:table-cell table:formula="of:=[.D179]" office:value-type="float" office:value="167534058" calcext:value-type="float">
            <text:p>167534058</text:p>
          </table:table-cell>
          <table:table-cell table:formula="of:=[.E179]" office:value-type="float" office:value="160338423" calcext:value-type="float">
            <text:p>160338423</text:p>
          </table:table-cell>
          <table:table-cell table:formula="of:=[.F179]" office:value-type="float" office:value="183115488" calcext:value-type="float">
            <text:p>183115488</text:p>
          </table:table-cell>
          <table:table-cell table:formula="of:=[.G179]" office:value-type="float" office:value="209472988" calcext:value-type="float">
            <text:p>209472988</text:p>
          </table:table-cell>
          <table:table-cell table:formula="of:=[.A179]+[.H179]" office:value-type="float" office:value="199545671" calcext:value-type="float">
            <text:p>199545671</text:p>
          </table:table-cell>
          <table:table-cell table:formula="of:=[.I179]" office:value-type="float" office:value="118418563" calcext:value-type="float">
            <text:p>118418563</text:p>
          </table:table-cell>
          <table:table-cell table:formula="of:=[.A179]" office:value-type="float" office:value="104683702" calcext:value-type="float">
            <text:p>104683702</text:p>
          </table:table-cell>
          <table:table-cell table:number-columns-repeated="291"/>
        </table:table-row>
        <table:table-row table:style-name="ro1">
          <table:table-cell table:formula="of:=[.B180]" office:value-type="float" office:value="124943523" calcext:value-type="float">
            <text:p>124943523</text:p>
          </table:table-cell>
          <table:table-cell table:formula="of:=[.C180]" office:value-type="float" office:value="167534058" calcext:value-type="float">
            <text:p>167534058</text:p>
          </table:table-cell>
          <table:table-cell table:formula="of:=[.D180]" office:value-type="float" office:value="160338423" calcext:value-type="float">
            <text:p>160338423</text:p>
          </table:table-cell>
          <table:table-cell table:formula="of:=[.E180]" office:value-type="float" office:value="183115488" calcext:value-type="float">
            <text:p>183115488</text:p>
          </table:table-cell>
          <table:table-cell table:formula="of:=[.F180]" office:value-type="float" office:value="209472988" calcext:value-type="float">
            <text:p>209472988</text:p>
          </table:table-cell>
          <table:table-cell table:formula="of:=[.G180]" office:value-type="float" office:value="199545671" calcext:value-type="float">
            <text:p>199545671</text:p>
          </table:table-cell>
          <table:table-cell table:formula="of:=[.A180]+[.H180]" office:value-type="float" office:value="264163769" calcext:value-type="float">
            <text:p>264163769</text:p>
          </table:table-cell>
          <table:table-cell table:formula="of:=[.I180]" office:value-type="float" office:value="104683702" calcext:value-type="float">
            <text:p>104683702</text:p>
          </table:table-cell>
          <table:table-cell table:formula="of:=[.A180]" office:value-type="float" office:value="145745206" calcext:value-type="float">
            <text:p>145745206</text:p>
          </table:table-cell>
          <table:table-cell table:number-columns-repeated="291"/>
        </table:table-row>
        <table:table-row table:style-name="ro1">
          <table:table-cell table:formula="of:=[.B181]" office:value-type="float" office:value="167534058" calcext:value-type="float">
            <text:p>167534058</text:p>
          </table:table-cell>
          <table:table-cell table:formula="of:=[.C181]" office:value-type="float" office:value="160338423" calcext:value-type="float">
            <text:p>160338423</text:p>
          </table:table-cell>
          <table:table-cell table:formula="of:=[.D181]" office:value-type="float" office:value="183115488" calcext:value-type="float">
            <text:p>183115488</text:p>
          </table:table-cell>
          <table:table-cell table:formula="of:=[.E181]" office:value-type="float" office:value="209472988" calcext:value-type="float">
            <text:p>209472988</text:p>
          </table:table-cell>
          <table:table-cell table:formula="of:=[.F181]" office:value-type="float" office:value="199545671" calcext:value-type="float">
            <text:p>199545671</text:p>
          </table:table-cell>
          <table:table-cell table:formula="of:=[.G181]" office:value-type="float" office:value="264163769" calcext:value-type="float">
            <text:p>264163769</text:p>
          </table:table-cell>
          <table:table-cell table:formula="of:=[.A181]+[.H181]" office:value-type="float" office:value="229627225" calcext:value-type="float">
            <text:p>229627225</text:p>
          </table:table-cell>
          <table:table-cell table:formula="of:=[.I181]" office:value-type="float" office:value="145745206" calcext:value-type="float">
            <text:p>145745206</text:p>
          </table:table-cell>
          <table:table-cell table:formula="of:=[.A181]" office:value-type="float" office:value="124943523" calcext:value-type="float">
            <text:p>124943523</text:p>
          </table:table-cell>
          <table:table-cell table:number-columns-repeated="291"/>
        </table:table-row>
        <table:table-row table:style-name="ro1">
          <table:table-cell table:formula="of:=[.B182]" office:value-type="float" office:value="160338423" calcext:value-type="float">
            <text:p>160338423</text:p>
          </table:table-cell>
          <table:table-cell table:formula="of:=[.C182]" office:value-type="float" office:value="183115488" calcext:value-type="float">
            <text:p>183115488</text:p>
          </table:table-cell>
          <table:table-cell table:formula="of:=[.D182]" office:value-type="float" office:value="209472988" calcext:value-type="float">
            <text:p>209472988</text:p>
          </table:table-cell>
          <table:table-cell table:formula="of:=[.E182]" office:value-type="float" office:value="199545671" calcext:value-type="float">
            <text:p>199545671</text:p>
          </table:table-cell>
          <table:table-cell table:formula="of:=[.F182]" office:value-type="float" office:value="264163769" calcext:value-type="float">
            <text:p>264163769</text:p>
          </table:table-cell>
          <table:table-cell table:formula="of:=[.G182]" office:value-type="float" office:value="229627225" calcext:value-type="float">
            <text:p>229627225</text:p>
          </table:table-cell>
          <table:table-cell table:formula="of:=[.A182]+[.H182]" office:value-type="float" office:value="313279264" calcext:value-type="float">
            <text:p>313279264</text:p>
          </table:table-cell>
          <table:table-cell table:formula="of:=[.I182]" office:value-type="float" office:value="124943523" calcext:value-type="float">
            <text:p>124943523</text:p>
          </table:table-cell>
          <table:table-cell table:formula="of:=[.A182]" office:value-type="float" office:value="167534058" calcext:value-type="float">
            <text:p>167534058</text:p>
          </table:table-cell>
          <table:table-cell table:number-columns-repeated="291"/>
        </table:table-row>
        <table:table-row table:style-name="ro1">
          <table:table-cell table:formula="of:=[.B183]" office:value-type="float" office:value="183115488" calcext:value-type="float">
            <text:p>183115488</text:p>
          </table:table-cell>
          <table:table-cell table:formula="of:=[.C183]" office:value-type="float" office:value="209472988" calcext:value-type="float">
            <text:p>209472988</text:p>
          </table:table-cell>
          <table:table-cell table:formula="of:=[.D183]" office:value-type="float" office:value="199545671" calcext:value-type="float">
            <text:p>199545671</text:p>
          </table:table-cell>
          <table:table-cell table:formula="of:=[.E183]" office:value-type="float" office:value="264163769" calcext:value-type="float">
            <text:p>264163769</text:p>
          </table:table-cell>
          <table:table-cell table:formula="of:=[.F183]" office:value-type="float" office:value="229627225" calcext:value-type="float">
            <text:p>229627225</text:p>
          </table:table-cell>
          <table:table-cell table:formula="of:=[.G183]" office:value-type="float" office:value="313279264" calcext:value-type="float">
            <text:p>313279264</text:p>
          </table:table-cell>
          <table:table-cell table:formula="of:=[.A183]+[.H183]" office:value-type="float" office:value="285281946" calcext:value-type="float">
            <text:p>285281946</text:p>
          </table:table-cell>
          <table:table-cell table:formula="of:=[.I183]" office:value-type="float" office:value="167534058" calcext:value-type="float">
            <text:p>167534058</text:p>
          </table:table-cell>
          <table:table-cell table:formula="of:=[.A183]" office:value-type="float" office:value="160338423" calcext:value-type="float">
            <text:p>160338423</text:p>
          </table:table-cell>
          <table:table-cell table:number-columns-repeated="291"/>
        </table:table-row>
        <table:table-row table:style-name="ro1">
          <table:table-cell table:formula="of:=[.B184]" office:value-type="float" office:value="209472988" calcext:value-type="float">
            <text:p>209472988</text:p>
          </table:table-cell>
          <table:table-cell table:formula="of:=[.C184]" office:value-type="float" office:value="199545671" calcext:value-type="float">
            <text:p>199545671</text:p>
          </table:table-cell>
          <table:table-cell table:formula="of:=[.D184]" office:value-type="float" office:value="264163769" calcext:value-type="float">
            <text:p>264163769</text:p>
          </table:table-cell>
          <table:table-cell table:formula="of:=[.E184]" office:value-type="float" office:value="229627225" calcext:value-type="float">
            <text:p>229627225</text:p>
          </table:table-cell>
          <table:table-cell table:formula="of:=[.F184]" office:value-type="float" office:value="313279264" calcext:value-type="float">
            <text:p>313279264</text:p>
          </table:table-cell>
          <table:table-cell table:formula="of:=[.G184]" office:value-type="float" office:value="285281946" calcext:value-type="float">
            <text:p>285281946</text:p>
          </table:table-cell>
          <table:table-cell table:formula="of:=[.A184]+[.H184]" office:value-type="float" office:value="350649546" calcext:value-type="float">
            <text:p>350649546</text:p>
          </table:table-cell>
          <table:table-cell table:formula="of:=[.I184]" office:value-type="float" office:value="160338423" calcext:value-type="float">
            <text:p>160338423</text:p>
          </table:table-cell>
          <table:table-cell table:formula="of:=[.A184]" office:value-type="float" office:value="183115488" calcext:value-type="float">
            <text:p>183115488</text:p>
          </table:table-cell>
          <table:table-cell table:number-columns-repeated="291"/>
        </table:table-row>
        <table:table-row table:style-name="ro1">
          <table:table-cell table:formula="of:=[.B185]" office:value-type="float" office:value="199545671" calcext:value-type="float">
            <text:p>199545671</text:p>
          </table:table-cell>
          <table:table-cell table:formula="of:=[.C185]" office:value-type="float" office:value="264163769" calcext:value-type="float">
            <text:p>264163769</text:p>
          </table:table-cell>
          <table:table-cell table:formula="of:=[.D185]" office:value-type="float" office:value="229627225" calcext:value-type="float">
            <text:p>229627225</text:p>
          </table:table-cell>
          <table:table-cell table:formula="of:=[.E185]" office:value-type="float" office:value="313279264" calcext:value-type="float">
            <text:p>313279264</text:p>
          </table:table-cell>
          <table:table-cell table:formula="of:=[.F185]" office:value-type="float" office:value="285281946" calcext:value-type="float">
            <text:p>285281946</text:p>
          </table:table-cell>
          <table:table-cell table:formula="of:=[.G185]" office:value-type="float" office:value="350649546" calcext:value-type="float">
            <text:p>350649546</text:p>
          </table:table-cell>
          <table:table-cell table:formula="of:=[.A185]+[.H185]" office:value-type="float" office:value="369811411" calcext:value-type="float">
            <text:p>369811411</text:p>
          </table:table-cell>
          <table:table-cell table:formula="of:=[.I185]" office:value-type="float" office:value="183115488" calcext:value-type="float">
            <text:p>183115488</text:p>
          </table:table-cell>
          <table:table-cell table:formula="of:=[.A185]" office:value-type="float" office:value="209472988" calcext:value-type="float">
            <text:p>209472988</text:p>
          </table:table-cell>
          <table:table-cell table:number-columns-repeated="291"/>
        </table:table-row>
        <table:table-row table:style-name="ro1">
          <table:table-cell table:formula="of:=[.B186]" office:value-type="float" office:value="264163769" calcext:value-type="float">
            <text:p>264163769</text:p>
          </table:table-cell>
          <table:table-cell table:formula="of:=[.C186]" office:value-type="float" office:value="229627225" calcext:value-type="float">
            <text:p>229627225</text:p>
          </table:table-cell>
          <table:table-cell table:formula="of:=[.D186]" office:value-type="float" office:value="313279264" calcext:value-type="float">
            <text:p>313279264</text:p>
          </table:table-cell>
          <table:table-cell table:formula="of:=[.E186]" office:value-type="float" office:value="285281946" calcext:value-type="float">
            <text:p>285281946</text:p>
          </table:table-cell>
          <table:table-cell table:formula="of:=[.F186]" office:value-type="float" office:value="350649546" calcext:value-type="float">
            <text:p>350649546</text:p>
          </table:table-cell>
          <table:table-cell table:formula="of:=[.G186]" office:value-type="float" office:value="369811411" calcext:value-type="float">
            <text:p>369811411</text:p>
          </table:table-cell>
          <table:table-cell table:formula="of:=[.A186]+[.H186]" office:value-type="float" office:value="382661159" calcext:value-type="float">
            <text:p>382661159</text:p>
          </table:table-cell>
          <table:table-cell table:formula="of:=[.I186]" office:value-type="float" office:value="209472988" calcext:value-type="float">
            <text:p>209472988</text:p>
          </table:table-cell>
          <table:table-cell table:formula="of:=[.A186]" office:value-type="float" office:value="199545671" calcext:value-type="float">
            <text:p>199545671</text:p>
          </table:table-cell>
          <table:table-cell table:number-columns-repeated="291"/>
        </table:table-row>
        <table:table-row table:style-name="ro1">
          <table:table-cell table:formula="of:=[.B187]" office:value-type="float" office:value="229627225" calcext:value-type="float">
            <text:p>229627225</text:p>
          </table:table-cell>
          <table:table-cell table:formula="of:=[.C187]" office:value-type="float" office:value="313279264" calcext:value-type="float">
            <text:p>313279264</text:p>
          </table:table-cell>
          <table:table-cell table:formula="of:=[.D187]" office:value-type="float" office:value="285281946" calcext:value-type="float">
            <text:p>285281946</text:p>
          </table:table-cell>
          <table:table-cell table:formula="of:=[.E187]" office:value-type="float" office:value="350649546" calcext:value-type="float">
            <text:p>350649546</text:p>
          </table:table-cell>
          <table:table-cell table:formula="of:=[.F187]" office:value-type="float" office:value="369811411" calcext:value-type="float">
            <text:p>369811411</text:p>
          </table:table-cell>
          <table:table-cell table:formula="of:=[.G187]" office:value-type="float" office:value="382661159" calcext:value-type="float">
            <text:p>382661159</text:p>
          </table:table-cell>
          <table:table-cell table:formula="of:=[.A187]+[.H187]" office:value-type="float" office:value="473636757" calcext:value-type="float">
            <text:p>473636757</text:p>
          </table:table-cell>
          <table:table-cell table:formula="of:=[.I187]" office:value-type="float" office:value="199545671" calcext:value-type="float">
            <text:p>199545671</text:p>
          </table:table-cell>
          <table:table-cell table:formula="of:=[.A187]" office:value-type="float" office:value="264163769" calcext:value-type="float">
            <text:p>264163769</text:p>
          </table:table-cell>
          <table:table-cell table:number-columns-repeated="291"/>
        </table:table-row>
        <table:table-row table:style-name="ro1">
          <table:table-cell table:formula="of:=[.B188]" office:value-type="float" office:value="313279264" calcext:value-type="float">
            <text:p>313279264</text:p>
          </table:table-cell>
          <table:table-cell table:formula="of:=[.C188]" office:value-type="float" office:value="285281946" calcext:value-type="float">
            <text:p>285281946</text:p>
          </table:table-cell>
          <table:table-cell table:formula="of:=[.D188]" office:value-type="float" office:value="350649546" calcext:value-type="float">
            <text:p>350649546</text:p>
          </table:table-cell>
          <table:table-cell table:formula="of:=[.E188]" office:value-type="float" office:value="369811411" calcext:value-type="float">
            <text:p>369811411</text:p>
          </table:table-cell>
          <table:table-cell table:formula="of:=[.F188]" office:value-type="float" office:value="382661159" calcext:value-type="float">
            <text:p>382661159</text:p>
          </table:table-cell>
          <table:table-cell table:formula="of:=[.G188]" office:value-type="float" office:value="473636757" calcext:value-type="float">
            <text:p>473636757</text:p>
          </table:table-cell>
          <table:table-cell table:formula="of:=[.A188]+[.H188]" office:value-type="float" office:value="429172896" calcext:value-type="float">
            <text:p>429172896</text:p>
          </table:table-cell>
          <table:table-cell table:formula="of:=[.I188]" office:value-type="float" office:value="264163769" calcext:value-type="float">
            <text:p>264163769</text:p>
          </table:table-cell>
          <table:table-cell table:formula="of:=[.A188]" office:value-type="float" office:value="229627225" calcext:value-type="float">
            <text:p>229627225</text:p>
          </table:table-cell>
          <table:table-cell table:number-columns-repeated="291"/>
        </table:table-row>
        <table:table-row table:style-name="ro1">
          <table:table-cell table:formula="of:=[.B189]" office:value-type="float" office:value="285281946" calcext:value-type="float">
            <text:p>285281946</text:p>
          </table:table-cell>
          <table:table-cell table:formula="of:=[.C189]" office:value-type="float" office:value="350649546" calcext:value-type="float">
            <text:p>350649546</text:p>
          </table:table-cell>
          <table:table-cell table:formula="of:=[.D189]" office:value-type="float" office:value="369811411" calcext:value-type="float">
            <text:p>369811411</text:p>
          </table:table-cell>
          <table:table-cell table:formula="of:=[.E189]" office:value-type="float" office:value="382661159" calcext:value-type="float">
            <text:p>382661159</text:p>
          </table:table-cell>
          <table:table-cell table:formula="of:=[.F189]" office:value-type="float" office:value="473636757" calcext:value-type="float">
            <text:p>473636757</text:p>
          </table:table-cell>
          <table:table-cell table:formula="of:=[.G189]" office:value-type="float" office:value="429172896" calcext:value-type="float">
            <text:p>429172896</text:p>
          </table:table-cell>
          <table:table-cell table:formula="of:=[.A189]+[.H189]" office:value-type="float" office:value="577443033" calcext:value-type="float">
            <text:p>577443033</text:p>
          </table:table-cell>
          <table:table-cell table:formula="of:=[.I189]" office:value-type="float" office:value="229627225" calcext:value-type="float">
            <text:p>229627225</text:p>
          </table:table-cell>
          <table:table-cell table:formula="of:=[.A189]" office:value-type="float" office:value="313279264" calcext:value-type="float">
            <text:p>313279264</text:p>
          </table:table-cell>
          <table:table-cell table:number-columns-repeated="291"/>
        </table:table-row>
        <table:table-row table:style-name="ro1">
          <table:table-cell table:formula="of:=[.B190]" office:value-type="float" office:value="350649546" calcext:value-type="float">
            <text:p>350649546</text:p>
          </table:table-cell>
          <table:table-cell table:formula="of:=[.C190]" office:value-type="float" office:value="369811411" calcext:value-type="float">
            <text:p>369811411</text:p>
          </table:table-cell>
          <table:table-cell table:formula="of:=[.D190]" office:value-type="float" office:value="382661159" calcext:value-type="float">
            <text:p>382661159</text:p>
          </table:table-cell>
          <table:table-cell table:formula="of:=[.E190]" office:value-type="float" office:value="473636757" calcext:value-type="float">
            <text:p>473636757</text:p>
          </table:table-cell>
          <table:table-cell table:formula="of:=[.F190]" office:value-type="float" office:value="429172896" calcext:value-type="float">
            <text:p>429172896</text:p>
          </table:table-cell>
          <table:table-cell table:formula="of:=[.G190]" office:value-type="float" office:value="577443033" calcext:value-type="float">
            <text:p>577443033</text:p>
          </table:table-cell>
          <table:table-cell table:formula="of:=[.A190]+[.H190]" office:value-type="float" office:value="514909171" calcext:value-type="float">
            <text:p>514909171</text:p>
          </table:table-cell>
          <table:table-cell table:formula="of:=[.I190]" office:value-type="float" office:value="313279264" calcext:value-type="float">
            <text:p>313279264</text:p>
          </table:table-cell>
          <table:table-cell table:formula="of:=[.A190]" office:value-type="float" office:value="285281946" calcext:value-type="float">
            <text:p>285281946</text:p>
          </table:table-cell>
          <table:table-cell table:number-columns-repeated="291"/>
        </table:table-row>
        <table:table-row table:style-name="ro1">
          <table:table-cell table:formula="of:=[.B191]" office:value-type="float" office:value="369811411" calcext:value-type="float">
            <text:p>369811411</text:p>
          </table:table-cell>
          <table:table-cell table:formula="of:=[.C191]" office:value-type="float" office:value="382661159" calcext:value-type="float">
            <text:p>382661159</text:p>
          </table:table-cell>
          <table:table-cell table:formula="of:=[.D191]" office:value-type="float" office:value="473636757" calcext:value-type="float">
            <text:p>473636757</text:p>
          </table:table-cell>
          <table:table-cell table:formula="of:=[.E191]" office:value-type="float" office:value="429172896" calcext:value-type="float">
            <text:p>429172896</text:p>
          </table:table-cell>
          <table:table-cell table:formula="of:=[.F191]" office:value-type="float" office:value="577443033" calcext:value-type="float">
            <text:p>577443033</text:p>
          </table:table-cell>
          <table:table-cell table:formula="of:=[.G191]" office:value-type="float" office:value="514909171" calcext:value-type="float">
            <text:p>514909171</text:p>
          </table:table-cell>
          <table:table-cell table:formula="of:=[.A191]+[.H191]" office:value-type="float" office:value="663928810" calcext:value-type="float">
            <text:p>663928810</text:p>
          </table:table-cell>
          <table:table-cell table:formula="of:=[.I191]" office:value-type="float" office:value="285281946" calcext:value-type="float">
            <text:p>285281946</text:p>
          </table:table-cell>
          <table:table-cell table:formula="of:=[.A191]" office:value-type="float" office:value="350649546" calcext:value-type="float">
            <text:p>350649546</text:p>
          </table:table-cell>
          <table:table-cell table:number-columns-repeated="291"/>
        </table:table-row>
        <table:table-row table:style-name="ro1">
          <table:table-cell table:formula="of:=[.B192]" office:value-type="float" office:value="382661159" calcext:value-type="float">
            <text:p>382661159</text:p>
          </table:table-cell>
          <table:table-cell table:formula="of:=[.C192]" office:value-type="float" office:value="473636757" calcext:value-type="float">
            <text:p>473636757</text:p>
          </table:table-cell>
          <table:table-cell table:formula="of:=[.D192]" office:value-type="float" office:value="429172896" calcext:value-type="float">
            <text:p>429172896</text:p>
          </table:table-cell>
          <table:table-cell table:formula="of:=[.E192]" office:value-type="float" office:value="577443033" calcext:value-type="float">
            <text:p>577443033</text:p>
          </table:table-cell>
          <table:table-cell table:formula="of:=[.F192]" office:value-type="float" office:value="514909171" calcext:value-type="float">
            <text:p>514909171</text:p>
          </table:table-cell>
          <table:table-cell table:formula="of:=[.G192]" office:value-type="float" office:value="663928810" calcext:value-type="float">
            <text:p>663928810</text:p>
          </table:table-cell>
          <table:table-cell table:formula="of:=[.A192]+[.H192]" office:value-type="float" office:value="655093357" calcext:value-type="float">
            <text:p>655093357</text:p>
          </table:table-cell>
          <table:table-cell table:formula="of:=[.I192]" office:value-type="float" office:value="350649546" calcext:value-type="float">
            <text:p>350649546</text:p>
          </table:table-cell>
          <table:table-cell table:formula="of:=[.A192]" office:value-type="float" office:value="369811411" calcext:value-type="float">
            <text:p>369811411</text:p>
          </table:table-cell>
          <table:table-cell table:number-columns-repeated="291"/>
        </table:table-row>
        <table:table-row table:style-name="ro1">
          <table:table-cell table:formula="of:=[.B193]" office:value-type="float" office:value="473636757" calcext:value-type="float">
            <text:p>473636757</text:p>
          </table:table-cell>
          <table:table-cell table:formula="of:=[.C193]" office:value-type="float" office:value="429172896" calcext:value-type="float">
            <text:p>429172896</text:p>
          </table:table-cell>
          <table:table-cell table:formula="of:=[.D193]" office:value-type="float" office:value="577443033" calcext:value-type="float">
            <text:p>577443033</text:p>
          </table:table-cell>
          <table:table-cell table:formula="of:=[.E193]" office:value-type="float" office:value="514909171" calcext:value-type="float">
            <text:p>514909171</text:p>
          </table:table-cell>
          <table:table-cell table:formula="of:=[.F193]" office:value-type="float" office:value="663928810" calcext:value-type="float">
            <text:p>663928810</text:p>
          </table:table-cell>
          <table:table-cell table:formula="of:=[.G193]" office:value-type="float" office:value="655093357" calcext:value-type="float">
            <text:p>655093357</text:p>
          </table:table-cell>
          <table:table-cell table:formula="of:=[.A193]+[.H193]" office:value-type="float" office:value="733310705" calcext:value-type="float">
            <text:p>733310705</text:p>
          </table:table-cell>
          <table:table-cell table:formula="of:=[.I193]" office:value-type="float" office:value="369811411" calcext:value-type="float">
            <text:p>369811411</text:p>
          </table:table-cell>
          <table:table-cell table:formula="of:=[.A193]" office:value-type="float" office:value="382661159" calcext:value-type="float">
            <text:p>382661159</text:p>
          </table:table-cell>
          <table:table-cell table:number-columns-repeated="291"/>
        </table:table-row>
        <table:table-row table:style-name="ro1">
          <table:table-cell table:formula="of:=[.B194]" office:value-type="float" office:value="429172896" calcext:value-type="float">
            <text:p>429172896</text:p>
          </table:table-cell>
          <table:table-cell table:formula="of:=[.C194]" office:value-type="float" office:value="577443033" calcext:value-type="float">
            <text:p>577443033</text:p>
          </table:table-cell>
          <table:table-cell table:formula="of:=[.D194]" office:value-type="float" office:value="514909171" calcext:value-type="float">
            <text:p>514909171</text:p>
          </table:table-cell>
          <table:table-cell table:formula="of:=[.E194]" office:value-type="float" office:value="663928810" calcext:value-type="float">
            <text:p>663928810</text:p>
          </table:table-cell>
          <table:table-cell table:formula="of:=[.F194]" office:value-type="float" office:value="655093357" calcext:value-type="float">
            <text:p>655093357</text:p>
          </table:table-cell>
          <table:table-cell table:formula="of:=[.G194]" office:value-type="float" office:value="733310705" calcext:value-type="float">
            <text:p>733310705</text:p>
          </table:table-cell>
          <table:table-cell table:formula="of:=[.A194]+[.H194]" office:value-type="float" office:value="843448168" calcext:value-type="float">
            <text:p>843448168</text:p>
          </table:table-cell>
          <table:table-cell table:formula="of:=[.I194]" office:value-type="float" office:value="382661159" calcext:value-type="float">
            <text:p>382661159</text:p>
          </table:table-cell>
          <table:table-cell table:formula="of:=[.A194]" office:value-type="float" office:value="473636757" calcext:value-type="float">
            <text:p>473636757</text:p>
          </table:table-cell>
          <table:table-cell table:number-columns-repeated="291"/>
        </table:table-row>
        <table:table-row table:style-name="ro1">
          <table:table-cell table:formula="of:=[.B195]" office:value-type="float" office:value="577443033" calcext:value-type="float">
            <text:p>577443033</text:p>
          </table:table-cell>
          <table:table-cell table:formula="of:=[.C195]" office:value-type="float" office:value="514909171" calcext:value-type="float">
            <text:p>514909171</text:p>
          </table:table-cell>
          <table:table-cell table:formula="of:=[.D195]" office:value-type="float" office:value="663928810" calcext:value-type="float">
            <text:p>663928810</text:p>
          </table:table-cell>
          <table:table-cell table:formula="of:=[.E195]" office:value-type="float" office:value="655093357" calcext:value-type="float">
            <text:p>655093357</text:p>
          </table:table-cell>
          <table:table-cell table:formula="of:=[.F195]" office:value-type="float" office:value="733310705" calcext:value-type="float">
            <text:p>733310705</text:p>
          </table:table-cell>
          <table:table-cell table:formula="of:=[.G195]" office:value-type="float" office:value="843448168" calcext:value-type="float">
            <text:p>843448168</text:p>
          </table:table-cell>
          <table:table-cell table:formula="of:=[.A195]+[.H195]" office:value-type="float" office:value="811834055" calcext:value-type="float">
            <text:p>811834055</text:p>
          </table:table-cell>
          <table:table-cell table:formula="of:=[.I195]" office:value-type="float" office:value="473636757" calcext:value-type="float">
            <text:p>473636757</text:p>
          </table:table-cell>
          <table:table-cell table:formula="of:=[.A195]" office:value-type="float" office:value="429172896" calcext:value-type="float">
            <text:p>429172896</text:p>
          </table:table-cell>
          <table:table-cell table:number-columns-repeated="291"/>
        </table:table-row>
        <table:table-row table:style-name="ro1">
          <table:table-cell table:formula="of:=[.B196]" office:value-type="float" office:value="514909171" calcext:value-type="float">
            <text:p>514909171</text:p>
          </table:table-cell>
          <table:table-cell table:formula="of:=[.C196]" office:value-type="float" office:value="663928810" calcext:value-type="float">
            <text:p>663928810</text:p>
          </table:table-cell>
          <table:table-cell table:formula="of:=[.D196]" office:value-type="float" office:value="655093357" calcext:value-type="float">
            <text:p>655093357</text:p>
          </table:table-cell>
          <table:table-cell table:formula="of:=[.E196]" office:value-type="float" office:value="733310705" calcext:value-type="float">
            <text:p>733310705</text:p>
          </table:table-cell>
          <table:table-cell table:formula="of:=[.F196]" office:value-type="float" office:value="843448168" calcext:value-type="float">
            <text:p>843448168</text:p>
          </table:table-cell>
          <table:table-cell table:formula="of:=[.G196]" office:value-type="float" office:value="811834055" calcext:value-type="float">
            <text:p>811834055</text:p>
          </table:table-cell>
          <table:table-cell table:formula="of:=[.A196]+[.H196]" office:value-type="float" office:value="1051079790" calcext:value-type="float">
            <text:p>1051079790</text:p>
          </table:table-cell>
          <table:table-cell table:formula="of:=[.I196]" office:value-type="float" office:value="429172896" calcext:value-type="float">
            <text:p>429172896</text:p>
          </table:table-cell>
          <table:table-cell table:formula="of:=[.A196]" office:value-type="float" office:value="577443033" calcext:value-type="float">
            <text:p>577443033</text:p>
          </table:table-cell>
          <table:table-cell table:number-columns-repeated="291"/>
        </table:table-row>
        <table:table-row table:style-name="ro1">
          <table:table-cell table:formula="of:=[.B197]" office:value-type="float" office:value="663928810" calcext:value-type="float">
            <text:p>663928810</text:p>
          </table:table-cell>
          <table:table-cell table:formula="of:=[.C197]" office:value-type="float" office:value="655093357" calcext:value-type="float">
            <text:p>655093357</text:p>
          </table:table-cell>
          <table:table-cell table:formula="of:=[.D197]" office:value-type="float" office:value="733310705" calcext:value-type="float">
            <text:p>733310705</text:p>
          </table:table-cell>
          <table:table-cell table:formula="of:=[.E197]" office:value-type="float" office:value="843448168" calcext:value-type="float">
            <text:p>843448168</text:p>
          </table:table-cell>
          <table:table-cell table:formula="of:=[.F197]" office:value-type="float" office:value="811834055" calcext:value-type="float">
            <text:p>811834055</text:p>
          </table:table-cell>
          <table:table-cell table:formula="of:=[.G197]" office:value-type="float" office:value="1051079790" calcext:value-type="float">
            <text:p>1051079790</text:p>
          </table:table-cell>
          <table:table-cell table:formula="of:=[.A197]+[.H197]" office:value-type="float" office:value="944082067" calcext:value-type="float">
            <text:p>944082067</text:p>
          </table:table-cell>
          <table:table-cell table:formula="of:=[.I197]" office:value-type="float" office:value="577443033" calcext:value-type="float">
            <text:p>577443033</text:p>
          </table:table-cell>
          <table:table-cell table:formula="of:=[.A197]" office:value-type="float" office:value="514909171" calcext:value-type="float">
            <text:p>514909171</text:p>
          </table:table-cell>
          <table:table-cell table:number-columns-repeated="291"/>
        </table:table-row>
        <table:table-row table:style-name="ro1">
          <table:table-cell table:formula="of:=[.B198]" office:value-type="float" office:value="655093357" calcext:value-type="float">
            <text:p>655093357</text:p>
          </table:table-cell>
          <table:table-cell table:formula="of:=[.C198]" office:value-type="float" office:value="733310705" calcext:value-type="float">
            <text:p>733310705</text:p>
          </table:table-cell>
          <table:table-cell table:formula="of:=[.D198]" office:value-type="float" office:value="843448168" calcext:value-type="float">
            <text:p>843448168</text:p>
          </table:table-cell>
          <table:table-cell table:formula="of:=[.E198]" office:value-type="float" office:value="811834055" calcext:value-type="float">
            <text:p>811834055</text:p>
          </table:table-cell>
          <table:table-cell table:formula="of:=[.F198]" office:value-type="float" office:value="1051079790" calcext:value-type="float">
            <text:p>1051079790</text:p>
          </table:table-cell>
          <table:table-cell table:formula="of:=[.G198]" office:value-type="float" office:value="944082067" calcext:value-type="float">
            <text:p>944082067</text:p>
          </table:table-cell>
          <table:table-cell table:formula="of:=[.A198]+[.H198]" office:value-type="float" office:value="1241371843" calcext:value-type="float">
            <text:p>1241371843</text:p>
          </table:table-cell>
          <table:table-cell table:formula="of:=[.I198]" office:value-type="float" office:value="514909171" calcext:value-type="float">
            <text:p>514909171</text:p>
          </table:table-cell>
          <table:table-cell table:formula="of:=[.A198]" office:value-type="float" office:value="663928810" calcext:value-type="float">
            <text:p>663928810</text:p>
          </table:table-cell>
          <table:table-cell table:number-columns-repeated="291"/>
        </table:table-row>
        <table:table-row table:style-name="ro1">
          <table:table-cell table:formula="of:=[.B199]" office:value-type="float" office:value="733310705" calcext:value-type="float">
            <text:p>733310705</text:p>
          </table:table-cell>
          <table:table-cell table:formula="of:=[.C199]" office:value-type="float" office:value="843448168" calcext:value-type="float">
            <text:p>843448168</text:p>
          </table:table-cell>
          <table:table-cell table:formula="of:=[.D199]" office:value-type="float" office:value="811834055" calcext:value-type="float">
            <text:p>811834055</text:p>
          </table:table-cell>
          <table:table-cell table:formula="of:=[.E199]" office:value-type="float" office:value="1051079790" calcext:value-type="float">
            <text:p>1051079790</text:p>
          </table:table-cell>
          <table:table-cell table:formula="of:=[.F199]" office:value-type="float" office:value="944082067" calcext:value-type="float">
            <text:p>944082067</text:p>
          </table:table-cell>
          <table:table-cell table:formula="of:=[.G199]" office:value-type="float" office:value="1241371843" calcext:value-type="float">
            <text:p>1241371843</text:p>
          </table:table-cell>
          <table:table-cell table:formula="of:=[.A199]+[.H199]" office:value-type="float" office:value="1170002528" calcext:value-type="float">
            <text:p>1170002528</text:p>
          </table:table-cell>
          <table:table-cell table:formula="of:=[.I199]" office:value-type="float" office:value="663928810" calcext:value-type="float">
            <text:p>663928810</text:p>
          </table:table-cell>
          <table:table-cell table:formula="of:=[.A199]" office:value-type="float" office:value="655093357" calcext:value-type="float">
            <text:p>655093357</text:p>
          </table:table-cell>
          <table:table-cell table:number-columns-repeated="291"/>
        </table:table-row>
        <table:table-row table:style-name="ro1">
          <table:table-cell table:formula="of:=[.B200]" office:value-type="float" office:value="843448168" calcext:value-type="float">
            <text:p>843448168</text:p>
          </table:table-cell>
          <table:table-cell table:formula="of:=[.C200]" office:value-type="float" office:value="811834055" calcext:value-type="float">
            <text:p>811834055</text:p>
          </table:table-cell>
          <table:table-cell table:formula="of:=[.D200]" office:value-type="float" office:value="1051079790" calcext:value-type="float">
            <text:p>1051079790</text:p>
          </table:table-cell>
          <table:table-cell table:formula="of:=[.E200]" office:value-type="float" office:value="944082067" calcext:value-type="float">
            <text:p>944082067</text:p>
          </table:table-cell>
          <table:table-cell table:formula="of:=[.F200]" office:value-type="float" office:value="1241371843" calcext:value-type="float">
            <text:p>1241371843</text:p>
          </table:table-cell>
          <table:table-cell table:formula="of:=[.G200]" office:value-type="float" office:value="1170002528" calcext:value-type="float">
            <text:p>1170002528</text:p>
          </table:table-cell>
          <table:table-cell table:formula="of:=[.A200]+[.H200]" office:value-type="float" office:value="1397239515" calcext:value-type="float">
            <text:p>1397239515</text:p>
          </table:table-cell>
          <table:table-cell table:formula="of:=[.I200]" office:value-type="float" office:value="655093357" calcext:value-type="float">
            <text:p>655093357</text:p>
          </table:table-cell>
          <table:table-cell table:formula="of:=[.A200]" office:value-type="float" office:value="733310705" calcext:value-type="float">
            <text:p>733310705</text:p>
          </table:table-cell>
          <table:table-cell table:number-columns-repeated="291"/>
        </table:table-row>
        <table:table-row table:style-name="ro1">
          <table:table-cell table:formula="of:=[.B201]" office:value-type="float" office:value="811834055" calcext:value-type="float">
            <text:p>811834055</text:p>
          </table:table-cell>
          <table:table-cell table:formula="of:=[.C201]" office:value-type="float" office:value="1051079790" calcext:value-type="float">
            <text:p>1051079790</text:p>
          </table:table-cell>
          <table:table-cell table:formula="of:=[.D201]" office:value-type="float" office:value="944082067" calcext:value-type="float">
            <text:p>944082067</text:p>
          </table:table-cell>
          <table:table-cell table:formula="of:=[.E201]" office:value-type="float" office:value="1241371843" calcext:value-type="float">
            <text:p>1241371843</text:p>
          </table:table-cell>
          <table:table-cell table:formula="of:=[.F201]" office:value-type="float" office:value="1170002528" calcext:value-type="float">
            <text:p>1170002528</text:p>
          </table:table-cell>
          <table:table-cell table:formula="of:=[.G201]" office:value-type="float" office:value="1397239515" calcext:value-type="float">
            <text:p>1397239515</text:p>
          </table:table-cell>
          <table:table-cell table:formula="of:=[.A201]+[.H201]" office:value-type="float" office:value="1498541525" calcext:value-type="float">
            <text:p>1498541525</text:p>
          </table:table-cell>
          <table:table-cell table:formula="of:=[.I201]" office:value-type="float" office:value="733310705" calcext:value-type="float">
            <text:p>733310705</text:p>
          </table:table-cell>
          <table:table-cell table:formula="of:=[.A201]" office:value-type="float" office:value="843448168" calcext:value-type="float">
            <text:p>843448168</text:p>
          </table:table-cell>
          <table:table-cell table:number-columns-repeated="291"/>
        </table:table-row>
        <table:table-row table:style-name="ro1">
          <table:table-cell table:formula="of:=[.B202]" office:value-type="float" office:value="1051079790" calcext:value-type="float">
            <text:p>1051079790</text:p>
          </table:table-cell>
          <table:table-cell table:formula="of:=[.C202]" office:value-type="float" office:value="944082067" calcext:value-type="float">
            <text:p>944082067</text:p>
          </table:table-cell>
          <table:table-cell table:formula="of:=[.D202]" office:value-type="float" office:value="1241371843" calcext:value-type="float">
            <text:p>1241371843</text:p>
          </table:table-cell>
          <table:table-cell table:formula="of:=[.E202]" office:value-type="float" office:value="1170002528" calcext:value-type="float">
            <text:p>1170002528</text:p>
          </table:table-cell>
          <table:table-cell table:formula="of:=[.F202]" office:value-type="float" office:value="1397239515" calcext:value-type="float">
            <text:p>1397239515</text:p>
          </table:table-cell>
          <table:table-cell table:formula="of:=[.G202]" office:value-type="float" office:value="1498541525" calcext:value-type="float">
            <text:p>1498541525</text:p>
          </table:table-cell>
          <table:table-cell table:formula="of:=[.A202]+[.H202]" office:value-type="float" office:value="1545144760" calcext:value-type="float">
            <text:p>1545144760</text:p>
          </table:table-cell>
          <table:table-cell table:formula="of:=[.I202]" office:value-type="float" office:value="843448168" calcext:value-type="float">
            <text:p>843448168</text:p>
          </table:table-cell>
          <table:table-cell table:formula="of:=[.A202]" office:value-type="float" office:value="811834055" calcext:value-type="float">
            <text:p>811834055</text:p>
          </table:table-cell>
          <table:table-cell table:number-columns-repeated="291"/>
        </table:table-row>
        <table:table-row table:style-name="ro1">
          <table:table-cell table:formula="of:=[.B203]" office:value-type="float" office:value="944082067" calcext:value-type="float">
            <text:p>944082067</text:p>
          </table:table-cell>
          <table:table-cell table:formula="of:=[.C203]" office:value-type="float" office:value="1241371843" calcext:value-type="float">
            <text:p>1241371843</text:p>
          </table:table-cell>
          <table:table-cell table:formula="of:=[.D203]" office:value-type="float" office:value="1170002528" calcext:value-type="float">
            <text:p>1170002528</text:p>
          </table:table-cell>
          <table:table-cell table:formula="of:=[.E203]" office:value-type="float" office:value="1397239515" calcext:value-type="float">
            <text:p>1397239515</text:p>
          </table:table-cell>
          <table:table-cell table:formula="of:=[.F203]" office:value-type="float" office:value="1498541525" calcext:value-type="float">
            <text:p>1498541525</text:p>
          </table:table-cell>
          <table:table-cell table:formula="of:=[.G203]" office:value-type="float" office:value="1545144760" calcext:value-type="float">
            <text:p>1545144760</text:p>
          </table:table-cell>
          <table:table-cell table:formula="of:=[.A203]+[.H203]" office:value-type="float" office:value="1894527958" calcext:value-type="float">
            <text:p>1894527958</text:p>
          </table:table-cell>
          <table:table-cell table:formula="of:=[.I203]" office:value-type="float" office:value="811834055" calcext:value-type="float">
            <text:p>811834055</text:p>
          </table:table-cell>
          <table:table-cell table:formula="of:=[.A203]" office:value-type="float" office:value="1051079790" calcext:value-type="float">
            <text:p>1051079790</text:p>
          </table:table-cell>
          <table:table-cell table:number-columns-repeated="291"/>
        </table:table-row>
        <table:table-row table:style-name="ro1">
          <table:table-cell table:formula="of:=[.B204]" office:value-type="float" office:value="1241371843" calcext:value-type="float">
            <text:p>1241371843</text:p>
          </table:table-cell>
          <table:table-cell table:formula="of:=[.C204]" office:value-type="float" office:value="1170002528" calcext:value-type="float">
            <text:p>1170002528</text:p>
          </table:table-cell>
          <table:table-cell table:formula="of:=[.D204]" office:value-type="float" office:value="1397239515" calcext:value-type="float">
            <text:p>1397239515</text:p>
          </table:table-cell>
          <table:table-cell table:formula="of:=[.E204]" office:value-type="float" office:value="1498541525" calcext:value-type="float">
            <text:p>1498541525</text:p>
          </table:table-cell>
          <table:table-cell table:formula="of:=[.F204]" office:value-type="float" office:value="1545144760" calcext:value-type="float">
            <text:p>1545144760</text:p>
          </table:table-cell>
          <table:table-cell table:formula="of:=[.G204]" office:value-type="float" office:value="1894527958" calcext:value-type="float">
            <text:p>1894527958</text:p>
          </table:table-cell>
          <table:table-cell table:formula="of:=[.A204]+[.H204]" office:value-type="float" office:value="1755916122" calcext:value-type="float">
            <text:p>1755916122</text:p>
          </table:table-cell>
          <table:table-cell table:formula="of:=[.I204]" office:value-type="float" office:value="1051079790" calcext:value-type="float">
            <text:p>1051079790</text:p>
          </table:table-cell>
          <table:table-cell table:formula="of:=[.A204]" office:value-type="float" office:value="944082067" calcext:value-type="float">
            <text:p>944082067</text:p>
          </table:table-cell>
          <table:table-cell table:number-columns-repeated="291"/>
        </table:table-row>
        <table:table-row table:style-name="ro1">
          <table:table-cell table:formula="of:=[.B205]" office:value-type="float" office:value="1170002528" calcext:value-type="float">
            <text:p>1170002528</text:p>
          </table:table-cell>
          <table:table-cell table:formula="of:=[.C205]" office:value-type="float" office:value="1397239515" calcext:value-type="float">
            <text:p>1397239515</text:p>
          </table:table-cell>
          <table:table-cell table:formula="of:=[.D205]" office:value-type="float" office:value="1498541525" calcext:value-type="float">
            <text:p>1498541525</text:p>
          </table:table-cell>
          <table:table-cell table:formula="of:=[.E205]" office:value-type="float" office:value="1545144760" calcext:value-type="float">
            <text:p>1545144760</text:p>
          </table:table-cell>
          <table:table-cell table:formula="of:=[.F205]" office:value-type="float" office:value="1894527958" calcext:value-type="float">
            <text:p>1894527958</text:p>
          </table:table-cell>
          <table:table-cell table:formula="of:=[.G205]" office:value-type="float" office:value="1755916122" calcext:value-type="float">
            <text:p>1755916122</text:p>
          </table:table-cell>
          <table:table-cell table:formula="of:=[.A205]+[.H205]" office:value-type="float" office:value="2292451633" calcext:value-type="float">
            <text:p>2292451633</text:p>
          </table:table-cell>
          <table:table-cell table:formula="of:=[.I205]" office:value-type="float" office:value="944082067" calcext:value-type="float">
            <text:p>944082067</text:p>
          </table:table-cell>
          <table:table-cell table:formula="of:=[.A205]" office:value-type="float" office:value="1241371843" calcext:value-type="float">
            <text:p>1241371843</text:p>
          </table:table-cell>
          <table:table-cell table:number-columns-repeated="291"/>
        </table:table-row>
        <table:table-row table:style-name="ro1">
          <table:table-cell table:formula="of:=[.B206]" office:value-type="float" office:value="1397239515" calcext:value-type="float">
            <text:p>1397239515</text:p>
          </table:table-cell>
          <table:table-cell table:formula="of:=[.C206]" office:value-type="float" office:value="1498541525" calcext:value-type="float">
            <text:p>1498541525</text:p>
          </table:table-cell>
          <table:table-cell table:formula="of:=[.D206]" office:value-type="float" office:value="1545144760" calcext:value-type="float">
            <text:p>1545144760</text:p>
          </table:table-cell>
          <table:table-cell table:formula="of:=[.E206]" office:value-type="float" office:value="1894527958" calcext:value-type="float">
            <text:p>1894527958</text:p>
          </table:table-cell>
          <table:table-cell table:formula="of:=[.F206]" office:value-type="float" office:value="1755916122" calcext:value-type="float">
            <text:p>1755916122</text:p>
          </table:table-cell>
          <table:table-cell table:formula="of:=[.G206]" office:value-type="float" office:value="2292451633" calcext:value-type="float">
            <text:p>2292451633</text:p>
          </table:table-cell>
          <table:table-cell table:formula="of:=[.A206]+[.H206]" office:value-type="float" office:value="2114084595" calcext:value-type="float">
            <text:p>2114084595</text:p>
          </table:table-cell>
          <table:table-cell table:formula="of:=[.I206]" office:value-type="float" office:value="1241371843" calcext:value-type="float">
            <text:p>1241371843</text:p>
          </table:table-cell>
          <table:table-cell table:formula="of:=[.A206]" office:value-type="float" office:value="1170002528" calcext:value-type="float">
            <text:p>1170002528</text:p>
          </table:table-cell>
          <table:table-cell table:number-columns-repeated="291"/>
        </table:table-row>
        <table:table-row table:style-name="ro1">
          <table:table-cell table:formula="of:=[.B207]" office:value-type="float" office:value="1498541525" calcext:value-type="float">
            <text:p>1498541525</text:p>
          </table:table-cell>
          <table:table-cell table:formula="of:=[.C207]" office:value-type="float" office:value="1545144760" calcext:value-type="float">
            <text:p>1545144760</text:p>
          </table:table-cell>
          <table:table-cell table:formula="of:=[.D207]" office:value-type="float" office:value="1894527958" calcext:value-type="float">
            <text:p>1894527958</text:p>
          </table:table-cell>
          <table:table-cell table:formula="of:=[.E207]" office:value-type="float" office:value="1755916122" calcext:value-type="float">
            <text:p>1755916122</text:p>
          </table:table-cell>
          <table:table-cell table:formula="of:=[.F207]" office:value-type="float" office:value="2292451633" calcext:value-type="float">
            <text:p>2292451633</text:p>
          </table:table-cell>
          <table:table-cell table:formula="of:=[.G207]" office:value-type="float" office:value="2114084595" calcext:value-type="float">
            <text:p>2114084595</text:p>
          </table:table-cell>
          <table:table-cell table:formula="of:=[.A207]+[.H207]" office:value-type="float" office:value="2638611358" calcext:value-type="float">
            <text:p>2638611358</text:p>
          </table:table-cell>
          <table:table-cell table:formula="of:=[.I207]" office:value-type="float" office:value="1170002528" calcext:value-type="float">
            <text:p>1170002528</text:p>
          </table:table-cell>
          <table:table-cell table:formula="of:=[.A207]" office:value-type="float" office:value="1397239515" calcext:value-type="float">
            <text:p>1397239515</text:p>
          </table:table-cell>
          <table:table-cell table:number-columns-repeated="291"/>
        </table:table-row>
        <table:table-row table:style-name="ro1">
          <table:table-cell table:formula="of:=[.B208]" office:value-type="float" office:value="1545144760" calcext:value-type="float">
            <text:p>1545144760</text:p>
          </table:table-cell>
          <table:table-cell table:formula="of:=[.C208]" office:value-type="float" office:value="1894527958" calcext:value-type="float">
            <text:p>1894527958</text:p>
          </table:table-cell>
          <table:table-cell table:formula="of:=[.D208]" office:value-type="float" office:value="1755916122" calcext:value-type="float">
            <text:p>1755916122</text:p>
          </table:table-cell>
          <table:table-cell table:formula="of:=[.E208]" office:value-type="float" office:value="2292451633" calcext:value-type="float">
            <text:p>2292451633</text:p>
          </table:table-cell>
          <table:table-cell table:formula="of:=[.F208]" office:value-type="float" office:value="2114084595" calcext:value-type="float">
            <text:p>2114084595</text:p>
          </table:table-cell>
          <table:table-cell table:formula="of:=[.G208]" office:value-type="float" office:value="2638611358" calcext:value-type="float">
            <text:p>2638611358</text:p>
          </table:table-cell>
          <table:table-cell table:formula="of:=[.A208]+[.H208]" office:value-type="float" office:value="2668544053" calcext:value-type="float">
            <text:p>2668544053</text:p>
          </table:table-cell>
          <table:table-cell table:formula="of:=[.I208]" office:value-type="float" office:value="1397239515" calcext:value-type="float">
            <text:p>1397239515</text:p>
          </table:table-cell>
          <table:table-cell table:formula="of:=[.A208]" office:value-type="float" office:value="1498541525" calcext:value-type="float">
            <text:p>1498541525</text:p>
          </table:table-cell>
          <table:table-cell table:number-columns-repeated="291"/>
        </table:table-row>
        <table:table-row table:style-name="ro1">
          <table:table-cell table:formula="of:=[.B209]" office:value-type="float" office:value="1894527958" calcext:value-type="float">
            <text:p>1894527958</text:p>
          </table:table-cell>
          <table:table-cell table:formula="of:=[.C209]" office:value-type="float" office:value="1755916122" calcext:value-type="float">
            <text:p>1755916122</text:p>
          </table:table-cell>
          <table:table-cell table:formula="of:=[.D209]" office:value-type="float" office:value="2292451633" calcext:value-type="float">
            <text:p>2292451633</text:p>
          </table:table-cell>
          <table:table-cell table:formula="of:=[.E209]" office:value-type="float" office:value="2114084595" calcext:value-type="float">
            <text:p>2114084595</text:p>
          </table:table-cell>
          <table:table-cell table:formula="of:=[.F209]" office:value-type="float" office:value="2638611358" calcext:value-type="float">
            <text:p>2638611358</text:p>
          </table:table-cell>
          <table:table-cell table:formula="of:=[.G209]" office:value-type="float" office:value="2668544053" calcext:value-type="float">
            <text:p>2668544053</text:p>
          </table:table-cell>
          <table:table-cell table:formula="of:=[.A209]+[.H209]" office:value-type="float" office:value="2942384275" calcext:value-type="float">
            <text:p>2942384275</text:p>
          </table:table-cell>
          <table:table-cell table:formula="of:=[.I209]" office:value-type="float" office:value="1498541525" calcext:value-type="float">
            <text:p>1498541525</text:p>
          </table:table-cell>
          <table:table-cell table:formula="of:=[.A209]" office:value-type="float" office:value="1545144760" calcext:value-type="float">
            <text:p>1545144760</text:p>
          </table:table-cell>
          <table:table-cell table:number-columns-repeated="291"/>
        </table:table-row>
        <table:table-row table:style-name="ro1">
          <table:table-cell table:formula="of:=[.B210]" office:value-type="float" office:value="1755916122" calcext:value-type="float">
            <text:p>1755916122</text:p>
          </table:table-cell>
          <table:table-cell table:formula="of:=[.C210]" office:value-type="float" office:value="2292451633" calcext:value-type="float">
            <text:p>2292451633</text:p>
          </table:table-cell>
          <table:table-cell table:formula="of:=[.D210]" office:value-type="float" office:value="2114084595" calcext:value-type="float">
            <text:p>2114084595</text:p>
          </table:table-cell>
          <table:table-cell table:formula="of:=[.E210]" office:value-type="float" office:value="2638611358" calcext:value-type="float">
            <text:p>2638611358</text:p>
          </table:table-cell>
          <table:table-cell table:formula="of:=[.F210]" office:value-type="float" office:value="2668544053" calcext:value-type="float">
            <text:p>2668544053</text:p>
          </table:table-cell>
          <table:table-cell table:formula="of:=[.G210]" office:value-type="float" office:value="2942384275" calcext:value-type="float">
            <text:p>2942384275</text:p>
          </table:table-cell>
          <table:table-cell table:formula="of:=[.A210]+[.H210]" office:value-type="float" office:value="3393069483" calcext:value-type="float">
            <text:p>3393069483</text:p>
          </table:table-cell>
          <table:table-cell table:formula="of:=[.I210]" office:value-type="float" office:value="1545144760" calcext:value-type="float">
            <text:p>1545144760</text:p>
          </table:table-cell>
          <table:table-cell table:formula="of:=[.A210]" office:value-type="float" office:value="1894527958" calcext:value-type="float">
            <text:p>1894527958</text:p>
          </table:table-cell>
          <table:table-cell table:number-columns-repeated="291"/>
        </table:table-row>
        <table:table-row table:style-name="ro1">
          <table:table-cell table:formula="of:=[.B211]" office:value-type="float" office:value="2292451633" calcext:value-type="float">
            <text:p>2292451633</text:p>
          </table:table-cell>
          <table:table-cell table:formula="of:=[.C211]" office:value-type="float" office:value="2114084595" calcext:value-type="float">
            <text:p>2114084595</text:p>
          </table:table-cell>
          <table:table-cell table:formula="of:=[.D211]" office:value-type="float" office:value="2638611358" calcext:value-type="float">
            <text:p>2638611358</text:p>
          </table:table-cell>
          <table:table-cell table:formula="of:=[.E211]" office:value-type="float" office:value="2668544053" calcext:value-type="float">
            <text:p>2668544053</text:p>
          </table:table-cell>
          <table:table-cell table:formula="of:=[.F211]" office:value-type="float" office:value="2942384275" calcext:value-type="float">
            <text:p>2942384275</text:p>
          </table:table-cell>
          <table:table-cell table:formula="of:=[.G211]" office:value-type="float" office:value="3393069483" calcext:value-type="float">
            <text:p>3393069483</text:p>
          </table:table-cell>
          <table:table-cell table:formula="of:=[.A211]+[.H211]" office:value-type="float" office:value="3301060882" calcext:value-type="float">
            <text:p>3301060882</text:p>
          </table:table-cell>
          <table:table-cell table:formula="of:=[.I211]" office:value-type="float" office:value="1894527958" calcext:value-type="float">
            <text:p>1894527958</text:p>
          </table:table-cell>
          <table:table-cell table:formula="of:=[.A211]" office:value-type="float" office:value="1755916122" calcext:value-type="float">
            <text:p>1755916122</text:p>
          </table:table-cell>
          <table:table-cell table:number-columns-repeated="291"/>
        </table:table-row>
        <table:table-row table:style-name="ro1">
          <table:table-cell table:formula="of:=[.B212]" office:value-type="float" office:value="2114084595" calcext:value-type="float">
            <text:p>2114084595</text:p>
          </table:table-cell>
          <table:table-cell table:formula="of:=[.C212]" office:value-type="float" office:value="2638611358" calcext:value-type="float">
            <text:p>2638611358</text:p>
          </table:table-cell>
          <table:table-cell table:formula="of:=[.D212]" office:value-type="float" office:value="2668544053" calcext:value-type="float">
            <text:p>2668544053</text:p>
          </table:table-cell>
          <table:table-cell table:formula="of:=[.E212]" office:value-type="float" office:value="2942384275" calcext:value-type="float">
            <text:p>2942384275</text:p>
          </table:table-cell>
          <table:table-cell table:formula="of:=[.F212]" office:value-type="float" office:value="3393069483" calcext:value-type="float">
            <text:p>3393069483</text:p>
          </table:table-cell>
          <table:table-cell table:formula="of:=[.G212]" office:value-type="float" office:value="3301060882" calcext:value-type="float">
            <text:p>3301060882</text:p>
          </table:table-cell>
          <table:table-cell table:formula="of:=[.A212]+[.H212]" office:value-type="float" office:value="4186979591" calcext:value-type="float">
            <text:p>4186979591</text:p>
          </table:table-cell>
          <table:table-cell table:formula="of:=[.I212]" office:value-type="float" office:value="1755916122" calcext:value-type="float">
            <text:p>1755916122</text:p>
          </table:table-cell>
          <table:table-cell table:formula="of:=[.A212]" office:value-type="float" office:value="2292451633" calcext:value-type="float">
            <text:p>2292451633</text:p>
          </table:table-cell>
          <table:table-cell table:number-columns-repeated="291"/>
        </table:table-row>
        <table:table-row table:style-name="ro1">
          <table:table-cell table:formula="of:=[.B213]" office:value-type="float" office:value="2638611358" calcext:value-type="float">
            <text:p>2638611358</text:p>
          </table:table-cell>
          <table:table-cell table:formula="of:=[.C213]" office:value-type="float" office:value="2668544053" calcext:value-type="float">
            <text:p>2668544053</text:p>
          </table:table-cell>
          <table:table-cell table:formula="of:=[.D213]" office:value-type="float" office:value="2942384275" calcext:value-type="float">
            <text:p>2942384275</text:p>
          </table:table-cell>
          <table:table-cell table:formula="of:=[.E213]" office:value-type="float" office:value="3393069483" calcext:value-type="float">
            <text:p>3393069483</text:p>
          </table:table-cell>
          <table:table-cell table:formula="of:=[.F213]" office:value-type="float" office:value="3301060882" calcext:value-type="float">
            <text:p>3301060882</text:p>
          </table:table-cell>
          <table:table-cell table:formula="of:=[.G213]" office:value-type="float" office:value="4186979591" calcext:value-type="float">
            <text:p>4186979591</text:p>
          </table:table-cell>
          <table:table-cell table:formula="of:=[.A213]+[.H213]" office:value-type="float" office:value="3870000717" calcext:value-type="float">
            <text:p>3870000717</text:p>
          </table:table-cell>
          <table:table-cell table:formula="of:=[.I213]" office:value-type="float" office:value="2292451633" calcext:value-type="float">
            <text:p>2292451633</text:p>
          </table:table-cell>
          <table:table-cell table:formula="of:=[.A213]" office:value-type="float" office:value="2114084595" calcext:value-type="float">
            <text:p>2114084595</text:p>
          </table:table-cell>
          <table:table-cell table:number-columns-repeated="291"/>
        </table:table-row>
        <table:table-row table:style-name="ro1">
          <table:table-cell table:formula="of:=[.B214]" office:value-type="float" office:value="2668544053" calcext:value-type="float">
            <text:p>2668544053</text:p>
          </table:table-cell>
          <table:table-cell table:formula="of:=[.C214]" office:value-type="float" office:value="2942384275" calcext:value-type="float">
            <text:p>2942384275</text:p>
          </table:table-cell>
          <table:table-cell table:formula="of:=[.D214]" office:value-type="float" office:value="3393069483" calcext:value-type="float">
            <text:p>3393069483</text:p>
          </table:table-cell>
          <table:table-cell table:formula="of:=[.E214]" office:value-type="float" office:value="3301060882" calcext:value-type="float">
            <text:p>3301060882</text:p>
          </table:table-cell>
          <table:table-cell table:formula="of:=[.F214]" office:value-type="float" office:value="4186979591" calcext:value-type="float">
            <text:p>4186979591</text:p>
          </table:table-cell>
          <table:table-cell table:formula="of:=[.G214]" office:value-type="float" office:value="3870000717" calcext:value-type="float">
            <text:p>3870000717</text:p>
          </table:table-cell>
          <table:table-cell table:formula="of:=[.A214]+[.H214]" office:value-type="float" office:value="4931062991" calcext:value-type="float">
            <text:p>4931062991</text:p>
          </table:table-cell>
          <table:table-cell table:formula="of:=[.I214]" office:value-type="float" office:value="2114084595" calcext:value-type="float">
            <text:p>2114084595</text:p>
          </table:table-cell>
          <table:table-cell table:formula="of:=[.A214]" office:value-type="float" office:value="2638611358" calcext:value-type="float">
            <text:p>2638611358</text:p>
          </table:table-cell>
          <table:table-cell table:number-columns-repeated="291"/>
        </table:table-row>
        <table:table-row table:style-name="ro1">
          <table:table-cell table:formula="of:=[.B215]" office:value-type="float" office:value="2942384275" calcext:value-type="float">
            <text:p>2942384275</text:p>
          </table:table-cell>
          <table:table-cell table:formula="of:=[.C215]" office:value-type="float" office:value="3393069483" calcext:value-type="float">
            <text:p>3393069483</text:p>
          </table:table-cell>
          <table:table-cell table:formula="of:=[.D215]" office:value-type="float" office:value="3301060882" calcext:value-type="float">
            <text:p>3301060882</text:p>
          </table:table-cell>
          <table:table-cell table:formula="of:=[.E215]" office:value-type="float" office:value="4186979591" calcext:value-type="float">
            <text:p>4186979591</text:p>
          </table:table-cell>
          <table:table-cell table:formula="of:=[.F215]" office:value-type="float" office:value="3870000717" calcext:value-type="float">
            <text:p>3870000717</text:p>
          </table:table-cell>
          <table:table-cell table:formula="of:=[.G215]" office:value-type="float" office:value="4931062991" calcext:value-type="float">
            <text:p>4931062991</text:p>
          </table:table-cell>
          <table:table-cell table:formula="of:=[.A215]+[.H215]" office:value-type="float" office:value="4782628648" calcext:value-type="float">
            <text:p>4782628648</text:p>
          </table:table-cell>
          <table:table-cell table:formula="of:=[.I215]" office:value-type="float" office:value="2638611358" calcext:value-type="float">
            <text:p>2638611358</text:p>
          </table:table-cell>
          <table:table-cell table:formula="of:=[.A215]" office:value-type="float" office:value="2668544053" calcext:value-type="float">
            <text:p>2668544053</text:p>
          </table:table-cell>
          <table:table-cell table:number-columns-repeated="291"/>
        </table:table-row>
        <table:table-row table:style-name="ro1">
          <table:table-cell table:formula="of:=[.B216]" office:value-type="float" office:value="3393069483" calcext:value-type="float">
            <text:p>3393069483</text:p>
          </table:table-cell>
          <table:table-cell table:formula="of:=[.C216]" office:value-type="float" office:value="3301060882" calcext:value-type="float">
            <text:p>3301060882</text:p>
          </table:table-cell>
          <table:table-cell table:formula="of:=[.D216]" office:value-type="float" office:value="4186979591" calcext:value-type="float">
            <text:p>4186979591</text:p>
          </table:table-cell>
          <table:table-cell table:formula="of:=[.E216]" office:value-type="float" office:value="3870000717" calcext:value-type="float">
            <text:p>3870000717</text:p>
          </table:table-cell>
          <table:table-cell table:formula="of:=[.F216]" office:value-type="float" office:value="4931062991" calcext:value-type="float">
            <text:p>4931062991</text:p>
          </table:table-cell>
          <table:table-cell table:formula="of:=[.G216]" office:value-type="float" office:value="4782628648" calcext:value-type="float">
            <text:p>4782628648</text:p>
          </table:table-cell>
          <table:table-cell table:formula="of:=[.A216]+[.H216]" office:value-type="float" office:value="5580995633" calcext:value-type="float">
            <text:p>5580995633</text:p>
          </table:table-cell>
          <table:table-cell table:formula="of:=[.I216]" office:value-type="float" office:value="2668544053" calcext:value-type="float">
            <text:p>2668544053</text:p>
          </table:table-cell>
          <table:table-cell table:formula="of:=[.A216]" office:value-type="float" office:value="2942384275" calcext:value-type="float">
            <text:p>2942384275</text:p>
          </table:table-cell>
          <table:table-cell table:number-columns-repeated="291"/>
        </table:table-row>
        <table:table-row table:style-name="ro1">
          <table:table-cell table:formula="of:=[.B217]" office:value-type="float" office:value="3301060882" calcext:value-type="float">
            <text:p>3301060882</text:p>
          </table:table-cell>
          <table:table-cell table:formula="of:=[.C217]" office:value-type="float" office:value="4186979591" calcext:value-type="float">
            <text:p>4186979591</text:p>
          </table:table-cell>
          <table:table-cell table:formula="of:=[.D217]" office:value-type="float" office:value="3870000717" calcext:value-type="float">
            <text:p>3870000717</text:p>
          </table:table-cell>
          <table:table-cell table:formula="of:=[.E217]" office:value-type="float" office:value="4931062991" calcext:value-type="float">
            <text:p>4931062991</text:p>
          </table:table-cell>
          <table:table-cell table:formula="of:=[.F217]" office:value-type="float" office:value="4782628648" calcext:value-type="float">
            <text:p>4782628648</text:p>
          </table:table-cell>
          <table:table-cell table:formula="of:=[.G217]" office:value-type="float" office:value="5580995633" calcext:value-type="float">
            <text:p>5580995633</text:p>
          </table:table-cell>
          <table:table-cell table:formula="of:=[.A217]+[.H217]" office:value-type="float" office:value="6061613536" calcext:value-type="float">
            <text:p>6061613536</text:p>
          </table:table-cell>
          <table:table-cell table:formula="of:=[.I217]" office:value-type="float" office:value="2942384275" calcext:value-type="float">
            <text:p>2942384275</text:p>
          </table:table-cell>
          <table:table-cell table:formula="of:=[.A217]" office:value-type="float" office:value="3393069483" calcext:value-type="float">
            <text:p>3393069483</text:p>
          </table:table-cell>
          <table:table-cell table:number-columns-repeated="291"/>
        </table:table-row>
        <table:table-row table:style-name="ro1">
          <table:table-cell table:formula="of:=[.B218]" office:value-type="float" office:value="4186979591" calcext:value-type="float">
            <text:p>4186979591</text:p>
          </table:table-cell>
          <table:table-cell table:formula="of:=[.C218]" office:value-type="float" office:value="3870000717" calcext:value-type="float">
            <text:p>3870000717</text:p>
          </table:table-cell>
          <table:table-cell table:formula="of:=[.D218]" office:value-type="float" office:value="4931062991" calcext:value-type="float">
            <text:p>4931062991</text:p>
          </table:table-cell>
          <table:table-cell table:formula="of:=[.E218]" office:value-type="float" office:value="4782628648" calcext:value-type="float">
            <text:p>4782628648</text:p>
          </table:table-cell>
          <table:table-cell table:formula="of:=[.F218]" office:value-type="float" office:value="5580995633" calcext:value-type="float">
            <text:p>5580995633</text:p>
          </table:table-cell>
          <table:table-cell table:formula="of:=[.G218]" office:value-type="float" office:value="6061613536" calcext:value-type="float">
            <text:p>6061613536</text:p>
          </table:table-cell>
          <table:table-cell table:formula="of:=[.A218]+[.H218]" office:value-type="float" office:value="6243445157" calcext:value-type="float">
            <text:p>6243445157</text:p>
          </table:table-cell>
          <table:table-cell table:formula="of:=[.I218]" office:value-type="float" office:value="3393069483" calcext:value-type="float">
            <text:p>3393069483</text:p>
          </table:table-cell>
          <table:table-cell table:formula="of:=[.A218]" office:value-type="float" office:value="3301060882" calcext:value-type="float">
            <text:p>3301060882</text:p>
          </table:table-cell>
          <table:table-cell table:number-columns-repeated="291"/>
        </table:table-row>
        <table:table-row table:style-name="ro1">
          <table:table-cell table:formula="of:=[.B219]" office:value-type="float" office:value="3870000717" calcext:value-type="float">
            <text:p>3870000717</text:p>
          </table:table-cell>
          <table:table-cell table:formula="of:=[.C219]" office:value-type="float" office:value="4931062991" calcext:value-type="float">
            <text:p>4931062991</text:p>
          </table:table-cell>
          <table:table-cell table:formula="of:=[.D219]" office:value-type="float" office:value="4782628648" calcext:value-type="float">
            <text:p>4782628648</text:p>
          </table:table-cell>
          <table:table-cell table:formula="of:=[.E219]" office:value-type="float" office:value="5580995633" calcext:value-type="float">
            <text:p>5580995633</text:p>
          </table:table-cell>
          <table:table-cell table:formula="of:=[.F219]" office:value-type="float" office:value="6061613536" calcext:value-type="float">
            <text:p>6061613536</text:p>
          </table:table-cell>
          <table:table-cell table:formula="of:=[.G219]" office:value-type="float" office:value="6243445157" calcext:value-type="float">
            <text:p>6243445157</text:p>
          </table:table-cell>
          <table:table-cell table:formula="of:=[.A219]+[.H219]" office:value-type="float" office:value="7580049074" calcext:value-type="float">
            <text:p>7580049074</text:p>
          </table:table-cell>
          <table:table-cell table:formula="of:=[.I219]" office:value-type="float" office:value="3301060882" calcext:value-type="float">
            <text:p>3301060882</text:p>
          </table:table-cell>
          <table:table-cell table:formula="of:=[.A219]" office:value-type="float" office:value="4186979591" calcext:value-type="float">
            <text:p>4186979591</text:p>
          </table:table-cell>
          <table:table-cell table:number-columns-repeated="291"/>
        </table:table-row>
        <table:table-row table:style-name="ro1">
          <table:table-cell table:formula="of:=[.B220]" office:value-type="float" office:value="4931062991" calcext:value-type="float">
            <text:p>4931062991</text:p>
          </table:table-cell>
          <table:table-cell table:formula="of:=[.C220]" office:value-type="float" office:value="4782628648" calcext:value-type="float">
            <text:p>4782628648</text:p>
          </table:table-cell>
          <table:table-cell table:formula="of:=[.D220]" office:value-type="float" office:value="5580995633" calcext:value-type="float">
            <text:p>5580995633</text:p>
          </table:table-cell>
          <table:table-cell table:formula="of:=[.E220]" office:value-type="float" office:value="6061613536" calcext:value-type="float">
            <text:p>6061613536</text:p>
          </table:table-cell>
          <table:table-cell table:formula="of:=[.F220]" office:value-type="float" office:value="6243445157" calcext:value-type="float">
            <text:p>6243445157</text:p>
          </table:table-cell>
          <table:table-cell table:formula="of:=[.G220]" office:value-type="float" office:value="7580049074" calcext:value-type="float">
            <text:p>7580049074</text:p>
          </table:table-cell>
          <table:table-cell table:formula="of:=[.A220]+[.H220]" office:value-type="float" office:value="7171061599" calcext:value-type="float">
            <text:p>7171061599</text:p>
          </table:table-cell>
          <table:table-cell table:formula="of:=[.I220]" office:value-type="float" office:value="4186979591" calcext:value-type="float">
            <text:p>4186979591</text:p>
          </table:table-cell>
          <table:table-cell table:formula="of:=[.A220]" office:value-type="float" office:value="3870000717" calcext:value-type="float">
            <text:p>3870000717</text:p>
          </table:table-cell>
          <table:table-cell table:number-columns-repeated="291"/>
        </table:table-row>
        <table:table-row table:style-name="ro1">
          <table:table-cell table:formula="of:=[.B221]" office:value-type="float" office:value="4782628648" calcext:value-type="float">
            <text:p>4782628648</text:p>
          </table:table-cell>
          <table:table-cell table:formula="of:=[.C221]" office:value-type="float" office:value="5580995633" calcext:value-type="float">
            <text:p>5580995633</text:p>
          </table:table-cell>
          <table:table-cell table:formula="of:=[.D221]" office:value-type="float" office:value="6061613536" calcext:value-type="float">
            <text:p>6061613536</text:p>
          </table:table-cell>
          <table:table-cell table:formula="of:=[.E221]" office:value-type="float" office:value="6243445157" calcext:value-type="float">
            <text:p>6243445157</text:p>
          </table:table-cell>
          <table:table-cell table:formula="of:=[.F221]" office:value-type="float" office:value="7580049074" calcext:value-type="float">
            <text:p>7580049074</text:p>
          </table:table-cell>
          <table:table-cell table:formula="of:=[.G221]" office:value-type="float" office:value="7171061599" calcext:value-type="float">
            <text:p>7171061599</text:p>
          </table:table-cell>
          <table:table-cell table:formula="of:=[.A221]+[.H221]" office:value-type="float" office:value="9118042582" calcext:value-type="float">
            <text:p>9118042582</text:p>
          </table:table-cell>
          <table:table-cell table:formula="of:=[.I221]" office:value-type="float" office:value="3870000717" calcext:value-type="float">
            <text:p>3870000717</text:p>
          </table:table-cell>
          <table:table-cell table:formula="of:=[.A221]" office:value-type="float" office:value="4931062991" calcext:value-type="float">
            <text:p>4931062991</text:p>
          </table:table-cell>
          <table:table-cell table:number-columns-repeated="291"/>
        </table:table-row>
        <table:table-row table:style-name="ro1">
          <table:table-cell table:formula="of:=[.B222]" office:value-type="float" office:value="5580995633" calcext:value-type="float">
            <text:p>5580995633</text:p>
          </table:table-cell>
          <table:table-cell table:formula="of:=[.C222]" office:value-type="float" office:value="6061613536" calcext:value-type="float">
            <text:p>6061613536</text:p>
          </table:table-cell>
          <table:table-cell table:formula="of:=[.D222]" office:value-type="float" office:value="6243445157" calcext:value-type="float">
            <text:p>6243445157</text:p>
          </table:table-cell>
          <table:table-cell table:formula="of:=[.E222]" office:value-type="float" office:value="7580049074" calcext:value-type="float">
            <text:p>7580049074</text:p>
          </table:table-cell>
          <table:table-cell table:formula="of:=[.F222]" office:value-type="float" office:value="7171061599" calcext:value-type="float">
            <text:p>7171061599</text:p>
          </table:table-cell>
          <table:table-cell table:formula="of:=[.G222]" office:value-type="float" office:value="9118042582" calcext:value-type="float">
            <text:p>9118042582</text:p>
          </table:table-cell>
          <table:table-cell table:formula="of:=[.A222]+[.H222]" office:value-type="float" office:value="8652629365" calcext:value-type="float">
            <text:p>8652629365</text:p>
          </table:table-cell>
          <table:table-cell table:formula="of:=[.I222]" office:value-type="float" office:value="4931062991" calcext:value-type="float">
            <text:p>4931062991</text:p>
          </table:table-cell>
          <table:table-cell table:formula="of:=[.A222]" office:value-type="float" office:value="4782628648" calcext:value-type="float">
            <text:p>4782628648</text:p>
          </table:table-cell>
          <table:table-cell table:number-columns-repeated="291"/>
        </table:table-row>
        <table:table-row table:style-name="ro1">
          <table:table-cell table:formula="of:=[.B223]" office:value-type="float" office:value="6061613536" calcext:value-type="float">
            <text:p>6061613536</text:p>
          </table:table-cell>
          <table:table-cell table:formula="of:=[.C223]" office:value-type="float" office:value="6243445157" calcext:value-type="float">
            <text:p>6243445157</text:p>
          </table:table-cell>
          <table:table-cell table:formula="of:=[.D223]" office:value-type="float" office:value="7580049074" calcext:value-type="float">
            <text:p>7580049074</text:p>
          </table:table-cell>
          <table:table-cell table:formula="of:=[.E223]" office:value-type="float" office:value="7171061599" calcext:value-type="float">
            <text:p>7171061599</text:p>
          </table:table-cell>
          <table:table-cell table:formula="of:=[.F223]" office:value-type="float" office:value="9118042582" calcext:value-type="float">
            <text:p>9118042582</text:p>
          </table:table-cell>
          <table:table-cell table:formula="of:=[.G223]" office:value-type="float" office:value="8652629365" calcext:value-type="float">
            <text:p>8652629365</text:p>
          </table:table-cell>
          <table:table-cell table:formula="of:=[.A223]+[.H223]" office:value-type="float" office:value="10512058624" calcext:value-type="float">
            <text:p>10512058624</text:p>
          </table:table-cell>
          <table:table-cell table:formula="of:=[.I223]" office:value-type="float" office:value="4782628648" calcext:value-type="float">
            <text:p>4782628648</text:p>
          </table:table-cell>
          <table:table-cell table:formula="of:=[.A223]" office:value-type="float" office:value="5580995633" calcext:value-type="float">
            <text:p>5580995633</text:p>
          </table:table-cell>
          <table:table-cell table:number-columns-repeated="291"/>
        </table:table-row>
        <table:table-row table:style-name="ro1">
          <table:table-cell table:formula="of:=[.B224]" office:value-type="float" office:value="6243445157" calcext:value-type="float">
            <text:p>6243445157</text:p>
          </table:table-cell>
          <table:table-cell table:formula="of:=[.C224]" office:value-type="float" office:value="7580049074" calcext:value-type="float">
            <text:p>7580049074</text:p>
          </table:table-cell>
          <table:table-cell table:formula="of:=[.D224]" office:value-type="float" office:value="7171061599" calcext:value-type="float">
            <text:p>7171061599</text:p>
          </table:table-cell>
          <table:table-cell table:formula="of:=[.E224]" office:value-type="float" office:value="9118042582" calcext:value-type="float">
            <text:p>9118042582</text:p>
          </table:table-cell>
          <table:table-cell table:formula="of:=[.F224]" office:value-type="float" office:value="8652629365" calcext:value-type="float">
            <text:p>8652629365</text:p>
          </table:table-cell>
          <table:table-cell table:formula="of:=[.G224]" office:value-type="float" office:value="10512058624" calcext:value-type="float">
            <text:p>10512058624</text:p>
          </table:table-cell>
          <table:table-cell table:formula="of:=[.A224]+[.H224]" office:value-type="float" office:value="10844242184" calcext:value-type="float">
            <text:p>10844242184</text:p>
          </table:table-cell>
          <table:table-cell table:formula="of:=[.I224]" office:value-type="float" office:value="5580995633" calcext:value-type="float">
            <text:p>5580995633</text:p>
          </table:table-cell>
          <table:table-cell table:formula="of:=[.A224]" office:value-type="float" office:value="6061613536" calcext:value-type="float">
            <text:p>6061613536</text:p>
          </table:table-cell>
          <table:table-cell table:number-columns-repeated="291"/>
        </table:table-row>
        <table:table-row table:style-name="ro1">
          <table:table-cell table:formula="of:=[.B225]" office:value-type="float" office:value="7580049074" calcext:value-type="float">
            <text:p>7580049074</text:p>
          </table:table-cell>
          <table:table-cell table:formula="of:=[.C225]" office:value-type="float" office:value="7171061599" calcext:value-type="float">
            <text:p>7171061599</text:p>
          </table:table-cell>
          <table:table-cell table:formula="of:=[.D225]" office:value-type="float" office:value="9118042582" calcext:value-type="float">
            <text:p>9118042582</text:p>
          </table:table-cell>
          <table:table-cell table:formula="of:=[.E225]" office:value-type="float" office:value="8652629365" calcext:value-type="float">
            <text:p>8652629365</text:p>
          </table:table-cell>
          <table:table-cell table:formula="of:=[.F225]" office:value-type="float" office:value="10512058624" calcext:value-type="float">
            <text:p>10512058624</text:p>
          </table:table-cell>
          <table:table-cell table:formula="of:=[.G225]" office:value-type="float" office:value="10844242184" calcext:value-type="float">
            <text:p>10844242184</text:p>
          </table:table-cell>
          <table:table-cell table:formula="of:=[.A225]+[.H225]" office:value-type="float" office:value="11824440790" calcext:value-type="float">
            <text:p>11824440790</text:p>
          </table:table-cell>
          <table:table-cell table:formula="of:=[.I225]" office:value-type="float" office:value="6061613536" calcext:value-type="float">
            <text:p>6061613536</text:p>
          </table:table-cell>
          <table:table-cell table:formula="of:=[.A225]" office:value-type="float" office:value="6243445157" calcext:value-type="float">
            <text:p>6243445157</text:p>
          </table:table-cell>
          <table:table-cell table:number-columns-repeated="291"/>
        </table:table-row>
        <table:table-row table:style-name="ro1">
          <table:table-cell table:formula="of:=[.B226]" office:value-type="float" office:value="7171061599" calcext:value-type="float">
            <text:p>7171061599</text:p>
          </table:table-cell>
          <table:table-cell table:formula="of:=[.C226]" office:value-type="float" office:value="9118042582" calcext:value-type="float">
            <text:p>9118042582</text:p>
          </table:table-cell>
          <table:table-cell table:formula="of:=[.D226]" office:value-type="float" office:value="8652629365" calcext:value-type="float">
            <text:p>8652629365</text:p>
          </table:table-cell>
          <table:table-cell table:formula="of:=[.E226]" office:value-type="float" office:value="10512058624" calcext:value-type="float">
            <text:p>10512058624</text:p>
          </table:table-cell>
          <table:table-cell table:formula="of:=[.F226]" office:value-type="float" office:value="10844242184" calcext:value-type="float">
            <text:p>10844242184</text:p>
          </table:table-cell>
          <table:table-cell table:formula="of:=[.G226]" office:value-type="float" office:value="11824440790" calcext:value-type="float">
            <text:p>11824440790</text:p>
          </table:table-cell>
          <table:table-cell table:formula="of:=[.A226]+[.H226]" office:value-type="float" office:value="13641662610" calcext:value-type="float">
            <text:p>13641662610</text:p>
          </table:table-cell>
          <table:table-cell table:formula="of:=[.I226]" office:value-type="float" office:value="6243445157" calcext:value-type="float">
            <text:p>6243445157</text:p>
          </table:table-cell>
          <table:table-cell table:formula="of:=[.A226]" office:value-type="float" office:value="7580049074" calcext:value-type="float">
            <text:p>7580049074</text:p>
          </table:table-cell>
          <table:table-cell table:number-columns-repeated="291"/>
        </table:table-row>
        <table:table-row table:style-name="ro1">
          <table:table-cell table:formula="of:=[.B227]" office:value-type="float" office:value="9118042582" calcext:value-type="float">
            <text:p>9118042582</text:p>
          </table:table-cell>
          <table:table-cell table:formula="of:=[.C227]" office:value-type="float" office:value="8652629365" calcext:value-type="float">
            <text:p>8652629365</text:p>
          </table:table-cell>
          <table:table-cell table:formula="of:=[.D227]" office:value-type="float" office:value="10512058624" calcext:value-type="float">
            <text:p>10512058624</text:p>
          </table:table-cell>
          <table:table-cell table:formula="of:=[.E227]" office:value-type="float" office:value="10844242184" calcext:value-type="float">
            <text:p>10844242184</text:p>
          </table:table-cell>
          <table:table-cell table:formula="of:=[.F227]" office:value-type="float" office:value="11824440790" calcext:value-type="float">
            <text:p>11824440790</text:p>
          </table:table-cell>
          <table:table-cell table:formula="of:=[.G227]" office:value-type="float" office:value="13641662610" calcext:value-type="float">
            <text:p>13641662610</text:p>
          </table:table-cell>
          <table:table-cell table:formula="of:=[.A227]+[.H227]" office:value-type="float" office:value="13414506756" calcext:value-type="float">
            <text:p>13414506756</text:p>
          </table:table-cell>
          <table:table-cell table:formula="of:=[.I227]" office:value-type="float" office:value="7580049074" calcext:value-type="float">
            <text:p>7580049074</text:p>
          </table:table-cell>
          <table:table-cell table:formula="of:=[.A227]" office:value-type="float" office:value="7171061599" calcext:value-type="float">
            <text:p>7171061599</text:p>
          </table:table-cell>
          <table:table-cell table:number-columns-repeated="291"/>
        </table:table-row>
        <table:table-row table:style-name="ro1">
          <table:table-cell table:formula="of:=[.B228]" office:value-type="float" office:value="8652629365" calcext:value-type="float">
            <text:p>8652629365</text:p>
          </table:table-cell>
          <table:table-cell table:formula="of:=[.C228]" office:value-type="float" office:value="10512058624" calcext:value-type="float">
            <text:p>10512058624</text:p>
          </table:table-cell>
          <table:table-cell table:formula="of:=[.D228]" office:value-type="float" office:value="10844242184" calcext:value-type="float">
            <text:p>10844242184</text:p>
          </table:table-cell>
          <table:table-cell table:formula="of:=[.E228]" office:value-type="float" office:value="11824440790" calcext:value-type="float">
            <text:p>11824440790</text:p>
          </table:table-cell>
          <table:table-cell table:formula="of:=[.F228]" office:value-type="float" office:value="13641662610" calcext:value-type="float">
            <text:p>13641662610</text:p>
          </table:table-cell>
          <table:table-cell table:formula="of:=[.G228]" office:value-type="float" office:value="13414506756" calcext:value-type="float">
            <text:p>13414506756</text:p>
          </table:table-cell>
          <table:table-cell table:formula="of:=[.A228]+[.H228]" office:value-type="float" office:value="16698091656" calcext:value-type="float">
            <text:p>16698091656</text:p>
          </table:table-cell>
          <table:table-cell table:formula="of:=[.I228]" office:value-type="float" office:value="7171061599" calcext:value-type="float">
            <text:p>7171061599</text:p>
          </table:table-cell>
          <table:table-cell table:formula="of:=[.A228]" office:value-type="float" office:value="9118042582" calcext:value-type="float">
            <text:p>9118042582</text:p>
          </table:table-cell>
          <table:table-cell table:number-columns-repeated="291"/>
        </table:table-row>
        <table:table-row table:style-name="ro1">
          <table:table-cell table:formula="of:=[.B229]" office:value-type="float" office:value="10512058624" calcext:value-type="float">
            <text:p>10512058624</text:p>
          </table:table-cell>
          <table:table-cell table:formula="of:=[.C229]" office:value-type="float" office:value="10844242184" calcext:value-type="float">
            <text:p>10844242184</text:p>
          </table:table-cell>
          <table:table-cell table:formula="of:=[.D229]" office:value-type="float" office:value="11824440790" calcext:value-type="float">
            <text:p>11824440790</text:p>
          </table:table-cell>
          <table:table-cell table:formula="of:=[.E229]" office:value-type="float" office:value="13641662610" calcext:value-type="float">
            <text:p>13641662610</text:p>
          </table:table-cell>
          <table:table-cell table:formula="of:=[.F229]" office:value-type="float" office:value="13414506756" calcext:value-type="float">
            <text:p>13414506756</text:p>
          </table:table-cell>
          <table:table-cell table:formula="of:=[.G229]" office:value-type="float" office:value="16698091656" calcext:value-type="float">
            <text:p>16698091656</text:p>
          </table:table-cell>
          <table:table-cell table:formula="of:=[.A229]+[.H229]" office:value-type="float" office:value="15823690964" calcext:value-type="float">
            <text:p>15823690964</text:p>
          </table:table-cell>
          <table:table-cell table:formula="of:=[.I229]" office:value-type="float" office:value="9118042582" calcext:value-type="float">
            <text:p>9118042582</text:p>
          </table:table-cell>
          <table:table-cell table:formula="of:=[.A229]" office:value-type="float" office:value="8652629365" calcext:value-type="float">
            <text:p>8652629365</text:p>
          </table:table-cell>
          <table:table-cell table:number-columns-repeated="291"/>
        </table:table-row>
        <table:table-row table:style-name="ro1">
          <table:table-cell table:formula="of:=[.B230]" office:value-type="float" office:value="10844242184" calcext:value-type="float">
            <text:p>10844242184</text:p>
          </table:table-cell>
          <table:table-cell table:formula="of:=[.C230]" office:value-type="float" office:value="11824440790" calcext:value-type="float">
            <text:p>11824440790</text:p>
          </table:table-cell>
          <table:table-cell table:formula="of:=[.D230]" office:value-type="float" office:value="13641662610" calcext:value-type="float">
            <text:p>13641662610</text:p>
          </table:table-cell>
          <table:table-cell table:formula="of:=[.E230]" office:value-type="float" office:value="13414506756" calcext:value-type="float">
            <text:p>13414506756</text:p>
          </table:table-cell>
          <table:table-cell table:formula="of:=[.F230]" office:value-type="float" office:value="16698091656" calcext:value-type="float">
            <text:p>16698091656</text:p>
          </table:table-cell>
          <table:table-cell table:formula="of:=[.G230]" office:value-type="float" office:value="15823690964" calcext:value-type="float">
            <text:p>15823690964</text:p>
          </table:table-cell>
          <table:table-cell table:formula="of:=[.A230]+[.H230]" office:value-type="float" office:value="19630101206" calcext:value-type="float">
            <text:p>19630101206</text:p>
          </table:table-cell>
          <table:table-cell table:formula="of:=[.I230]" office:value-type="float" office:value="8652629365" calcext:value-type="float">
            <text:p>8652629365</text:p>
          </table:table-cell>
          <table:table-cell table:formula="of:=[.A230]" office:value-type="float" office:value="10512058624" calcext:value-type="float">
            <text:p>10512058624</text:p>
          </table:table-cell>
          <table:table-cell table:number-columns-repeated="291"/>
        </table:table-row>
        <table:table-row table:style-name="ro1">
          <table:table-cell table:formula="of:=[.B231]" office:value-type="float" office:value="11824440790" calcext:value-type="float">
            <text:p>11824440790</text:p>
          </table:table-cell>
          <table:table-cell table:formula="of:=[.C231]" office:value-type="float" office:value="13641662610" calcext:value-type="float">
            <text:p>13641662610</text:p>
          </table:table-cell>
          <table:table-cell table:formula="of:=[.D231]" office:value-type="float" office:value="13414506756" calcext:value-type="float">
            <text:p>13414506756</text:p>
          </table:table-cell>
          <table:table-cell table:formula="of:=[.E231]" office:value-type="float" office:value="16698091656" calcext:value-type="float">
            <text:p>16698091656</text:p>
          </table:table-cell>
          <table:table-cell table:formula="of:=[.F231]" office:value-type="float" office:value="15823690964" calcext:value-type="float">
            <text:p>15823690964</text:p>
          </table:table-cell>
          <table:table-cell table:formula="of:=[.G231]" office:value-type="float" office:value="19630101206" calcext:value-type="float">
            <text:p>19630101206</text:p>
          </table:table-cell>
          <table:table-cell table:formula="of:=[.A231]+[.H231]" office:value-type="float" office:value="19496871549" calcext:value-type="float">
            <text:p>19496871549</text:p>
          </table:table-cell>
          <table:table-cell table:formula="of:=[.I231]" office:value-type="float" office:value="10512058624" calcext:value-type="float">
            <text:p>10512058624</text:p>
          </table:table-cell>
          <table:table-cell table:formula="of:=[.A231]" office:value-type="float" office:value="10844242184" calcext:value-type="float">
            <text:p>10844242184</text:p>
          </table:table-cell>
          <table:table-cell table:number-columns-repeated="291"/>
        </table:table-row>
        <table:table-row table:style-name="ro1">
          <table:table-cell table:formula="of:=[.B232]" office:value-type="float" office:value="13641662610" calcext:value-type="float">
            <text:p>13641662610</text:p>
          </table:table-cell>
          <table:table-cell table:formula="of:=[.C232]" office:value-type="float" office:value="13414506756" calcext:value-type="float">
            <text:p>13414506756</text:p>
          </table:table-cell>
          <table:table-cell table:formula="of:=[.D232]" office:value-type="float" office:value="16698091656" calcext:value-type="float">
            <text:p>16698091656</text:p>
          </table:table-cell>
          <table:table-cell table:formula="of:=[.E232]" office:value-type="float" office:value="15823690964" calcext:value-type="float">
            <text:p>15823690964</text:p>
          </table:table-cell>
          <table:table-cell table:formula="of:=[.F232]" office:value-type="float" office:value="19630101206" calcext:value-type="float">
            <text:p>19630101206</text:p>
          </table:table-cell>
          <table:table-cell table:formula="of:=[.G232]" office:value-type="float" office:value="19496871549" calcext:value-type="float">
            <text:p>19496871549</text:p>
          </table:table-cell>
          <table:table-cell table:formula="of:=[.A232]+[.H232]" office:value-type="float" office:value="22336499414" calcext:value-type="float">
            <text:p>22336499414</text:p>
          </table:table-cell>
          <table:table-cell table:formula="of:=[.I232]" office:value-type="float" office:value="10844242184" calcext:value-type="float">
            <text:p>10844242184</text:p>
          </table:table-cell>
          <table:table-cell table:formula="of:=[.A232]" office:value-type="float" office:value="11824440790" calcext:value-type="float">
            <text:p>11824440790</text:p>
          </table:table-cell>
          <table:table-cell table:number-columns-repeated="291"/>
        </table:table-row>
        <table:table-row table:style-name="ro1">
          <table:table-cell table:formula="of:=[.B233]" office:value-type="float" office:value="13414506756" calcext:value-type="float">
            <text:p>13414506756</text:p>
          </table:table-cell>
          <table:table-cell table:formula="of:=[.C233]" office:value-type="float" office:value="16698091656" calcext:value-type="float">
            <text:p>16698091656</text:p>
          </table:table-cell>
          <table:table-cell table:formula="of:=[.D233]" office:value-type="float" office:value="15823690964" calcext:value-type="float">
            <text:p>15823690964</text:p>
          </table:table-cell>
          <table:table-cell table:formula="of:=[.E233]" office:value-type="float" office:value="19630101206" calcext:value-type="float">
            <text:p>19630101206</text:p>
          </table:table-cell>
          <table:table-cell table:formula="of:=[.F233]" office:value-type="float" office:value="19496871549" calcext:value-type="float">
            <text:p>19496871549</text:p>
          </table:table-cell>
          <table:table-cell table:formula="of:=[.G233]" office:value-type="float" office:value="22336499414" calcext:value-type="float">
            <text:p>22336499414</text:p>
          </table:table-cell>
          <table:table-cell table:formula="of:=[.A233]+[.H233]" office:value-type="float" office:value="24485904794" calcext:value-type="float">
            <text:p>24485904794</text:p>
          </table:table-cell>
          <table:table-cell table:formula="of:=[.I233]" office:value-type="float" office:value="11824440790" calcext:value-type="float">
            <text:p>11824440790</text:p>
          </table:table-cell>
          <table:table-cell table:formula="of:=[.A233]" office:value-type="float" office:value="13641662610" calcext:value-type="float">
            <text:p>13641662610</text:p>
          </table:table-cell>
          <table:table-cell table:number-columns-repeated="291"/>
        </table:table-row>
        <table:table-row table:style-name="ro1">
          <table:table-cell table:formula="of:=[.B234]" office:value-type="float" office:value="16698091656" calcext:value-type="float">
            <text:p>16698091656</text:p>
          </table:table-cell>
          <table:table-cell table:formula="of:=[.C234]" office:value-type="float" office:value="15823690964" calcext:value-type="float">
            <text:p>15823690964</text:p>
          </table:table-cell>
          <table:table-cell table:formula="of:=[.D234]" office:value-type="float" office:value="19630101206" calcext:value-type="float">
            <text:p>19630101206</text:p>
          </table:table-cell>
          <table:table-cell table:formula="of:=[.E234]" office:value-type="float" office:value="19496871549" calcext:value-type="float">
            <text:p>19496871549</text:p>
          </table:table-cell>
          <table:table-cell table:formula="of:=[.F234]" office:value-type="float" office:value="22336499414" calcext:value-type="float">
            <text:p>22336499414</text:p>
          </table:table-cell>
          <table:table-cell table:formula="of:=[.G234]" office:value-type="float" office:value="24485904794" calcext:value-type="float">
            <text:p>24485904794</text:p>
          </table:table-cell>
          <table:table-cell table:formula="of:=[.A234]+[.H234]" office:value-type="float" office:value="25238947546" calcext:value-type="float">
            <text:p>25238947546</text:p>
          </table:table-cell>
          <table:table-cell table:formula="of:=[.I234]" office:value-type="float" office:value="13641662610" calcext:value-type="float">
            <text:p>13641662610</text:p>
          </table:table-cell>
          <table:table-cell table:formula="of:=[.A234]" office:value-type="float" office:value="13414506756" calcext:value-type="float">
            <text:p>13414506756</text:p>
          </table:table-cell>
          <table:table-cell table:number-columns-repeated="291"/>
        </table:table-row>
        <table:table-row table:style-name="ro1">
          <table:table-cell table:formula="of:=[.B235]" office:value-type="float" office:value="15823690964" calcext:value-type="float">
            <text:p>15823690964</text:p>
          </table:table-cell>
          <table:table-cell table:formula="of:=[.C235]" office:value-type="float" office:value="19630101206" calcext:value-type="float">
            <text:p>19630101206</text:p>
          </table:table-cell>
          <table:table-cell table:formula="of:=[.D235]" office:value-type="float" office:value="19496871549" calcext:value-type="float">
            <text:p>19496871549</text:p>
          </table:table-cell>
          <table:table-cell table:formula="of:=[.E235]" office:value-type="float" office:value="22336499414" calcext:value-type="float">
            <text:p>22336499414</text:p>
          </table:table-cell>
          <table:table-cell table:formula="of:=[.F235]" office:value-type="float" office:value="24485904794" calcext:value-type="float">
            <text:p>24485904794</text:p>
          </table:table-cell>
          <table:table-cell table:formula="of:=[.G235]" office:value-type="float" office:value="25238947546" calcext:value-type="float">
            <text:p>25238947546</text:p>
          </table:table-cell>
          <table:table-cell table:formula="of:=[.A235]+[.H235]" office:value-type="float" office:value="30339754266" calcext:value-type="float">
            <text:p>30339754266</text:p>
          </table:table-cell>
          <table:table-cell table:formula="of:=[.I235]" office:value-type="float" office:value="13414506756" calcext:value-type="float">
            <text:p>13414506756</text:p>
          </table:table-cell>
          <table:table-cell table:formula="of:=[.A235]" office:value-type="float" office:value="16698091656" calcext:value-type="float">
            <text:p>16698091656</text:p>
          </table:table-cell>
          <table:table-cell table:number-columns-repeated="291"/>
        </table:table-row>
        <table:table-row table:style-name="ro1">
          <table:table-cell table:formula="of:=[.B236]" office:value-type="float" office:value="19630101206" calcext:value-type="float">
            <text:p>19630101206</text:p>
          </table:table-cell>
          <table:table-cell table:formula="of:=[.C236]" office:value-type="float" office:value="19496871549" calcext:value-type="float">
            <text:p>19496871549</text:p>
          </table:table-cell>
          <table:table-cell table:formula="of:=[.D236]" office:value-type="float" office:value="22336499414" calcext:value-type="float">
            <text:p>22336499414</text:p>
          </table:table-cell>
          <table:table-cell table:formula="of:=[.E236]" office:value-type="float" office:value="24485904794" calcext:value-type="float">
            <text:p>24485904794</text:p>
          </table:table-cell>
          <table:table-cell table:formula="of:=[.F236]" office:value-type="float" office:value="25238947546" calcext:value-type="float">
            <text:p>25238947546</text:p>
          </table:table-cell>
          <table:table-cell table:formula="of:=[.G236]" office:value-type="float" office:value="30339754266" calcext:value-type="float">
            <text:p>30339754266</text:p>
          </table:table-cell>
          <table:table-cell table:formula="of:=[.A236]+[.H236]" office:value-type="float" office:value="29238197720" calcext:value-type="float">
            <text:p>29238197720</text:p>
          </table:table-cell>
          <table:table-cell table:formula="of:=[.I236]" office:value-type="float" office:value="16698091656" calcext:value-type="float">
            <text:p>16698091656</text:p>
          </table:table-cell>
          <table:table-cell table:formula="of:=[.A236]" office:value-type="float" office:value="15823690964" calcext:value-type="float">
            <text:p>15823690964</text:p>
          </table:table-cell>
          <table:table-cell table:number-columns-repeated="291"/>
        </table:table-row>
        <table:table-row table:style-name="ro1">
          <table:table-cell table:formula="of:=[.B237]" office:value-type="float" office:value="19496871549" calcext:value-type="float">
            <text:p>19496871549</text:p>
          </table:table-cell>
          <table:table-cell table:formula="of:=[.C237]" office:value-type="float" office:value="22336499414" calcext:value-type="float">
            <text:p>22336499414</text:p>
          </table:table-cell>
          <table:table-cell table:formula="of:=[.D237]" office:value-type="float" office:value="24485904794" calcext:value-type="float">
            <text:p>24485904794</text:p>
          </table:table-cell>
          <table:table-cell table:formula="of:=[.E237]" office:value-type="float" office:value="25238947546" calcext:value-type="float">
            <text:p>25238947546</text:p>
          </table:table-cell>
          <table:table-cell table:formula="of:=[.F237]" office:value-type="float" office:value="30339754266" calcext:value-type="float">
            <text:p>30339754266</text:p>
          </table:table-cell>
          <table:table-cell table:formula="of:=[.G237]" office:value-type="float" office:value="29238197720" calcext:value-type="float">
            <text:p>29238197720</text:p>
          </table:table-cell>
          <table:table-cell table:formula="of:=[.A237]+[.H237]" office:value-type="float" office:value="36328192862" calcext:value-type="float">
            <text:p>36328192862</text:p>
          </table:table-cell>
          <table:table-cell table:formula="of:=[.I237]" office:value-type="float" office:value="15823690964" calcext:value-type="float">
            <text:p>15823690964</text:p>
          </table:table-cell>
          <table:table-cell table:formula="of:=[.A237]" office:value-type="float" office:value="19630101206" calcext:value-type="float">
            <text:p>19630101206</text:p>
          </table:table-cell>
          <table:table-cell table:number-columns-repeated="291"/>
        </table:table-row>
        <table:table-row table:style-name="ro1">
          <table:table-cell table:formula="of:=[.B238]" office:value-type="float" office:value="22336499414" calcext:value-type="float">
            <text:p>22336499414</text:p>
          </table:table-cell>
          <table:table-cell table:formula="of:=[.C238]" office:value-type="float" office:value="24485904794" calcext:value-type="float">
            <text:p>24485904794</text:p>
          </table:table-cell>
          <table:table-cell table:formula="of:=[.D238]" office:value-type="float" office:value="25238947546" calcext:value-type="float">
            <text:p>25238947546</text:p>
          </table:table-cell>
          <table:table-cell table:formula="of:=[.E238]" office:value-type="float" office:value="30339754266" calcext:value-type="float">
            <text:p>30339754266</text:p>
          </table:table-cell>
          <table:table-cell table:formula="of:=[.F238]" office:value-type="float" office:value="29238197720" calcext:value-type="float">
            <text:p>29238197720</text:p>
          </table:table-cell>
          <table:table-cell table:formula="of:=[.G238]" office:value-type="float" office:value="36328192862" calcext:value-type="float">
            <text:p>36328192862</text:p>
          </table:table-cell>
          <table:table-cell table:formula="of:=[.A238]+[.H238]" office:value-type="float" office:value="35320562513" calcext:value-type="float">
            <text:p>35320562513</text:p>
          </table:table-cell>
          <table:table-cell table:formula="of:=[.I238]" office:value-type="float" office:value="19630101206" calcext:value-type="float">
            <text:p>19630101206</text:p>
          </table:table-cell>
          <table:table-cell table:formula="of:=[.A238]" office:value-type="float" office:value="19496871549" calcext:value-type="float">
            <text:p>19496871549</text:p>
          </table:table-cell>
          <table:table-cell table:number-columns-repeated="291"/>
        </table:table-row>
        <table:table-row table:style-name="ro1">
          <table:table-cell table:formula="of:=[.B239]" office:value-type="float" office:value="24485904794" calcext:value-type="float">
            <text:p>24485904794</text:p>
          </table:table-cell>
          <table:table-cell table:formula="of:=[.C239]" office:value-type="float" office:value="25238947546" calcext:value-type="float">
            <text:p>25238947546</text:p>
          </table:table-cell>
          <table:table-cell table:formula="of:=[.D239]" office:value-type="float" office:value="30339754266" calcext:value-type="float">
            <text:p>30339754266</text:p>
          </table:table-cell>
          <table:table-cell table:formula="of:=[.E239]" office:value-type="float" office:value="29238197720" calcext:value-type="float">
            <text:p>29238197720</text:p>
          </table:table-cell>
          <table:table-cell table:formula="of:=[.F239]" office:value-type="float" office:value="36328192862" calcext:value-type="float">
            <text:p>36328192862</text:p>
          </table:table-cell>
          <table:table-cell table:formula="of:=[.G239]" office:value-type="float" office:value="35320562513" calcext:value-type="float">
            <text:p>35320562513</text:p>
          </table:table-cell>
          <table:table-cell table:formula="of:=[.A239]+[.H239]" office:value-type="float" office:value="41966600620" calcext:value-type="float">
            <text:p>41966600620</text:p>
          </table:table-cell>
          <table:table-cell table:formula="of:=[.I239]" office:value-type="float" office:value="19496871549" calcext:value-type="float">
            <text:p>19496871549</text:p>
          </table:table-cell>
          <table:table-cell table:formula="of:=[.A239]" office:value-type="float" office:value="22336499414" calcext:value-type="float">
            <text:p>22336499414</text:p>
          </table:table-cell>
          <table:table-cell table:number-columns-repeated="291"/>
        </table:table-row>
        <table:table-row table:style-name="ro1">
          <table:table-cell table:formula="of:=[.B240]" office:value-type="float" office:value="25238947546" calcext:value-type="float">
            <text:p>25238947546</text:p>
          </table:table-cell>
          <table:table-cell table:formula="of:=[.C240]" office:value-type="float" office:value="30339754266" calcext:value-type="float">
            <text:p>30339754266</text:p>
          </table:table-cell>
          <table:table-cell table:formula="of:=[.D240]" office:value-type="float" office:value="29238197720" calcext:value-type="float">
            <text:p>29238197720</text:p>
          </table:table-cell>
          <table:table-cell table:formula="of:=[.E240]" office:value-type="float" office:value="36328192862" calcext:value-type="float">
            <text:p>36328192862</text:p>
          </table:table-cell>
          <table:table-cell table:formula="of:=[.F240]" office:value-type="float" office:value="35320562513" calcext:value-type="float">
            <text:p>35320562513</text:p>
          </table:table-cell>
          <table:table-cell table:formula="of:=[.G240]" office:value-type="float" office:value="41966600620" calcext:value-type="float">
            <text:p>41966600620</text:p>
          </table:table-cell>
          <table:table-cell table:formula="of:=[.A240]+[.H240]" office:value-type="float" office:value="43982776343" calcext:value-type="float">
            <text:p>43982776343</text:p>
          </table:table-cell>
          <table:table-cell table:formula="of:=[.I240]" office:value-type="float" office:value="22336499414" calcext:value-type="float">
            <text:p>22336499414</text:p>
          </table:table-cell>
          <table:table-cell table:formula="of:=[.A240]" office:value-type="float" office:value="24485904794" calcext:value-type="float">
            <text:p>24485904794</text:p>
          </table:table-cell>
          <table:table-cell table:number-columns-repeated="291"/>
        </table:table-row>
        <table:table-row table:style-name="ro1">
          <table:table-cell table:formula="of:=[.B241]" office:value-type="float" office:value="30339754266" calcext:value-type="float">
            <text:p>30339754266</text:p>
          </table:table-cell>
          <table:table-cell table:formula="of:=[.C241]" office:value-type="float" office:value="29238197720" calcext:value-type="float">
            <text:p>29238197720</text:p>
          </table:table-cell>
          <table:table-cell table:formula="of:=[.D241]" office:value-type="float" office:value="36328192862" calcext:value-type="float">
            <text:p>36328192862</text:p>
          </table:table-cell>
          <table:table-cell table:formula="of:=[.E241]" office:value-type="float" office:value="35320562513" calcext:value-type="float">
            <text:p>35320562513</text:p>
          </table:table-cell>
          <table:table-cell table:formula="of:=[.F241]" office:value-type="float" office:value="41966600620" calcext:value-type="float">
            <text:p>41966600620</text:p>
          </table:table-cell>
          <table:table-cell table:formula="of:=[.G241]" office:value-type="float" office:value="43982776343" calcext:value-type="float">
            <text:p>43982776343</text:p>
          </table:table-cell>
          <table:table-cell table:formula="of:=[.A241]+[.H241]" office:value-type="float" office:value="47575446960" calcext:value-type="float">
            <text:p>47575446960</text:p>
          </table:table-cell>
          <table:table-cell table:formula="of:=[.I241]" office:value-type="float" office:value="24485904794" calcext:value-type="float">
            <text:p>24485904794</text:p>
          </table:table-cell>
          <table:table-cell table:formula="of:=[.A241]" office:value-type="float" office:value="25238947546" calcext:value-type="float">
            <text:p>25238947546</text:p>
          </table:table-cell>
          <table:table-cell table:number-columns-repeated="291"/>
        </table:table-row>
        <table:table-row table:style-name="ro1">
          <table:table-cell table:formula="of:=[.B242]" office:value-type="float" office:value="29238197720" calcext:value-type="float">
            <text:p>29238197720</text:p>
          </table:table-cell>
          <table:table-cell table:formula="of:=[.C242]" office:value-type="float" office:value="36328192862" calcext:value-type="float">
            <text:p>36328192862</text:p>
          </table:table-cell>
          <table:table-cell table:formula="of:=[.D242]" office:value-type="float" office:value="35320562513" calcext:value-type="float">
            <text:p>35320562513</text:p>
          </table:table-cell>
          <table:table-cell table:formula="of:=[.E242]" office:value-type="float" office:value="41966600620" calcext:value-type="float">
            <text:p>41966600620</text:p>
          </table:table-cell>
          <table:table-cell table:formula="of:=[.F242]" office:value-type="float" office:value="43982776343" calcext:value-type="float">
            <text:p>43982776343</text:p>
          </table:table-cell>
          <table:table-cell table:formula="of:=[.G242]" office:value-type="float" office:value="47575446960" calcext:value-type="float">
            <text:p>47575446960</text:p>
          </table:table-cell>
          <table:table-cell table:formula="of:=[.A242]+[.H242]" office:value-type="float" office:value="54825659060" calcext:value-type="float">
            <text:p>54825659060</text:p>
          </table:table-cell>
          <table:table-cell table:formula="of:=[.I242]" office:value-type="float" office:value="25238947546" calcext:value-type="float">
            <text:p>25238947546</text:p>
          </table:table-cell>
          <table:table-cell table:formula="of:=[.A242]" office:value-type="float" office:value="30339754266" calcext:value-type="float">
            <text:p>30339754266</text:p>
          </table:table-cell>
          <table:table-cell table:number-columns-repeated="291"/>
        </table:table-row>
        <table:table-row table:style-name="ro1">
          <table:table-cell table:formula="of:=[.B243]" office:value-type="float" office:value="36328192862" calcext:value-type="float">
            <text:p>36328192862</text:p>
          </table:table-cell>
          <table:table-cell table:formula="of:=[.C243]" office:value-type="float" office:value="35320562513" calcext:value-type="float">
            <text:p>35320562513</text:p>
          </table:table-cell>
          <table:table-cell table:formula="of:=[.D243]" office:value-type="float" office:value="41966600620" calcext:value-type="float">
            <text:p>41966600620</text:p>
          </table:table-cell>
          <table:table-cell table:formula="of:=[.E243]" office:value-type="float" office:value="43982776343" calcext:value-type="float">
            <text:p>43982776343</text:p>
          </table:table-cell>
          <table:table-cell table:formula="of:=[.F243]" office:value-type="float" office:value="47575446960" calcext:value-type="float">
            <text:p>47575446960</text:p>
          </table:table-cell>
          <table:table-cell table:formula="of:=[.G243]" office:value-type="float" office:value="54825659060" calcext:value-type="float">
            <text:p>54825659060</text:p>
          </table:table-cell>
          <table:table-cell table:formula="of:=[.A243]+[.H243]" office:value-type="float" office:value="54477145266" calcext:value-type="float">
            <text:p>54477145266</text:p>
          </table:table-cell>
          <table:table-cell table:formula="of:=[.I243]" office:value-type="float" office:value="30339754266" calcext:value-type="float">
            <text:p>30339754266</text:p>
          </table:table-cell>
          <table:table-cell table:formula="of:=[.A243]" office:value-type="float" office:value="29238197720" calcext:value-type="float">
            <text:p>29238197720</text:p>
          </table:table-cell>
          <table:table-cell table:number-columns-repeated="291"/>
        </table:table-row>
        <table:table-row table:style-name="ro1">
          <table:table-cell table:formula="of:=[.B244]" office:value-type="float" office:value="35320562513" calcext:value-type="float">
            <text:p>35320562513</text:p>
          </table:table-cell>
          <table:table-cell table:formula="of:=[.C244]" office:value-type="float" office:value="41966600620" calcext:value-type="float">
            <text:p>41966600620</text:p>
          </table:table-cell>
          <table:table-cell table:formula="of:=[.D244]" office:value-type="float" office:value="43982776343" calcext:value-type="float">
            <text:p>43982776343</text:p>
          </table:table-cell>
          <table:table-cell table:formula="of:=[.E244]" office:value-type="float" office:value="47575446960" calcext:value-type="float">
            <text:p>47575446960</text:p>
          </table:table-cell>
          <table:table-cell table:formula="of:=[.F244]" office:value-type="float" office:value="54825659060" calcext:value-type="float">
            <text:p>54825659060</text:p>
          </table:table-cell>
          <table:table-cell table:formula="of:=[.G244]" office:value-type="float" office:value="54477145266" calcext:value-type="float">
            <text:p>54477145266</text:p>
          </table:table-cell>
          <table:table-cell table:formula="of:=[.A244]+[.H244]" office:value-type="float" office:value="66667947128" calcext:value-type="float">
            <text:p>66667947128</text:p>
          </table:table-cell>
          <table:table-cell table:formula="of:=[.I244]" office:value-type="float" office:value="29238197720" calcext:value-type="float">
            <text:p>29238197720</text:p>
          </table:table-cell>
          <table:table-cell table:formula="of:=[.A244]" office:value-type="float" office:value="36328192862" calcext:value-type="float">
            <text:p>36328192862</text:p>
          </table:table-cell>
          <table:table-cell table:number-columns-repeated="291"/>
        </table:table-row>
        <table:table-row table:style-name="ro1">
          <table:table-cell table:formula="of:=[.B245]" office:value-type="float" office:value="41966600620" calcext:value-type="float">
            <text:p>41966600620</text:p>
          </table:table-cell>
          <table:table-cell table:formula="of:=[.C245]" office:value-type="float" office:value="43982776343" calcext:value-type="float">
            <text:p>43982776343</text:p>
          </table:table-cell>
          <table:table-cell table:formula="of:=[.D245]" office:value-type="float" office:value="47575446960" calcext:value-type="float">
            <text:p>47575446960</text:p>
          </table:table-cell>
          <table:table-cell table:formula="of:=[.E245]" office:value-type="float" office:value="54825659060" calcext:value-type="float">
            <text:p>54825659060</text:p>
          </table:table-cell>
          <table:table-cell table:formula="of:=[.F245]" office:value-type="float" office:value="54477145266" calcext:value-type="float">
            <text:p>54477145266</text:p>
          </table:table-cell>
          <table:table-cell table:formula="of:=[.G245]" office:value-type="float" office:value="66667947128" calcext:value-type="float">
            <text:p>66667947128</text:p>
          </table:table-cell>
          <table:table-cell table:formula="of:=[.A245]+[.H245]" office:value-type="float" office:value="64558760233" calcext:value-type="float">
            <text:p>64558760233</text:p>
          </table:table-cell>
          <table:table-cell table:formula="of:=[.I245]" office:value-type="float" office:value="36328192862" calcext:value-type="float">
            <text:p>36328192862</text:p>
          </table:table-cell>
          <table:table-cell table:formula="of:=[.A245]" office:value-type="float" office:value="35320562513" calcext:value-type="float">
            <text:p>35320562513</text:p>
          </table:table-cell>
          <table:table-cell table:number-columns-repeated="291"/>
        </table:table-row>
        <table:table-row table:style-name="ro1">
          <table:table-cell table:formula="of:=[.B246]" office:value-type="float" office:value="43982776343" calcext:value-type="float">
            <text:p>43982776343</text:p>
          </table:table-cell>
          <table:table-cell table:formula="of:=[.C246]" office:value-type="float" office:value="47575446960" calcext:value-type="float">
            <text:p>47575446960</text:p>
          </table:table-cell>
          <table:table-cell table:formula="of:=[.D246]" office:value-type="float" office:value="54825659060" calcext:value-type="float">
            <text:p>54825659060</text:p>
          </table:table-cell>
          <table:table-cell table:formula="of:=[.E246]" office:value-type="float" office:value="54477145266" calcext:value-type="float">
            <text:p>54477145266</text:p>
          </table:table-cell>
          <table:table-cell table:formula="of:=[.F246]" office:value-type="float" office:value="66667947128" calcext:value-type="float">
            <text:p>66667947128</text:p>
          </table:table-cell>
          <table:table-cell table:formula="of:=[.G246]" office:value-type="float" office:value="64558760233" calcext:value-type="float">
            <text:p>64558760233</text:p>
          </table:table-cell>
          <table:table-cell table:formula="of:=[.A246]+[.H246]" office:value-type="float" office:value="78294793482" calcext:value-type="float">
            <text:p>78294793482</text:p>
          </table:table-cell>
          <table:table-cell table:formula="of:=[.I246]" office:value-type="float" office:value="35320562513" calcext:value-type="float">
            <text:p>35320562513</text:p>
          </table:table-cell>
          <table:table-cell table:formula="of:=[.A246]" office:value-type="float" office:value="41966600620" calcext:value-type="float">
            <text:p>41966600620</text:p>
          </table:table-cell>
          <table:table-cell table:number-columns-repeated="291"/>
        </table:table-row>
        <table:table-row table:style-name="ro1">
          <table:table-cell table:formula="of:=[.B247]" office:value-type="float" office:value="47575446960" calcext:value-type="float">
            <text:p>47575446960</text:p>
          </table:table-cell>
          <table:table-cell table:formula="of:=[.C247]" office:value-type="float" office:value="54825659060" calcext:value-type="float">
            <text:p>54825659060</text:p>
          </table:table-cell>
          <table:table-cell table:formula="of:=[.D247]" office:value-type="float" office:value="54477145266" calcext:value-type="float">
            <text:p>54477145266</text:p>
          </table:table-cell>
          <table:table-cell table:formula="of:=[.E247]" office:value-type="float" office:value="66667947128" calcext:value-type="float">
            <text:p>66667947128</text:p>
          </table:table-cell>
          <table:table-cell table:formula="of:=[.F247]" office:value-type="float" office:value="64558760233" calcext:value-type="float">
            <text:p>64558760233</text:p>
          </table:table-cell>
          <table:table-cell table:formula="of:=[.G247]" office:value-type="float" office:value="78294793482" calcext:value-type="float">
            <text:p>78294793482</text:p>
          </table:table-cell>
          <table:table-cell table:formula="of:=[.A247]+[.H247]" office:value-type="float" office:value="79303338856" calcext:value-type="float">
            <text:p>79303338856</text:p>
          </table:table-cell>
          <table:table-cell table:formula="of:=[.I247]" office:value-type="float" office:value="41966600620" calcext:value-type="float">
            <text:p>41966600620</text:p>
          </table:table-cell>
          <table:table-cell table:formula="of:=[.A247]" office:value-type="float" office:value="43982776343" calcext:value-type="float">
            <text:p>43982776343</text:p>
          </table:table-cell>
          <table:table-cell table:number-columns-repeated="291"/>
        </table:table-row>
        <table:table-row table:style-name="ro1">
          <table:table-cell table:formula="of:=[.B248]" office:value-type="float" office:value="54825659060" calcext:value-type="float">
            <text:p>54825659060</text:p>
          </table:table-cell>
          <table:table-cell table:formula="of:=[.C248]" office:value-type="float" office:value="54477145266" calcext:value-type="float">
            <text:p>54477145266</text:p>
          </table:table-cell>
          <table:table-cell table:formula="of:=[.D248]" office:value-type="float" office:value="66667947128" calcext:value-type="float">
            <text:p>66667947128</text:p>
          </table:table-cell>
          <table:table-cell table:formula="of:=[.E248]" office:value-type="float" office:value="64558760233" calcext:value-type="float">
            <text:p>64558760233</text:p>
          </table:table-cell>
          <table:table-cell table:formula="of:=[.F248]" office:value-type="float" office:value="78294793482" calcext:value-type="float">
            <text:p>78294793482</text:p>
          </table:table-cell>
          <table:table-cell table:formula="of:=[.G248]" office:value-type="float" office:value="79303338856" calcext:value-type="float">
            <text:p>79303338856</text:p>
          </table:table-cell>
          <table:table-cell table:formula="of:=[.A248]+[.H248]" office:value-type="float" office:value="89542047580" calcext:value-type="float">
            <text:p>89542047580</text:p>
          </table:table-cell>
          <table:table-cell table:formula="of:=[.I248]" office:value-type="float" office:value="43982776343" calcext:value-type="float">
            <text:p>43982776343</text:p>
          </table:table-cell>
          <table:table-cell table:formula="of:=[.A248]" office:value-type="float" office:value="47575446960" calcext:value-type="float">
            <text:p>47575446960</text:p>
          </table:table-cell>
          <table:table-cell table:number-columns-repeated="291"/>
        </table:table-row>
        <table:table-row table:style-name="ro1">
          <table:table-cell table:formula="of:=[.B249]" office:value-type="float" office:value="54477145266" calcext:value-type="float">
            <text:p>54477145266</text:p>
          </table:table-cell>
          <table:table-cell table:formula="of:=[.C249]" office:value-type="float" office:value="66667947128" calcext:value-type="float">
            <text:p>66667947128</text:p>
          </table:table-cell>
          <table:table-cell table:formula="of:=[.D249]" office:value-type="float" office:value="64558760233" calcext:value-type="float">
            <text:p>64558760233</text:p>
          </table:table-cell>
          <table:table-cell table:formula="of:=[.E249]" office:value-type="float" office:value="78294793482" calcext:value-type="float">
            <text:p>78294793482</text:p>
          </table:table-cell>
          <table:table-cell table:formula="of:=[.F249]" office:value-type="float" office:value="79303338856" calcext:value-type="float">
            <text:p>79303338856</text:p>
          </table:table-cell>
          <table:table-cell table:formula="of:=[.G249]" office:value-type="float" office:value="89542047580" calcext:value-type="float">
            <text:p>89542047580</text:p>
          </table:table-cell>
          <table:table-cell table:formula="of:=[.A249]+[.H249]" office:value-type="float" office:value="98808435403" calcext:value-type="float">
            <text:p>98808435403</text:p>
          </table:table-cell>
          <table:table-cell table:formula="of:=[.I249]" office:value-type="float" office:value="47575446960" calcext:value-type="float">
            <text:p>47575446960</text:p>
          </table:table-cell>
          <table:table-cell table:formula="of:=[.A249]" office:value-type="float" office:value="54825659060" calcext:value-type="float">
            <text:p>54825659060</text:p>
          </table:table-cell>
          <table:table-cell table:number-columns-repeated="291"/>
        </table:table-row>
        <table:table-row table:style-name="ro1">
          <table:table-cell table:formula="of:=[.B250]" office:value-type="float" office:value="66667947128" calcext:value-type="float">
            <text:p>66667947128</text:p>
          </table:table-cell>
          <table:table-cell table:formula="of:=[.C250]" office:value-type="float" office:value="64558760233" calcext:value-type="float">
            <text:p>64558760233</text:p>
          </table:table-cell>
          <table:table-cell table:formula="of:=[.D250]" office:value-type="float" office:value="78294793482" calcext:value-type="float">
            <text:p>78294793482</text:p>
          </table:table-cell>
          <table:table-cell table:formula="of:=[.E250]" office:value-type="float" office:value="79303338856" calcext:value-type="float">
            <text:p>79303338856</text:p>
          </table:table-cell>
          <table:table-cell table:formula="of:=[.F250]" office:value-type="float" office:value="89542047580" calcext:value-type="float">
            <text:p>89542047580</text:p>
          </table:table-cell>
          <table:table-cell table:formula="of:=[.G250]" office:value-type="float" office:value="98808435403" calcext:value-type="float">
            <text:p>98808435403</text:p>
          </table:table-cell>
          <table:table-cell table:formula="of:=[.A250]+[.H250]" office:value-type="float" office:value="102052592226" calcext:value-type="float">
            <text:p>102052592226</text:p>
          </table:table-cell>
          <table:table-cell table:formula="of:=[.I250]" office:value-type="float" office:value="54825659060" calcext:value-type="float">
            <text:p>54825659060</text:p>
          </table:table-cell>
          <table:table-cell table:formula="of:=[.A250]" office:value-type="float" office:value="54477145266" calcext:value-type="float">
            <text:p>54477145266</text:p>
          </table:table-cell>
          <table:table-cell table:number-columns-repeated="291"/>
        </table:table-row>
        <table:table-row table:style-name="ro1">
          <table:table-cell table:formula="of:=[.B251]" office:value-type="float" office:value="64558760233" calcext:value-type="float">
            <text:p>64558760233</text:p>
          </table:table-cell>
          <table:table-cell table:formula="of:=[.C251]" office:value-type="float" office:value="78294793482" calcext:value-type="float">
            <text:p>78294793482</text:p>
          </table:table-cell>
          <table:table-cell table:formula="of:=[.D251]" office:value-type="float" office:value="79303338856" calcext:value-type="float">
            <text:p>79303338856</text:p>
          </table:table-cell>
          <table:table-cell table:formula="of:=[.E251]" office:value-type="float" office:value="89542047580" calcext:value-type="float">
            <text:p>89542047580</text:p>
          </table:table-cell>
          <table:table-cell table:formula="of:=[.F251]" office:value-type="float" office:value="98808435403" calcext:value-type="float">
            <text:p>98808435403</text:p>
          </table:table-cell>
          <table:table-cell table:formula="of:=[.G251]" office:value-type="float" office:value="102052592226" calcext:value-type="float">
            <text:p>102052592226</text:p>
          </table:table-cell>
          <table:table-cell table:formula="of:=[.A251]+[.H251]" office:value-type="float" office:value="121493606188" calcext:value-type="float">
            <text:p>121493606188</text:p>
          </table:table-cell>
          <table:table-cell table:formula="of:=[.I251]" office:value-type="float" office:value="54477145266" calcext:value-type="float">
            <text:p>54477145266</text:p>
          </table:table-cell>
          <table:table-cell table:formula="of:=[.A251]" office:value-type="float" office:value="66667947128" calcext:value-type="float">
            <text:p>66667947128</text:p>
          </table:table-cell>
          <table:table-cell table:number-columns-repeated="291"/>
        </table:table-row>
        <table:table-row table:style-name="ro1">
          <table:table-cell table:formula="of:=[.B252]" office:value-type="float" office:value="78294793482" calcext:value-type="float">
            <text:p>78294793482</text:p>
          </table:table-cell>
          <table:table-cell table:formula="of:=[.C252]" office:value-type="float" office:value="79303338856" calcext:value-type="float">
            <text:p>79303338856</text:p>
          </table:table-cell>
          <table:table-cell table:formula="of:=[.D252]" office:value-type="float" office:value="89542047580" calcext:value-type="float">
            <text:p>89542047580</text:p>
          </table:table-cell>
          <table:table-cell table:formula="of:=[.E252]" office:value-type="float" office:value="98808435403" calcext:value-type="float">
            <text:p>98808435403</text:p>
          </table:table-cell>
          <table:table-cell table:formula="of:=[.F252]" office:value-type="float" office:value="102052592226" calcext:value-type="float">
            <text:p>102052592226</text:p>
          </table:table-cell>
          <table:table-cell table:formula="of:=[.G252]" office:value-type="float" office:value="121493606188" calcext:value-type="float">
            <text:p>121493606188</text:p>
          </table:table-cell>
          <table:table-cell table:formula="of:=[.A252]+[.H252]" office:value-type="float" office:value="119035905499" calcext:value-type="float">
            <text:p>119035905499</text:p>
          </table:table-cell>
          <table:table-cell table:formula="of:=[.I252]" office:value-type="float" office:value="66667947128" calcext:value-type="float">
            <text:p>66667947128</text:p>
          </table:table-cell>
          <table:table-cell table:formula="of:=[.A252]" office:value-type="float" office:value="64558760233" calcext:value-type="float">
            <text:p>64558760233</text:p>
          </table:table-cell>
          <table:table-cell table:number-columns-repeated="291"/>
        </table:table-row>
        <table:table-row table:style-name="ro1">
          <table:table-cell table:formula="of:=[.B253]" office:value-type="float" office:value="79303338856" calcext:value-type="float">
            <text:p>79303338856</text:p>
          </table:table-cell>
          <table:table-cell table:formula="of:=[.C253]" office:value-type="float" office:value="89542047580" calcext:value-type="float">
            <text:p>89542047580</text:p>
          </table:table-cell>
          <table:table-cell table:formula="of:=[.D253]" office:value-type="float" office:value="98808435403" calcext:value-type="float">
            <text:p>98808435403</text:p>
          </table:table-cell>
          <table:table-cell table:formula="of:=[.E253]" office:value-type="float" office:value="102052592226" calcext:value-type="float">
            <text:p>102052592226</text:p>
          </table:table-cell>
          <table:table-cell table:formula="of:=[.F253]" office:value-type="float" office:value="121493606188" calcext:value-type="float">
            <text:p>121493606188</text:p>
          </table:table-cell>
          <table:table-cell table:formula="of:=[.G253]" office:value-type="float" office:value="119035905499" calcext:value-type="float">
            <text:p>119035905499</text:p>
          </table:table-cell>
          <table:table-cell table:formula="of:=[.A253]+[.H253]" office:value-type="float" office:value="144962740610" calcext:value-type="float">
            <text:p>144962740610</text:p>
          </table:table-cell>
          <table:table-cell table:formula="of:=[.I253]" office:value-type="float" office:value="64558760233" calcext:value-type="float">
            <text:p>64558760233</text:p>
          </table:table-cell>
          <table:table-cell table:formula="of:=[.A253]" office:value-type="float" office:value="78294793482" calcext:value-type="float">
            <text:p>78294793482</text:p>
          </table:table-cell>
          <table:table-cell table:number-columns-repeated="291"/>
        </table:table-row>
        <table:table-row table:style-name="ro1">
          <table:table-cell table:formula="of:=[.B254]" office:value-type="float" office:value="89542047580" calcext:value-type="float">
            <text:p>89542047580</text:p>
          </table:table-cell>
          <table:table-cell table:formula="of:=[.C254]" office:value-type="float" office:value="98808435403" calcext:value-type="float">
            <text:p>98808435403</text:p>
          </table:table-cell>
          <table:table-cell table:formula="of:=[.D254]" office:value-type="float" office:value="102052592226" calcext:value-type="float">
            <text:p>102052592226</text:p>
          </table:table-cell>
          <table:table-cell table:formula="of:=[.E254]" office:value-type="float" office:value="121493606188" calcext:value-type="float">
            <text:p>121493606188</text:p>
          </table:table-cell>
          <table:table-cell table:formula="of:=[.F254]" office:value-type="float" office:value="119035905499" calcext:value-type="float">
            <text:p>119035905499</text:p>
          </table:table-cell>
          <table:table-cell table:formula="of:=[.G254]" office:value-type="float" office:value="144962740610" calcext:value-type="float">
            <text:p>144962740610</text:p>
          </table:table-cell>
          <table:table-cell table:formula="of:=[.A254]+[.H254]" office:value-type="float" office:value="143862099089" calcext:value-type="float">
            <text:p>143862099089</text:p>
          </table:table-cell>
          <table:table-cell table:formula="of:=[.I254]" office:value-type="float" office:value="78294793482" calcext:value-type="float">
            <text:p>78294793482</text:p>
          </table:table-cell>
          <table:table-cell table:formula="of:=[.A254]" office:value-type="float" office:value="79303338856" calcext:value-type="float">
            <text:p>79303338856</text:p>
          </table:table-cell>
          <table:table-cell table:number-columns-repeated="291"/>
        </table:table-row>
        <table:table-row table:style-name="ro1">
          <table:table-cell table:formula="of:=[.B255]" office:value-type="float" office:value="98808435403" calcext:value-type="float">
            <text:p>98808435403</text:p>
          </table:table-cell>
          <table:table-cell table:formula="of:=[.C255]" office:value-type="float" office:value="102052592226" calcext:value-type="float">
            <text:p>102052592226</text:p>
          </table:table-cell>
          <table:table-cell table:formula="of:=[.D255]" office:value-type="float" office:value="121493606188" calcext:value-type="float">
            <text:p>121493606188</text:p>
          </table:table-cell>
          <table:table-cell table:formula="of:=[.E255]" office:value-type="float" office:value="119035905499" calcext:value-type="float">
            <text:p>119035905499</text:p>
          </table:table-cell>
          <table:table-cell table:formula="of:=[.F255]" office:value-type="float" office:value="144962740610" calcext:value-type="float">
            <text:p>144962740610</text:p>
          </table:table-cell>
          <table:table-cell table:formula="of:=[.G255]" office:value-type="float" office:value="143862099089" calcext:value-type="float">
            <text:p>143862099089</text:p>
          </table:table-cell>
          <table:table-cell table:formula="of:=[.A255]+[.H255]" office:value-type="float" office:value="167836841062" calcext:value-type="float">
            <text:p>167836841062</text:p>
          </table:table-cell>
          <table:table-cell table:formula="of:=[.I255]" office:value-type="float" office:value="79303338856" calcext:value-type="float">
            <text:p>79303338856</text:p>
          </table:table-cell>
          <table:table-cell table:formula="of:=[.A255]" office:value-type="float" office:value="89542047580" calcext:value-type="float">
            <text:p>89542047580</text:p>
          </table:table-cell>
          <table:table-cell table:number-columns-repeated="291"/>
        </table:table-row>
        <table:table-row table:style-name="ro1">
          <table:table-cell table:formula="of:=[.B256]" office:value-type="float" office:value="102052592226" calcext:value-type="float">
            <text:p>102052592226</text:p>
          </table:table-cell>
          <table:table-cell table:formula="of:=[.C256]" office:value-type="float" office:value="121493606188" calcext:value-type="float">
            <text:p>121493606188</text:p>
          </table:table-cell>
          <table:table-cell table:formula="of:=[.D256]" office:value-type="float" office:value="119035905499" calcext:value-type="float">
            <text:p>119035905499</text:p>
          </table:table-cell>
          <table:table-cell table:formula="of:=[.E256]" office:value-type="float" office:value="144962740610" calcext:value-type="float">
            <text:p>144962740610</text:p>
          </table:table-cell>
          <table:table-cell table:formula="of:=[.F256]" office:value-type="float" office:value="143862099089" calcext:value-type="float">
            <text:p>143862099089</text:p>
          </table:table-cell>
          <table:table-cell table:formula="of:=[.G256]" office:value-type="float" office:value="167836841062" calcext:value-type="float">
            <text:p>167836841062</text:p>
          </table:table-cell>
          <table:table-cell table:formula="of:=[.A256]+[.H256]" office:value-type="float" office:value="178111774259" calcext:value-type="float">
            <text:p>178111774259</text:p>
          </table:table-cell>
          <table:table-cell table:formula="of:=[.I256]" office:value-type="float" office:value="89542047580" calcext:value-type="float">
            <text:p>89542047580</text:p>
          </table:table-cell>
          <table:table-cell table:formula="of:=[.A256]" office:value-type="float" office:value="98808435403" calcext:value-type="float">
            <text:p>98808435403</text:p>
          </table:table-cell>
          <table:table-cell table:number-columns-repeated="291"/>
        </table:table-row>
        <table:table-row table:style-name="ro1">
          <table:table-cell table:formula="of:=[.B257]" office:value-type="float" office:value="121493606188" calcext:value-type="float">
            <text:p>121493606188</text:p>
          </table:table-cell>
          <table:table-cell table:formula="of:=[.C257]" office:value-type="float" office:value="119035905499" calcext:value-type="float">
            <text:p>119035905499</text:p>
          </table:table-cell>
          <table:table-cell table:formula="of:=[.D257]" office:value-type="float" office:value="144962740610" calcext:value-type="float">
            <text:p>144962740610</text:p>
          </table:table-cell>
          <table:table-cell table:formula="of:=[.E257]" office:value-type="float" office:value="143862099089" calcext:value-type="float">
            <text:p>143862099089</text:p>
          </table:table-cell>
          <table:table-cell table:formula="of:=[.F257]" office:value-type="float" office:value="167836841062" calcext:value-type="float">
            <text:p>167836841062</text:p>
          </table:table-cell>
          <table:table-cell table:formula="of:=[.G257]" office:value-type="float" office:value="178111774259" calcext:value-type="float">
            <text:p>178111774259</text:p>
          </table:table-cell>
          <table:table-cell table:formula="of:=[.A257]+[.H257]" office:value-type="float" office:value="191594639806" calcext:value-type="float">
            <text:p>191594639806</text:p>
          </table:table-cell>
          <table:table-cell table:formula="of:=[.I257]" office:value-type="float" office:value="98808435403" calcext:value-type="float">
            <text:p>98808435403</text:p>
          </table:table-cell>
          <table:table-cell table:formula="of:=[.A257]" office:value-type="float" office:value="102052592226" calcext:value-type="float">
            <text:p>102052592226</text:p>
          </table:table-cell>
          <table:table-cell table:number-columns-repeated="291"/>
        </table:table-row>
        <table:table-row table:style-name="ro1">
          <table:table-cell table:formula="of:=[.B258]" office:value-type="float" office:value="119035905499" calcext:value-type="float">
            <text:p>119035905499</text:p>
          </table:table-cell>
          <table:table-cell table:formula="of:=[.C258]" office:value-type="float" office:value="144962740610" calcext:value-type="float">
            <text:p>144962740610</text:p>
          </table:table-cell>
          <table:table-cell table:formula="of:=[.D258]" office:value-type="float" office:value="143862099089" calcext:value-type="float">
            <text:p>143862099089</text:p>
          </table:table-cell>
          <table:table-cell table:formula="of:=[.E258]" office:value-type="float" office:value="167836841062" calcext:value-type="float">
            <text:p>167836841062</text:p>
          </table:table-cell>
          <table:table-cell table:formula="of:=[.F258]" office:value-type="float" office:value="178111774259" calcext:value-type="float">
            <text:p>178111774259</text:p>
          </table:table-cell>
          <table:table-cell table:formula="of:=[.G258]" office:value-type="float" office:value="191594639806" calcext:value-type="float">
            <text:p>191594639806</text:p>
          </table:table-cell>
          <table:table-cell table:formula="of:=[.A258]+[.H258]" office:value-type="float" office:value="220302041591" calcext:value-type="float">
            <text:p>220302041591</text:p>
          </table:table-cell>
          <table:table-cell table:formula="of:=[.I258]" office:value-type="float" office:value="102052592226" calcext:value-type="float">
            <text:p>102052592226</text:p>
          </table:table-cell>
          <table:table-cell table:formula="of:=[.A258]" office:value-type="float" office:value="121493606188" calcext:value-type="float">
            <text:p>121493606188</text:p>
          </table:table-cell>
          <table:table-cell table:number-columns-repeated="291"/>
        </table:table-row>
        <table:table-row table:style-name="ro1">
          <table:table-cell table:formula="of:=[.B259]" office:value-type="float" office:value="144962740610" calcext:value-type="float">
            <text:p>144962740610</text:p>
          </table:table-cell>
          <table:table-cell table:formula="of:=[.C259]" office:value-type="float" office:value="143862099089" calcext:value-type="float">
            <text:p>143862099089</text:p>
          </table:table-cell>
          <table:table-cell table:formula="of:=[.D259]" office:value-type="float" office:value="167836841062" calcext:value-type="float">
            <text:p>167836841062</text:p>
          </table:table-cell>
          <table:table-cell table:formula="of:=[.E259]" office:value-type="float" office:value="178111774259" calcext:value-type="float">
            <text:p>178111774259</text:p>
          </table:table-cell>
          <table:table-cell table:formula="of:=[.F259]" office:value-type="float" office:value="191594639806" calcext:value-type="float">
            <text:p>191594639806</text:p>
          </table:table-cell>
          <table:table-cell table:formula="of:=[.G259]" office:value-type="float" office:value="220302041591" calcext:value-type="float">
            <text:p>220302041591</text:p>
          </table:table-cell>
          <table:table-cell table:formula="of:=[.A259]+[.H259]" office:value-type="float" office:value="221088497725" calcext:value-type="float">
            <text:p>221088497725</text:p>
          </table:table-cell>
          <table:table-cell table:formula="of:=[.I259]" office:value-type="float" office:value="121493606188" calcext:value-type="float">
            <text:p>121493606188</text:p>
          </table:table-cell>
          <table:table-cell table:formula="of:=[.A259]" office:value-type="float" office:value="119035905499" calcext:value-type="float">
            <text:p>119035905499</text:p>
          </table:table-cell>
          <table:table-cell table:number-columns-repeated="291"/>
        </table:table-row>
        <table:table-row table:style-name="ro1">
          <table:table-cell table:style-name="ce2" table:formula="of:=[.B260]" office:value-type="float" office:value="143862099089" calcext:value-type="float">
            <text:p>143862099089</text:p>
          </table:table-cell>
          <table:table-cell table:style-name="ce2" table:formula="of:=[.C260]" office:value-type="float" office:value="167836841062" calcext:value-type="float">
            <text:p>167836841062</text:p>
          </table:table-cell>
          <table:table-cell table:style-name="ce2" table:formula="of:=[.D260]" office:value-type="float" office:value="178111774259" calcext:value-type="float">
            <text:p>178111774259</text:p>
          </table:table-cell>
          <table:table-cell table:style-name="ce2" table:formula="of:=[.E260]" office:value-type="float" office:value="191594639806" calcext:value-type="float">
            <text:p>191594639806</text:p>
          </table:table-cell>
          <table:table-cell table:style-name="ce2" table:formula="of:=[.F260]" office:value-type="float" office:value="220302041591" calcext:value-type="float">
            <text:p>220302041591</text:p>
          </table:table-cell>
          <table:table-cell table:style-name="ce2" table:formula="of:=[.G260]" office:value-type="float" office:value="221088497725" calcext:value-type="float">
            <text:p>221088497725</text:p>
          </table:table-cell>
          <table:table-cell table:style-name="ce2" table:formula="of:=[.A260]+[.H260]" office:value-type="float" office:value="266456346798" calcext:value-type="float">
            <text:p>266456346798</text:p>
          </table:table-cell>
          <table:table-cell table:style-name="ce2" table:formula="of:=[.I260]" office:value-type="float" office:value="119035905499" calcext:value-type="float">
            <text:p>119035905499</text:p>
          </table:table-cell>
          <table:table-cell table:style-name="ce2" table:formula="of:=[.A260]" office:value-type="float" office:value="144962740610" calcext:value-type="float">
            <text:p>144962740610</text:p>
          </table:table-cell>
          <table:table-cell table:style-name="ce1" table:formula="of:=SUM([.A261:.I261])" office:value-type="float" office:value="1653250886439" calcext:value-type="float">
            <text:p>1653250886439</text:p>
          </table:table-cell>
          <table:table-cell table:number-columns-repeated="29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t" fo:country="E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gus Freudenthal</meta:initial-creator>
    <meta:creation-date>2021-12-06T19:50:14.312931957</meta:creation-date>
    <dc:date>2021-12-06T20:06:10.469286916</dc:date>
    <dc:creator>Margus Freudenthal</dc:creator>
    <meta:editing-duration>PT5M56S</meta:editing-duration>
    <meta:editing-cycles>1</meta:editing-cycles>
    <meta:document-statistic meta:table-count="1" meta:cell-count="2924" meta:object-count="0"/>
    <meta:generator>LibreOffice/7.2.3.2$Linux_X86_64 LibreOffice_project/20$Build-2</meta:generator>
  </office:meta>
</office:document-meta>
</file>